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7" table:style-name="ta1">
        <table:shapes>
          <draw:frame draw:z-index="0" draw:style-name="gr1" draw:text-style-name="P1" svg:width="877.69pt" svg:height="443.51pt" svg:x="523.81pt" svg:y="16.38pt">
            <loext:p draw:notify-on-update-of-ranges="i7.A2:i7.A197 i7.B1:i7.B1 i7.C2:i7.C197 i7.C1:i7.C1 i7.B2:i7.B197 i7.D1:i7.D1 i7.E2:i7.E197 i7.E1:i7.E1 i7.D2:i7.D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Bound</text:p>
          </table:table-cell>
          <table:table-cell table:style-name="ce1" office:value-type="string" calcext:value-type="string">
            <text:p>highBound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sourceOffset</text:p>
          </table:table-cell>
          <table:table-cell table:style-name="ce1" office:value-type="string" calcext:value-type="string">
            <text:p>destinationOffse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rraycopy_0_0</text:p>
          </table:table-cell>
          <table:table-cell office:value-type="float" office:value="16.8658323793" calcext:value-type="float">
            <text:p>16.8658323793</text:p>
          </table:table-cell>
          <table:table-cell office:value-type="float" office:value="16.5355866783" calcext:value-type="float">
            <text:p>16.5355866783</text:p>
          </table:table-cell>
          <table:table-cell office:value-type="float" office:value="17.4928755286" calcext:value-type="float">
            <text:p>17.4928755286</text:p>
          </table:table-cell>
          <table:table-cell office:value-type="float" office:value="17.2038539921" calcext:value-type="float">
            <text:p>17.20385399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0</text:p>
          </table:table-cell>
          <table:table-cell office:value-type="float" office:value="16.6780950456" calcext:value-type="float">
            <text:p>16.6780950456</text:p>
          </table:table-cell>
          <table:table-cell office:value-type="float" office:value="15.9002682288" calcext:value-type="float">
            <text:p>15.9002682288</text:p>
          </table:table-cell>
          <table:table-cell office:value-type="float" office:value="18.0541187257" calcext:value-type="float">
            <text:p>18.0541187257</text:p>
          </table:table-cell>
          <table:table-cell office:value-type="float" office:value="17.3969260659" calcext:value-type="float">
            <text:p>17.39692606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0</text:p>
          </table:table-cell>
          <table:table-cell office:value-type="float" office:value="16.6189642445" calcext:value-type="float">
            <text:p>16.6189642445</text:p>
          </table:table-cell>
          <table:table-cell office:value-type="float" office:value="15.1943111678" calcext:value-type="float">
            <text:p>15.1943111678</text:p>
          </table:table-cell>
          <table:table-cell office:value-type="float" office:value="18.8133232675" calcext:value-type="float">
            <text:p>18.8133232675</text:p>
          </table:table-cell>
          <table:table-cell office:value-type="float" office:value="17.8194418455" calcext:value-type="float">
            <text:p>17.81944184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0</text:p>
          </table:table-cell>
          <table:table-cell office:value-type="float" office:value="16.5270061099" calcext:value-type="float">
            <text:p>16.5270061099</text:p>
          </table:table-cell>
          <table:table-cell office:value-type="float" office:value="15.9086687221" calcext:value-type="float">
            <text:p>15.9086687221</text:p>
          </table:table-cell>
          <table:table-cell office:value-type="float" office:value="17.6938521124" calcext:value-type="float">
            <text:p>17.6938521124</text:p>
          </table:table-cell>
          <table:table-cell office:value-type="float" office:value="17.1209279703" calcext:value-type="float">
            <text:p>17.12092797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0</text:p>
          </table:table-cell>
          <table:table-cell office:value-type="float" office:value="16.9590346207" calcext:value-type="float">
            <text:p>16.9590346207</text:p>
          </table:table-cell>
          <table:table-cell office:value-type="float" office:value="13.5403057102" calcext:value-type="float">
            <text:p>13.5403057102</text:p>
          </table:table-cell>
          <table:table-cell office:value-type="float" office:value="22.8517607743" calcext:value-type="float">
            <text:p>22.8517607743</text:p>
          </table:table-cell>
          <table:table-cell office:value-type="float" office:value="19.9160989061" calcext:value-type="float">
            <text:p>19.91609890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0</text:p>
          </table:table-cell>
          <table:table-cell office:value-type="float" office:value="19.9905808078" calcext:value-type="float">
            <text:p>19.9905808078</text:p>
          </table:table-cell>
          <table:table-cell office:value-type="float" office:value="18.9331332736" calcext:value-type="float">
            <text:p>18.9331332736</text:p>
          </table:table-cell>
          <table:table-cell office:value-type="float" office:value="22.5615246467" calcext:value-type="float">
            <text:p>22.5615246467</text:p>
          </table:table-cell>
          <table:table-cell office:value-type="float" office:value="21.135219966" calcext:value-type="float">
            <text:p>21.1352199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0</text:p>
          </table:table-cell>
          <table:table-cell office:value-type="float" office:value="16.5345907649" calcext:value-type="float">
            <text:p>16.5345907649</text:p>
          </table:table-cell>
          <table:table-cell office:value-type="float" office:value="15.7157480243" calcext:value-type="float">
            <text:p>15.7157480243</text:p>
          </table:table-cell>
          <table:table-cell office:value-type="float" office:value="17.7748603188" calcext:value-type="float">
            <text:p>17.7748603188</text:p>
          </table:table-cell>
          <table:table-cell office:value-type="float" office:value="17.0593780524" calcext:value-type="float">
            <text:p>17.05937805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0</text:p>
          </table:table-cell>
          <table:table-cell office:value-type="float" office:value="16.9201438756" calcext:value-type="float">
            <text:p>16.9201438756</text:p>
          </table:table-cell>
          <table:table-cell office:value-type="float" office:value="16.0227114067" calcext:value-type="float">
            <text:p>16.0227114067</text:p>
          </table:table-cell>
          <table:table-cell office:value-type="float" office:value="18.438984487" calcext:value-type="float">
            <text:p>18.438984487</text:p>
          </table:table-cell>
          <table:table-cell office:value-type="float" office:value="17.6821950726" calcext:value-type="float">
            <text:p>17.682195072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0</text:p>
          </table:table-cell>
          <table:table-cell office:value-type="float" office:value="16.9987567914" calcext:value-type="float">
            <text:p>16.9987567914</text:p>
          </table:table-cell>
          <table:table-cell office:value-type="float" office:value="16.7420004828" calcext:value-type="float">
            <text:p>16.7420004828</text:p>
          </table:table-cell>
          <table:table-cell office:value-type="float" office:value="17.6796429237" calcext:value-type="float">
            <text:p>17.6796429237</text:p>
          </table:table-cell>
          <table:table-cell office:value-type="float" office:value="17.2908298263" calcext:value-type="float">
            <text:p>17.29082982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0</text:p>
          </table:table-cell>
          <table:table-cell office:value-type="float" office:value="16.8102916396" calcext:value-type="float">
            <text:p>16.8102916396</text:p>
          </table:table-cell>
          <table:table-cell office:value-type="float" office:value="15.146993127" calcext:value-type="float">
            <text:p>15.146993127</text:p>
          </table:table-cell>
          <table:table-cell office:value-type="float" office:value="19.7538789393" calcext:value-type="float">
            <text:p>19.7538789393</text:p>
          </table:table-cell>
          <table:table-cell office:value-type="float" office:value="18.2729319538" calcext:value-type="float">
            <text:p>18.272931953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0</text:p>
          </table:table-cell>
          <table:table-cell office:value-type="float" office:value="17.0546767594" calcext:value-type="float">
            <text:p>17.0546767594</text:p>
          </table:table-cell>
          <table:table-cell office:value-type="float" office:value="15.5534196012" calcext:value-type="float">
            <text:p>15.5534196012</text:p>
          </table:table-cell>
          <table:table-cell office:value-type="float" office:value="19.4982424783" calcext:value-type="float">
            <text:p>19.4982424783</text:p>
          </table:table-cell>
          <table:table-cell office:value-type="float" office:value="18.3275889358" calcext:value-type="float">
            <text:p>18.32758893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0</text:p>
          </table:table-cell>
          <table:table-cell office:value-type="float" office:value="18.3617435682" calcext:value-type="float">
            <text:p>18.3617435682</text:p>
          </table:table-cell>
          <table:table-cell office:value-type="float" office:value="17.0943706695" calcext:value-type="float">
            <text:p>17.0943706695</text:p>
          </table:table-cell>
          <table:table-cell office:value-type="float" office:value="20.3707159416" calcext:value-type="float">
            <text:p>20.3707159416</text:p>
          </table:table-cell>
          <table:table-cell office:value-type="float" office:value="19.3805051274" calcext:value-type="float">
            <text:p>19.380505127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0</text:p>
          </table:table-cell>
          <table:table-cell office:value-type="float" office:value="17.3272667366" calcext:value-type="float">
            <text:p>17.3272667366</text:p>
          </table:table-cell>
          <table:table-cell office:value-type="float" office:value="15.678434557" calcext:value-type="float">
            <text:p>15.678434557</text:p>
          </table:table-cell>
          <table:table-cell office:value-type="float" office:value="19.8657897715" calcext:value-type="float">
            <text:p>19.8657897715</text:p>
          </table:table-cell>
          <table:table-cell office:value-type="float" office:value="18.4073660785" calcext:value-type="float">
            <text:p>18.40736607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0</text:p>
          </table:table-cell>
          <table:table-cell office:value-type="float" office:value="16.9148991306" calcext:value-type="float">
            <text:p>16.9148991306</text:p>
          </table:table-cell>
          <table:table-cell office:value-type="float" office:value="15.8045887605" calcext:value-type="float">
            <text:p>15.8045887605</text:p>
          </table:table-cell>
          <table:table-cell office:value-type="float" office:value="19.9035036433" calcext:value-type="float">
            <text:p>19.9035036433</text:p>
          </table:table-cell>
          <table:table-cell office:value-type="float" office:value="18.1651513676" calcext:value-type="float">
            <text:p>18.165151367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</text:p>
          </table:table-cell>
          <table:table-cell office:value-type="float" office:value="21.1445281157" calcext:value-type="float">
            <text:p>21.1445281157</text:p>
          </table:table-cell>
          <table:table-cell office:value-type="float" office:value="20.4695832032" calcext:value-type="float">
            <text:p>20.4695832032</text:p>
          </table:table-cell>
          <table:table-cell office:value-type="float" office:value="22.2690940552" calcext:value-type="float">
            <text:p>22.2690940552</text:p>
          </table:table-cell>
          <table:table-cell office:value-type="float" office:value="21.762209559" calcext:value-type="float">
            <text:p>21.762209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</text:p>
          </table:table-cell>
          <table:table-cell office:value-type="float" office:value="20.9440578316" calcext:value-type="float">
            <text:p>20.9440578316</text:p>
          </table:table-cell>
          <table:table-cell office:value-type="float" office:value="19.9646719816" calcext:value-type="float">
            <text:p>19.9646719816</text:p>
          </table:table-cell>
          <table:table-cell office:value-type="float" office:value="22.3022732797" calcext:value-type="float">
            <text:p>22.3022732797</text:p>
          </table:table-cell>
          <table:table-cell office:value-type="float" office:value="21.6720411963" calcext:value-type="float">
            <text:p>21.67204119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</text:p>
          </table:table-cell>
          <table:table-cell office:value-type="float" office:value="21.2245019279" calcext:value-type="float">
            <text:p>21.2245019279</text:p>
          </table:table-cell>
          <table:table-cell office:value-type="float" office:value="21.0127073892" calcext:value-type="float">
            <text:p>21.0127073892</text:p>
          </table:table-cell>
          <table:table-cell office:value-type="float" office:value="21.5888020123" calcext:value-type="float">
            <text:p>21.5888020123</text:p>
          </table:table-cell>
          <table:table-cell office:value-type="float" office:value="21.406358948" calcext:value-type="float">
            <text:p>21.4063589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</text:p>
          </table:table-cell>
          <table:table-cell office:value-type="float" office:value="21.1394974029" calcext:value-type="float">
            <text:p>21.1394974029</text:p>
          </table:table-cell>
          <table:table-cell office:value-type="float" office:value="20.8818638513" calcext:value-type="float">
            <text:p>20.8818638513</text:p>
          </table:table-cell>
          <table:table-cell office:value-type="float" office:value="21.6130166279" calcext:value-type="float">
            <text:p>21.6130166279</text:p>
          </table:table-cell>
          <table:table-cell office:value-type="float" office:value="21.3624370583" calcext:value-type="float">
            <text:p>21.36243705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</text:p>
          </table:table-cell>
          <table:table-cell office:value-type="float" office:value="20.9226204668" calcext:value-type="float">
            <text:p>20.9226204668</text:p>
          </table:table-cell>
          <table:table-cell office:value-type="float" office:value="20.1313567371" calcext:value-type="float">
            <text:p>20.1313567371</text:p>
          </table:table-cell>
          <table:table-cell office:value-type="float" office:value="22.0989853378" calcext:value-type="float">
            <text:p>22.0989853378</text:p>
          </table:table-cell>
          <table:table-cell office:value-type="float" office:value="21.5632169095" calcext:value-type="float">
            <text:p>21.56321690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</text:p>
          </table:table-cell>
          <table:table-cell office:value-type="float" office:value="21.4215527093" calcext:value-type="float">
            <text:p>21.4215527093</text:p>
          </table:table-cell>
          <table:table-cell office:value-type="float" office:value="19.8378123803" calcext:value-type="float">
            <text:p>19.8378123803</text:p>
          </table:table-cell>
          <table:table-cell office:value-type="float" office:value="24.2426230864" calcext:value-type="float">
            <text:p>24.2426230864</text:p>
          </table:table-cell>
          <table:table-cell office:value-type="float" office:value="22.5853182761" calcext:value-type="float">
            <text:p>22.58531827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</text:p>
          </table:table-cell>
          <table:table-cell office:value-type="float" office:value="21.0690332609" calcext:value-type="float">
            <text:p>21.0690332609</text:p>
          </table:table-cell>
          <table:table-cell office:value-type="float" office:value="19.0702853299" calcext:value-type="float">
            <text:p>19.0702853299</text:p>
          </table:table-cell>
          <table:table-cell office:value-type="float" office:value="23.7697197343" calcext:value-type="float">
            <text:p>23.7697197343</text:p>
          </table:table-cell>
          <table:table-cell office:value-type="float" office:value="22.5033141849" calcext:value-type="float">
            <text:p>22.50331418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</text:p>
          </table:table-cell>
          <table:table-cell office:value-type="float" office:value="21.1150170359" calcext:value-type="float">
            <text:p>21.1150170359</text:p>
          </table:table-cell>
          <table:table-cell office:value-type="float" office:value="20.8069176647" calcext:value-type="float">
            <text:p>20.8069176647</text:p>
          </table:table-cell>
          <table:table-cell office:value-type="float" office:value="21.8027815429" calcext:value-type="float">
            <text:p>21.8027815429</text:p>
          </table:table-cell>
          <table:table-cell office:value-type="float" office:value="21.461602999" calcext:value-type="float">
            <text:p>21.46160299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</text:p>
          </table:table-cell>
          <table:table-cell office:value-type="float" office:value="21.0603346676" calcext:value-type="float">
            <text:p>21.0603346676</text:p>
          </table:table-cell>
          <table:table-cell office:value-type="float" office:value="20.6767485636" calcext:value-type="float">
            <text:p>20.6767485636</text:p>
          </table:table-cell>
          <table:table-cell office:value-type="float" office:value="21.7916411992" calcext:value-type="float">
            <text:p>21.7916411992</text:p>
          </table:table-cell>
          <table:table-cell office:value-type="float" office:value="21.4205408064" calcext:value-type="float">
            <text:p>21.42054080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</text:p>
          </table:table-cell>
          <table:table-cell office:value-type="float" office:value="21.163656592" calcext:value-type="float">
            <text:p>21.163656592</text:p>
          </table:table-cell>
          <table:table-cell office:value-type="float" office:value="20.5797960634" calcext:value-type="float">
            <text:p>20.5797960634</text:p>
          </table:table-cell>
          <table:table-cell office:value-type="float" office:value="22.3349742271" calcext:value-type="float">
            <text:p>22.3349742271</text:p>
          </table:table-cell>
          <table:table-cell office:value-type="float" office:value="21.7003465371" calcext:value-type="float">
            <text:p>21.700346537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</text:p>
          </table:table-cell>
          <table:table-cell office:value-type="float" office:value="20.9658597188" calcext:value-type="float">
            <text:p>20.9658597188</text:p>
          </table:table-cell>
          <table:table-cell office:value-type="float" office:value="20.02214399" calcext:value-type="float">
            <text:p>20.02214399</text:p>
          </table:table-cell>
          <table:table-cell office:value-type="float" office:value="22.2493802048" calcext:value-type="float">
            <text:p>22.2493802048</text:p>
          </table:table-cell>
          <table:table-cell office:value-type="float" office:value="21.6499679298" calcext:value-type="float">
            <text:p>21.649967929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</text:p>
          </table:table-cell>
          <table:table-cell office:value-type="float" office:value="21.3277614615" calcext:value-type="float">
            <text:p>21.3277614615</text:p>
          </table:table-cell>
          <table:table-cell office:value-type="float" office:value="19.2538693573" calcext:value-type="float">
            <text:p>19.2538693573</text:p>
          </table:table-cell>
          <table:table-cell office:value-type="float" office:value="25.2697767092" calcext:value-type="float">
            <text:p>25.2697767092</text:p>
          </table:table-cell>
          <table:table-cell office:value-type="float" office:value="23.3403589103" calcext:value-type="float">
            <text:p>23.340358910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</text:p>
          </table:table-cell>
          <table:table-cell office:value-type="float" office:value="20.9593711649" calcext:value-type="float">
            <text:p>20.9593711649</text:p>
          </table:table-cell>
          <table:table-cell office:value-type="float" office:value="19.9880185766" calcext:value-type="float">
            <text:p>19.9880185766</text:p>
          </table:table-cell>
          <table:table-cell office:value-type="float" office:value="22.8902428435" calcext:value-type="float">
            <text:p>22.8902428435</text:p>
          </table:table-cell>
          <table:table-cell office:value-type="float" office:value="21.9922186162" calcext:value-type="float">
            <text:p>21.992218616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</text:p>
          </table:table-cell>
          <table:table-cell office:value-type="float" office:value="28.8794482376" calcext:value-type="float">
            <text:p>28.8794482376</text:p>
          </table:table-cell>
          <table:table-cell office:value-type="float" office:value="28.262551463" calcext:value-type="float">
            <text:p>28.262551463</text:p>
          </table:table-cell>
          <table:table-cell office:value-type="float" office:value="29.7860485908" calcext:value-type="float">
            <text:p>29.7860485908</text:p>
          </table:table-cell>
          <table:table-cell office:value-type="float" office:value="29.3632377062" calcext:value-type="float">
            <text:p>29.363237706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2</text:p>
          </table:table-cell>
          <table:table-cell office:value-type="float" office:value="21.0422554704" calcext:value-type="float">
            <text:p>21.0422554704</text:p>
          </table:table-cell>
          <table:table-cell office:value-type="float" office:value="20.6757977277" calcext:value-type="float">
            <text:p>20.6757977277</text:p>
          </table:table-cell>
          <table:table-cell office:value-type="float" office:value="21.814943535" calcext:value-type="float">
            <text:p>21.814943535</text:p>
          </table:table-cell>
          <table:table-cell office:value-type="float" office:value="21.4079162655" calcext:value-type="float">
            <text:p>21.40791626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2</text:p>
          </table:table-cell>
          <table:table-cell office:value-type="float" office:value="21.3487684415" calcext:value-type="float">
            <text:p>21.3487684415</text:p>
          </table:table-cell>
          <table:table-cell office:value-type="float" office:value="18.3743723567" calcext:value-type="float">
            <text:p>18.3743723567</text:p>
          </table:table-cell>
          <table:table-cell office:value-type="float" office:value="26.001804276" calcext:value-type="float">
            <text:p>26.001804276</text:p>
          </table:table-cell>
          <table:table-cell office:value-type="float" office:value="23.8094783939" calcext:value-type="float">
            <text:p>23.80947839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2</text:p>
          </table:table-cell>
          <table:table-cell office:value-type="float" office:value="21.2768283139" calcext:value-type="float">
            <text:p>21.2768283139</text:p>
          </table:table-cell>
          <table:table-cell office:value-type="float" office:value="20.0266758471" calcext:value-type="float">
            <text:p>20.0266758471</text:p>
          </table:table-cell>
          <table:table-cell office:value-type="float" office:value="23.5156497265" calcext:value-type="float">
            <text:p>23.5156497265</text:p>
          </table:table-cell>
          <table:table-cell office:value-type="float" office:value="22.3368359305" calcext:value-type="float">
            <text:p>22.33683593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2</text:p>
          </table:table-cell>
          <table:table-cell office:value-type="float" office:value="21.452818452" calcext:value-type="float">
            <text:p>21.452818452</text:p>
          </table:table-cell>
          <table:table-cell office:value-type="float" office:value="19.9745426984" calcext:value-type="float">
            <text:p>19.9745426984</text:p>
          </table:table-cell>
          <table:table-cell office:value-type="float" office:value="23.9697299891" calcext:value-type="float">
            <text:p>23.9697299891</text:p>
          </table:table-cell>
          <table:table-cell office:value-type="float" office:value="22.5455796415" calcext:value-type="float">
            <text:p>22.54557964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2</text:p>
          </table:table-cell>
          <table:table-cell office:value-type="float" office:value="21.154870459" calcext:value-type="float">
            <text:p>21.154870459</text:p>
          </table:table-cell>
          <table:table-cell office:value-type="float" office:value="20.8638266645" calcext:value-type="float">
            <text:p>20.8638266645</text:p>
          </table:table-cell>
          <table:table-cell office:value-type="float" office:value="21.7290411437" calcext:value-type="float">
            <text:p>21.7290411437</text:p>
          </table:table-cell>
          <table:table-cell office:value-type="float" office:value="21.4695993766" calcext:value-type="float">
            <text:p>21.46959937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2</text:p>
          </table:table-cell>
          <table:table-cell office:value-type="float" office:value="21.2187490824" calcext:value-type="float">
            <text:p>21.2187490824</text:p>
          </table:table-cell>
          <table:table-cell office:value-type="float" office:value="20.2185309844" calcext:value-type="float">
            <text:p>20.2185309844</text:p>
          </table:table-cell>
          <table:table-cell office:value-type="float" office:value="22.8750654071" calcext:value-type="float">
            <text:p>22.8750654071</text:p>
          </table:table-cell>
          <table:table-cell office:value-type="float" office:value="22.0688263411" calcext:value-type="float">
            <text:p>22.06882634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2</text:p>
          </table:table-cell>
          <table:table-cell office:value-type="float" office:value="21.1907691621" calcext:value-type="float">
            <text:p>21.1907691621</text:p>
          </table:table-cell>
          <table:table-cell office:value-type="float" office:value="19.4426620097" calcext:value-type="float">
            <text:p>19.4426620097</text:p>
          </table:table-cell>
          <table:table-cell office:value-type="float" office:value="23.718010212" calcext:value-type="float">
            <text:p>23.718010212</text:p>
          </table:table-cell>
          <table:table-cell office:value-type="float" office:value="22.5475833906" calcext:value-type="float">
            <text:p>22.54758339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2</text:p>
          </table:table-cell>
          <table:table-cell office:value-type="float" office:value="21.0188626779" calcext:value-type="float">
            <text:p>21.0188626779</text:p>
          </table:table-cell>
          <table:table-cell office:value-type="float" office:value="19.674991504" calcext:value-type="float">
            <text:p>19.674991504</text:p>
          </table:table-cell>
          <table:table-cell office:value-type="float" office:value="23.7097788676" calcext:value-type="float">
            <text:p>23.7097788676</text:p>
          </table:table-cell>
          <table:table-cell office:value-type="float" office:value="22.4843157805" calcext:value-type="float">
            <text:p>22.48431578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2</text:p>
          </table:table-cell>
          <table:table-cell office:value-type="float" office:value="21.0753990372" calcext:value-type="float">
            <text:p>21.0753990372</text:p>
          </table:table-cell>
          <table:table-cell office:value-type="float" office:value="18.1431552476" calcext:value-type="float">
            <text:p>18.1431552476</text:p>
          </table:table-cell>
          <table:table-cell office:value-type="float" office:value="25.099960503" calcext:value-type="float">
            <text:p>25.099960503</text:p>
          </table:table-cell>
          <table:table-cell office:value-type="float" office:value="23.2258616505" calcext:value-type="float">
            <text:p>23.225861650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2</text:p>
          </table:table-cell>
          <table:table-cell office:value-type="float" office:value="21.0372705981" calcext:value-type="float">
            <text:p>21.0372705981</text:p>
          </table:table-cell>
          <table:table-cell office:value-type="float" office:value="18.1085238916" calcext:value-type="float">
            <text:p>18.1085238916</text:p>
          </table:table-cell>
          <table:table-cell office:value-type="float" office:value="25.6083551451" calcext:value-type="float">
            <text:p>25.6083551451</text:p>
          </table:table-cell>
          <table:table-cell office:value-type="float" office:value="23.2089743934" calcext:value-type="float">
            <text:p>23.20897439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2</text:p>
          </table:table-cell>
          <table:table-cell office:value-type="float" office:value="21.1057656888" calcext:value-type="float">
            <text:p>21.1057656888</text:p>
          </table:table-cell>
          <table:table-cell office:value-type="float" office:value="20.4905538191" calcext:value-type="float">
            <text:p>20.4905538191</text:p>
          </table:table-cell>
          <table:table-cell office:value-type="float" office:value="22.1876442731" calcext:value-type="float">
            <text:p>22.1876442731</text:p>
          </table:table-cell>
          <table:table-cell office:value-type="float" office:value="21.6629700231" calcext:value-type="float">
            <text:p>21.662970023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2</text:p>
          </table:table-cell>
          <table:table-cell office:value-type="float" office:value="21.2915951038" calcext:value-type="float">
            <text:p>21.2915951038</text:p>
          </table:table-cell>
          <table:table-cell office:value-type="float" office:value="20.4751418866" calcext:value-type="float">
            <text:p>20.4751418866</text:p>
          </table:table-cell>
          <table:table-cell office:value-type="float" office:value="22.928986854" calcext:value-type="float">
            <text:p>22.928986854</text:p>
          </table:table-cell>
          <table:table-cell office:value-type="float" office:value="22.0444586403" calcext:value-type="float">
            <text:p>22.044458640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2</text:p>
          </table:table-cell>
          <table:table-cell office:value-type="float" office:value="21.0088404764" calcext:value-type="float">
            <text:p>21.0088404764</text:p>
          </table:table-cell>
          <table:table-cell office:value-type="float" office:value="18.5757163815" calcext:value-type="float">
            <text:p>18.5757163815</text:p>
          </table:table-cell>
          <table:table-cell office:value-type="float" office:value="24.5572705404" calcext:value-type="float">
            <text:p>24.5572705404</text:p>
          </table:table-cell>
          <table:table-cell office:value-type="float" office:value="22.7622039115" calcext:value-type="float">
            <text:p>22.762203911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2</text:p>
          </table:table-cell>
          <table:table-cell office:value-type="float" office:value="23.971384813" calcext:value-type="float">
            <text:p>23.971384813</text:p>
          </table:table-cell>
          <table:table-cell office:value-type="float" office:value="23.2078565639" calcext:value-type="float">
            <text:p>23.2078565639</text:p>
          </table:table-cell>
          <table:table-cell office:value-type="float" office:value="25.0771309806" calcext:value-type="float">
            <text:p>25.0771309806</text:p>
          </table:table-cell>
          <table:table-cell office:value-type="float" office:value="24.5578022115" calcext:value-type="float">
            <text:p>24.557802211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</text:p>
          </table:table-cell>
          <table:table-cell office:value-type="float" office:value="21.8853577826" calcext:value-type="float">
            <text:p>21.8853577826</text:p>
          </table:table-cell>
          <table:table-cell office:value-type="float" office:value="21.4048461753" calcext:value-type="float">
            <text:p>21.4048461753</text:p>
          </table:table-cell>
          <table:table-cell office:value-type="float" office:value="23.1727942419" calcext:value-type="float">
            <text:p>23.1727942419</text:p>
          </table:table-cell>
          <table:table-cell office:value-type="float" office:value="22.4508870762" calcext:value-type="float">
            <text:p>22.4508870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</text:p>
          </table:table-cell>
          <table:table-cell office:value-type="float" office:value="20.9940157019" calcext:value-type="float">
            <text:p>20.9940157019</text:p>
          </table:table-cell>
          <table:table-cell office:value-type="float" office:value="18.5965079771" calcext:value-type="float">
            <text:p>18.5965079771</text:p>
          </table:table-cell>
          <table:table-cell office:value-type="float" office:value="24.6527186277" calcext:value-type="float">
            <text:p>24.6527186277</text:p>
          </table:table-cell>
          <table:table-cell office:value-type="float" office:value="22.8007758611" calcext:value-type="float">
            <text:p>22.80077586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</text:p>
          </table:table-cell>
          <table:table-cell office:value-type="float" office:value="21.1872689222" calcext:value-type="float">
            <text:p>21.1872689222</text:p>
          </table:table-cell>
          <table:table-cell office:value-type="float" office:value="20.2742836446" calcext:value-type="float">
            <text:p>20.2742836446</text:p>
          </table:table-cell>
          <table:table-cell office:value-type="float" office:value="23.0902104545" calcext:value-type="float">
            <text:p>23.0902104545</text:p>
          </table:table-cell>
          <table:table-cell office:value-type="float" office:value="22.083027059" calcext:value-type="float">
            <text:p>22.0830270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</text:p>
          </table:table-cell>
          <table:table-cell office:value-type="float" office:value="20.9515811694" calcext:value-type="float">
            <text:p>20.9515811694</text:p>
          </table:table-cell>
          <table:table-cell office:value-type="float" office:value="19.5255772493" calcext:value-type="float">
            <text:p>19.5255772493</text:p>
          </table:table-cell>
          <table:table-cell office:value-type="float" office:value="23.1890932643" calcext:value-type="float">
            <text:p>23.1890932643</text:p>
          </table:table-cell>
          <table:table-cell office:value-type="float" office:value="22.1307745647" calcext:value-type="float">
            <text:p>22.13077456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</text:p>
          </table:table-cell>
          <table:table-cell office:value-type="float" office:value="28.9652722474" calcext:value-type="float">
            <text:p>28.9652722474</text:p>
          </table:table-cell>
          <table:table-cell office:value-type="float" office:value="28.8026513811" calcext:value-type="float">
            <text:p>28.8026513811</text:p>
          </table:table-cell>
          <table:table-cell office:value-type="float" office:value="29.2469190508" calcext:value-type="float">
            <text:p>29.2469190508</text:p>
          </table:table-cell>
          <table:table-cell office:value-type="float" office:value="29.0989075187" calcext:value-type="float">
            <text:p>29.098907518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</text:p>
          </table:table-cell>
          <table:table-cell office:value-type="float" office:value="21.2985360888" calcext:value-type="float">
            <text:p>21.2985360888</text:p>
          </table:table-cell>
          <table:table-cell office:value-type="float" office:value="20.0109815384" calcext:value-type="float">
            <text:p>20.0109815384</text:p>
          </table:table-cell>
          <table:table-cell office:value-type="float" office:value="23.7780280679" calcext:value-type="float">
            <text:p>23.7780280679</text:p>
          </table:table-cell>
          <table:table-cell office:value-type="float" office:value="22.450577098" calcext:value-type="float">
            <text:p>22.4505770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</text:p>
          </table:table-cell>
          <table:table-cell office:value-type="float" office:value="28.6259027778" calcext:value-type="float">
            <text:p>28.6259027778</text:p>
          </table:table-cell>
          <table:table-cell office:value-type="float" office:value="28.4844323046" calcext:value-type="float">
            <text:p>28.4844323046</text:p>
          </table:table-cell>
          <table:table-cell office:value-type="float" office:value="28.9268398761" calcext:value-type="float">
            <text:p>28.9268398761</text:p>
          </table:table-cell>
          <table:table-cell office:value-type="float" office:value="28.7546248779" calcext:value-type="float">
            <text:p>28.754624877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</text:p>
          </table:table-cell>
          <table:table-cell office:value-type="float" office:value="21.3037913373" calcext:value-type="float">
            <text:p>21.3037913373</text:p>
          </table:table-cell>
          <table:table-cell office:value-type="float" office:value="19.7384342061" calcext:value-type="float">
            <text:p>19.7384342061</text:p>
          </table:table-cell>
          <table:table-cell office:value-type="float" office:value="24.2076057364" calcext:value-type="float">
            <text:p>24.2076057364</text:p>
          </table:table-cell>
          <table:table-cell office:value-type="float" office:value="22.4578157299" calcext:value-type="float">
            <text:p>22.457815729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</text:p>
          </table:table-cell>
          <table:table-cell office:value-type="float" office:value="21.1669124402" calcext:value-type="float">
            <text:p>21.1669124402</text:p>
          </table:table-cell>
          <table:table-cell office:value-type="float" office:value="19.4511017505" calcext:value-type="float">
            <text:p>19.4511017505</text:p>
          </table:table-cell>
          <table:table-cell office:value-type="float" office:value="23.8583173327" calcext:value-type="float">
            <text:p>23.8583173327</text:p>
          </table:table-cell>
          <table:table-cell office:value-type="float" office:value="22.3965267155" calcext:value-type="float">
            <text:p>22.396526715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</text:p>
          </table:table-cell>
          <table:table-cell office:value-type="float" office:value="22.1970960216" calcext:value-type="float">
            <text:p>22.1970960216</text:p>
          </table:table-cell>
          <table:table-cell office:value-type="float" office:value="21.9608537663" calcext:value-type="float">
            <text:p>21.9608537663</text:p>
          </table:table-cell>
          <table:table-cell office:value-type="float" office:value="22.6879956071" calcext:value-type="float">
            <text:p>22.6879956071</text:p>
          </table:table-cell>
          <table:table-cell office:value-type="float" office:value="22.4496506424" calcext:value-type="float">
            <text:p>22.44965064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</text:p>
          </table:table-cell>
          <table:table-cell office:value-type="float" office:value="21.0380149517" calcext:value-type="float">
            <text:p>21.0380149517</text:p>
          </table:table-cell>
          <table:table-cell office:value-type="float" office:value="19.5573130518" calcext:value-type="float">
            <text:p>19.5573130518</text:p>
          </table:table-cell>
          <table:table-cell office:value-type="float" office:value="23.5839101123" calcext:value-type="float">
            <text:p>23.5839101123</text:p>
          </table:table-cell>
          <table:table-cell office:value-type="float" office:value="22.4116137516" calcext:value-type="float">
            <text:p>22.411613751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</text:p>
          </table:table-cell>
          <table:table-cell office:value-type="float" office:value="21.1713705757" calcext:value-type="float">
            <text:p>21.1713705757</text:p>
          </table:table-cell>
          <table:table-cell office:value-type="float" office:value="19.7968030558" calcext:value-type="float">
            <text:p>19.7968030558</text:p>
          </table:table-cell>
          <table:table-cell office:value-type="float" office:value="23.4992082079" calcext:value-type="float">
            <text:p>23.4992082079</text:p>
          </table:table-cell>
          <table:table-cell office:value-type="float" office:value="22.3000023101" calcext:value-type="float">
            <text:p>22.30000231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</text:p>
          </table:table-cell>
          <table:table-cell office:value-type="float" office:value="20.9754985068" calcext:value-type="float">
            <text:p>20.9754985068</text:p>
          </table:table-cell>
          <table:table-cell office:value-type="float" office:value="20.2602843193" calcext:value-type="float">
            <text:p>20.2602843193</text:p>
          </table:table-cell>
          <table:table-cell office:value-type="float" office:value="22.0518996592" calcext:value-type="float">
            <text:p>22.0518996592</text:p>
          </table:table-cell>
          <table:table-cell office:value-type="float" office:value="21.5426017234" calcext:value-type="float">
            <text:p>21.542601723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</text:p>
          </table:table-cell>
          <table:table-cell office:value-type="float" office:value="21.1718585056" calcext:value-type="float">
            <text:p>21.1718585056</text:p>
          </table:table-cell>
          <table:table-cell office:value-type="float" office:value="19.8233785159" calcext:value-type="float">
            <text:p>19.8233785159</text:p>
          </table:table-cell>
          <table:table-cell office:value-type="float" office:value="23.1782625191" calcext:value-type="float">
            <text:p>23.1782625191</text:p>
          </table:table-cell>
          <table:table-cell office:value-type="float" office:value="22.2527220039" calcext:value-type="float">
            <text:p>22.252722003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4</text:p>
          </table:table-cell>
          <table:table-cell office:value-type="float" office:value="29.1694616106" calcext:value-type="float">
            <text:p>29.1694616106</text:p>
          </table:table-cell>
          <table:table-cell office:value-type="float" office:value="29.1016435057" calcext:value-type="float">
            <text:p>29.1016435057</text:p>
          </table:table-cell>
          <table:table-cell office:value-type="float" office:value="29.3319130287" calcext:value-type="float">
            <text:p>29.3319130287</text:p>
          </table:table-cell>
          <table:table-cell office:value-type="float" office:value="29.2479111377" calcext:value-type="float">
            <text:p>29.247911137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4</text:p>
          </table:table-cell>
          <table:table-cell office:value-type="float" office:value="21.2896004305" calcext:value-type="float">
            <text:p>21.2896004305</text:p>
          </table:table-cell>
          <table:table-cell office:value-type="float" office:value="20.0519732295" calcext:value-type="float">
            <text:p>20.0519732295</text:p>
          </table:table-cell>
          <table:table-cell office:value-type="float" office:value="23.5583649164" calcext:value-type="float">
            <text:p>23.5583649164</text:p>
          </table:table-cell>
          <table:table-cell office:value-type="float" office:value="22.4171438574" calcext:value-type="float">
            <text:p>22.41714385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4</text:p>
          </table:table-cell>
          <table:table-cell office:value-type="float" office:value="21.1612859024" calcext:value-type="float">
            <text:p>21.1612859024</text:p>
          </table:table-cell>
          <table:table-cell office:value-type="float" office:value="19.47385965" calcext:value-type="float">
            <text:p>19.47385965</text:p>
          </table:table-cell>
          <table:table-cell office:value-type="float" office:value="24.1913010928" calcext:value-type="float">
            <text:p>24.1913010928</text:p>
          </table:table-cell>
          <table:table-cell office:value-type="float" office:value="22.4722735499" calcext:value-type="float">
            <text:p>22.47227354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4</text:p>
          </table:table-cell>
          <table:table-cell office:value-type="float" office:value="20.9813956761" calcext:value-type="float">
            <text:p>20.9813956761</text:p>
          </table:table-cell>
          <table:table-cell office:value-type="float" office:value="19.5874735505" calcext:value-type="float">
            <text:p>19.5874735505</text:p>
          </table:table-cell>
          <table:table-cell office:value-type="float" office:value="23.2641392665" calcext:value-type="float">
            <text:p>23.2641392665</text:p>
          </table:table-cell>
          <table:table-cell office:value-type="float" office:value="22.2383316113" calcext:value-type="float">
            <text:p>22.23833161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4</text:p>
          </table:table-cell>
          <table:table-cell office:value-type="float" office:value="21.1707776117" calcext:value-type="float">
            <text:p>21.1707776117</text:p>
          </table:table-cell>
          <table:table-cell office:value-type="float" office:value="21.077693555" calcext:value-type="float">
            <text:p>21.077693555</text:p>
          </table:table-cell>
          <table:table-cell office:value-type="float" office:value="21.3847714079" calcext:value-type="float">
            <text:p>21.3847714079</text:p>
          </table:table-cell>
          <table:table-cell office:value-type="float" office:value="21.2710829409" calcext:value-type="float">
            <text:p>21.271082940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4</text:p>
          </table:table-cell>
          <table:table-cell office:value-type="float" office:value="21.3508329596" calcext:value-type="float">
            <text:p>21.3508329596</text:p>
          </table:table-cell>
          <table:table-cell office:value-type="float" office:value="20.4406928803" calcext:value-type="float">
            <text:p>20.4406928803</text:p>
          </table:table-cell>
          <table:table-cell office:value-type="float" office:value="22.7068632693" calcext:value-type="float">
            <text:p>22.7068632693</text:p>
          </table:table-cell>
          <table:table-cell office:value-type="float" office:value="22.0898424553" calcext:value-type="float">
            <text:p>22.08984245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4</text:p>
          </table:table-cell>
          <table:table-cell office:value-type="float" office:value="21.2783372389" calcext:value-type="float">
            <text:p>21.2783372389</text:p>
          </table:table-cell>
          <table:table-cell office:value-type="float" office:value="19.2443804673" calcext:value-type="float">
            <text:p>19.2443804673</text:p>
          </table:table-cell>
          <table:table-cell office:value-type="float" office:value="24.9552944467" calcext:value-type="float">
            <text:p>24.9552944467</text:p>
          </table:table-cell>
          <table:table-cell office:value-type="float" office:value="22.8459819636" calcext:value-type="float">
            <text:p>22.84598196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4</text:p>
          </table:table-cell>
          <table:table-cell office:value-type="float" office:value="21.1840426135" calcext:value-type="float">
            <text:p>21.1840426135</text:p>
          </table:table-cell>
          <table:table-cell office:value-type="float" office:value="19.6388206648" calcext:value-type="float">
            <text:p>19.6388206648</text:p>
          </table:table-cell>
          <table:table-cell office:value-type="float" office:value="23.8455716856" calcext:value-type="float">
            <text:p>23.8455716856</text:p>
          </table:table-cell>
          <table:table-cell office:value-type="float" office:value="22.480118724" calcext:value-type="float">
            <text:p>22.4801187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4</text:p>
          </table:table-cell>
          <table:table-cell office:value-type="float" office:value="20.9861223927" calcext:value-type="float">
            <text:p>20.9861223927</text:p>
          </table:table-cell>
          <table:table-cell office:value-type="float" office:value="19.2214612138" calcext:value-type="float">
            <text:p>19.2214612138</text:p>
          </table:table-cell>
          <table:table-cell office:value-type="float" office:value="24.1587505002" calcext:value-type="float">
            <text:p>24.1587505002</text:p>
          </table:table-cell>
          <table:table-cell office:value-type="float" office:value="22.4066925157" calcext:value-type="float">
            <text:p>22.406692515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4</text:p>
          </table:table-cell>
          <table:table-cell office:value-type="float" office:value="21.0635272759" calcext:value-type="float">
            <text:p>21.0635272759</text:p>
          </table:table-cell>
          <table:table-cell office:value-type="float" office:value="20.8584421556" calcext:value-type="float">
            <text:p>20.8584421556</text:p>
          </table:table-cell>
          <table:table-cell office:value-type="float" office:value="21.4390385561" calcext:value-type="float">
            <text:p>21.4390385561</text:p>
          </table:table-cell>
          <table:table-cell office:value-type="float" office:value="21.2661923875" calcext:value-type="float">
            <text:p>21.26619238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4</text:p>
          </table:table-cell>
          <table:table-cell office:value-type="float" office:value="21.1899664272" calcext:value-type="float">
            <text:p>21.1899664272</text:p>
          </table:table-cell>
          <table:table-cell office:value-type="float" office:value="20.4415954674" calcext:value-type="float">
            <text:p>20.4415954674</text:p>
          </table:table-cell>
          <table:table-cell office:value-type="float" office:value="22.2836565478" calcext:value-type="float">
            <text:p>22.2836565478</text:p>
          </table:table-cell>
          <table:table-cell office:value-type="float" office:value="21.7809416006" calcext:value-type="float">
            <text:p>21.780941600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4</text:p>
          </table:table-cell>
          <table:table-cell office:value-type="float" office:value="21.1982624823" calcext:value-type="float">
            <text:p>21.1982624823</text:p>
          </table:table-cell>
          <table:table-cell office:value-type="float" office:value="20.0072135311" calcext:value-type="float">
            <text:p>20.0072135311</text:p>
          </table:table-cell>
          <table:table-cell office:value-type="float" office:value="23.0024968929" calcext:value-type="float">
            <text:p>23.0024968929</text:p>
          </table:table-cell>
          <table:table-cell office:value-type="float" office:value="22.1267361145" calcext:value-type="float">
            <text:p>22.126736114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4</text:p>
          </table:table-cell>
          <table:table-cell office:value-type="float" office:value="20.9448929926" calcext:value-type="float">
            <text:p>20.9448929926</text:p>
          </table:table-cell>
          <table:table-cell office:value-type="float" office:value="18.4972342299" calcext:value-type="float">
            <text:p>18.4972342299</text:p>
          </table:table-cell>
          <table:table-cell office:value-type="float" office:value="24.2401844912" calcext:value-type="float">
            <text:p>24.2401844912</text:p>
          </table:table-cell>
          <table:table-cell office:value-type="float" office:value="22.6834578063" calcext:value-type="float">
            <text:p>22.683457806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4</text:p>
          </table:table-cell>
          <table:table-cell office:value-type="float" office:value="21.6941998156" calcext:value-type="float">
            <text:p>21.6941998156</text:p>
          </table:table-cell>
          <table:table-cell office:value-type="float" office:value="19.5044051864" calcext:value-type="float">
            <text:p>19.5044051864</text:p>
          </table:table-cell>
          <table:table-cell office:value-type="float" office:value="24.7927765758" calcext:value-type="float">
            <text:p>24.7927765758</text:p>
          </table:table-cell>
          <table:table-cell office:value-type="float" office:value="23.3120387614" calcext:value-type="float">
            <text:p>23.312038761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5</text:p>
          </table:table-cell>
          <table:table-cell office:value-type="float" office:value="21.0501972524" calcext:value-type="float">
            <text:p>21.0501972524</text:p>
          </table:table-cell>
          <table:table-cell office:value-type="float" office:value="19.6250864337" calcext:value-type="float">
            <text:p>19.6250864337</text:p>
          </table:table-cell>
          <table:table-cell office:value-type="float" office:value="23.3771718617" calcext:value-type="float">
            <text:p>23.3771718617</text:p>
          </table:table-cell>
          <table:table-cell office:value-type="float" office:value="22.3046097826" calcext:value-type="float">
            <text:p>22.30460978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5</text:p>
          </table:table-cell>
          <table:table-cell office:value-type="float" office:value="21.2364560332" calcext:value-type="float">
            <text:p>21.2364560332</text:p>
          </table:table-cell>
          <table:table-cell office:value-type="float" office:value="18.1585882604" calcext:value-type="float">
            <text:p>18.1585882604</text:p>
          </table:table-cell>
          <table:table-cell office:value-type="float" office:value="25.6934827189" calcext:value-type="float">
            <text:p>25.6934827189</text:p>
          </table:table-cell>
          <table:table-cell office:value-type="float" office:value="23.4435698803" calcext:value-type="float">
            <text:p>23.44356988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5</text:p>
          </table:table-cell>
          <table:table-cell office:value-type="float" office:value="20.9603417956" calcext:value-type="float">
            <text:p>20.9603417956</text:p>
          </table:table-cell>
          <table:table-cell office:value-type="float" office:value="19.4010010614" calcext:value-type="float">
            <text:p>19.4010010614</text:p>
          </table:table-cell>
          <table:table-cell office:value-type="float" office:value="23.2819354349" calcext:value-type="float">
            <text:p>23.2819354349</text:p>
          </table:table-cell>
          <table:table-cell office:value-type="float" office:value="22.1821188819" calcext:value-type="float">
            <text:p>22.18211888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5</text:p>
          </table:table-cell>
          <table:table-cell office:value-type="float" office:value="21.0682333616" calcext:value-type="float">
            <text:p>21.0682333616</text:p>
          </table:table-cell>
          <table:table-cell office:value-type="float" office:value="20.7236211674" calcext:value-type="float">
            <text:p>20.7236211674</text:p>
          </table:table-cell>
          <table:table-cell office:value-type="float" office:value="21.9124042391" calcext:value-type="float">
            <text:p>21.9124042391</text:p>
          </table:table-cell>
          <table:table-cell office:value-type="float" office:value="21.4632754963" calcext:value-type="float">
            <text:p>21.463275496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5</text:p>
          </table:table-cell>
          <table:table-cell office:value-type="float" office:value="21.2074282001" calcext:value-type="float">
            <text:p>21.2074282001</text:p>
          </table:table-cell>
          <table:table-cell office:value-type="float" office:value="20.9452588841" calcext:value-type="float">
            <text:p>20.9452588841</text:p>
          </table:table-cell>
          <table:table-cell office:value-type="float" office:value="21.6846378637" calcext:value-type="float">
            <text:p>21.6846378637</text:p>
          </table:table-cell>
          <table:table-cell office:value-type="float" office:value="21.4454842321" calcext:value-type="float">
            <text:p>21.44548423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5</text:p>
          </table:table-cell>
          <table:table-cell office:value-type="float" office:value="21.1450622627" calcext:value-type="float">
            <text:p>21.1450622627</text:p>
          </table:table-cell>
          <table:table-cell office:value-type="float" office:value="19.4798608416" calcext:value-type="float">
            <text:p>19.4798608416</text:p>
          </table:table-cell>
          <table:table-cell office:value-type="float" office:value="23.4925326204" calcext:value-type="float">
            <text:p>23.4925326204</text:p>
          </table:table-cell>
          <table:table-cell office:value-type="float" office:value="22.4061471646" calcext:value-type="float">
            <text:p>22.40614716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5</text:p>
          </table:table-cell>
          <table:table-cell office:value-type="float" office:value="21.05205292" calcext:value-type="float">
            <text:p>21.05205292</text:p>
          </table:table-cell>
          <table:table-cell office:value-type="float" office:value="20.4307312251" calcext:value-type="float">
            <text:p>20.4307312251</text:p>
          </table:table-cell>
          <table:table-cell office:value-type="float" office:value="22.0598123856" calcext:value-type="float">
            <text:p>22.0598123856</text:p>
          </table:table-cell>
          <table:table-cell office:value-type="float" office:value="21.5168534198" calcext:value-type="float">
            <text:p>21.516853419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5</text:p>
          </table:table-cell>
          <table:table-cell office:value-type="float" office:value="21.1094818569" calcext:value-type="float">
            <text:p>21.1094818569</text:p>
          </table:table-cell>
          <table:table-cell office:value-type="float" office:value="19.5149810652" calcext:value-type="float">
            <text:p>19.5149810652</text:p>
          </table:table-cell>
          <table:table-cell office:value-type="float" office:value="23.4310021436" calcext:value-type="float">
            <text:p>23.4310021436</text:p>
          </table:table-cell>
          <table:table-cell office:value-type="float" office:value="22.3677548452" calcext:value-type="float">
            <text:p>22.36775484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5</text:p>
          </table:table-cell>
          <table:table-cell office:value-type="float" office:value="21.0705697616" calcext:value-type="float">
            <text:p>21.0705697616</text:p>
          </table:table-cell>
          <table:table-cell office:value-type="float" office:value="20.6091668906" calcext:value-type="float">
            <text:p>20.6091668906</text:p>
          </table:table-cell>
          <table:table-cell office:value-type="float" office:value="21.9959600036" calcext:value-type="float">
            <text:p>21.9959600036</text:p>
          </table:table-cell>
          <table:table-cell office:value-type="float" office:value="21.5711468155" calcext:value-type="float">
            <text:p>21.571146815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5</text:p>
          </table:table-cell>
          <table:table-cell office:value-type="float" office:value="21.1609619211" calcext:value-type="float">
            <text:p>21.1609619211</text:p>
          </table:table-cell>
          <table:table-cell office:value-type="float" office:value="19.5952369993" calcext:value-type="float">
            <text:p>19.5952369993</text:p>
          </table:table-cell>
          <table:table-cell office:value-type="float" office:value="23.3843834658" calcext:value-type="float">
            <text:p>23.3843834658</text:p>
          </table:table-cell>
          <table:table-cell office:value-type="float" office:value="22.3497792348" calcext:value-type="float">
            <text:p>22.349779234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5</text:p>
          </table:table-cell>
          <table:table-cell office:value-type="float" office:value="20.9255797626" calcext:value-type="float">
            <text:p>20.9255797626</text:p>
          </table:table-cell>
          <table:table-cell office:value-type="float" office:value="20.5686148735" calcext:value-type="float">
            <text:p>20.5686148735</text:p>
          </table:table-cell>
          <table:table-cell office:value-type="float" office:value="21.8001070442" calcext:value-type="float">
            <text:p>21.8001070442</text:p>
          </table:table-cell>
          <table:table-cell office:value-type="float" office:value="21.348960233" calcext:value-type="float">
            <text:p>21.34896023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5</text:p>
          </table:table-cell>
          <table:table-cell office:value-type="float" office:value="21.214211074" calcext:value-type="float">
            <text:p>21.214211074</text:p>
          </table:table-cell>
          <table:table-cell office:value-type="float" office:value="19.2109665119" calcext:value-type="float">
            <text:p>19.2109665119</text:p>
          </table:table-cell>
          <table:table-cell office:value-type="float" office:value="24.2554525108" calcext:value-type="float">
            <text:p>24.2554525108</text:p>
          </table:table-cell>
          <table:table-cell office:value-type="float" office:value="22.4943206312" calcext:value-type="float">
            <text:p>22.4943206312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5</text:p>
          </table:table-cell>
          <table:table-cell office:value-type="float" office:value="21.0393232811" calcext:value-type="float">
            <text:p>21.0393232811</text:p>
          </table:table-cell>
          <table:table-cell office:value-type="float" office:value="20.0905117976" calcext:value-type="float">
            <text:p>20.0905117976</text:p>
          </table:table-cell>
          <table:table-cell office:value-type="float" office:value="22.9119537359" calcext:value-type="float">
            <text:p>22.9119537359</text:p>
          </table:table-cell>
          <table:table-cell office:value-type="float" office:value="21.8893019183" calcext:value-type="float">
            <text:p>21.889301918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5</text:p>
          </table:table-cell>
          <table:table-cell office:value-type="float" office:value="21.2177550808" calcext:value-type="float">
            <text:p>21.2177550808</text:p>
          </table:table-cell>
          <table:table-cell office:value-type="float" office:value="19.6447144177" calcext:value-type="float">
            <text:p>19.6447144177</text:p>
          </table:table-cell>
          <table:table-cell office:value-type="float" office:value="24.1594399202" calcext:value-type="float">
            <text:p>24.1594399202</text:p>
          </table:table-cell>
          <table:table-cell office:value-type="float" office:value="22.3806451624" calcext:value-type="float">
            <text:p>22.380645162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8</text:p>
          </table:table-cell>
          <table:table-cell office:value-type="float" office:value="28.8114064001" calcext:value-type="float">
            <text:p>28.8114064001</text:p>
          </table:table-cell>
          <table:table-cell office:value-type="float" office:value="28.5557723714" calcext:value-type="float">
            <text:p>28.5557723714</text:p>
          </table:table-cell>
          <table:table-cell office:value-type="float" office:value="29.2483082794" calcext:value-type="float">
            <text:p>29.2483082794</text:p>
          </table:table-cell>
          <table:table-cell office:value-type="float" office:value="29.0335414513" calcext:value-type="float">
            <text:p>29.03354145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8</text:p>
          </table:table-cell>
          <table:table-cell office:value-type="float" office:value="21.1492354657" calcext:value-type="float">
            <text:p>21.1492354657</text:p>
          </table:table-cell>
          <table:table-cell office:value-type="float" office:value="20.343645344" calcext:value-type="float">
            <text:p>20.343645344</text:p>
          </table:table-cell>
          <table:table-cell office:value-type="float" office:value="22.3905014024" calcext:value-type="float">
            <text:p>22.3905014024</text:p>
          </table:table-cell>
          <table:table-cell office:value-type="float" office:value="21.7438181452" calcext:value-type="float">
            <text:p>21.74381814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8</text:p>
          </table:table-cell>
          <table:table-cell office:value-type="float" office:value="21.2267435593" calcext:value-type="float">
            <text:p>21.2267435593</text:p>
          </table:table-cell>
          <table:table-cell office:value-type="float" office:value="20.2756927321" calcext:value-type="float">
            <text:p>20.2756927321</text:p>
          </table:table-cell>
          <table:table-cell office:value-type="float" office:value="22.9184579509" calcext:value-type="float">
            <text:p>22.9184579509</text:p>
          </table:table-cell>
          <table:table-cell office:value-type="float" office:value="22.1136232518" calcext:value-type="float">
            <text:p>22.11362325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8</text:p>
          </table:table-cell>
          <table:table-cell office:value-type="float" office:value="21.1641345441" calcext:value-type="float">
            <text:p>21.1641345441</text:p>
          </table:table-cell>
          <table:table-cell office:value-type="float" office:value="20.5829243927" calcext:value-type="float">
            <text:p>20.5829243927</text:p>
          </table:table-cell>
          <table:table-cell office:value-type="float" office:value="22.1122732861" calcext:value-type="float">
            <text:p>22.1122732861</text:p>
          </table:table-cell>
          <table:table-cell office:value-type="float" office:value="21.6564778329" calcext:value-type="float">
            <text:p>21.65647783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8</text:p>
          </table:table-cell>
          <table:table-cell office:value-type="float" office:value="21.0407860426" calcext:value-type="float">
            <text:p>21.0407860426</text:p>
          </table:table-cell>
          <table:table-cell office:value-type="float" office:value="20.5007927424" calcext:value-type="float">
            <text:p>20.5007927424</text:p>
          </table:table-cell>
          <table:table-cell office:value-type="float" office:value="22.3205130742" calcext:value-type="float">
            <text:p>22.3205130742</text:p>
          </table:table-cell>
          <table:table-cell office:value-type="float" office:value="21.6336759695" calcext:value-type="float">
            <text:p>21.63367596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8</text:p>
          </table:table-cell>
          <table:table-cell office:value-type="float" office:value="20.9537928575" calcext:value-type="float">
            <text:p>20.9537928575</text:p>
          </table:table-cell>
          <table:table-cell office:value-type="float" office:value="17.4300964643" calcext:value-type="float">
            <text:p>17.4300964643</text:p>
          </table:table-cell>
          <table:table-cell office:value-type="float" office:value="25.8767759466" calcext:value-type="float">
            <text:p>25.8767759466</text:p>
          </table:table-cell>
          <table:table-cell office:value-type="float" office:value="23.5651926933" calcext:value-type="float">
            <text:p>23.56519269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8</text:p>
          </table:table-cell>
          <table:table-cell office:value-type="float" office:value="20.9447250708" calcext:value-type="float">
            <text:p>20.9447250708</text:p>
          </table:table-cell>
          <table:table-cell office:value-type="float" office:value="17.7206911276" calcext:value-type="float">
            <text:p>17.7206911276</text:p>
          </table:table-cell>
          <table:table-cell office:value-type="float" office:value="25.2429143052" calcext:value-type="float">
            <text:p>25.2429143052</text:p>
          </table:table-cell>
          <table:table-cell office:value-type="float" office:value="23.2165698183" calcext:value-type="float">
            <text:p>23.216569818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8</text:p>
          </table:table-cell>
          <table:table-cell office:value-type="float" office:value="21.1489160734" calcext:value-type="float">
            <text:p>21.1489160734</text:p>
          </table:table-cell>
          <table:table-cell office:value-type="float" office:value="19.9783204675" calcext:value-type="float">
            <text:p>19.9783204675</text:p>
          </table:table-cell>
          <table:table-cell office:value-type="float" office:value="23.1156338052" calcext:value-type="float">
            <text:p>23.1156338052</text:p>
          </table:table-cell>
          <table:table-cell office:value-type="float" office:value="22.2029650047" calcext:value-type="float">
            <text:p>22.202965004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8</text:p>
          </table:table-cell>
          <table:table-cell office:value-type="float" office:value="21.3992944833" calcext:value-type="float">
            <text:p>21.3992944833</text:p>
          </table:table-cell>
          <table:table-cell office:value-type="float" office:value="20.4828160121" calcext:value-type="float">
            <text:p>20.4828160121</text:p>
          </table:table-cell>
          <table:table-cell office:value-type="float" office:value="23.7955396833" calcext:value-type="float">
            <text:p>23.7955396833</text:p>
          </table:table-cell>
          <table:table-cell office:value-type="float" office:value="22.4613141679" calcext:value-type="float">
            <text:p>22.461314167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8</text:p>
          </table:table-cell>
          <table:table-cell office:value-type="float" office:value="21.2712580509" calcext:value-type="float">
            <text:p>21.2712580509</text:p>
          </table:table-cell>
          <table:table-cell office:value-type="float" office:value="20.0970045468" calcext:value-type="float">
            <text:p>20.0970045468</text:p>
          </table:table-cell>
          <table:table-cell office:value-type="float" office:value="23.1529593385" calcext:value-type="float">
            <text:p>23.1529593385</text:p>
          </table:table-cell>
          <table:table-cell office:value-type="float" office:value="22.1694173121" calcext:value-type="float">
            <text:p>22.169417312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8</text:p>
          </table:table-cell>
          <table:table-cell office:value-type="float" office:value="21.2424533825" calcext:value-type="float">
            <text:p>21.2424533825</text:p>
          </table:table-cell>
          <table:table-cell office:value-type="float" office:value="20.99315812" calcext:value-type="float">
            <text:p>20.99315812</text:p>
          </table:table-cell>
          <table:table-cell office:value-type="float" office:value="21.6577303203" calcext:value-type="float">
            <text:p>21.6577303203</text:p>
          </table:table-cell>
          <table:table-cell office:value-type="float" office:value="21.455304976" calcext:value-type="float">
            <text:p>21.45530497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8</text:p>
          </table:table-cell>
          <table:table-cell office:value-type="float" office:value="21.2511915526" calcext:value-type="float">
            <text:p>21.2511915526</text:p>
          </table:table-cell>
          <table:table-cell office:value-type="float" office:value="20.4415953621" calcext:value-type="float">
            <text:p>20.4415953621</text:p>
          </table:table-cell>
          <table:table-cell office:value-type="float" office:value="22.9151585959" calcext:value-type="float">
            <text:p>22.9151585959</text:p>
          </table:table-cell>
          <table:table-cell office:value-type="float" office:value="21.981942223" calcext:value-type="float">
            <text:p>21.981942223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8</text:p>
          </table:table-cell>
          <table:table-cell office:value-type="float" office:value="21.0250862663" calcext:value-type="float">
            <text:p>21.0250862663</text:p>
          </table:table-cell>
          <table:table-cell office:value-type="float" office:value="20.788099299" calcext:value-type="float">
            <text:p>20.788099299</text:p>
          </table:table-cell>
          <table:table-cell office:value-type="float" office:value="21.5944876" calcext:value-type="float">
            <text:p>21.5944876</text:p>
          </table:table-cell>
          <table:table-cell office:value-type="float" office:value="21.2896802327" calcext:value-type="float">
            <text:p>21.289680232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8</text:p>
          </table:table-cell>
          <table:table-cell office:value-type="float" office:value="21.1567366618" calcext:value-type="float">
            <text:p>21.1567366618</text:p>
          </table:table-cell>
          <table:table-cell office:value-type="float" office:value="20.5182344778" calcext:value-type="float">
            <text:p>20.5182344778</text:p>
          </table:table-cell>
          <table:table-cell office:value-type="float" office:value="22.0650137306" calcext:value-type="float">
            <text:p>22.0650137306</text:p>
          </table:table-cell>
          <table:table-cell office:value-type="float" office:value="21.6419950037" calcext:value-type="float">
            <text:p>21.641995003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3</text:p>
          </table:table-cell>
          <table:table-cell office:value-type="float" office:value="21.1608329063" calcext:value-type="float">
            <text:p>21.1608329063</text:p>
          </table:table-cell>
          <table:table-cell office:value-type="float" office:value="20.78406996" calcext:value-type="float">
            <text:p>20.78406996</text:p>
          </table:table-cell>
          <table:table-cell office:value-type="float" office:value="21.7388062944" calcext:value-type="float">
            <text:p>21.7388062944</text:p>
          </table:table-cell>
          <table:table-cell office:value-type="float" office:value="21.4258020378" calcext:value-type="float">
            <text:p>21.425802037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3</text:p>
          </table:table-cell>
          <table:table-cell office:value-type="float" office:value="26.319492358" calcext:value-type="float">
            <text:p>26.319492358</text:p>
          </table:table-cell>
          <table:table-cell office:value-type="float" office:value="25.7179357874" calcext:value-type="float">
            <text:p>25.7179357874</text:p>
          </table:table-cell>
          <table:table-cell office:value-type="float" office:value="27.2181970543" calcext:value-type="float">
            <text:p>27.2181970543</text:p>
          </table:table-cell>
          <table:table-cell office:value-type="float" office:value="26.8085952267" calcext:value-type="float">
            <text:p>26.80859522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3</text:p>
          </table:table-cell>
          <table:table-cell office:value-type="float" office:value="21.117028641" calcext:value-type="float">
            <text:p>21.117028641</text:p>
          </table:table-cell>
          <table:table-cell office:value-type="float" office:value="20.6691121379" calcext:value-type="float">
            <text:p>20.6691121379</text:p>
          </table:table-cell>
          <table:table-cell office:value-type="float" office:value="21.9383431404" calcext:value-type="float">
            <text:p>21.9383431404</text:p>
          </table:table-cell>
          <table:table-cell office:value-type="float" office:value="21.4391666783" calcext:value-type="float">
            <text:p>21.439166678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3</text:p>
          </table:table-cell>
          <table:table-cell office:value-type="float" office:value="21.6107806409" calcext:value-type="float">
            <text:p>21.6107806409</text:p>
          </table:table-cell>
          <table:table-cell office:value-type="float" office:value="21.3366602169" calcext:value-type="float">
            <text:p>21.3366602169</text:p>
          </table:table-cell>
          <table:table-cell office:value-type="float" office:value="22.2130312346" calcext:value-type="float">
            <text:p>22.2130312346</text:p>
          </table:table-cell>
          <table:table-cell office:value-type="float" office:value="21.8936040705" calcext:value-type="float">
            <text:p>21.89360407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3</text:p>
          </table:table-cell>
          <table:table-cell office:value-type="float" office:value="20.9483843623" calcext:value-type="float">
            <text:p>20.9483843623</text:p>
          </table:table-cell>
          <table:table-cell office:value-type="float" office:value="20.1098949324" calcext:value-type="float">
            <text:p>20.1098949324</text:p>
          </table:table-cell>
          <table:table-cell office:value-type="float" office:value="22.4389179462" calcext:value-type="float">
            <text:p>22.4389179462</text:p>
          </table:table-cell>
          <table:table-cell office:value-type="float" office:value="21.6369838871" calcext:value-type="float">
            <text:p>21.636983887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3</text:p>
          </table:table-cell>
          <table:table-cell office:value-type="float" office:value="20.9917830733" calcext:value-type="float">
            <text:p>20.9917830733</text:p>
          </table:table-cell>
          <table:table-cell office:value-type="float" office:value="19.7594488902" calcext:value-type="float">
            <text:p>19.7594488902</text:p>
          </table:table-cell>
          <table:table-cell office:value-type="float" office:value="24.3475200417" calcext:value-type="float">
            <text:p>24.3475200417</text:p>
          </table:table-cell>
          <table:table-cell office:value-type="float" office:value="22.3812201953" calcext:value-type="float">
            <text:p>22.381220195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3</text:p>
          </table:table-cell>
          <table:table-cell office:value-type="float" office:value="21.136125412" calcext:value-type="float">
            <text:p>21.136125412</text:p>
          </table:table-cell>
          <table:table-cell office:value-type="float" office:value="5.50488168292" calcext:value-type="float">
            <text:p>5.5048816829</text:p>
          </table:table-cell>
          <table:table-cell office:value-type="float" office:value="41.044149554" calcext:value-type="float">
            <text:p>41.044149554</text:p>
          </table:table-cell>
          <table:table-cell office:value-type="float" office:value="31.528485631" calcext:value-type="float">
            <text:p>31.52848563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3</text:p>
          </table:table-cell>
          <table:table-cell office:value-type="float" office:value="20.9298757803" calcext:value-type="float">
            <text:p>20.9298757803</text:p>
          </table:table-cell>
          <table:table-cell office:value-type="float" office:value="20.0354352198" calcext:value-type="float">
            <text:p>20.0354352198</text:p>
          </table:table-cell>
          <table:table-cell office:value-type="float" office:value="22.6247485812" calcext:value-type="float">
            <text:p>22.6247485812</text:p>
          </table:table-cell>
          <table:table-cell office:value-type="float" office:value="21.8576665653" calcext:value-type="float">
            <text:p>21.857666565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3</text:p>
          </table:table-cell>
          <table:table-cell office:value-type="float" office:value="20.9501661869" calcext:value-type="float">
            <text:p>20.9501661869</text:p>
          </table:table-cell>
          <table:table-cell office:value-type="float" office:value="20.6114750194" calcext:value-type="float">
            <text:p>20.6114750194</text:p>
          </table:table-cell>
          <table:table-cell office:value-type="float" office:value="21.8678515708" calcext:value-type="float">
            <text:p>21.8678515708</text:p>
          </table:table-cell>
          <table:table-cell office:value-type="float" office:value="21.3416524802" calcext:value-type="float">
            <text:p>21.341652480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3</text:p>
          </table:table-cell>
          <table:table-cell office:value-type="float" office:value="21.0240070571" calcext:value-type="float">
            <text:p>21.0240070571</text:p>
          </table:table-cell>
          <table:table-cell office:value-type="float" office:value="19.3754414141" calcext:value-type="float">
            <text:p>19.3754414141</text:p>
          </table:table-cell>
          <table:table-cell office:value-type="float" office:value="23.6340801144" calcext:value-type="float">
            <text:p>23.6340801144</text:p>
          </table:table-cell>
          <table:table-cell office:value-type="float" office:value="22.3802771649" calcext:value-type="float">
            <text:p>22.380277164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3</text:p>
          </table:table-cell>
          <table:table-cell office:value-type="float" office:value="21.2961594159" calcext:value-type="float">
            <text:p>21.2961594159</text:p>
          </table:table-cell>
          <table:table-cell office:value-type="float" office:value="20.3400533759" calcext:value-type="float">
            <text:p>20.3400533759</text:p>
          </table:table-cell>
          <table:table-cell office:value-type="float" office:value="22.6284587774" calcext:value-type="float">
            <text:p>22.6284587774</text:p>
          </table:table-cell>
          <table:table-cell office:value-type="float" office:value="22.0074969511" calcext:value-type="float">
            <text:p>22.007496951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3</text:p>
          </table:table-cell>
          <table:table-cell office:value-type="float" office:value="21.667054247" calcext:value-type="float">
            <text:p>21.667054247</text:p>
          </table:table-cell>
          <table:table-cell office:value-type="float" office:value="21.4223726039" calcext:value-type="float">
            <text:p>21.4223726039</text:p>
          </table:table-cell>
          <table:table-cell office:value-type="float" office:value="22.070089826" calcext:value-type="float">
            <text:p>22.070089826</text:p>
          </table:table-cell>
          <table:table-cell office:value-type="float" office:value="21.8434366348" calcext:value-type="float">
            <text:p>21.8434366348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3</text:p>
          </table:table-cell>
          <table:table-cell office:value-type="float" office:value="21.2328426842" calcext:value-type="float">
            <text:p>21.2328426842</text:p>
          </table:table-cell>
          <table:table-cell office:value-type="float" office:value="20.9003806874" calcext:value-type="float">
            <text:p>20.9003806874</text:p>
          </table:table-cell>
          <table:table-cell office:value-type="float" office:value="21.7811404024" calcext:value-type="float">
            <text:p>21.7811404024</text:p>
          </table:table-cell>
          <table:table-cell office:value-type="float" office:value="21.509650868" calcext:value-type="float">
            <text:p>21.509650868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3</text:p>
          </table:table-cell>
          <table:table-cell office:value-type="float" office:value="29.1212779582" calcext:value-type="float">
            <text:p>29.1212779582</text:p>
          </table:table-cell>
          <table:table-cell office:value-type="float" office:value="27.0792227065" calcext:value-type="float">
            <text:p>27.0792227065</text:p>
          </table:table-cell>
          <table:table-cell office:value-type="float" office:value="31.8796503661" calcext:value-type="float">
            <text:p>31.8796503661</text:p>
          </table:table-cell>
          <table:table-cell office:value-type="float" office:value="30.5895548371" calcext:value-type="float">
            <text:p>30.5895548371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6</text:p>
          </table:table-cell>
          <table:table-cell office:value-type="float" office:value="20.9628216592" calcext:value-type="float">
            <text:p>20.9628216592</text:p>
          </table:table-cell>
          <table:table-cell office:value-type="float" office:value="19.3162446551" calcext:value-type="float">
            <text:p>19.3162446551</text:p>
          </table:table-cell>
          <table:table-cell office:value-type="float" office:value="23.4005185725" calcext:value-type="float">
            <text:p>23.4005185725</text:p>
          </table:table-cell>
          <table:table-cell office:value-type="float" office:value="22.2802255255" calcext:value-type="float">
            <text:p>22.28022552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6</text:p>
          </table:table-cell>
          <table:table-cell office:value-type="float" office:value="20.9638921351" calcext:value-type="float">
            <text:p>20.9638921351</text:p>
          </table:table-cell>
          <table:table-cell office:value-type="float" office:value="19.196439948" calcext:value-type="float">
            <text:p>19.196439948</text:p>
          </table:table-cell>
          <table:table-cell office:value-type="float" office:value="23.9151185852" calcext:value-type="float">
            <text:p>23.9151185852</text:p>
          </table:table-cell>
          <table:table-cell office:value-type="float" office:value="22.5386651313" calcext:value-type="float">
            <text:p>22.53866513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6</text:p>
          </table:table-cell>
          <table:table-cell office:value-type="float" office:value="21.8836422382" calcext:value-type="float">
            <text:p>21.8836422382</text:p>
          </table:table-cell>
          <table:table-cell office:value-type="float" office:value="21.3457889978" calcext:value-type="float">
            <text:p>21.3457889978</text:p>
          </table:table-cell>
          <table:table-cell office:value-type="float" office:value="22.7204453505" calcext:value-type="float">
            <text:p>22.7204453505</text:p>
          </table:table-cell>
          <table:table-cell office:value-type="float" office:value="22.3284113077" calcext:value-type="float">
            <text:p>22.328411307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6</text:p>
          </table:table-cell>
          <table:table-cell office:value-type="float" office:value="21.1844928166" calcext:value-type="float">
            <text:p>21.1844928166</text:p>
          </table:table-cell>
          <table:table-cell office:value-type="float" office:value="20.0743705299" calcext:value-type="float">
            <text:p>20.0743705299</text:p>
          </table:table-cell>
          <table:table-cell office:value-type="float" office:value="23.1209973423" calcext:value-type="float">
            <text:p>23.1209973423</text:p>
          </table:table-cell>
          <table:table-cell office:value-type="float" office:value="22.231630872" calcext:value-type="float">
            <text:p>22.23163087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6</text:p>
          </table:table-cell>
          <table:table-cell office:value-type="float" office:value="21.1576095353" calcext:value-type="float">
            <text:p>21.1576095353</text:p>
          </table:table-cell>
          <table:table-cell office:value-type="float" office:value="20.9463109516" calcext:value-type="float">
            <text:p>20.9463109516</text:p>
          </table:table-cell>
          <table:table-cell office:value-type="float" office:value="21.572872351" calcext:value-type="float">
            <text:p>21.572872351</text:p>
          </table:table-cell>
          <table:table-cell office:value-type="float" office:value="21.3813590054" calcext:value-type="float">
            <text:p>21.381359005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6</text:p>
          </table:table-cell>
          <table:table-cell office:value-type="float" office:value="21.8582959701" calcext:value-type="float">
            <text:p>21.8582959701</text:p>
          </table:table-cell>
          <table:table-cell office:value-type="float" office:value="20.2697755156" calcext:value-type="float">
            <text:p>20.2697755156</text:p>
          </table:table-cell>
          <table:table-cell office:value-type="float" office:value="24.2874623146" calcext:value-type="float">
            <text:p>24.2874623146</text:p>
          </table:table-cell>
          <table:table-cell office:value-type="float" office:value="23.1141148222" calcext:value-type="float">
            <text:p>23.11411482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6</text:p>
          </table:table-cell>
          <table:table-cell office:value-type="float" office:value="21.3488502853" calcext:value-type="float">
            <text:p>21.3488502853</text:p>
          </table:table-cell>
          <table:table-cell office:value-type="float" office:value="19.0049025246" calcext:value-type="float">
            <text:p>19.0049025246</text:p>
          </table:table-cell>
          <table:table-cell office:value-type="float" office:value="24.8421903861" calcext:value-type="float">
            <text:p>24.8421903861</text:p>
          </table:table-cell>
          <table:table-cell office:value-type="float" office:value="23.209194487" calcext:value-type="float">
            <text:p>23.20919448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6</text:p>
          </table:table-cell>
          <table:table-cell office:value-type="float" office:value="21.023552681" calcext:value-type="float">
            <text:p>21.023552681</text:p>
          </table:table-cell>
          <table:table-cell office:value-type="float" office:value="20.5124884706" calcext:value-type="float">
            <text:p>20.5124884706</text:p>
          </table:table-cell>
          <table:table-cell office:value-type="float" office:value="21.8481407433" calcext:value-type="float">
            <text:p>21.8481407433</text:p>
          </table:table-cell>
          <table:table-cell office:value-type="float" office:value="21.4725900739" calcext:value-type="float">
            <text:p>21.472590073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6</text:p>
          </table:table-cell>
          <table:table-cell office:value-type="float" office:value="21.1138724351" calcext:value-type="float">
            <text:p>21.1138724351</text:p>
          </table:table-cell>
          <table:table-cell office:value-type="float" office:value="20.8214520529" calcext:value-type="float">
            <text:p>20.8214520529</text:p>
          </table:table-cell>
          <table:table-cell office:value-type="float" office:value="21.7801055993" calcext:value-type="float">
            <text:p>21.7801055993</text:p>
          </table:table-cell>
          <table:table-cell office:value-type="float" office:value="21.4470726065" calcext:value-type="float">
            <text:p>21.447072606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6</text:p>
          </table:table-cell>
          <table:table-cell office:value-type="float" office:value="20.9512194739" calcext:value-type="float">
            <text:p>20.9512194739</text:p>
          </table:table-cell>
          <table:table-cell office:value-type="float" office:value="20.2158181398" calcext:value-type="float">
            <text:p>20.2158181398</text:p>
          </table:table-cell>
          <table:table-cell office:value-type="float" office:value="22.4402535788" calcext:value-type="float">
            <text:p>22.4402535788</text:p>
          </table:table-cell>
          <table:table-cell office:value-type="float" office:value="21.7584115584" calcext:value-type="float">
            <text:p>21.758411558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6</text:p>
          </table:table-cell>
          <table:table-cell office:value-type="float" office:value="21.2861963936" calcext:value-type="float">
            <text:p>21.2861963936</text:p>
          </table:table-cell>
          <table:table-cell office:value-type="float" office:value="20.3231665842" calcext:value-type="float">
            <text:p>20.3231665842</text:p>
          </table:table-cell>
          <table:table-cell office:value-type="float" office:value="23.4267769151" calcext:value-type="float">
            <text:p>23.4267769151</text:p>
          </table:table-cell>
          <table:table-cell office:value-type="float" office:value="22.2555082789" calcext:value-type="float">
            <text:p>22.255508278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6</text:p>
          </table:table-cell>
          <table:table-cell office:value-type="float" office:value="21.1838483355" calcext:value-type="float">
            <text:p>21.1838483355</text:p>
          </table:table-cell>
          <table:table-cell office:value-type="float" office:value="20.7536821711" calcext:value-type="float">
            <text:p>20.7536821711</text:p>
          </table:table-cell>
          <table:table-cell office:value-type="float" office:value="21.9443423721" calcext:value-type="float">
            <text:p>21.9443423721</text:p>
          </table:table-cell>
          <table:table-cell office:value-type="float" office:value="21.5690833029" calcext:value-type="float">
            <text:p>21.569083302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6</text:p>
          </table:table-cell>
          <table:table-cell office:value-type="float" office:value="21.3708652186" calcext:value-type="float">
            <text:p>21.3708652186</text:p>
          </table:table-cell>
          <table:table-cell office:value-type="float" office:value="17.8015506458" calcext:value-type="float">
            <text:p>17.8015506458</text:p>
          </table:table-cell>
          <table:table-cell office:value-type="float" office:value="27.4876236153" calcext:value-type="float">
            <text:p>27.4876236153</text:p>
          </table:table-cell>
          <table:table-cell office:value-type="float" office:value="24.1947610289" calcext:value-type="float">
            <text:p>24.1947610289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6</text:p>
          </table:table-cell>
          <table:table-cell office:value-type="float" office:value="21.1306111958" calcext:value-type="float">
            <text:p>21.1306111958</text:p>
          </table:table-cell>
          <table:table-cell office:value-type="float" office:value="19.6955603151" calcext:value-type="float">
            <text:p>19.6955603151</text:p>
          </table:table-cell>
          <table:table-cell office:value-type="float" office:value="24.1417430249" calcext:value-type="float">
            <text:p>24.1417430249</text:p>
          </table:table-cell>
          <table:table-cell office:value-type="float" office:value="22.4456570031" calcext:value-type="float">
            <text:p>22.445657003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21</text:p>
          </table:table-cell>
          <table:table-cell office:value-type="float" office:value="21.1078310309" calcext:value-type="float">
            <text:p>21.1078310309</text:p>
          </table:table-cell>
          <table:table-cell office:value-type="float" office:value="18.7820798827" calcext:value-type="float">
            <text:p>18.7820798827</text:p>
          </table:table-cell>
          <table:table-cell office:value-type="float" office:value="24.5876729159" calcext:value-type="float">
            <text:p>24.5876729159</text:p>
          </table:table-cell>
          <table:table-cell office:value-type="float" office:value="22.9837129632" calcext:value-type="float">
            <text:p>22.98371296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21</text:p>
          </table:table-cell>
          <table:table-cell office:value-type="float" office:value="20.9717383028" calcext:value-type="float">
            <text:p>20.9717383028</text:p>
          </table:table-cell>
          <table:table-cell office:value-type="float" office:value="19.9048691474" calcext:value-type="float">
            <text:p>19.9048691474</text:p>
          </table:table-cell>
          <table:table-cell office:value-type="float" office:value="22.4792405791" calcext:value-type="float">
            <text:p>22.4792405791</text:p>
          </table:table-cell>
          <table:table-cell office:value-type="float" office:value="21.7809649311" calcext:value-type="float">
            <text:p>21.78096493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21</text:p>
          </table:table-cell>
          <table:table-cell office:value-type="float" office:value="21.2485839965" calcext:value-type="float">
            <text:p>21.2485839965</text:p>
          </table:table-cell>
          <table:table-cell office:value-type="float" office:value="19.8922027503" calcext:value-type="float">
            <text:p>19.8922027503</text:p>
          </table:table-cell>
          <table:table-cell office:value-type="float" office:value="23.3874921054" calcext:value-type="float">
            <text:p>23.3874921054</text:p>
          </table:table-cell>
          <table:table-cell office:value-type="float" office:value="22.3628672941" calcext:value-type="float">
            <text:p>22.362867294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21</text:p>
          </table:table-cell>
          <table:table-cell office:value-type="float" office:value="21.1480609624" calcext:value-type="float">
            <text:p>21.1480609624</text:p>
          </table:table-cell>
          <table:table-cell office:value-type="float" office:value="19.5974705256" calcext:value-type="float">
            <text:p>19.5974705256</text:p>
          </table:table-cell>
          <table:table-cell office:value-type="float" office:value="23.4645726961" calcext:value-type="float">
            <text:p>23.4645726961</text:p>
          </table:table-cell>
          <table:table-cell office:value-type="float" office:value="22.3412039245" calcext:value-type="float">
            <text:p>22.341203924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21</text:p>
          </table:table-cell>
          <table:table-cell office:value-type="float" office:value="21.3208129371" calcext:value-type="float">
            <text:p>21.3208129371</text:p>
          </table:table-cell>
          <table:table-cell office:value-type="float" office:value="19.8929613613" calcext:value-type="float">
            <text:p>19.8929613613</text:p>
          </table:table-cell>
          <table:table-cell office:value-type="float" office:value="23.8361017527" calcext:value-type="float">
            <text:p>23.8361017527</text:p>
          </table:table-cell>
          <table:table-cell office:value-type="float" office:value="22.4760140746" calcext:value-type="float">
            <text:p>22.476014074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21</text:p>
          </table:table-cell>
          <table:table-cell office:value-type="float" office:value="22.0418725029" calcext:value-type="float">
            <text:p>22.0418725029</text:p>
          </table:table-cell>
          <table:table-cell office:value-type="float" office:value="21.0513713477" calcext:value-type="float">
            <text:p>21.0513713477</text:p>
          </table:table-cell>
          <table:table-cell office:value-type="float" office:value="23.645572162" calcext:value-type="float">
            <text:p>23.645572162</text:p>
          </table:table-cell>
          <table:table-cell office:value-type="float" office:value="22.9138483811" calcext:value-type="float">
            <text:p>22.91384838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21</text:p>
          </table:table-cell>
          <table:table-cell office:value-type="float" office:value="21.1654368651" calcext:value-type="float">
            <text:p>21.1654368651</text:p>
          </table:table-cell>
          <table:table-cell office:value-type="float" office:value="20.9240534773" calcext:value-type="float">
            <text:p>20.9240534773</text:p>
          </table:table-cell>
          <table:table-cell office:value-type="float" office:value="21.5951573943" calcext:value-type="float">
            <text:p>21.5951573943</text:p>
          </table:table-cell>
          <table:table-cell office:value-type="float" office:value="21.3856305104" calcext:value-type="float">
            <text:p>21.385630510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21</text:p>
          </table:table-cell>
          <table:table-cell office:value-type="float" office:value="21.0138387318" calcext:value-type="float">
            <text:p>21.0138387318</text:p>
          </table:table-cell>
          <table:table-cell office:value-type="float" office:value="20.3433472115" calcext:value-type="float">
            <text:p>20.3433472115</text:p>
          </table:table-cell>
          <table:table-cell office:value-type="float" office:value="22.2167154173" calcext:value-type="float">
            <text:p>22.2167154173</text:p>
          </table:table-cell>
          <table:table-cell office:value-type="float" office:value="21.5021536969" calcext:value-type="float">
            <text:p>21.502153696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21</text:p>
          </table:table-cell>
          <table:table-cell office:value-type="float" office:value="21.2407510853" calcext:value-type="float">
            <text:p>21.2407510853</text:p>
          </table:table-cell>
          <table:table-cell office:value-type="float" office:value="20.396056937" calcext:value-type="float">
            <text:p>20.396056937</text:p>
          </table:table-cell>
          <table:table-cell office:value-type="float" office:value="22.4811135571" calcext:value-type="float">
            <text:p>22.4811135571</text:p>
          </table:table-cell>
          <table:table-cell office:value-type="float" office:value="21.8960119969" calcext:value-type="float">
            <text:p>21.896011996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21</text:p>
          </table:table-cell>
          <table:table-cell office:value-type="float" office:value="21.2237995" calcext:value-type="float">
            <text:p>21.2237995</text:p>
          </table:table-cell>
          <table:table-cell office:value-type="float" office:value="20.7908004445" calcext:value-type="float">
            <text:p>20.7908004445</text:p>
          </table:table-cell>
          <table:table-cell office:value-type="float" office:value="21.9516772507" calcext:value-type="float">
            <text:p>21.9516772507</text:p>
          </table:table-cell>
          <table:table-cell office:value-type="float" office:value="21.612474778" calcext:value-type="float">
            <text:p>21.61247477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21</text:p>
          </table:table-cell>
          <table:table-cell office:value-type="float" office:value="21.0668466877" calcext:value-type="float">
            <text:p>21.0668466877</text:p>
          </table:table-cell>
          <table:table-cell office:value-type="float" office:value="20.2809725252" calcext:value-type="float">
            <text:p>20.2809725252</text:p>
          </table:table-cell>
          <table:table-cell office:value-type="float" office:value="22.2333029623" calcext:value-type="float">
            <text:p>22.2333029623</text:p>
          </table:table-cell>
          <table:table-cell office:value-type="float" office:value="21.6992799725" calcext:value-type="float">
            <text:p>21.699279972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21</text:p>
          </table:table-cell>
          <table:table-cell office:value-type="float" office:value="21.1917450233" calcext:value-type="float">
            <text:p>21.1917450233</text:p>
          </table:table-cell>
          <table:table-cell office:value-type="float" office:value="20.6637932405" calcext:value-type="float">
            <text:p>20.6637932405</text:p>
          </table:table-cell>
          <table:table-cell office:value-type="float" office:value="22.0501579229" calcext:value-type="float">
            <text:p>22.0501579229</text:p>
          </table:table-cell>
          <table:table-cell office:value-type="float" office:value="21.632984974" calcext:value-type="float">
            <text:p>21.63298497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21</text:p>
          </table:table-cell>
          <table:table-cell office:value-type="float" office:value="21.207454737" calcext:value-type="float">
            <text:p>21.207454737</text:p>
          </table:table-cell>
          <table:table-cell office:value-type="float" office:value="20.2466652982" calcext:value-type="float">
            <text:p>20.2466652982</text:p>
          </table:table-cell>
          <table:table-cell office:value-type="float" office:value="22.6767447046" calcext:value-type="float">
            <text:p>22.6767447046</text:p>
          </table:table-cell>
          <table:table-cell office:value-type="float" office:value="22.0023797561" calcext:value-type="float">
            <text:p>22.0023797561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21</text:p>
          </table:table-cell>
          <table:table-cell office:value-type="float" office:value="21.1832012405" calcext:value-type="float">
            <text:p>21.1832012405</text:p>
          </table:table-cell>
          <table:table-cell office:value-type="float" office:value="21.0551432446" calcext:value-type="float">
            <text:p>21.0551432446</text:p>
          </table:table-cell>
          <table:table-cell office:value-type="float" office:value="21.4109863833" calcext:value-type="float">
            <text:p>21.4109863833</text:p>
          </table:table-cell>
          <table:table-cell office:value-type="float" office:value="21.286678287" calcext:value-type="float">
            <text:p>21.286678287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2</text:p>
          </table:table-cell>
          <table:table-cell office:value-type="float" office:value="16.7276312958" calcext:value-type="float">
            <text:p>16.7276312958</text:p>
          </table:table-cell>
          <table:table-cell office:value-type="float" office:value="14.6072164846" calcext:value-type="float">
            <text:p>14.6072164846</text:p>
          </table:table-cell>
          <table:table-cell office:value-type="float" office:value="20.7884577393" calcext:value-type="float">
            <text:p>20.7884577393</text:p>
          </table:table-cell>
          <table:table-cell office:value-type="float" office:value="18.3282490531" calcext:value-type="float">
            <text:p>18.32824905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2</text:p>
          </table:table-cell>
          <table:table-cell office:value-type="float" office:value="16.600130388" calcext:value-type="float">
            <text:p>16.600130388</text:p>
          </table:table-cell>
          <table:table-cell office:value-type="float" office:value="15.9376157903" calcext:value-type="float">
            <text:p>15.9376157903</text:p>
          </table:table-cell>
          <table:table-cell office:value-type="float" office:value="17.9276124915" calcext:value-type="float">
            <text:p>17.9276124915</text:p>
          </table:table-cell>
          <table:table-cell office:value-type="float" office:value="17.2518279953" calcext:value-type="float">
            <text:p>17.251827995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2</text:p>
          </table:table-cell>
          <table:table-cell office:value-type="float" office:value="16.9241195612" calcext:value-type="float">
            <text:p>16.9241195612</text:p>
          </table:table-cell>
          <table:table-cell office:value-type="float" office:value="16.4330578616" calcext:value-type="float">
            <text:p>16.4330578616</text:p>
          </table:table-cell>
          <table:table-cell office:value-type="float" office:value="17.7715777759" calcext:value-type="float">
            <text:p>17.7715777759</text:p>
          </table:table-cell>
          <table:table-cell office:value-type="float" office:value="17.3384896135" calcext:value-type="float">
            <text:p>17.338489613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2</text:p>
          </table:table-cell>
          <table:table-cell office:value-type="float" office:value="16.8861999039" calcext:value-type="float">
            <text:p>16.8861999039</text:p>
          </table:table-cell>
          <table:table-cell office:value-type="float" office:value="15.4068571258" calcext:value-type="float">
            <text:p>15.4068571258</text:p>
          </table:table-cell>
          <table:table-cell office:value-type="float" office:value="19.7093362862" calcext:value-type="float">
            <text:p>19.7093362862</text:p>
          </table:table-cell>
          <table:table-cell office:value-type="float" office:value="18.2854606078" calcext:value-type="float">
            <text:p>18.285460607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2</text:p>
          </table:table-cell>
          <table:table-cell office:value-type="float" office:value="16.8309138233" calcext:value-type="float">
            <text:p>16.8309138233</text:p>
          </table:table-cell>
          <table:table-cell office:value-type="float" office:value="16.1568595057" calcext:value-type="float">
            <text:p>16.1568595057</text:p>
          </table:table-cell>
          <table:table-cell office:value-type="float" office:value="18.0710788448" calcext:value-type="float">
            <text:p>18.0710788448</text:p>
          </table:table-cell>
          <table:table-cell office:value-type="float" office:value="17.4951953431" calcext:value-type="float">
            <text:p>17.495195343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2</text:p>
          </table:table-cell>
          <table:table-cell office:value-type="float" office:value="17.152098806" calcext:value-type="float">
            <text:p>17.152098806</text:p>
          </table:table-cell>
          <table:table-cell office:value-type="float" office:value="17.0195419357" calcext:value-type="float">
            <text:p>17.0195419357</text:p>
          </table:table-cell>
          <table:table-cell office:value-type="float" office:value="17.4667148735" calcext:value-type="float">
            <text:p>17.4667148735</text:p>
          </table:table-cell>
          <table:table-cell office:value-type="float" office:value="17.2906743186" calcext:value-type="float">
            <text:p>17.290674318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2</text:p>
          </table:table-cell>
          <table:table-cell office:value-type="float" office:value="17.0468545887" calcext:value-type="float">
            <text:p>17.0468545887</text:p>
          </table:table-cell>
          <table:table-cell office:value-type="float" office:value="15.3613779749" calcext:value-type="float">
            <text:p>15.3613779749</text:p>
          </table:table-cell>
          <table:table-cell office:value-type="float" office:value="19.8261994085" calcext:value-type="float">
            <text:p>19.8261994085</text:p>
          </table:table-cell>
          <table:table-cell office:value-type="float" office:value="18.2725820278" calcext:value-type="float">
            <text:p>18.272582027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2</text:p>
          </table:table-cell>
          <table:table-cell office:value-type="float" office:value="17.1281154605" calcext:value-type="float">
            <text:p>17.1281154605</text:p>
          </table:table-cell>
          <table:table-cell office:value-type="float" office:value="16.3486068332" calcext:value-type="float">
            <text:p>16.3486068332</text:p>
          </table:table-cell>
          <table:table-cell office:value-type="float" office:value="18.3707037259" calcext:value-type="float">
            <text:p>18.3707037259</text:p>
          </table:table-cell>
          <table:table-cell office:value-type="float" office:value="17.7536282267" calcext:value-type="float">
            <text:p>17.753628226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2</text:p>
          </table:table-cell>
          <table:table-cell office:value-type="float" office:value="16.8243453583" calcext:value-type="float">
            <text:p>16.8243453583</text:p>
          </table:table-cell>
          <table:table-cell office:value-type="float" office:value="16.0465041337" calcext:value-type="float">
            <text:p>16.0465041337</text:p>
          </table:table-cell>
          <table:table-cell office:value-type="float" office:value="18.5169751325" calcext:value-type="float">
            <text:p>18.5169751325</text:p>
          </table:table-cell>
          <table:table-cell office:value-type="float" office:value="17.692958803" calcext:value-type="float">
            <text:p>17.69295880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2</text:p>
          </table:table-cell>
          <table:table-cell office:value-type="float" office:value="18.0942769662" calcext:value-type="float">
            <text:p>18.0942769662</text:p>
          </table:table-cell>
          <table:table-cell office:value-type="float" office:value="17.6142442553" calcext:value-type="float">
            <text:p>17.6142442553</text:p>
          </table:table-cell>
          <table:table-cell office:value-type="float" office:value="19.0293863306" calcext:value-type="float">
            <text:p>19.0293863306</text:p>
          </table:table-cell>
          <table:table-cell office:value-type="float" office:value="18.5122130007" calcext:value-type="float">
            <text:p>18.512213000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2</text:p>
          </table:table-cell>
          <table:table-cell office:value-type="float" office:value="16.8695529924" calcext:value-type="float">
            <text:p>16.8695529924</text:p>
          </table:table-cell>
          <table:table-cell office:value-type="float" office:value="15.548547847" calcext:value-type="float">
            <text:p>15.548547847</text:p>
          </table:table-cell>
          <table:table-cell office:value-type="float" office:value="19.3713659055" calcext:value-type="float">
            <text:p>19.3713659055</text:p>
          </table:table-cell>
          <table:table-cell office:value-type="float" office:value="18.1773264293" calcext:value-type="float">
            <text:p>18.177326429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2</text:p>
          </table:table-cell>
          <table:table-cell office:value-type="float" office:value="17.0137479458" calcext:value-type="float">
            <text:p>17.0137479458</text:p>
          </table:table-cell>
          <table:table-cell office:value-type="float" office:value="16.6272531142" calcext:value-type="float">
            <text:p>16.6272531142</text:p>
          </table:table-cell>
          <table:table-cell office:value-type="float" office:value="17.8385260304" calcext:value-type="float">
            <text:p>17.8385260304</text:p>
          </table:table-cell>
          <table:table-cell office:value-type="float" office:value="17.3934411409" calcext:value-type="float">
            <text:p>17.393441140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2</text:p>
          </table:table-cell>
          <table:table-cell office:value-type="float" office:value="16.8526939484" calcext:value-type="float">
            <text:p>16.8526939484</text:p>
          </table:table-cell>
          <table:table-cell office:value-type="float" office:value="15.8753022448" calcext:value-type="float">
            <text:p>15.8753022448</text:p>
          </table:table-cell>
          <table:table-cell office:value-type="float" office:value="18.8221799942" calcext:value-type="float">
            <text:p>18.8221799942</text:p>
          </table:table-cell>
          <table:table-cell office:value-type="float" office:value="17.81083953" calcext:value-type="float">
            <text:p>17.8108395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2</text:p>
          </table:table-cell>
          <table:table-cell office:value-type="float" office:value="16.7164206705" calcext:value-type="float">
            <text:p>16.7164206705</text:p>
          </table:table-cell>
          <table:table-cell office:value-type="float" office:value="14.7287337409" calcext:value-type="float">
            <text:p>14.7287337409</text:p>
          </table:table-cell>
          <table:table-cell office:value-type="float" office:value="19.6090323365" calcext:value-type="float">
            <text:p>19.6090323365</text:p>
          </table:table-cell>
          <table:table-cell office:value-type="float" office:value="18.2869124249" calcext:value-type="float">
            <text:p>18.286912424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4</text:p>
          </table:table-cell>
          <table:table-cell office:value-type="float" office:value="24.7426342654" calcext:value-type="float">
            <text:p>24.7426342654</text:p>
          </table:table-cell>
          <table:table-cell office:value-type="float" office:value="23.535645291" calcext:value-type="float">
            <text:p>23.535645291</text:p>
          </table:table-cell>
          <table:table-cell office:value-type="float" office:value="26.4745086845" calcext:value-type="float">
            <text:p>26.4745086845</text:p>
          </table:table-cell>
          <table:table-cell office:value-type="float" office:value="25.6762470576" calcext:value-type="float">
            <text:p>25.676247057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4</text:p>
          </table:table-cell>
          <table:table-cell office:value-type="float" office:value="21.2183821089" calcext:value-type="float">
            <text:p>21.2183821089</text:p>
          </table:table-cell>
          <table:table-cell office:value-type="float" office:value="18.7662303108" calcext:value-type="float">
            <text:p>18.7662303108</text:p>
          </table:table-cell>
          <table:table-cell office:value-type="float" office:value="25.3094307371" calcext:value-type="float">
            <text:p>25.3094307371</text:p>
          </table:table-cell>
          <table:table-cell office:value-type="float" office:value="23.253600128" calcext:value-type="float">
            <text:p>23.25360012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4</text:p>
          </table:table-cell>
          <table:table-cell office:value-type="float" office:value="21.2783201119" calcext:value-type="float">
            <text:p>21.2783201119</text:p>
          </table:table-cell>
          <table:table-cell office:value-type="float" office:value="19.9360423966" calcext:value-type="float">
            <text:p>19.9360423966</text:p>
          </table:table-cell>
          <table:table-cell office:value-type="float" office:value="23.4088129756" calcext:value-type="float">
            <text:p>23.4088129756</text:p>
          </table:table-cell>
          <table:table-cell office:value-type="float" office:value="22.4142281485" calcext:value-type="float">
            <text:p>22.414228148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4</text:p>
          </table:table-cell>
          <table:table-cell office:value-type="float" office:value="21.094488952" calcext:value-type="float">
            <text:p>21.094488952</text:p>
          </table:table-cell>
          <table:table-cell office:value-type="float" office:value="20.815071824" calcext:value-type="float">
            <text:p>20.815071824</text:p>
          </table:table-cell>
          <table:table-cell office:value-type="float" office:value="21.8148752735" calcext:value-type="float">
            <text:p>21.8148752735</text:p>
          </table:table-cell>
          <table:table-cell office:value-type="float" office:value="21.4390878148" calcext:value-type="float">
            <text:p>21.439087814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4</text:p>
          </table:table-cell>
          <table:table-cell office:value-type="float" office:value="20.9810693774" calcext:value-type="float">
            <text:p>20.9810693774</text:p>
          </table:table-cell>
          <table:table-cell office:value-type="float" office:value="19.5849773201" calcext:value-type="float">
            <text:p>19.5849773201</text:p>
          </table:table-cell>
          <table:table-cell office:value-type="float" office:value="24.5654484676" calcext:value-type="float">
            <text:p>24.5654484676</text:p>
          </table:table-cell>
          <table:table-cell office:value-type="float" office:value="22.5075709942" calcext:value-type="float">
            <text:p>22.507570994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4</text:p>
          </table:table-cell>
          <table:table-cell office:value-type="float" office:value="21.1616218539" calcext:value-type="float">
            <text:p>21.1616218539</text:p>
          </table:table-cell>
          <table:table-cell office:value-type="float" office:value="20.2750031136" calcext:value-type="float">
            <text:p>20.2750031136</text:p>
          </table:table-cell>
          <table:table-cell office:value-type="float" office:value="22.4846073635" calcext:value-type="float">
            <text:p>22.4846073635</text:p>
          </table:table-cell>
          <table:table-cell office:value-type="float" office:value="21.8700114549" calcext:value-type="float">
            <text:p>21.870011454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4</text:p>
          </table:table-cell>
          <table:table-cell office:value-type="float" office:value="20.9591093953" calcext:value-type="float">
            <text:p>20.9591093953</text:p>
          </table:table-cell>
          <table:table-cell office:value-type="float" office:value="19.9013049402" calcext:value-type="float">
            <text:p>19.9013049402</text:p>
          </table:table-cell>
          <table:table-cell office:value-type="float" office:value="22.4811341344" calcext:value-type="float">
            <text:p>22.4811341344</text:p>
          </table:table-cell>
          <table:table-cell office:value-type="float" office:value="21.7532343349" calcext:value-type="float">
            <text:p>21.7532343349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4</text:p>
          </table:table-cell>
          <table:table-cell office:value-type="float" office:value="21.2423197972" calcext:value-type="float">
            <text:p>21.2423197972</text:p>
          </table:table-cell>
          <table:table-cell office:value-type="float" office:value="19.6002269034" calcext:value-type="float">
            <text:p>19.6002269034</text:p>
          </table:table-cell>
          <table:table-cell office:value-type="float" office:value="23.8262478864" calcext:value-type="float">
            <text:p>23.8262478864</text:p>
          </table:table-cell>
          <table:table-cell office:value-type="float" office:value="22.5911319509" calcext:value-type="float">
            <text:p>22.591131950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4</text:p>
          </table:table-cell>
          <table:table-cell office:value-type="float" office:value="21.3916549051" calcext:value-type="float">
            <text:p>21.3916549051</text:p>
          </table:table-cell>
          <table:table-cell office:value-type="float" office:value="19.4070336668" calcext:value-type="float">
            <text:p>19.4070336668</text:p>
          </table:table-cell>
          <table:table-cell office:value-type="float" office:value="24.3101868569" calcext:value-type="float">
            <text:p>24.3101868569</text:p>
          </table:table-cell>
          <table:table-cell office:value-type="float" office:value="22.9750196492" calcext:value-type="float">
            <text:p>22.975019649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4</text:p>
          </table:table-cell>
          <table:table-cell office:value-type="float" office:value="21.278473709" calcext:value-type="float">
            <text:p>21.278473709</text:p>
          </table:table-cell>
          <table:table-cell office:value-type="float" office:value="20.6804996052" calcext:value-type="float">
            <text:p>20.6804996052</text:p>
          </table:table-cell>
          <table:table-cell office:value-type="float" office:value="22.1886041668" calcext:value-type="float">
            <text:p>22.1886041668</text:p>
          </table:table-cell>
          <table:table-cell office:value-type="float" office:value="21.7719193538" calcext:value-type="float">
            <text:p>21.771919353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4</text:p>
          </table:table-cell>
          <table:table-cell office:value-type="float" office:value="21.2554897275" calcext:value-type="float">
            <text:p>21.2554897275</text:p>
          </table:table-cell>
          <table:table-cell office:value-type="float" office:value="20.9799539437" calcext:value-type="float">
            <text:p>20.9799539437</text:p>
          </table:table-cell>
          <table:table-cell office:value-type="float" office:value="21.7313527928" calcext:value-type="float">
            <text:p>21.7313527928</text:p>
          </table:table-cell>
          <table:table-cell office:value-type="float" office:value="21.4986369375" calcext:value-type="float">
            <text:p>21.498636937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4</text:p>
          </table:table-cell>
          <table:table-cell office:value-type="float" office:value="21.2408566757" calcext:value-type="float">
            <text:p>21.2408566757</text:p>
          </table:table-cell>
          <table:table-cell office:value-type="float" office:value="19.5627954745" calcext:value-type="float">
            <text:p>19.5627954745</text:p>
          </table:table-cell>
          <table:table-cell office:value-type="float" office:value="23.8064582504" calcext:value-type="float">
            <text:p>23.8064582504</text:p>
          </table:table-cell>
          <table:table-cell office:value-type="float" office:value="22.3657348887" calcext:value-type="float">
            <text:p>22.365734888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4</text:p>
          </table:table-cell>
          <table:table-cell office:value-type="float" office:value="21.1406054993" calcext:value-type="float">
            <text:p>21.1406054993</text:p>
          </table:table-cell>
          <table:table-cell office:value-type="float" office:value="20.8755624618" calcext:value-type="float">
            <text:p>20.8755624618</text:p>
          </table:table-cell>
          <table:table-cell office:value-type="float" office:value="21.7753985681" calcext:value-type="float">
            <text:p>21.7753985681</text:p>
          </table:table-cell>
          <table:table-cell office:value-type="float" office:value="21.4350383237" calcext:value-type="float">
            <text:p>21.4350383237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4</text:p>
          </table:table-cell>
          <table:table-cell office:value-type="float" office:value="21.1592141342" calcext:value-type="float">
            <text:p>21.1592141342</text:p>
          </table:table-cell>
          <table:table-cell office:value-type="float" office:value="18.5108293678" calcext:value-type="float">
            <text:p>18.5108293678</text:p>
          </table:table-cell>
          <table:table-cell office:value-type="float" office:value="24.7730874695" calcext:value-type="float">
            <text:p>24.7730874695</text:p>
          </table:table-cell>
          <table:table-cell office:value-type="float" office:value="23.0771740744" calcext:value-type="float">
            <text:p>23.0771740744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55</text:p>
          </table:table-cell>
          <table:table-cell office:value-type="float" office:value="21.0692541963" calcext:value-type="float">
            <text:p>21.0692541963</text:p>
          </table:table-cell>
          <table:table-cell office:value-type="float" office:value="19.2036479259" calcext:value-type="float">
            <text:p>19.2036479259</text:p>
          </table:table-cell>
          <table:table-cell office:value-type="float" office:value="24.072919578" calcext:value-type="float">
            <text:p>24.072919578</text:p>
          </table:table-cell>
          <table:table-cell office:value-type="float" office:value="22.4248402936" calcext:value-type="float">
            <text:p>22.424840293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55</text:p>
          </table:table-cell>
          <table:table-cell office:value-type="float" office:value="21.6032022826" calcext:value-type="float">
            <text:p>21.6032022826</text:p>
          </table:table-cell>
          <table:table-cell office:value-type="float" office:value="20.744989316" calcext:value-type="float">
            <text:p>20.744989316</text:p>
          </table:table-cell>
          <table:table-cell office:value-type="float" office:value="23.5307933841" calcext:value-type="float">
            <text:p>23.5307933841</text:p>
          </table:table-cell>
          <table:table-cell office:value-type="float" office:value="22.5007892381" calcext:value-type="float">
            <text:p>22.500789238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55</text:p>
          </table:table-cell>
          <table:table-cell office:value-type="float" office:value="21.0101522012" calcext:value-type="float">
            <text:p>21.0101522012</text:p>
          </table:table-cell>
          <table:table-cell office:value-type="float" office:value="20.2130261223" calcext:value-type="float">
            <text:p>20.2130261223</text:p>
          </table:table-cell>
          <table:table-cell office:value-type="float" office:value="22.6153197834" calcext:value-type="float">
            <text:p>22.6153197834</text:p>
          </table:table-cell>
          <table:table-cell office:value-type="float" office:value="21.8245449982" calcext:value-type="float">
            <text:p>21.824544998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55</text:p>
          </table:table-cell>
          <table:table-cell office:value-type="float" office:value="21.1647843716" calcext:value-type="float">
            <text:p>21.1647843716</text:p>
          </table:table-cell>
          <table:table-cell office:value-type="float" office:value="19.9500549691" calcext:value-type="float">
            <text:p>19.9500549691</text:p>
          </table:table-cell>
          <table:table-cell office:value-type="float" office:value="22.8024939347" calcext:value-type="float">
            <text:p>22.8024939347</text:p>
          </table:table-cell>
          <table:table-cell office:value-type="float" office:value="22.0326260792" calcext:value-type="float">
            <text:p>22.032626079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55</text:p>
          </table:table-cell>
          <table:table-cell office:value-type="float" office:value="21.4375644109" calcext:value-type="float">
            <text:p>21.4375644109</text:p>
          </table:table-cell>
          <table:table-cell office:value-type="float" office:value="20.5240438443" calcext:value-type="float">
            <text:p>20.5240438443</text:p>
          </table:table-cell>
          <table:table-cell office:value-type="float" office:value="23.9113588856" calcext:value-type="float">
            <text:p>23.9113588856</text:p>
          </table:table-cell>
          <table:table-cell office:value-type="float" office:value="22.4796574521" calcext:value-type="float">
            <text:p>22.479657452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55</text:p>
          </table:table-cell>
          <table:table-cell office:value-type="float" office:value="21.2432155182" calcext:value-type="float">
            <text:p>21.2432155182</text:p>
          </table:table-cell>
          <table:table-cell office:value-type="float" office:value="19.5832169277" calcext:value-type="float">
            <text:p>19.5832169277</text:p>
          </table:table-cell>
          <table:table-cell office:value-type="float" office:value="24.2333233827" calcext:value-type="float">
            <text:p>24.2333233827</text:p>
          </table:table-cell>
          <table:table-cell office:value-type="float" office:value="22.5279461184" calcext:value-type="float">
            <text:p>22.527946118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55</text:p>
          </table:table-cell>
          <table:table-cell office:value-type="float" office:value="21.0414496557" calcext:value-type="float">
            <text:p>21.0414496557</text:p>
          </table:table-cell>
          <table:table-cell office:value-type="float" office:value="17.458768931" calcext:value-type="float">
            <text:p>17.458768931</text:p>
          </table:table-cell>
          <table:table-cell office:value-type="float" office:value="27.5062926341" calcext:value-type="float">
            <text:p>27.5062926341</text:p>
          </table:table-cell>
          <table:table-cell office:value-type="float" office:value="24.5916011537" calcext:value-type="float">
            <text:p>24.591601153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55</text:p>
          </table:table-cell>
          <table:table-cell office:value-type="float" office:value="24.3473776513" calcext:value-type="float">
            <text:p>24.3473776513</text:p>
          </table:table-cell>
          <table:table-cell office:value-type="float" office:value="23.9036036756" calcext:value-type="float">
            <text:p>23.9036036756</text:p>
          </table:table-cell>
          <table:table-cell office:value-type="float" office:value="25.3748285971" calcext:value-type="float">
            <text:p>25.3748285971</text:p>
          </table:table-cell>
          <table:table-cell office:value-type="float" office:value="24.8783656457" calcext:value-type="float">
            <text:p>24.8783656457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55</text:p>
          </table:table-cell>
          <table:table-cell office:value-type="float" office:value="31.2296472988" calcext:value-type="float">
            <text:p>31.2296472988</text:p>
          </table:table-cell>
          <table:table-cell office:value-type="float" office:value="30.8774081412" calcext:value-type="float">
            <text:p>30.8774081412</text:p>
          </table:table-cell>
          <table:table-cell office:value-type="float" office:value="31.8547554623" calcext:value-type="float">
            <text:p>31.8547554623</text:p>
          </table:table-cell>
          <table:table-cell office:value-type="float" office:value="31.5247116395" calcext:value-type="float">
            <text:p>31.524711639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55</text:p>
          </table:table-cell>
          <table:table-cell office:value-type="float" office:value="25.8258467961" calcext:value-type="float">
            <text:p>25.8258467961</text:p>
          </table:table-cell>
          <table:table-cell office:value-type="float" office:value="25.5934334972" calcext:value-type="float">
            <text:p>25.5934334972</text:p>
          </table:table-cell>
          <table:table-cell office:value-type="float" office:value="26.2571775161" calcext:value-type="float">
            <text:p>26.2571775161</text:p>
          </table:table-cell>
          <table:table-cell office:value-type="float" office:value="26.0165227205" calcext:value-type="float">
            <text:p>26.0165227205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55</text:p>
          </table:table-cell>
          <table:table-cell office:value-type="float" office:value="21.5147534623" calcext:value-type="float">
            <text:p>21.5147534623</text:p>
          </table:table-cell>
          <table:table-cell office:value-type="float" office:value="20.8460135983" calcext:value-type="float">
            <text:p>20.8460135983</text:p>
          </table:table-cell>
          <table:table-cell office:value-type="float" office:value="22.5863915195" calcext:value-type="float">
            <text:p>22.5863915195</text:p>
          </table:table-cell>
          <table:table-cell office:value-type="float" office:value="22.0411929101" calcext:value-type="float">
            <text:p>22.041192910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55</text:p>
          </table:table-cell>
          <table:table-cell office:value-type="float" office:value="21.1872687396" calcext:value-type="float">
            <text:p>21.1872687396</text:p>
          </table:table-cell>
          <table:table-cell office:value-type="float" office:value="20.7613565778" calcext:value-type="float">
            <text:p>20.7613565778</text:p>
          </table:table-cell>
          <table:table-cell office:value-type="float" office:value="21.9856831229" calcext:value-type="float">
            <text:p>21.9856831229</text:p>
          </table:table-cell>
          <table:table-cell office:value-type="float" office:value="21.5936958659" calcext:value-type="float">
            <text:p>21.593695865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55</text:p>
          </table:table-cell>
          <table:table-cell office:value-type="float" office:value="20.9998254221" calcext:value-type="float">
            <text:p>20.9998254221</text:p>
          </table:table-cell>
          <table:table-cell office:value-type="float" office:value="19.9112752144" calcext:value-type="float">
            <text:p>19.9112752144</text:p>
          </table:table-cell>
          <table:table-cell office:value-type="float" office:value="23.4043944897" calcext:value-type="float">
            <text:p>23.4043944897</text:p>
          </table:table-cell>
          <table:table-cell office:value-type="float" office:value="22.1581972624" calcext:value-type="float">
            <text:p>22.158197262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55</text:p>
          </table:table-cell>
          <table:table-cell office:value-type="float" office:value="21.1967010995" calcext:value-type="float">
            <text:p>21.1967010995</text:p>
          </table:table-cell>
          <table:table-cell office:value-type="float" office:value="20.30322636" calcext:value-type="float">
            <text:p>20.30322636</text:p>
          </table:table-cell>
          <table:table-cell office:value-type="float" office:value="22.6616468296" calcext:value-type="float">
            <text:p>22.6616468296</text:p>
          </table:table-cell>
          <table:table-cell office:value-type="float" office:value="21.9536419852" calcext:value-type="float">
            <text:p>21.9536419852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64</text:p>
          </table:table-cell>
          <table:table-cell office:value-type="float" office:value="16.6824948615" calcext:value-type="float">
            <text:p>16.6824948615</text:p>
          </table:table-cell>
          <table:table-cell office:value-type="float" office:value="14.820291867" calcext:value-type="float">
            <text:p>14.820291867</text:p>
          </table:table-cell>
          <table:table-cell office:value-type="float" office:value="20.064483947" calcext:value-type="float">
            <text:p>20.064483947</text:p>
          </table:table-cell>
          <table:table-cell office:value-type="float" office:value="18.2236449121" calcext:value-type="float">
            <text:p>18.223644912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64</text:p>
          </table:table-cell>
          <table:table-cell office:value-type="float" office:value="16.8410350806" calcext:value-type="float">
            <text:p>16.8410350806</text:p>
          </table:table-cell>
          <table:table-cell office:value-type="float" office:value="15.0605736368" calcext:value-type="float">
            <text:p>15.0605736368</text:p>
          </table:table-cell>
          <table:table-cell office:value-type="float" office:value="20.1810333348" calcext:value-type="float">
            <text:p>20.1810333348</text:p>
          </table:table-cell>
          <table:table-cell office:value-type="float" office:value="18.3423219166" calcext:value-type="float">
            <text:p>18.342321916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64</text:p>
          </table:table-cell>
          <table:table-cell office:value-type="float" office:value="16.5064848445" calcext:value-type="float">
            <text:p>16.5064848445</text:p>
          </table:table-cell>
          <table:table-cell office:value-type="float" office:value="15.0718024525" calcext:value-type="float">
            <text:p>15.0718024525</text:p>
          </table:table-cell>
          <table:table-cell office:value-type="float" office:value="18.7644722347" calcext:value-type="float">
            <text:p>18.7644722347</text:p>
          </table:table-cell>
          <table:table-cell office:value-type="float" office:value="17.7329147673" calcext:value-type="float">
            <text:p>17.732914767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64</text:p>
          </table:table-cell>
          <table:table-cell office:value-type="float" office:value="17.1347819619" calcext:value-type="float">
            <text:p>17.1347819619</text:p>
          </table:table-cell>
          <table:table-cell office:value-type="float" office:value="16.7485536543" calcext:value-type="float">
            <text:p>16.7485536543</text:p>
          </table:table-cell>
          <table:table-cell office:value-type="float" office:value="17.7678159021" calcext:value-type="float">
            <text:p>17.7678159021</text:p>
          </table:table-cell>
          <table:table-cell office:value-type="float" office:value="17.4525803195" calcext:value-type="float">
            <text:p>17.452580319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64</text:p>
          </table:table-cell>
          <table:table-cell office:value-type="float" office:value="17.1253099379" calcext:value-type="float">
            <text:p>17.1253099379</text:p>
          </table:table-cell>
          <table:table-cell office:value-type="float" office:value="16.2245880171" calcext:value-type="float">
            <text:p>16.2245880171</text:p>
          </table:table-cell>
          <table:table-cell office:value-type="float" office:value="18.5095902778" calcext:value-type="float">
            <text:p>18.5095902778</text:p>
          </table:table-cell>
          <table:table-cell office:value-type="float" office:value="17.8613044143" calcext:value-type="float">
            <text:p>17.861304414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64</text:p>
          </table:table-cell>
          <table:table-cell office:value-type="float" office:value="17.0077840772" calcext:value-type="float">
            <text:p>17.0077840772</text:p>
          </table:table-cell>
          <table:table-cell office:value-type="float" office:value="16.7590724529" calcext:value-type="float">
            <text:p>16.7590724529</text:p>
          </table:table-cell>
          <table:table-cell office:value-type="float" office:value="17.4055812469" calcext:value-type="float">
            <text:p>17.4055812469</text:p>
          </table:table-cell>
          <table:table-cell office:value-type="float" office:value="17.1764453204" calcext:value-type="float">
            <text:p>17.176445320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64</text:p>
          </table:table-cell>
          <table:table-cell office:value-type="float" office:value="19.2893294461" calcext:value-type="float">
            <text:p>19.2893294461</text:p>
          </table:table-cell>
          <table:table-cell office:value-type="float" office:value="17.5618585779" calcext:value-type="float">
            <text:p>17.5618585779</text:p>
          </table:table-cell>
          <table:table-cell office:value-type="float" office:value="22.3703255914" calcext:value-type="float">
            <text:p>22.3703255914</text:p>
          </table:table-cell>
          <table:table-cell office:value-type="float" office:value="20.5445519131" calcext:value-type="float">
            <text:p>20.544551913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64</text:p>
          </table:table-cell>
          <table:table-cell office:value-type="float" office:value="17.2147329479" calcext:value-type="float">
            <text:p>17.2147329479</text:p>
          </table:table-cell>
          <table:table-cell office:value-type="float" office:value="14.1341096393" calcext:value-type="float">
            <text:p>14.1341096393</text:p>
          </table:table-cell>
          <table:table-cell office:value-type="float" office:value="24.5980278781" calcext:value-type="float">
            <text:p>24.5980278781</text:p>
          </table:table-cell>
          <table:table-cell office:value-type="float" office:value="20.6279308278" calcext:value-type="float">
            <text:p>20.627930827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64</text:p>
          </table:table-cell>
          <table:table-cell office:value-type="float" office:value="16.7823632493" calcext:value-type="float">
            <text:p>16.7823632493</text:p>
          </table:table-cell>
          <table:table-cell office:value-type="float" office:value="15.1080344329" calcext:value-type="float">
            <text:p>15.1080344329</text:p>
          </table:table-cell>
          <table:table-cell office:value-type="float" office:value="20.1231071472" calcext:value-type="float">
            <text:p>20.1231071472</text:p>
          </table:table-cell>
          <table:table-cell office:value-type="float" office:value="18.3347954973" calcext:value-type="float">
            <text:p>18.3347954973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64</text:p>
          </table:table-cell>
          <table:table-cell office:value-type="float" office:value="17.1797477573" calcext:value-type="float">
            <text:p>17.1797477573</text:p>
          </table:table-cell>
          <table:table-cell office:value-type="float" office:value="16.885254551" calcext:value-type="float">
            <text:p>16.885254551</text:p>
          </table:table-cell>
          <table:table-cell office:value-type="float" office:value="17.6459093546" calcext:value-type="float">
            <text:p>17.6459093546</text:p>
          </table:table-cell>
          <table:table-cell office:value-type="float" office:value="17.4213700173" calcext:value-type="float">
            <text:p>17.421370017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64</text:p>
          </table:table-cell>
          <table:table-cell office:value-type="float" office:value="16.9261008925" calcext:value-type="float">
            <text:p>16.9261008925</text:p>
          </table:table-cell>
          <table:table-cell office:value-type="float" office:value="16.8019784914" calcext:value-type="float">
            <text:p>16.8019784914</text:p>
          </table:table-cell>
          <table:table-cell office:value-type="float" office:value="17.1347357829" calcext:value-type="float">
            <text:p>17.1347357829</text:p>
          </table:table-cell>
          <table:table-cell office:value-type="float" office:value="17.0271416616" calcext:value-type="float">
            <text:p>17.02714166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64</text:p>
          </table:table-cell>
          <table:table-cell office:value-type="float" office:value="20.822072729" calcext:value-type="float">
            <text:p>20.822072729</text:p>
          </table:table-cell>
          <table:table-cell office:value-type="float" office:value="20.5753331389" calcext:value-type="float">
            <text:p>20.5753331389</text:p>
          </table:table-cell>
          <table:table-cell office:value-type="float" office:value="21.2762903219" calcext:value-type="float">
            <text:p>21.2762903219</text:p>
          </table:table-cell>
          <table:table-cell office:value-type="float" office:value="21.018615537" calcext:value-type="float">
            <text:p>21.018615537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64</text:p>
          </table:table-cell>
          <table:table-cell office:value-type="float" office:value="16.6340757062" calcext:value-type="float">
            <text:p>16.6340757062</text:p>
          </table:table-cell>
          <table:table-cell office:value-type="float" office:value="16.3394496259" calcext:value-type="float">
            <text:p>16.3394496259</text:p>
          </table:table-cell>
          <table:table-cell office:value-type="float" office:value="17.3807543326" calcext:value-type="float">
            <text:p>17.3807543326</text:p>
          </table:table-cell>
          <table:table-cell office:value-type="float" office:value="16.987428682" calcext:value-type="float">
            <text:p>16.98742868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64</text:p>
          </table:table-cell>
          <table:table-cell office:value-type="float" office:value="16.8536184936" calcext:value-type="float">
            <text:p>16.8536184936</text:p>
          </table:table-cell>
          <table:table-cell office:value-type="float" office:value="16.1614507367" calcext:value-type="float">
            <text:p>16.1614507367</text:p>
          </table:table-cell>
          <table:table-cell office:value-type="float" office:value="17.8942304323" calcext:value-type="float">
            <text:p>17.8942304323</text:p>
          </table:table-cell>
          <table:table-cell office:value-type="float" office:value="17.4059223438" calcext:value-type="float">
            <text:p>17.405922343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17"/>
        </table:table-row>
      </table:table>
      <table:table table:name="xeon" table:style-name="ta1">
        <table:shapes>
          <draw:frame draw:z-index="0" draw:style-name="gr1" draw:text-style-name="P1" svg:width="877.55pt" svg:height="443.65pt" svg:x="532.8pt" svg:y="11.88pt">
            <loext:p draw:notify-on-update-of-ranges="xeon.A2:xeon.A197 xeon.B1:xeon.B1 xeon.C2:xeon.C197 xeon.C1:xeon.C1 xeon.B2:xeon.B197 xeon.D1:xeon.D1 xeon.E2:xeon.E197 xeon.E1:xeon.E1 xeon.D2:xeon.D19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Bound</text:p>
          </table:table-cell>
          <table:table-cell table:style-name="ce1" office:value-type="string" calcext:value-type="string">
            <text:p>highBound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sourceOffset</text:p>
          </table:table-cell>
          <table:table-cell table:style-name="ce1" office:value-type="string" calcext:value-type="string">
            <text:p>destinationOffse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rraycopy_0_0</text:p>
          </table:table-cell>
          <table:table-cell office:value-type="float" office:value="32.5157750662" calcext:value-type="float">
            <text:p>32.5157750662</text:p>
          </table:table-cell>
          <table:table-cell office:value-type="float" office:value="32.5130414806" calcext:value-type="float">
            <text:p>32.5130414806</text:p>
          </table:table-cell>
          <table:table-cell office:value-type="float" office:value="32.5207224053" calcext:value-type="float">
            <text:p>32.5207224053</text:p>
          </table:table-cell>
          <table:table-cell office:value-type="float" office:value="32.518192792" calcext:value-type="float">
            <text:p>32.518192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0</text:p>
          </table:table-cell>
          <table:table-cell office:value-type="float" office:value="44.4326585556" calcext:value-type="float">
            <text:p>44.4326585556</text:p>
          </table:table-cell>
          <table:table-cell office:value-type="float" office:value="43.6639516597" calcext:value-type="float">
            <text:p>43.6639516597</text:p>
          </table:table-cell>
          <table:table-cell office:value-type="float" office:value="45.9364843866" calcext:value-type="float">
            <text:p>45.9364843866</text:p>
          </table:table-cell>
          <table:table-cell office:value-type="float" office:value="45.2571800293" calcext:value-type="float">
            <text:p>45.2571800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0</text:p>
          </table:table-cell>
          <table:table-cell office:value-type="float" office:value="45.3996271433" calcext:value-type="float">
            <text:p>45.3996271433</text:p>
          </table:table-cell>
          <table:table-cell office:value-type="float" office:value="45.339824637" calcext:value-type="float">
            <text:p>45.339824637</text:p>
          </table:table-cell>
          <table:table-cell office:value-type="float" office:value="45.497133195" calcext:value-type="float">
            <text:p>45.497133195</text:p>
          </table:table-cell>
          <table:table-cell office:value-type="float" office:value="45.4484231462" calcext:value-type="float">
            <text:p>45.44842314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0</text:p>
          </table:table-cell>
          <table:table-cell office:value-type="float" office:value="45.1993413377" calcext:value-type="float">
            <text:p>45.1993413377</text:p>
          </table:table-cell>
          <table:table-cell office:value-type="float" office:value="45.0025569135" calcext:value-type="float">
            <text:p>45.0025569135</text:p>
          </table:table-cell>
          <table:table-cell office:value-type="float" office:value="45.7360983208" calcext:value-type="float">
            <text:p>45.7360983208</text:p>
          </table:table-cell>
          <table:table-cell office:value-type="float" office:value="45.4190173617" calcext:value-type="float">
            <text:p>45.41901736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0</text:p>
          </table:table-cell>
          <table:table-cell office:value-type="float" office:value="43.743407902" calcext:value-type="float">
            <text:p>43.743407902</text:p>
          </table:table-cell>
          <table:table-cell office:value-type="float" office:value="42.7856648719" calcext:value-type="float">
            <text:p>42.7856648719</text:p>
          </table:table-cell>
          <table:table-cell office:value-type="float" office:value="46.3622290527" calcext:value-type="float">
            <text:p>46.3622290527</text:p>
          </table:table-cell>
          <table:table-cell office:value-type="float" office:value="44.7971068908" calcext:value-type="float">
            <text:p>44.79710689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0</text:p>
          </table:table-cell>
          <table:table-cell office:value-type="float" office:value="45.0450079833" calcext:value-type="float">
            <text:p>45.0450079833</text:p>
          </table:table-cell>
          <table:table-cell office:value-type="float" office:value="44.9213601353" calcext:value-type="float">
            <text:p>44.9213601353</text:p>
          </table:table-cell>
          <table:table-cell office:value-type="float" office:value="45.3570188343" calcext:value-type="float">
            <text:p>45.3570188343</text:p>
          </table:table-cell>
          <table:table-cell office:value-type="float" office:value="45.1901484938" calcext:value-type="float">
            <text:p>45.19014849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0</text:p>
          </table:table-cell>
          <table:table-cell office:value-type="float" office:value="44.779486551" calcext:value-type="float">
            <text:p>44.779486551</text:p>
          </table:table-cell>
          <table:table-cell office:value-type="float" office:value="44.6979657526" calcext:value-type="float">
            <text:p>44.6979657526</text:p>
          </table:table-cell>
          <table:table-cell office:value-type="float" office:value="44.922378449" calcext:value-type="float">
            <text:p>44.922378449</text:p>
          </table:table-cell>
          <table:table-cell office:value-type="float" office:value="44.8504277537" calcext:value-type="float">
            <text:p>44.85042775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0</text:p>
          </table:table-cell>
          <table:table-cell office:value-type="float" office:value="44.2382649417" calcext:value-type="float">
            <text:p>44.2382649417</text:p>
          </table:table-cell>
          <table:table-cell office:value-type="float" office:value="43.1428186537" calcext:value-type="float">
            <text:p>43.1428186537</text:p>
          </table:table-cell>
          <table:table-cell office:value-type="float" office:value="47.2244891163" calcext:value-type="float">
            <text:p>47.2244891163</text:p>
          </table:table-cell>
          <table:table-cell office:value-type="float" office:value="45.4658225382" calcext:value-type="float">
            <text:p>45.46582253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0</text:p>
          </table:table-cell>
          <table:table-cell office:value-type="float" office:value="32.5164855467" calcext:value-type="float">
            <text:p>32.5164855467</text:p>
          </table:table-cell>
          <table:table-cell office:value-type="float" office:value="32.5088505005" calcext:value-type="float">
            <text:p>32.5088505005</text:p>
          </table:table-cell>
          <table:table-cell office:value-type="float" office:value="32.5270399814" calcext:value-type="float">
            <text:p>32.5270399814</text:p>
          </table:table-cell>
          <table:table-cell office:value-type="float" office:value="32.5221489363" calcext:value-type="float">
            <text:p>32.52214893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0</text:p>
          </table:table-cell>
          <table:table-cell office:value-type="float" office:value="44.8412357521" calcext:value-type="float">
            <text:p>44.8412357521</text:p>
          </table:table-cell>
          <table:table-cell office:value-type="float" office:value="44.8021371173" calcext:value-type="float">
            <text:p>44.8021371173</text:p>
          </table:table-cell>
          <table:table-cell office:value-type="float" office:value="44.9128781685" calcext:value-type="float">
            <text:p>44.9128781685</text:p>
          </table:table-cell>
          <table:table-cell office:value-type="float" office:value="44.8737887864" calcext:value-type="float">
            <text:p>44.87378878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0</text:p>
          </table:table-cell>
          <table:table-cell office:value-type="float" office:value="32.5168565297" calcext:value-type="float">
            <text:p>32.5168565297</text:p>
          </table:table-cell>
          <table:table-cell office:value-type="float" office:value="32.5151268222" calcext:value-type="float">
            <text:p>32.5151268222</text:p>
          </table:table-cell>
          <table:table-cell office:value-type="float" office:value="32.5194946256" calcext:value-type="float">
            <text:p>32.5194946256</text:p>
          </table:table-cell>
          <table:table-cell office:value-type="float" office:value="32.5181377105" calcext:value-type="float">
            <text:p>32.51813771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0</text:p>
          </table:table-cell>
          <table:table-cell office:value-type="float" office:value="44.5530115625" calcext:value-type="float">
            <text:p>44.5530115625</text:p>
          </table:table-cell>
          <table:table-cell office:value-type="float" office:value="44.5133681172" calcext:value-type="float">
            <text:p>44.5133681172</text:p>
          </table:table-cell>
          <table:table-cell office:value-type="float" office:value="44.645667931" calcext:value-type="float">
            <text:p>44.645667931</text:p>
          </table:table-cell>
          <table:table-cell office:value-type="float" office:value="44.5996087344" calcext:value-type="float">
            <text:p>44.599608734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0</text:p>
          </table:table-cell>
          <table:table-cell office:value-type="float" office:value="44.3852542106" calcext:value-type="float">
            <text:p>44.3852542106</text:p>
          </table:table-cell>
          <table:table-cell office:value-type="float" office:value="44.0714883555" calcext:value-type="float">
            <text:p>44.0714883555</text:p>
          </table:table-cell>
          <table:table-cell office:value-type="float" office:value="44.8977062778" calcext:value-type="float">
            <text:p>44.8977062778</text:p>
          </table:table-cell>
          <table:table-cell office:value-type="float" office:value="44.6592091879" calcext:value-type="float">
            <text:p>44.659209187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0</text:p>
          </table:table-cell>
          <table:table-cell office:value-type="float" office:value="32.5164529325" calcext:value-type="float">
            <text:p>32.5164529325</text:p>
          </table:table-cell>
          <table:table-cell office:value-type="float" office:value="32.4883073984" calcext:value-type="float">
            <text:p>32.4883073984</text:p>
          </table:table-cell>
          <table:table-cell office:value-type="float" office:value="32.5610155827" calcext:value-type="float">
            <text:p>32.5610155827</text:p>
          </table:table-cell>
          <table:table-cell office:value-type="float" office:value="32.5397814026" calcext:value-type="float">
            <text:p>32.539781402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</text:p>
          </table:table-cell>
          <table:table-cell office:value-type="float" office:value="37.4435196585" calcext:value-type="float">
            <text:p>37.4435196585</text:p>
          </table:table-cell>
          <table:table-cell office:value-type="float" office:value="37.3641732559" calcext:value-type="float">
            <text:p>37.3641732559</text:p>
          </table:table-cell>
          <table:table-cell office:value-type="float" office:value="37.5702142701" calcext:value-type="float">
            <text:p>37.5702142701</text:p>
          </table:table-cell>
          <table:table-cell office:value-type="float" office:value="37.5128485399" calcext:value-type="float">
            <text:p>37.51284853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</text:p>
          </table:table-cell>
          <table:table-cell office:value-type="float" office:value="51.8111786717" calcext:value-type="float">
            <text:p>51.8111786717</text:p>
          </table:table-cell>
          <table:table-cell office:value-type="float" office:value="51.799951261" calcext:value-type="float">
            <text:p>51.799951261</text:p>
          </table:table-cell>
          <table:table-cell office:value-type="float" office:value="51.8278033904" calcext:value-type="float">
            <text:p>51.8278033904</text:p>
          </table:table-cell>
          <table:table-cell office:value-type="float" office:value="51.8201851721" calcext:value-type="float">
            <text:p>51.82018517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</text:p>
          </table:table-cell>
          <table:table-cell office:value-type="float" office:value="51.818961397" calcext:value-type="float">
            <text:p>51.818961397</text:p>
          </table:table-cell>
          <table:table-cell office:value-type="float" office:value="49.5212607273" calcext:value-type="float">
            <text:p>49.5212607273</text:p>
          </table:table-cell>
          <table:table-cell office:value-type="float" office:value="58.1037262254" calcext:value-type="float">
            <text:p>58.1037262254</text:p>
          </table:table-cell>
          <table:table-cell office:value-type="float" office:value="54.3132596097" calcext:value-type="float">
            <text:p>54.3132596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</text:p>
          </table:table-cell>
          <table:table-cell office:value-type="float" office:value="54.7359804648" calcext:value-type="float">
            <text:p>54.7359804648</text:p>
          </table:table-cell>
          <table:table-cell office:value-type="float" office:value="54.7333826738" calcext:value-type="float">
            <text:p>54.7333826738</text:p>
          </table:table-cell>
          <table:table-cell office:value-type="float" office:value="54.7402310105" calcext:value-type="float">
            <text:p>54.7402310105</text:p>
          </table:table-cell>
          <table:table-cell office:value-type="float" office:value="54.7382868261" calcext:value-type="float">
            <text:p>54.73828682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</text:p>
          </table:table-cell>
          <table:table-cell office:value-type="float" office:value="54.3090587136" calcext:value-type="float">
            <text:p>54.3090587136</text:p>
          </table:table-cell>
          <table:table-cell office:value-type="float" office:value="54.1576133038" calcext:value-type="float">
            <text:p>54.1576133038</text:p>
          </table:table-cell>
          <table:table-cell office:value-type="float" office:value="54.5018633195" calcext:value-type="float">
            <text:p>54.5018633195</text:p>
          </table:table-cell>
          <table:table-cell office:value-type="float" office:value="54.409683549" calcext:value-type="float">
            <text:p>54.4096835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</text:p>
          </table:table-cell>
          <table:table-cell office:value-type="float" office:value="54.3086459322" calcext:value-type="float">
            <text:p>54.3086459322</text:p>
          </table:table-cell>
          <table:table-cell office:value-type="float" office:value="54.2346465176" calcext:value-type="float">
            <text:p>54.2346465176</text:p>
          </table:table-cell>
          <table:table-cell office:value-type="float" office:value="54.4038331832" calcext:value-type="float">
            <text:p>54.4038331832</text:p>
          </table:table-cell>
          <table:table-cell office:value-type="float" office:value="54.358513914" calcext:value-type="float">
            <text:p>54.3585139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</text:p>
          </table:table-cell>
          <table:table-cell office:value-type="float" office:value="51.8134871382" calcext:value-type="float">
            <text:p>51.8134871382</text:p>
          </table:table-cell>
          <table:table-cell office:value-type="float" office:value="49.5081256691" calcext:value-type="float">
            <text:p>49.5081256691</text:p>
          </table:table-cell>
          <table:table-cell office:value-type="float" office:value="58.1191932148" calcext:value-type="float">
            <text:p>58.1191932148</text:p>
          </table:table-cell>
          <table:table-cell office:value-type="float" office:value="54.3181825638" calcext:value-type="float">
            <text:p>54.31818256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</text:p>
          </table:table-cell>
          <table:table-cell office:value-type="float" office:value="51.8104252267" calcext:value-type="float">
            <text:p>51.8104252267</text:p>
          </table:table-cell>
          <table:table-cell office:value-type="float" office:value="49.5022920183" calcext:value-type="float">
            <text:p>49.5022920183</text:p>
          </table:table-cell>
          <table:table-cell office:value-type="float" office:value="58.1237261928" calcext:value-type="float">
            <text:p>58.1237261928</text:p>
          </table:table-cell>
          <table:table-cell office:value-type="float" office:value="54.3154373756" calcext:value-type="float">
            <text:p>54.31543737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</text:p>
          </table:table-cell>
          <table:table-cell office:value-type="float" office:value="37.4501550872" calcext:value-type="float">
            <text:p>37.4501550872</text:p>
          </table:table-cell>
          <table:table-cell office:value-type="float" office:value="37.0343539007" calcext:value-type="float">
            <text:p>37.0343539007</text:p>
          </table:table-cell>
          <table:table-cell office:value-type="float" office:value="38.227205392" calcext:value-type="float">
            <text:p>38.227205392</text:p>
          </table:table-cell>
          <table:table-cell office:value-type="float" office:value="37.7463456991" calcext:value-type="float">
            <text:p>37.746345699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</text:p>
          </table:table-cell>
          <table:table-cell office:value-type="float" office:value="54.1827920095" calcext:value-type="float">
            <text:p>54.1827920095</text:p>
          </table:table-cell>
          <table:table-cell office:value-type="float" office:value="52.7861747885" calcext:value-type="float">
            <text:p>52.7861747885</text:p>
          </table:table-cell>
          <table:table-cell office:value-type="float" office:value="56.0367058909" calcext:value-type="float">
            <text:p>56.0367058909</text:p>
          </table:table-cell>
          <table:table-cell office:value-type="float" office:value="55.1649107362" calcext:value-type="float">
            <text:p>55.164910736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</text:p>
          </table:table-cell>
          <table:table-cell office:value-type="float" office:value="37.7411694342" calcext:value-type="float">
            <text:p>37.7411694342</text:p>
          </table:table-cell>
          <table:table-cell office:value-type="float" office:value="37.7283297629" calcext:value-type="float">
            <text:p>37.7283297629</text:p>
          </table:table-cell>
          <table:table-cell office:value-type="float" office:value="37.7637087692" calcext:value-type="float">
            <text:p>37.7637087692</text:p>
          </table:table-cell>
          <table:table-cell office:value-type="float" office:value="37.7531290228" calcext:value-type="float">
            <text:p>37.75312902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</text:p>
          </table:table-cell>
          <table:table-cell office:value-type="float" office:value="53.7068514155" calcext:value-type="float">
            <text:p>53.7068514155</text:p>
          </table:table-cell>
          <table:table-cell office:value-type="float" office:value="53.4057480688" calcext:value-type="float">
            <text:p>53.4057480688</text:p>
          </table:table-cell>
          <table:table-cell office:value-type="float" office:value="54.5234606854" calcext:value-type="float">
            <text:p>54.5234606854</text:p>
          </table:table-cell>
          <table:table-cell office:value-type="float" office:value="54.0572261285" calcext:value-type="float">
            <text:p>54.057226128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</text:p>
          </table:table-cell>
          <table:table-cell office:value-type="float" office:value="53.9575016587" calcext:value-type="float">
            <text:p>53.9575016587</text:p>
          </table:table-cell>
          <table:table-cell office:value-type="float" office:value="53.9493517027" calcext:value-type="float">
            <text:p>53.9493517027</text:p>
          </table:table-cell>
          <table:table-cell office:value-type="float" office:value="53.9692070075" calcext:value-type="float">
            <text:p>53.9692070075</text:p>
          </table:table-cell>
          <table:table-cell office:value-type="float" office:value="53.9638046678" calcext:value-type="float">
            <text:p>53.963804667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</text:p>
          </table:table-cell>
          <table:table-cell office:value-type="float" office:value="37.1282452505" calcext:value-type="float">
            <text:p>37.1282452505</text:p>
          </table:table-cell>
          <table:table-cell office:value-type="float" office:value="36.555976429" calcext:value-type="float">
            <text:p>36.555976429</text:p>
          </table:table-cell>
          <table:table-cell office:value-type="float" office:value="38.6931925283" calcext:value-type="float">
            <text:p>38.6931925283</text:p>
          </table:table-cell>
          <table:table-cell office:value-type="float" office:value="37.7556014837" calcext:value-type="float">
            <text:p>37.755601483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2</text:p>
          </table:table-cell>
          <table:table-cell office:value-type="float" office:value="38.8574924581" calcext:value-type="float">
            <text:p>38.8574924581</text:p>
          </table:table-cell>
          <table:table-cell office:value-type="float" office:value="36.7587191187" calcext:value-type="float">
            <text:p>36.7587191187</text:p>
          </table:table-cell>
          <table:table-cell office:value-type="float" office:value="41.5128940411" calcext:value-type="float">
            <text:p>41.5128940411</text:p>
          </table:table-cell>
          <table:table-cell office:value-type="float" office:value="40.2401028891" calcext:value-type="float">
            <text:p>40.24010288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2</text:p>
          </table:table-cell>
          <table:table-cell office:value-type="float" office:value="54.3117178659" calcext:value-type="float">
            <text:p>54.3117178659</text:p>
          </table:table-cell>
          <table:table-cell office:value-type="float" office:value="54.3093012494" calcext:value-type="float">
            <text:p>54.3093012494</text:p>
          </table:table-cell>
          <table:table-cell office:value-type="float" office:value="54.3155302081" calcext:value-type="float">
            <text:p>54.3155302081</text:p>
          </table:table-cell>
          <table:table-cell office:value-type="float" office:value="54.3135636126" calcext:value-type="float">
            <text:p>54.3135636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2</text:p>
          </table:table-cell>
          <table:table-cell office:value-type="float" office:value="51.8338415099" calcext:value-type="float">
            <text:p>51.8338415099</text:p>
          </table:table-cell>
          <table:table-cell office:value-type="float" office:value="51.7983680646" calcext:value-type="float">
            <text:p>51.7983680646</text:p>
          </table:table-cell>
          <table:table-cell office:value-type="float" office:value="51.9006386786" calcext:value-type="float">
            <text:p>51.9006386786</text:p>
          </table:table-cell>
          <table:table-cell office:value-type="float" office:value="51.8691674027" calcext:value-type="float">
            <text:p>51.86916740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2</text:p>
          </table:table-cell>
          <table:table-cell office:value-type="float" office:value="54.3113103034" calcext:value-type="float">
            <text:p>54.3113103034</text:p>
          </table:table-cell>
          <table:table-cell office:value-type="float" office:value="54.2677047764" calcext:value-type="float">
            <text:p>54.2677047764</text:p>
          </table:table-cell>
          <table:table-cell office:value-type="float" office:value="54.3691737007" calcext:value-type="float">
            <text:p>54.3691737007</text:p>
          </table:table-cell>
          <table:table-cell office:value-type="float" office:value="54.3418848014" calcext:value-type="float">
            <text:p>54.3418848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2</text:p>
          </table:table-cell>
          <table:table-cell office:value-type="float" office:value="54.3164305685" calcext:value-type="float">
            <text:p>54.3164305685</text:p>
          </table:table-cell>
          <table:table-cell office:value-type="float" office:value="54.3053616878" calcext:value-type="float">
            <text:p>54.3053616878</text:p>
          </table:table-cell>
          <table:table-cell office:value-type="float" office:value="54.3419233881" calcext:value-type="float">
            <text:p>54.3419233881</text:p>
          </table:table-cell>
          <table:table-cell office:value-type="float" office:value="54.3289557161" calcext:value-type="float">
            <text:p>54.32895571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2</text:p>
          </table:table-cell>
          <table:table-cell office:value-type="float" office:value="54.3118865853" calcext:value-type="float">
            <text:p>54.3118865853</text:p>
          </table:table-cell>
          <table:table-cell office:value-type="float" office:value="54.3087216811" calcext:value-type="float">
            <text:p>54.3087216811</text:p>
          </table:table-cell>
          <table:table-cell office:value-type="float" office:value="54.3167530565" calcext:value-type="float">
            <text:p>54.3167530565</text:p>
          </table:table-cell>
          <table:table-cell office:value-type="float" office:value="54.3144513674" calcext:value-type="float">
            <text:p>54.31445136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2</text:p>
          </table:table-cell>
          <table:table-cell office:value-type="float" office:value="54.311654321" calcext:value-type="float">
            <text:p>54.311654321</text:p>
          </table:table-cell>
          <table:table-cell office:value-type="float" office:value="54.3082366357" calcext:value-type="float">
            <text:p>54.3082366357</text:p>
          </table:table-cell>
          <table:table-cell office:value-type="float" office:value="54.3169367957" calcext:value-type="float">
            <text:p>54.3169367957</text:p>
          </table:table-cell>
          <table:table-cell office:value-type="float" office:value="54.3145088231" calcext:value-type="float">
            <text:p>54.31450882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2</text:p>
          </table:table-cell>
          <table:table-cell office:value-type="float" office:value="51.8110816805" calcext:value-type="float">
            <text:p>51.8110816805</text:p>
          </table:table-cell>
          <table:table-cell office:value-type="float" office:value="51.8069972194" calcext:value-type="float">
            <text:p>51.8069972194</text:p>
          </table:table-cell>
          <table:table-cell office:value-type="float" office:value="51.8177979043" calcext:value-type="float">
            <text:p>51.8177979043</text:p>
          </table:table-cell>
          <table:table-cell office:value-type="float" office:value="51.8145004347" calcext:value-type="float">
            <text:p>51.814500434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2</text:p>
          </table:table-cell>
          <table:table-cell office:value-type="float" office:value="37.701736526" calcext:value-type="float">
            <text:p>37.701736526</text:p>
          </table:table-cell>
          <table:table-cell office:value-type="float" office:value="37.5429191035" calcext:value-type="float">
            <text:p>37.5429191035</text:p>
          </table:table-cell>
          <table:table-cell office:value-type="float" office:value="38.1355531625" calcext:value-type="float">
            <text:p>38.1355531625</text:p>
          </table:table-cell>
          <table:table-cell office:value-type="float" office:value="37.8769276336" calcext:value-type="float">
            <text:p>37.87692763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2</text:p>
          </table:table-cell>
          <table:table-cell office:value-type="float" office:value="54.2275731921" calcext:value-type="float">
            <text:p>54.2275731921</text:p>
          </table:table-cell>
          <table:table-cell office:value-type="float" office:value="52.781924944" calcext:value-type="float">
            <text:p>52.781924944</text:p>
          </table:table-cell>
          <table:table-cell office:value-type="float" office:value="56.0638293133" calcext:value-type="float">
            <text:p>56.0638293133</text:p>
          </table:table-cell>
          <table:table-cell office:value-type="float" office:value="55.1851624456" calcext:value-type="float">
            <text:p>55.185162445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2</text:p>
          </table:table-cell>
          <table:table-cell office:value-type="float" office:value="37.7389251621" calcext:value-type="float">
            <text:p>37.7389251621</text:p>
          </table:table-cell>
          <table:table-cell office:value-type="float" office:value="37.7356034436" calcext:value-type="float">
            <text:p>37.7356034436</text:p>
          </table:table-cell>
          <table:table-cell office:value-type="float" office:value="37.7475404663" calcext:value-type="float">
            <text:p>37.7475404663</text:p>
          </table:table-cell>
          <table:table-cell office:value-type="float" office:value="37.7429432325" calcext:value-type="float">
            <text:p>37.742943232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2</text:p>
          </table:table-cell>
          <table:table-cell office:value-type="float" office:value="53.6987366089" calcext:value-type="float">
            <text:p>53.6987366089</text:p>
          </table:table-cell>
          <table:table-cell office:value-type="float" office:value="52.1166773864" calcext:value-type="float">
            <text:p>52.1166773864</text:p>
          </table:table-cell>
          <table:table-cell office:value-type="float" office:value="55.8370934861" calcext:value-type="float">
            <text:p>55.8370934861</text:p>
          </table:table-cell>
          <table:table-cell office:value-type="float" office:value="54.8381385554" calcext:value-type="float">
            <text:p>54.838138555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2</text:p>
          </table:table-cell>
          <table:table-cell office:value-type="float" office:value="51.45364761" calcext:value-type="float">
            <text:p>51.45364761</text:p>
          </table:table-cell>
          <table:table-cell office:value-type="float" office:value="51.4502936196" calcext:value-type="float">
            <text:p>51.4502936196</text:p>
          </table:table-cell>
          <table:table-cell office:value-type="float" office:value="51.4597903649" calcext:value-type="float">
            <text:p>51.4597903649</text:p>
          </table:table-cell>
          <table:table-cell office:value-type="float" office:value="51.4570316761" calcext:value-type="float">
            <text:p>51.457031676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2</text:p>
          </table:table-cell>
          <table:table-cell office:value-type="float" office:value="37.8791019128" calcext:value-type="float">
            <text:p>37.8791019128</text:p>
          </table:table-cell>
          <table:table-cell office:value-type="float" office:value="37.8758807212" calcext:value-type="float">
            <text:p>37.8758807212</text:p>
          </table:table-cell>
          <table:table-cell office:value-type="float" office:value="37.8843156698" calcext:value-type="float">
            <text:p>37.8843156698</text:p>
          </table:table-cell>
          <table:table-cell office:value-type="float" office:value="37.8816229568" calcext:value-type="float">
            <text:p>37.881622956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</text:p>
          </table:table-cell>
          <table:table-cell office:value-type="float" office:value="37.8770503715" calcext:value-type="float">
            <text:p>37.8770503715</text:p>
          </table:table-cell>
          <table:table-cell office:value-type="float" office:value="37.8690816774" calcext:value-type="float">
            <text:p>37.8690816774</text:p>
          </table:table-cell>
          <table:table-cell office:value-type="float" office:value="37.8900837158" calcext:value-type="float">
            <text:p>37.8900837158</text:p>
          </table:table-cell>
          <table:table-cell office:value-type="float" office:value="37.8832131338" calcext:value-type="float">
            <text:p>37.8832131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</text:p>
          </table:table-cell>
          <table:table-cell office:value-type="float" office:value="54.3142356962" calcext:value-type="float">
            <text:p>54.3142356962</text:p>
          </table:table-cell>
          <table:table-cell office:value-type="float" office:value="54.2967775211" calcext:value-type="float">
            <text:p>54.2967775211</text:p>
          </table:table-cell>
          <table:table-cell office:value-type="float" office:value="54.339045732" calcext:value-type="float">
            <text:p>54.339045732</text:p>
          </table:table-cell>
          <table:table-cell office:value-type="float" office:value="54.3274572229" calcext:value-type="float">
            <text:p>54.32745722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</text:p>
          </table:table-cell>
          <table:table-cell office:value-type="float" office:value="54.3113637632" calcext:value-type="float">
            <text:p>54.3113637632</text:p>
          </table:table-cell>
          <table:table-cell office:value-type="float" office:value="54.307602519" calcext:value-type="float">
            <text:p>54.307602519</text:p>
          </table:table-cell>
          <table:table-cell office:value-type="float" office:value="54.3186015007" calcext:value-type="float">
            <text:p>54.3186015007</text:p>
          </table:table-cell>
          <table:table-cell office:value-type="float" office:value="54.3146188483" calcext:value-type="float">
            <text:p>54.31461884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</text:p>
          </table:table-cell>
          <table:table-cell office:value-type="float" office:value="54.3118644891" calcext:value-type="float">
            <text:p>54.3118644891</text:p>
          </table:table-cell>
          <table:table-cell office:value-type="float" office:value="54.0311775836" calcext:value-type="float">
            <text:p>54.0311775836</text:p>
          </table:table-cell>
          <table:table-cell office:value-type="float" office:value="54.6685480087" calcext:value-type="float">
            <text:p>54.6685480087</text:p>
          </table:table-cell>
          <table:table-cell office:value-type="float" office:value="54.4979075569" calcext:value-type="float">
            <text:p>54.497907556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</text:p>
          </table:table-cell>
          <table:table-cell office:value-type="float" office:value="54.3117947152" calcext:value-type="float">
            <text:p>54.3117947152</text:p>
          </table:table-cell>
          <table:table-cell office:value-type="float" office:value="54.3100004897" calcext:value-type="float">
            <text:p>54.3100004897</text:p>
          </table:table-cell>
          <table:table-cell office:value-type="float" office:value="54.3163685828" calcext:value-type="float">
            <text:p>54.3163685828</text:p>
          </table:table-cell>
          <table:table-cell office:value-type="float" office:value="54.3138571289" calcext:value-type="float">
            <text:p>54.313857128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</text:p>
          </table:table-cell>
          <table:table-cell office:value-type="float" office:value="54.3107336919" calcext:value-type="float">
            <text:p>54.3107336919</text:p>
          </table:table-cell>
          <table:table-cell office:value-type="float" office:value="54.3048457454" calcext:value-type="float">
            <text:p>54.3048457454</text:p>
          </table:table-cell>
          <table:table-cell office:value-type="float" office:value="54.3201956345" calcext:value-type="float">
            <text:p>54.3201956345</text:p>
          </table:table-cell>
          <table:table-cell office:value-type="float" office:value="54.3158958703" calcext:value-type="float">
            <text:p>54.31589587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</text:p>
          </table:table-cell>
          <table:table-cell office:value-type="float" office:value="54.3108234139" calcext:value-type="float">
            <text:p>54.3108234139</text:p>
          </table:table-cell>
          <table:table-cell office:value-type="float" office:value="54.3064750203" calcext:value-type="float">
            <text:p>54.3064750203</text:p>
          </table:table-cell>
          <table:table-cell office:value-type="float" office:value="54.3195912837" calcext:value-type="float">
            <text:p>54.3195912837</text:p>
          </table:table-cell>
          <table:table-cell office:value-type="float" office:value="54.3155178442" calcext:value-type="float">
            <text:p>54.315517844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</text:p>
          </table:table-cell>
          <table:table-cell office:value-type="float" office:value="54.3109304144" calcext:value-type="float">
            <text:p>54.3109304144</text:p>
          </table:table-cell>
          <table:table-cell office:value-type="float" office:value="54.1853656912" calcext:value-type="float">
            <text:p>54.1853656912</text:p>
          </table:table-cell>
          <table:table-cell office:value-type="float" office:value="54.4725310459" calcext:value-type="float">
            <text:p>54.4725310459</text:p>
          </table:table-cell>
          <table:table-cell office:value-type="float" office:value="54.3956284214" calcext:value-type="float">
            <text:p>54.39562842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</text:p>
          </table:table-cell>
          <table:table-cell office:value-type="float" office:value="37.7346551762" calcext:value-type="float">
            <text:p>37.7346551762</text:p>
          </table:table-cell>
          <table:table-cell office:value-type="float" office:value="37.71966096" calcext:value-type="float">
            <text:p>37.71966096</text:p>
          </table:table-cell>
          <table:table-cell office:value-type="float" office:value="37.7661059563" calcext:value-type="float">
            <text:p>37.7661059563</text:p>
          </table:table-cell>
          <table:table-cell office:value-type="float" office:value="37.7487007822" calcext:value-type="float">
            <text:p>37.74870078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</text:p>
          </table:table-cell>
          <table:table-cell office:value-type="float" office:value="54.9826371832" calcext:value-type="float">
            <text:p>54.9826371832</text:p>
          </table:table-cell>
          <table:table-cell office:value-type="float" office:value="54.6716038639" calcext:value-type="float">
            <text:p>54.6716038639</text:p>
          </table:table-cell>
          <table:table-cell office:value-type="float" office:value="55.4348407278" calcext:value-type="float">
            <text:p>55.4348407278</text:p>
          </table:table-cell>
          <table:table-cell office:value-type="float" office:value="55.2275116447" calcext:value-type="float">
            <text:p>55.227511644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</text:p>
          </table:table-cell>
          <table:table-cell office:value-type="float" office:value="37.1213137453" calcext:value-type="float">
            <text:p>37.1213137453</text:p>
          </table:table-cell>
          <table:table-cell office:value-type="float" office:value="36.5491093736" calcext:value-type="float">
            <text:p>36.5491093736</text:p>
          </table:table-cell>
          <table:table-cell office:value-type="float" office:value="38.6860658089" calcext:value-type="float">
            <text:p>38.6860658089</text:p>
          </table:table-cell>
          <table:table-cell office:value-type="float" office:value="37.7506242745" calcext:value-type="float">
            <text:p>37.750624274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</text:p>
          </table:table-cell>
          <table:table-cell office:value-type="float" office:value="54.2114765535" calcext:value-type="float">
            <text:p>54.2114765535</text:p>
          </table:table-cell>
          <table:table-cell office:value-type="float" office:value="54.1178625582" calcext:value-type="float">
            <text:p>54.1178625582</text:p>
          </table:table-cell>
          <table:table-cell office:value-type="float" office:value="54.4674925915" calcext:value-type="float">
            <text:p>54.4674925915</text:p>
          </table:table-cell>
          <table:table-cell office:value-type="float" office:value="54.3137282547" calcext:value-type="float">
            <text:p>54.313728254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</text:p>
          </table:table-cell>
          <table:table-cell office:value-type="float" office:value="55.1733030105" calcext:value-type="float">
            <text:p>55.1733030105</text:p>
          </table:table-cell>
          <table:table-cell office:value-type="float" office:value="53.1746173648" calcext:value-type="float">
            <text:p>53.1746173648</text:p>
          </table:table-cell>
          <table:table-cell office:value-type="float" office:value="57.7517657443" calcext:value-type="float">
            <text:p>57.7517657443</text:p>
          </table:table-cell>
          <table:table-cell office:value-type="float" office:value="56.5260771897" calcext:value-type="float">
            <text:p>56.526077189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</text:p>
          </table:table-cell>
          <table:table-cell office:value-type="float" office:value="37.8748277845" calcext:value-type="float">
            <text:p>37.8748277845</text:p>
          </table:table-cell>
          <table:table-cell office:value-type="float" office:value="37.8318756994" calcext:value-type="float">
            <text:p>37.8318756994</text:p>
          </table:table-cell>
          <table:table-cell office:value-type="float" office:value="37.9313923644" calcext:value-type="float">
            <text:p>37.9313923644</text:p>
          </table:table-cell>
          <table:table-cell office:value-type="float" office:value="37.904712605" calcext:value-type="float">
            <text:p>37.90471260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4</text:p>
          </table:table-cell>
          <table:table-cell office:value-type="float" office:value="37.1214372748" calcext:value-type="float">
            <text:p>37.1214372748</text:p>
          </table:table-cell>
          <table:table-cell office:value-type="float" office:value="36.5550264114" calcext:value-type="float">
            <text:p>36.5550264114</text:p>
          </table:table-cell>
          <table:table-cell office:value-type="float" office:value="38.6704267486" calcext:value-type="float">
            <text:p>38.6704267486</text:p>
          </table:table-cell>
          <table:table-cell office:value-type="float" office:value="37.7416625001" calcext:value-type="float">
            <text:p>37.7416625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4</text:p>
          </table:table-cell>
          <table:table-cell office:value-type="float" office:value="51.8093177367" calcext:value-type="float">
            <text:p>51.8093177367</text:p>
          </table:table-cell>
          <table:table-cell office:value-type="float" office:value="47.9966110878" calcext:value-type="float">
            <text:p>47.9966110878</text:p>
          </table:table-cell>
          <table:table-cell office:value-type="float" office:value="56.6260895057" calcext:value-type="float">
            <text:p>56.6260895057</text:p>
          </table:table-cell>
          <table:table-cell office:value-type="float" office:value="54.3158039668" calcext:value-type="float">
            <text:p>54.31580396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4</text:p>
          </table:table-cell>
          <table:table-cell office:value-type="float" office:value="51.8115751196" calcext:value-type="float">
            <text:p>51.8115751196</text:p>
          </table:table-cell>
          <table:table-cell office:value-type="float" office:value="48.0115619917" calcext:value-type="float">
            <text:p>48.0115619917</text:p>
          </table:table-cell>
          <table:table-cell office:value-type="float" office:value="56.6185595694" calcext:value-type="float">
            <text:p>56.6185595694</text:p>
          </table:table-cell>
          <table:table-cell office:value-type="float" office:value="54.3142857608" calcext:value-type="float">
            <text:p>54.31428576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4</text:p>
          </table:table-cell>
          <table:table-cell office:value-type="float" office:value="54.3113455613" calcext:value-type="float">
            <text:p>54.3113455613</text:p>
          </table:table-cell>
          <table:table-cell office:value-type="float" office:value="54.3062880637" calcext:value-type="float">
            <text:p>54.3062880637</text:p>
          </table:table-cell>
          <table:table-cell office:value-type="float" office:value="54.3224876802" calcext:value-type="float">
            <text:p>54.3224876802</text:p>
          </table:table-cell>
          <table:table-cell office:value-type="float" office:value="54.3169084945" calcext:value-type="float">
            <text:p>54.31690849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4</text:p>
          </table:table-cell>
          <table:table-cell office:value-type="float" office:value="52.6526480908" calcext:value-type="float">
            <text:p>52.6526480908</text:p>
          </table:table-cell>
          <table:table-cell office:value-type="float" office:value="51.3936264276" calcext:value-type="float">
            <text:p>51.3936264276</text:p>
          </table:table-cell>
          <table:table-cell office:value-type="float" office:value="54.3773526867" calcext:value-type="float">
            <text:p>54.3773526867</text:p>
          </table:table-cell>
          <table:table-cell office:value-type="float" office:value="53.5721367247" calcext:value-type="float">
            <text:p>53.572136724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4</text:p>
          </table:table-cell>
          <table:table-cell office:value-type="float" office:value="54.3145073799" calcext:value-type="float">
            <text:p>54.3145073799</text:p>
          </table:table-cell>
          <table:table-cell office:value-type="float" office:value="54.2593092665" calcext:value-type="float">
            <text:p>54.2593092665</text:p>
          </table:table-cell>
          <table:table-cell office:value-type="float" office:value="54.3859371925" calcext:value-type="float">
            <text:p>54.3859371925</text:p>
          </table:table-cell>
          <table:table-cell office:value-type="float" office:value="54.3520014305" calcext:value-type="float">
            <text:p>54.35200143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4</text:p>
          </table:table-cell>
          <table:table-cell office:value-type="float" office:value="54.311274532" calcext:value-type="float">
            <text:p>54.311274532</text:p>
          </table:table-cell>
          <table:table-cell office:value-type="float" office:value="54.2962783277" calcext:value-type="float">
            <text:p>54.2962783277</text:p>
          </table:table-cell>
          <table:table-cell office:value-type="float" office:value="54.3343988814" calcext:value-type="float">
            <text:p>54.3343988814</text:p>
          </table:table-cell>
          <table:table-cell office:value-type="float" office:value="54.3236900122" calcext:value-type="float">
            <text:p>54.32369001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4</text:p>
          </table:table-cell>
          <table:table-cell office:value-type="float" office:value="54.311226934" calcext:value-type="float">
            <text:p>54.311226934</text:p>
          </table:table-cell>
          <table:table-cell office:value-type="float" office:value="54.3025774045" calcext:value-type="float">
            <text:p>54.3025774045</text:p>
          </table:table-cell>
          <table:table-cell office:value-type="float" office:value="54.3247447653" calcext:value-type="float">
            <text:p>54.3247447653</text:p>
          </table:table-cell>
          <table:table-cell office:value-type="float" office:value="54.3185438968" calcext:value-type="float">
            <text:p>54.318543896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4</text:p>
          </table:table-cell>
          <table:table-cell office:value-type="float" office:value="37.1113509904" calcext:value-type="float">
            <text:p>37.1113509904</text:p>
          </table:table-cell>
          <table:table-cell office:value-type="float" office:value="36.52767907" calcext:value-type="float">
            <text:p>36.52767907</text:p>
          </table:table-cell>
          <table:table-cell office:value-type="float" office:value="38.7075977079" calcext:value-type="float">
            <text:p>38.7075977079</text:p>
          </table:table-cell>
          <table:table-cell office:value-type="float" office:value="37.7490416854" calcext:value-type="float">
            <text:p>37.749041685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4</text:p>
          </table:table-cell>
          <table:table-cell office:value-type="float" office:value="53.2961320046" calcext:value-type="float">
            <text:p>53.2961320046</text:p>
          </table:table-cell>
          <table:table-cell office:value-type="float" office:value="53.2693425406" calcext:value-type="float">
            <text:p>53.2693425406</text:p>
          </table:table-cell>
          <table:table-cell office:value-type="float" office:value="53.3435612934" calcext:value-type="float">
            <text:p>53.3435612934</text:p>
          </table:table-cell>
          <table:table-cell office:value-type="float" office:value="53.3184318544" calcext:value-type="float">
            <text:p>53.318431854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4</text:p>
          </table:table-cell>
          <table:table-cell office:value-type="float" office:value="37.1206787414" calcext:value-type="float">
            <text:p>37.1206787414</text:p>
          </table:table-cell>
          <table:table-cell office:value-type="float" office:value="36.5479456304" calcext:value-type="float">
            <text:p>36.5479456304</text:p>
          </table:table-cell>
          <table:table-cell office:value-type="float" office:value="38.6865787274" calcext:value-type="float">
            <text:p>38.6865787274</text:p>
          </table:table-cell>
          <table:table-cell office:value-type="float" office:value="37.7528822737" calcext:value-type="float">
            <text:p>37.752882273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4</text:p>
          </table:table-cell>
          <table:table-cell office:value-type="float" office:value="53.4664897685" calcext:value-type="float">
            <text:p>53.4664897685</text:p>
          </table:table-cell>
          <table:table-cell office:value-type="float" office:value="52.0249451145" calcext:value-type="float">
            <text:p>52.0249451145</text:p>
          </table:table-cell>
          <table:table-cell office:value-type="float" office:value="55.6977758757" calcext:value-type="float">
            <text:p>55.6977758757</text:p>
          </table:table-cell>
          <table:table-cell office:value-type="float" office:value="54.6922323802" calcext:value-type="float">
            <text:p>54.692232380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4</text:p>
          </table:table-cell>
          <table:table-cell office:value-type="float" office:value="51.4531648641" calcext:value-type="float">
            <text:p>51.4531648641</text:p>
          </table:table-cell>
          <table:table-cell office:value-type="float" office:value="51.450082905" calcext:value-type="float">
            <text:p>51.450082905</text:p>
          </table:table-cell>
          <table:table-cell office:value-type="float" office:value="51.458981214" calcext:value-type="float">
            <text:p>51.458981214</text:p>
          </table:table-cell>
          <table:table-cell office:value-type="float" office:value="51.4558783782" calcext:value-type="float">
            <text:p>51.455878378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4</text:p>
          </table:table-cell>
          <table:table-cell office:value-type="float" office:value="37.7443035521" calcext:value-type="float">
            <text:p>37.7443035521</text:p>
          </table:table-cell>
          <table:table-cell office:value-type="float" office:value="37.7395097193" calcext:value-type="float">
            <text:p>37.7395097193</text:p>
          </table:table-cell>
          <table:table-cell office:value-type="float" office:value="37.7535268234" calcext:value-type="float">
            <text:p>37.7535268234</text:p>
          </table:table-cell>
          <table:table-cell office:value-type="float" office:value="37.7485191232" calcext:value-type="float">
            <text:p>37.74851912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5</text:p>
          </table:table-cell>
          <table:table-cell office:value-type="float" office:value="37.1215169083" calcext:value-type="float">
            <text:p>37.1215169083</text:p>
          </table:table-cell>
          <table:table-cell office:value-type="float" office:value="36.541241558" calcext:value-type="float">
            <text:p>36.541241558</text:p>
          </table:table-cell>
          <table:table-cell office:value-type="float" office:value="38.7084083044" calcext:value-type="float">
            <text:p>38.7084083044</text:p>
          </table:table-cell>
          <table:table-cell office:value-type="float" office:value="37.7592883433" calcext:value-type="float">
            <text:p>37.75928834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5</text:p>
          </table:table-cell>
          <table:table-cell office:value-type="float" office:value="54.3108115293" calcext:value-type="float">
            <text:p>54.3108115293</text:p>
          </table:table-cell>
          <table:table-cell office:value-type="float" office:value="54.3083590978" calcext:value-type="float">
            <text:p>54.3083590978</text:p>
          </table:table-cell>
          <table:table-cell office:value-type="float" office:value="54.3169667251" calcext:value-type="float">
            <text:p>54.3169667251</text:p>
          </table:table-cell>
          <table:table-cell office:value-type="float" office:value="54.3138303147" calcext:value-type="float">
            <text:p>54.31383031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5</text:p>
          </table:table-cell>
          <table:table-cell office:value-type="float" office:value="54.3110479284" calcext:value-type="float">
            <text:p>54.3110479284</text:p>
          </table:table-cell>
          <table:table-cell office:value-type="float" office:value="54.2987161074" calcext:value-type="float">
            <text:p>54.2987161074</text:p>
          </table:table-cell>
          <table:table-cell office:value-type="float" office:value="54.3297659373" calcext:value-type="float">
            <text:p>54.3297659373</text:p>
          </table:table-cell>
          <table:table-cell office:value-type="float" office:value="54.3198255879" calcext:value-type="float">
            <text:p>54.31982558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5</text:p>
          </table:table-cell>
          <table:table-cell office:value-type="float" office:value="51.8120453744" calcext:value-type="float">
            <text:p>51.8120453744</text:p>
          </table:table-cell>
          <table:table-cell office:value-type="float" office:value="51.7724784538" calcext:value-type="float">
            <text:p>51.7724784538</text:p>
          </table:table-cell>
          <table:table-cell office:value-type="float" office:value="51.8637876478" calcext:value-type="float">
            <text:p>51.8637876478</text:p>
          </table:table-cell>
          <table:table-cell office:value-type="float" office:value="51.8393024575" calcext:value-type="float">
            <text:p>51.83930245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5</text:p>
          </table:table-cell>
          <table:table-cell office:value-type="float" office:value="54.3110098026" calcext:value-type="float">
            <text:p>54.3110098026</text:p>
          </table:table-cell>
          <table:table-cell office:value-type="float" office:value="54.3082402767" calcext:value-type="float">
            <text:p>54.3082402767</text:p>
          </table:table-cell>
          <table:table-cell office:value-type="float" office:value="54.3163727354" calcext:value-type="float">
            <text:p>54.3163727354</text:p>
          </table:table-cell>
          <table:table-cell office:value-type="float" office:value="54.3138289838" calcext:value-type="float">
            <text:p>54.31382898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5</text:p>
          </table:table-cell>
          <table:table-cell office:value-type="float" office:value="51.8108064744" calcext:value-type="float">
            <text:p>51.8108064744</text:p>
          </table:table-cell>
          <table:table-cell office:value-type="float" office:value="48.0139932222" calcext:value-type="float">
            <text:p>48.0139932222</text:p>
          </table:table-cell>
          <table:table-cell office:value-type="float" office:value="56.6172264764" calcext:value-type="float">
            <text:p>56.6172264764</text:p>
          </table:table-cell>
          <table:table-cell office:value-type="float" office:value="54.3139071438" calcext:value-type="float">
            <text:p>54.313907143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5</text:p>
          </table:table-cell>
          <table:table-cell office:value-type="float" office:value="51.809636873" calcext:value-type="float">
            <text:p>51.809636873</text:p>
          </table:table-cell>
          <table:table-cell office:value-type="float" office:value="48.0046712211" calcext:value-type="float">
            <text:p>48.0046712211</text:p>
          </table:table-cell>
          <table:table-cell office:value-type="float" office:value="56.6175212073" calcext:value-type="float">
            <text:p>56.6175212073</text:p>
          </table:table-cell>
          <table:table-cell office:value-type="float" office:value="54.3116875824" calcext:value-type="float">
            <text:p>54.31168758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5</text:p>
          </table:table-cell>
          <table:table-cell office:value-type="float" office:value="54.3115324663" calcext:value-type="float">
            <text:p>54.3115324663</text:p>
          </table:table-cell>
          <table:table-cell office:value-type="float" office:value="54.3053078187" calcext:value-type="float">
            <text:p>54.3053078187</text:p>
          </table:table-cell>
          <table:table-cell office:value-type="float" office:value="54.3223246411" calcext:value-type="float">
            <text:p>54.3223246411</text:p>
          </table:table-cell>
          <table:table-cell office:value-type="float" office:value="54.3168486946" calcext:value-type="float">
            <text:p>54.316848694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5</text:p>
          </table:table-cell>
          <table:table-cell office:value-type="float" office:value="37.7537976193" calcext:value-type="float">
            <text:p>37.7537976193</text:p>
          </table:table-cell>
          <table:table-cell office:value-type="float" office:value="35.6778101868" calcext:value-type="float">
            <text:p>35.6778101868</text:p>
          </table:table-cell>
          <table:table-cell office:value-type="float" office:value="40.3872637858" calcext:value-type="float">
            <text:p>40.3872637858</text:p>
          </table:table-cell>
          <table:table-cell office:value-type="float" office:value="39.1264202438" calcext:value-type="float">
            <text:p>39.126420243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5</text:p>
          </table:table-cell>
          <table:table-cell office:value-type="float" office:value="54.2456159888" calcext:value-type="float">
            <text:p>54.2456159888</text:p>
          </table:table-cell>
          <table:table-cell office:value-type="float" office:value="52.8446576333" calcext:value-type="float">
            <text:p>52.8446576333</text:p>
          </table:table-cell>
          <table:table-cell office:value-type="float" office:value="56.1053081019" calcext:value-type="float">
            <text:p>56.1053081019</text:p>
          </table:table-cell>
          <table:table-cell office:value-type="float" office:value="55.2238685713" calcext:value-type="float">
            <text:p>55.223868571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5</text:p>
          </table:table-cell>
          <table:table-cell office:value-type="float" office:value="39.1296671841" calcext:value-type="float">
            <text:p>39.1296671841</text:p>
          </table:table-cell>
          <table:table-cell office:value-type="float" office:value="38.4427825495" calcext:value-type="float">
            <text:p>38.4427825495</text:p>
          </table:table-cell>
          <table:table-cell office:value-type="float" office:value="40.0140291509" calcext:value-type="float">
            <text:p>40.0140291509</text:p>
          </table:table-cell>
          <table:table-cell office:value-type="float" office:value="39.5932022458" calcext:value-type="float">
            <text:p>39.593202245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5</text:p>
          </table:table-cell>
          <table:table-cell office:value-type="float" office:value="53.6440475786" calcext:value-type="float">
            <text:p>53.6440475786</text:p>
          </table:table-cell>
          <table:table-cell office:value-type="float" office:value="52.4178959834" calcext:value-type="float">
            <text:p>52.4178959834</text:p>
          </table:table-cell>
          <table:table-cell office:value-type="float" office:value="55.6116094185" calcext:value-type="float">
            <text:p>55.6116094185</text:p>
          </table:table-cell>
          <table:table-cell office:value-type="float" office:value="54.5498921831" calcext:value-type="float">
            <text:p>54.549892183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5</text:p>
          </table:table-cell>
          <table:table-cell office:value-type="float" office:value="51.453852597" calcext:value-type="float">
            <text:p>51.453852597</text:p>
          </table:table-cell>
          <table:table-cell office:value-type="float" office:value="51.4474048043" calcext:value-type="float">
            <text:p>51.4474048043</text:p>
          </table:table-cell>
          <table:table-cell office:value-type="float" office:value="51.4641479302" calcext:value-type="float">
            <text:p>51.4641479302</text:p>
          </table:table-cell>
          <table:table-cell office:value-type="float" office:value="51.4591524426" calcext:value-type="float">
            <text:p>51.459152442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5</text:p>
          </table:table-cell>
          <table:table-cell office:value-type="float" office:value="37.1359966294" calcext:value-type="float">
            <text:p>37.1359966294</text:p>
          </table:table-cell>
          <table:table-cell office:value-type="float" office:value="36.5641646821" calcext:value-type="float">
            <text:p>36.5641646821</text:p>
          </table:table-cell>
          <table:table-cell office:value-type="float" office:value="38.6999132743" calcext:value-type="float">
            <text:p>38.6999132743</text:p>
          </table:table-cell>
          <table:table-cell office:value-type="float" office:value="37.7609479022" calcext:value-type="float">
            <text:p>37.760947902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8</text:p>
          </table:table-cell>
          <table:table-cell office:value-type="float" office:value="37.1175692847" calcext:value-type="float">
            <text:p>37.1175692847</text:p>
          </table:table-cell>
          <table:table-cell office:value-type="float" office:value="35.9873974793" calcext:value-type="float">
            <text:p>35.9873974793</text:p>
          </table:table-cell>
          <table:table-cell office:value-type="float" office:value="39.5193440312" calcext:value-type="float">
            <text:p>39.5193440312</text:p>
          </table:table-cell>
          <table:table-cell office:value-type="float" office:value="38.4143048677" calcext:value-type="float">
            <text:p>38.41430486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8</text:p>
          </table:table-cell>
          <table:table-cell office:value-type="float" office:value="51.8081982687" calcext:value-type="float">
            <text:p>51.8081982687</text:p>
          </table:table-cell>
          <table:table-cell office:value-type="float" office:value="40.3228033434" calcext:value-type="float">
            <text:p>40.3228033434</text:p>
          </table:table-cell>
          <table:table-cell office:value-type="float" office:value="68.8347454286" calcext:value-type="float">
            <text:p>68.8347454286</text:p>
          </table:table-cell>
          <table:table-cell office:value-type="float" office:value="58.6352719693" calcext:value-type="float">
            <text:p>58.63527196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8</text:p>
          </table:table-cell>
          <table:table-cell office:value-type="float" office:value="54.3085336626" calcext:value-type="float">
            <text:p>54.3085336626</text:p>
          </table:table-cell>
          <table:table-cell office:value-type="float" office:value="54.2987635525" calcext:value-type="float">
            <text:p>54.2987635525</text:p>
          </table:table-cell>
          <table:table-cell office:value-type="float" office:value="54.3228908794" calcext:value-type="float">
            <text:p>54.3228908794</text:p>
          </table:table-cell>
          <table:table-cell office:value-type="float" office:value="54.3162938879" calcext:value-type="float">
            <text:p>54.31629388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8</text:p>
          </table:table-cell>
          <table:table-cell office:value-type="float" office:value="51.8147301162" calcext:value-type="float">
            <text:p>51.8147301162</text:p>
          </table:table-cell>
          <table:table-cell office:value-type="float" office:value="48.0214855396" calcext:value-type="float">
            <text:p>48.0214855396</text:p>
          </table:table-cell>
          <table:table-cell office:value-type="float" office:value="56.6168401319" calcext:value-type="float">
            <text:p>56.6168401319</text:p>
          </table:table-cell>
          <table:table-cell office:value-type="float" office:value="54.3156513489" calcext:value-type="float">
            <text:p>54.31565134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8</text:p>
          </table:table-cell>
          <table:table-cell office:value-type="float" office:value="51.8099464853" calcext:value-type="float">
            <text:p>51.8099464853</text:p>
          </table:table-cell>
          <table:table-cell office:value-type="float" office:value="51.8021761189" calcext:value-type="float">
            <text:p>51.8021761189</text:p>
          </table:table-cell>
          <table:table-cell office:value-type="float" office:value="51.8228616992" calcext:value-type="float">
            <text:p>51.8228616992</text:p>
          </table:table-cell>
          <table:table-cell office:value-type="float" office:value="51.816555022" calcext:value-type="float">
            <text:p>51.8165550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8</text:p>
          </table:table-cell>
          <table:table-cell office:value-type="float" office:value="54.3137150882" calcext:value-type="float">
            <text:p>54.3137150882</text:p>
          </table:table-cell>
          <table:table-cell office:value-type="float" office:value="54.3105511115" calcext:value-type="float">
            <text:p>54.3105511115</text:p>
          </table:table-cell>
          <table:table-cell office:value-type="float" office:value="54.3191282413" calcext:value-type="float">
            <text:p>54.3191282413</text:p>
          </table:table-cell>
          <table:table-cell office:value-type="float" office:value="54.3163838132" calcext:value-type="float">
            <text:p>54.31638381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8</text:p>
          </table:table-cell>
          <table:table-cell office:value-type="float" office:value="54.3150720011" calcext:value-type="float">
            <text:p>54.3150720011</text:p>
          </table:table-cell>
          <table:table-cell office:value-type="float" office:value="54.3107778228" calcext:value-type="float">
            <text:p>54.3107778228</text:p>
          </table:table-cell>
          <table:table-cell office:value-type="float" office:value="54.3216185411" calcext:value-type="float">
            <text:p>54.3216185411</text:p>
          </table:table-cell>
          <table:table-cell office:value-type="float" office:value="54.3184347732" calcext:value-type="float">
            <text:p>54.318434773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8</text:p>
          </table:table-cell>
          <table:table-cell office:value-type="float" office:value="54.3140483596" calcext:value-type="float">
            <text:p>54.3140483596</text:p>
          </table:table-cell>
          <table:table-cell office:value-type="float" office:value="54.2940093076" calcext:value-type="float">
            <text:p>54.2940093076</text:p>
          </table:table-cell>
          <table:table-cell office:value-type="float" office:value="54.3427076812" calcext:value-type="float">
            <text:p>54.3427076812</text:p>
          </table:table-cell>
          <table:table-cell office:value-type="float" office:value="54.3294052781" calcext:value-type="float">
            <text:p>54.329405278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8</text:p>
          </table:table-cell>
          <table:table-cell office:value-type="float" office:value="37.1203382151" calcext:value-type="float">
            <text:p>37.1203382151</text:p>
          </table:table-cell>
          <table:table-cell office:value-type="float" office:value="36.5433609415" calcext:value-type="float">
            <text:p>36.5433609415</text:p>
          </table:table-cell>
          <table:table-cell office:value-type="float" office:value="38.698452985" calcext:value-type="float">
            <text:p>38.698452985</text:p>
          </table:table-cell>
          <table:table-cell office:value-type="float" office:value="37.749173327" calcext:value-type="float">
            <text:p>37.7491733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8</text:p>
          </table:table-cell>
          <table:table-cell office:value-type="float" office:value="55.0387595427" calcext:value-type="float">
            <text:p>55.0387595427</text:p>
          </table:table-cell>
          <table:table-cell office:value-type="float" office:value="54.8877701884" calcext:value-type="float">
            <text:p>54.8877701884</text:p>
          </table:table-cell>
          <table:table-cell office:value-type="float" office:value="55.308055771" calcext:value-type="float">
            <text:p>55.308055771</text:p>
          </table:table-cell>
          <table:table-cell office:value-type="float" office:value="55.1762057167" calcext:value-type="float">
            <text:p>55.176205716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8</text:p>
          </table:table-cell>
          <table:table-cell office:value-type="float" office:value="37.7410319997" calcext:value-type="float">
            <text:p>37.7410319997</text:p>
          </table:table-cell>
          <table:table-cell office:value-type="float" office:value="37.7307916611" calcext:value-type="float">
            <text:p>37.7307916611</text:p>
          </table:table-cell>
          <table:table-cell office:value-type="float" office:value="37.7605792213" calcext:value-type="float">
            <text:p>37.7605792213</text:p>
          </table:table-cell>
          <table:table-cell office:value-type="float" office:value="37.7511162126" calcext:value-type="float">
            <text:p>37.75111621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8</text:p>
          </table:table-cell>
          <table:table-cell office:value-type="float" office:value="53.9172430388" calcext:value-type="float">
            <text:p>53.9172430388</text:p>
          </table:table-cell>
          <table:table-cell office:value-type="float" office:value="53.886496123" calcext:value-type="float">
            <text:p>53.886496123</text:p>
          </table:table-cell>
          <table:table-cell office:value-type="float" office:value="53.9999336695" calcext:value-type="float">
            <text:p>53.9999336695</text:p>
          </table:table-cell>
          <table:table-cell office:value-type="float" office:value="53.9526515905" calcext:value-type="float">
            <text:p>53.952651590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8</text:p>
          </table:table-cell>
          <table:table-cell office:value-type="float" office:value="51.457935944" calcext:value-type="float">
            <text:p>51.457935944</text:p>
          </table:table-cell>
          <table:table-cell office:value-type="float" office:value="51.4549695754" calcext:value-type="float">
            <text:p>51.4549695754</text:p>
          </table:table-cell>
          <table:table-cell office:value-type="float" office:value="51.4630508336" calcext:value-type="float">
            <text:p>51.4630508336</text:p>
          </table:table-cell>
          <table:table-cell office:value-type="float" office:value="51.4607377976" calcext:value-type="float">
            <text:p>51.460737797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8</text:p>
          </table:table-cell>
          <table:table-cell office:value-type="float" office:value="37.7321826183" calcext:value-type="float">
            <text:p>37.7321826183</text:p>
          </table:table-cell>
          <table:table-cell office:value-type="float" office:value="37.6081985317" calcext:value-type="float">
            <text:p>37.6081985317</text:p>
          </table:table-cell>
          <table:table-cell office:value-type="float" office:value="37.9189305354" calcext:value-type="float">
            <text:p>37.9189305354</text:p>
          </table:table-cell>
          <table:table-cell office:value-type="float" office:value="37.8338826148" calcext:value-type="float">
            <text:p>37.83388261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3</text:p>
          </table:table-cell>
          <table:table-cell office:value-type="float" office:value="37.1183739695" calcext:value-type="float">
            <text:p>37.1183739695</text:p>
          </table:table-cell>
          <table:table-cell office:value-type="float" office:value="36.1681144215" calcext:value-type="float">
            <text:p>36.1681144215</text:p>
          </table:table-cell>
          <table:table-cell office:value-type="float" office:value="38.8302782803" calcext:value-type="float">
            <text:p>38.8302782803</text:p>
          </table:table-cell>
          <table:table-cell office:value-type="float" office:value="37.7519686279" calcext:value-type="float">
            <text:p>37.751968627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3</text:p>
          </table:table-cell>
          <table:table-cell office:value-type="float" office:value="52.0399552797" calcext:value-type="float">
            <text:p>52.0399552797</text:p>
          </table:table-cell>
          <table:table-cell office:value-type="float" office:value="51.914435913" calcext:value-type="float">
            <text:p>51.914435913</text:p>
          </table:table-cell>
          <table:table-cell office:value-type="float" office:value="52.2743402557" calcext:value-type="float">
            <text:p>52.2743402557</text:p>
          </table:table-cell>
          <table:table-cell office:value-type="float" office:value="52.1437650732" calcext:value-type="float">
            <text:p>52.14376507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3</text:p>
          </table:table-cell>
          <table:table-cell office:value-type="float" office:value="54.314152935" calcext:value-type="float">
            <text:p>54.314152935</text:p>
          </table:table-cell>
          <table:table-cell office:value-type="float" office:value="54.3064150811" calcext:value-type="float">
            <text:p>54.3064150811</text:p>
          </table:table-cell>
          <table:table-cell office:value-type="float" office:value="54.3254544987" calcext:value-type="float">
            <text:p>54.3254544987</text:p>
          </table:table-cell>
          <table:table-cell office:value-type="float" office:value="54.3194446406" calcext:value-type="float">
            <text:p>54.319444640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3</text:p>
          </table:table-cell>
          <table:table-cell office:value-type="float" office:value="54.3069298135" calcext:value-type="float">
            <text:p>54.3069298135</text:p>
          </table:table-cell>
          <table:table-cell office:value-type="float" office:value="54.3043225982" calcext:value-type="float">
            <text:p>54.3043225982</text:p>
          </table:table-cell>
          <table:table-cell office:value-type="float" office:value="54.3128880906" calcext:value-type="float">
            <text:p>54.3128880906</text:p>
          </table:table-cell>
          <table:table-cell office:value-type="float" office:value="54.3095295983" calcext:value-type="float">
            <text:p>54.309529598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3</text:p>
          </table:table-cell>
          <table:table-cell office:value-type="float" office:value="54.3149696132" calcext:value-type="float">
            <text:p>54.3149696132</text:p>
          </table:table-cell>
          <table:table-cell office:value-type="float" office:value="54.3099616464" calcext:value-type="float">
            <text:p>54.3099616464</text:p>
          </table:table-cell>
          <table:table-cell office:value-type="float" office:value="54.3252204206" calcext:value-type="float">
            <text:p>54.3252204206</text:p>
          </table:table-cell>
          <table:table-cell office:value-type="float" office:value="54.3202030237" calcext:value-type="float">
            <text:p>54.320203023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3</text:p>
          </table:table-cell>
          <table:table-cell office:value-type="float" office:value="54.3169865589" calcext:value-type="float">
            <text:p>54.3169865589</text:p>
          </table:table-cell>
          <table:table-cell office:value-type="float" office:value="54.3010640852" calcext:value-type="float">
            <text:p>54.3010640852</text:p>
          </table:table-cell>
          <table:table-cell office:value-type="float" office:value="54.3384065928" calcext:value-type="float">
            <text:p>54.3384065928</text:p>
          </table:table-cell>
          <table:table-cell office:value-type="float" office:value="54.328346204" calcext:value-type="float">
            <text:p>54.3283462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3</text:p>
          </table:table-cell>
          <table:table-cell office:value-type="float" office:value="54.3174391384" calcext:value-type="float">
            <text:p>54.3174391384</text:p>
          </table:table-cell>
          <table:table-cell office:value-type="float" office:value="54.3152882554" calcext:value-type="float">
            <text:p>54.3152882554</text:p>
          </table:table-cell>
          <table:table-cell office:value-type="float" office:value="54.3225248036" calcext:value-type="float">
            <text:p>54.3225248036</text:p>
          </table:table-cell>
          <table:table-cell office:value-type="float" office:value="54.3200359273" calcext:value-type="float">
            <text:p>54.320035927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3</text:p>
          </table:table-cell>
          <table:table-cell office:value-type="float" office:value="54.3078354961" calcext:value-type="float">
            <text:p>54.3078354961</text:p>
          </table:table-cell>
          <table:table-cell office:value-type="float" office:value="54.1908515631" calcext:value-type="float">
            <text:p>54.1908515631</text:p>
          </table:table-cell>
          <table:table-cell office:value-type="float" office:value="54.4570313898" calcext:value-type="float">
            <text:p>54.4570313898</text:p>
          </table:table-cell>
          <table:table-cell office:value-type="float" office:value="54.3857584224" calcext:value-type="float">
            <text:p>54.385758422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3</text:p>
          </table:table-cell>
          <table:table-cell office:value-type="float" office:value="37.687595683" calcext:value-type="float">
            <text:p>37.687595683</text:p>
          </table:table-cell>
          <table:table-cell office:value-type="float" office:value="37.6317704729" calcext:value-type="float">
            <text:p>37.6317704729</text:p>
          </table:table-cell>
          <table:table-cell office:value-type="float" office:value="37.8382930557" calcext:value-type="float">
            <text:p>37.8382930557</text:p>
          </table:table-cell>
          <table:table-cell office:value-type="float" office:value="37.7509534082" calcext:value-type="float">
            <text:p>37.750953408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3</text:p>
          </table:table-cell>
          <table:table-cell office:value-type="float" office:value="54.1897423929" calcext:value-type="float">
            <text:p>54.1897423929</text:p>
          </table:table-cell>
          <table:table-cell office:value-type="float" office:value="54.1397171867" calcext:value-type="float">
            <text:p>54.1397171867</text:p>
          </table:table-cell>
          <table:table-cell office:value-type="float" office:value="54.3107731131" calcext:value-type="float">
            <text:p>54.3107731131</text:p>
          </table:table-cell>
          <table:table-cell office:value-type="float" office:value="54.2456693671" calcext:value-type="float">
            <text:p>54.245669367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3</text:p>
          </table:table-cell>
          <table:table-cell office:value-type="float" office:value="37.7477531671" calcext:value-type="float">
            <text:p>37.7477531671</text:p>
          </table:table-cell>
          <table:table-cell office:value-type="float" office:value="37.7406057008" calcext:value-type="float">
            <text:p>37.7406057008</text:p>
          </table:table-cell>
          <table:table-cell office:value-type="float" office:value="37.7631965624" calcext:value-type="float">
            <text:p>37.7631965624</text:p>
          </table:table-cell>
          <table:table-cell office:value-type="float" office:value="37.7556226399" calcext:value-type="float">
            <text:p>37.755622639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3</text:p>
          </table:table-cell>
          <table:table-cell office:value-type="float" office:value="53.5772101242" calcext:value-type="float">
            <text:p>53.5772101242</text:p>
          </table:table-cell>
          <table:table-cell office:value-type="float" office:value="53.39634073" calcext:value-type="float">
            <text:p>53.39634073</text:p>
          </table:table-cell>
          <table:table-cell office:value-type="float" office:value="53.9344803896" calcext:value-type="float">
            <text:p>53.9344803896</text:p>
          </table:table-cell>
          <table:table-cell office:value-type="float" office:value="53.7530933794" calcext:value-type="float">
            <text:p>53.753093379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3</text:p>
          </table:table-cell>
          <table:table-cell office:value-type="float" office:value="53.9286360082" calcext:value-type="float">
            <text:p>53.9286360082</text:p>
          </table:table-cell>
          <table:table-cell office:value-type="float" office:value="53.9085478623" calcext:value-type="float">
            <text:p>53.9085478623</text:p>
          </table:table-cell>
          <table:table-cell office:value-type="float" office:value="53.9744212112" calcext:value-type="float">
            <text:p>53.9744212112</text:p>
          </table:table-cell>
          <table:table-cell office:value-type="float" office:value="53.9527377649" calcext:value-type="float">
            <text:p>53.952737764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3</text:p>
          </table:table-cell>
          <table:table-cell office:value-type="float" office:value="37.7397862704" calcext:value-type="float">
            <text:p>37.7397862704</text:p>
          </table:table-cell>
          <table:table-cell office:value-type="float" office:value="37.7166023688" calcext:value-type="float">
            <text:p>37.7166023688</text:p>
          </table:table-cell>
          <table:table-cell office:value-type="float" office:value="37.7786958332" calcext:value-type="float">
            <text:p>37.7786958332</text:p>
          </table:table-cell>
          <table:table-cell office:value-type="float" office:value="37.7576639167" calcext:value-type="float">
            <text:p>37.757663916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6</text:p>
          </table:table-cell>
          <table:table-cell office:value-type="float" office:value="32.5191050553" calcext:value-type="float">
            <text:p>32.5191050553</text:p>
          </table:table-cell>
          <table:table-cell office:value-type="float" office:value="32.5166280733" calcext:value-type="float">
            <text:p>32.5166280733</text:p>
          </table:table-cell>
          <table:table-cell office:value-type="float" office:value="32.5240555906" calcext:value-type="float">
            <text:p>32.5240555906</text:p>
          </table:table-cell>
          <table:table-cell office:value-type="float" office:value="32.5213546943" calcext:value-type="float">
            <text:p>32.52135469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6</text:p>
          </table:table-cell>
          <table:table-cell office:value-type="float" office:value="44.4279764581" calcext:value-type="float">
            <text:p>44.4279764581</text:p>
          </table:table-cell>
          <table:table-cell office:value-type="float" office:value="43.4704200553" calcext:value-type="float">
            <text:p>43.4704200553</text:p>
          </table:table-cell>
          <table:table-cell office:value-type="float" office:value="47.0394520985" calcext:value-type="float">
            <text:p>47.0394520985</text:p>
          </table:table-cell>
          <table:table-cell office:value-type="float" office:value="45.5135892375" calcext:value-type="float">
            <text:p>45.51358923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6</text:p>
          </table:table-cell>
          <table:table-cell office:value-type="float" office:value="44.4157393689" calcext:value-type="float">
            <text:p>44.4157393689</text:p>
          </table:table-cell>
          <table:table-cell office:value-type="float" office:value="43.4495509109" calcext:value-type="float">
            <text:p>43.4495509109</text:p>
          </table:table-cell>
          <table:table-cell office:value-type="float" office:value="47.0480482623" calcext:value-type="float">
            <text:p>47.0480482623</text:p>
          </table:table-cell>
          <table:table-cell office:value-type="float" office:value="45.5017263464" calcext:value-type="float">
            <text:p>45.50172634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6</text:p>
          </table:table-cell>
          <table:table-cell office:value-type="float" office:value="44.3657689218" calcext:value-type="float">
            <text:p>44.3657689218</text:p>
          </table:table-cell>
          <table:table-cell office:value-type="float" office:value="43.3405838072" calcext:value-type="float">
            <text:p>43.3405838072</text:p>
          </table:table-cell>
          <table:table-cell office:value-type="float" office:value="47.1694593939" calcext:value-type="float">
            <text:p>47.1694593939</text:p>
          </table:table-cell>
          <table:table-cell office:value-type="float" office:value="45.490666538" calcext:value-type="float">
            <text:p>45.49066653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6</text:p>
          </table:table-cell>
          <table:table-cell office:value-type="float" office:value="43.9674470493" calcext:value-type="float">
            <text:p>43.9674470493</text:p>
          </table:table-cell>
          <table:table-cell office:value-type="float" office:value="43.8964422993" calcext:value-type="float">
            <text:p>43.8964422993</text:p>
          </table:table-cell>
          <table:table-cell office:value-type="float" office:value="44.0961716625" calcext:value-type="float">
            <text:p>44.0961716625</text:p>
          </table:table-cell>
          <table:table-cell office:value-type="float" office:value="44.0207558063" calcext:value-type="float">
            <text:p>44.020755806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6</text:p>
          </table:table-cell>
          <table:table-cell office:value-type="float" office:value="44.2931168225" calcext:value-type="float">
            <text:p>44.2931168225</text:p>
          </table:table-cell>
          <table:table-cell office:value-type="float" office:value="42.7695018559" calcext:value-type="float">
            <text:p>42.7695018559</text:p>
          </table:table-cell>
          <table:table-cell office:value-type="float" office:value="47.1444511214" calcext:value-type="float">
            <text:p>47.1444511214</text:p>
          </table:table-cell>
          <table:table-cell office:value-type="float" office:value="45.4311415294" calcext:value-type="float">
            <text:p>45.431141529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6</text:p>
          </table:table-cell>
          <table:table-cell office:value-type="float" office:value="43.3245920254" calcext:value-type="float">
            <text:p>43.3245920254</text:p>
          </table:table-cell>
          <table:table-cell office:value-type="float" office:value="42.4909184994" calcext:value-type="float">
            <text:p>42.4909184994</text:p>
          </table:table-cell>
          <table:table-cell office:value-type="float" office:value="45.6033390652" calcext:value-type="float">
            <text:p>45.6033390652</text:p>
          </table:table-cell>
          <table:table-cell office:value-type="float" office:value="44.2506780018" calcext:value-type="float">
            <text:p>44.25067800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6</text:p>
          </table:table-cell>
          <table:table-cell office:value-type="float" office:value="45.3876079679" calcext:value-type="float">
            <text:p>45.3876079679</text:p>
          </table:table-cell>
          <table:table-cell office:value-type="float" office:value="45.3075734884" calcext:value-type="float">
            <text:p>45.3075734884</text:p>
          </table:table-cell>
          <table:table-cell office:value-type="float" office:value="45.5330443588" calcext:value-type="float">
            <text:p>45.5330443588</text:p>
          </table:table-cell>
          <table:table-cell office:value-type="float" office:value="45.4587168966" calcext:value-type="float">
            <text:p>45.458716896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6</text:p>
          </table:table-cell>
          <table:table-cell office:value-type="float" office:value="32.5129896107" calcext:value-type="float">
            <text:p>32.5129896107</text:p>
          </table:table-cell>
          <table:table-cell office:value-type="float" office:value="32.5121403689" calcext:value-type="float">
            <text:p>32.5121403689</text:p>
          </table:table-cell>
          <table:table-cell office:value-type="float" office:value="32.5146960498" calcext:value-type="float">
            <text:p>32.5146960498</text:p>
          </table:table-cell>
          <table:table-cell office:value-type="float" office:value="32.5138693238" calcext:value-type="float">
            <text:p>32.513869323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6</text:p>
          </table:table-cell>
          <table:table-cell office:value-type="float" office:value="45.0211079188" calcext:value-type="float">
            <text:p>45.0211079188</text:p>
          </table:table-cell>
          <table:table-cell office:value-type="float" office:value="44.9230497004" calcext:value-type="float">
            <text:p>44.9230497004</text:p>
          </table:table-cell>
          <table:table-cell office:value-type="float" office:value="45.2707443531" calcext:value-type="float">
            <text:p>45.2707443531</text:p>
          </table:table-cell>
          <table:table-cell office:value-type="float" office:value="45.1306124278" calcext:value-type="float">
            <text:p>45.130612427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6</text:p>
          </table:table-cell>
          <table:table-cell office:value-type="float" office:value="32.5192352866" calcext:value-type="float">
            <text:p>32.5192352866</text:p>
          </table:table-cell>
          <table:table-cell office:value-type="float" office:value="32.5178616751" calcext:value-type="float">
            <text:p>32.5178616751</text:p>
          </table:table-cell>
          <table:table-cell office:value-type="float" office:value="32.5227825626" calcext:value-type="float">
            <text:p>32.5227825626</text:p>
          </table:table-cell>
          <table:table-cell office:value-type="float" office:value="32.5208585863" calcext:value-type="float">
            <text:p>32.520858586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6</text:p>
          </table:table-cell>
          <table:table-cell office:value-type="float" office:value="44.5556493297" calcext:value-type="float">
            <text:p>44.5556493297</text:p>
          </table:table-cell>
          <table:table-cell office:value-type="float" office:value="42.9714096074" calcext:value-type="float">
            <text:p>42.9714096074</text:p>
          </table:table-cell>
          <table:table-cell office:value-type="float" office:value="46.6487889676" calcext:value-type="float">
            <text:p>46.6487889676</text:p>
          </table:table-cell>
          <table:table-cell office:value-type="float" office:value="45.661174158" calcext:value-type="float">
            <text:p>45.66117415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6</text:p>
          </table:table-cell>
          <table:table-cell office:value-type="float" office:value="44.1649945228" calcext:value-type="float">
            <text:p>44.1649945228</text:p>
          </table:table-cell>
          <table:table-cell office:value-type="float" office:value="43.3312633024" calcext:value-type="float">
            <text:p>43.3312633024</text:p>
          </table:table-cell>
          <table:table-cell office:value-type="float" office:value="45.7316287406" calcext:value-type="float">
            <text:p>45.7316287406</text:p>
          </table:table-cell>
          <table:table-cell office:value-type="float" office:value="45.0283993017" calcext:value-type="float">
            <text:p>45.0283993017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6</text:p>
          </table:table-cell>
          <table:table-cell office:value-type="float" office:value="32.514691166" calcext:value-type="float">
            <text:p>32.514691166</text:p>
          </table:table-cell>
          <table:table-cell office:value-type="float" office:value="32.5125340682" calcext:value-type="float">
            <text:p>32.5125340682</text:p>
          </table:table-cell>
          <table:table-cell office:value-type="float" office:value="32.5202658599" calcext:value-type="float">
            <text:p>32.5202658599</text:p>
          </table:table-cell>
          <table:table-cell office:value-type="float" office:value="32.5172138277" calcext:value-type="float">
            <text:p>32.517213827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21</text:p>
          </table:table-cell>
          <table:table-cell office:value-type="float" office:value="38.5860081905" calcext:value-type="float">
            <text:p>38.5860081905</text:p>
          </table:table-cell>
          <table:table-cell office:value-type="float" office:value="37.5016327089" calcext:value-type="float">
            <text:p>37.5016327089</text:p>
          </table:table-cell>
          <table:table-cell office:value-type="float" office:value="39.9593320003" calcext:value-type="float">
            <text:p>39.9593320003</text:p>
          </table:table-cell>
          <table:table-cell office:value-type="float" office:value="39.3013535626" calcext:value-type="float">
            <text:p>39.30135356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21</text:p>
          </table:table-cell>
          <table:table-cell office:value-type="float" office:value="54.6678171557" calcext:value-type="float">
            <text:p>54.6678171557</text:p>
          </table:table-cell>
          <table:table-cell office:value-type="float" office:value="54.3242776603" calcext:value-type="float">
            <text:p>54.3242776603</text:p>
          </table:table-cell>
          <table:table-cell office:value-type="float" office:value="55.1083947687" calcext:value-type="float">
            <text:p>55.1083947687</text:p>
          </table:table-cell>
          <table:table-cell office:value-type="float" office:value="54.8982819918" calcext:value-type="float">
            <text:p>54.89828199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21</text:p>
          </table:table-cell>
          <table:table-cell office:value-type="float" office:value="54.6681606591" calcext:value-type="float">
            <text:p>54.6681606591</text:p>
          </table:table-cell>
          <table:table-cell office:value-type="float" office:value="54.662702832" calcext:value-type="float">
            <text:p>54.662702832</text:p>
          </table:table-cell>
          <table:table-cell office:value-type="float" office:value="54.6769390611" calcext:value-type="float">
            <text:p>54.6769390611</text:p>
          </table:table-cell>
          <table:table-cell office:value-type="float" office:value="54.6727888107" calcext:value-type="float">
            <text:p>54.672788810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21</text:p>
          </table:table-cell>
          <table:table-cell office:value-type="float" office:value="54.6690490441" calcext:value-type="float">
            <text:p>54.6690490441</text:p>
          </table:table-cell>
          <table:table-cell office:value-type="float" office:value="54.6637788775" calcext:value-type="float">
            <text:p>54.6637788775</text:p>
          </table:table-cell>
          <table:table-cell office:value-type="float" office:value="54.6767820475" calcext:value-type="float">
            <text:p>54.6767820475</text:p>
          </table:table-cell>
          <table:table-cell office:value-type="float" office:value="54.67305198" calcext:value-type="float">
            <text:p>54.6730519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21</text:p>
          </table:table-cell>
          <table:table-cell office:value-type="float" office:value="54.6695923347" calcext:value-type="float">
            <text:p>54.6695923347</text:p>
          </table:table-cell>
          <table:table-cell office:value-type="float" office:value="54.6667559159" calcext:value-type="float">
            <text:p>54.6667559159</text:p>
          </table:table-cell>
          <table:table-cell office:value-type="float" office:value="54.6750580228" calcext:value-type="float">
            <text:p>54.6750580228</text:p>
          </table:table-cell>
          <table:table-cell office:value-type="float" office:value="54.6724706972" calcext:value-type="float">
            <text:p>54.672470697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21</text:p>
          </table:table-cell>
          <table:table-cell office:value-type="float" office:value="54.6695404174" calcext:value-type="float">
            <text:p>54.6695404174</text:p>
          </table:table-cell>
          <table:table-cell office:value-type="float" office:value="54.668012966" calcext:value-type="float">
            <text:p>54.668012966</text:p>
          </table:table-cell>
          <table:table-cell office:value-type="float" office:value="54.6727456314" calcext:value-type="float">
            <text:p>54.6727456314</text:p>
          </table:table-cell>
          <table:table-cell office:value-type="float" office:value="54.671237036" calcext:value-type="float">
            <text:p>54.67123703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21</text:p>
          </table:table-cell>
          <table:table-cell office:value-type="float" office:value="54.6702570444" calcext:value-type="float">
            <text:p>54.6702570444</text:p>
          </table:table-cell>
          <table:table-cell office:value-type="float" office:value="54.6591206853" calcext:value-type="float">
            <text:p>54.6591206853</text:p>
          </table:table-cell>
          <table:table-cell office:value-type="float" office:value="54.6856102388" calcext:value-type="float">
            <text:p>54.6856102388</text:p>
          </table:table-cell>
          <table:table-cell office:value-type="float" office:value="54.678460315" calcext:value-type="float">
            <text:p>54.6784603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21</text:p>
          </table:table-cell>
          <table:table-cell office:value-type="float" office:value="54.6707041256" calcext:value-type="float">
            <text:p>54.6707041256</text:p>
          </table:table-cell>
          <table:table-cell office:value-type="float" office:value="54.6517476773" calcext:value-type="float">
            <text:p>54.6517476773</text:p>
          </table:table-cell>
          <table:table-cell office:value-type="float" office:value="54.6983467507" calcext:value-type="float">
            <text:p>54.6983467507</text:p>
          </table:table-cell>
          <table:table-cell office:value-type="float" office:value="54.6854958939" calcext:value-type="float">
            <text:p>54.685495893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21</text:p>
          </table:table-cell>
          <table:table-cell office:value-type="float" office:value="37.2397730999" calcext:value-type="float">
            <text:p>37.2397730999</text:p>
          </table:table-cell>
          <table:table-cell office:value-type="float" office:value="37.2196689497" calcext:value-type="float">
            <text:p>37.2196689497</text:p>
          </table:table-cell>
          <table:table-cell office:value-type="float" office:value="37.2686503385" calcext:value-type="float">
            <text:p>37.2686503385</text:p>
          </table:table-cell>
          <table:table-cell office:value-type="float" office:value="37.2551755975" calcext:value-type="float">
            <text:p>37.255175597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21</text:p>
          </table:table-cell>
          <table:table-cell office:value-type="float" office:value="54.3126422669" calcext:value-type="float">
            <text:p>54.3126422669</text:p>
          </table:table-cell>
          <table:table-cell office:value-type="float" office:value="54.3102027599" calcext:value-type="float">
            <text:p>54.3102027599</text:p>
          </table:table-cell>
          <table:table-cell office:value-type="float" office:value="54.3178889098" calcext:value-type="float">
            <text:p>54.3178889098</text:p>
          </table:table-cell>
          <table:table-cell office:value-type="float" office:value="54.3149286763" calcext:value-type="float">
            <text:p>54.314928676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21</text:p>
          </table:table-cell>
          <table:table-cell office:value-type="float" office:value="37.2287798207" calcext:value-type="float">
            <text:p>37.2287798207</text:p>
          </table:table-cell>
          <table:table-cell office:value-type="float" office:value="37.2129415126" calcext:value-type="float">
            <text:p>37.2129415126</text:p>
          </table:table-cell>
          <table:table-cell office:value-type="float" office:value="37.2671388293" calcext:value-type="float">
            <text:p>37.2671388293</text:p>
          </table:table-cell>
          <table:table-cell office:value-type="float" office:value="37.2460193743" calcext:value-type="float">
            <text:p>37.246019374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21</text:p>
          </table:table-cell>
          <table:table-cell office:value-type="float" office:value="54.3947756561" calcext:value-type="float">
            <text:p>54.3947756561</text:p>
          </table:table-cell>
          <table:table-cell office:value-type="float" office:value="54.3894206213" calcext:value-type="float">
            <text:p>54.3894206213</text:p>
          </table:table-cell>
          <table:table-cell office:value-type="float" office:value="54.4034718105" calcext:value-type="float">
            <text:p>54.4034718105</text:p>
          </table:table-cell>
          <table:table-cell office:value-type="float" office:value="54.398696696" calcext:value-type="float">
            <text:p>54.39869669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21</text:p>
          </table:table-cell>
          <table:table-cell office:value-type="float" office:value="51.8122155126" calcext:value-type="float">
            <text:p>51.8122155126</text:p>
          </table:table-cell>
          <table:table-cell office:value-type="float" office:value="51.8037956229" calcext:value-type="float">
            <text:p>51.8037956229</text:p>
          </table:table-cell>
          <table:table-cell office:value-type="float" office:value="51.8317865665" calcext:value-type="float">
            <text:p>51.8317865665</text:p>
          </table:table-cell>
          <table:table-cell office:value-type="float" office:value="51.8222976779" calcext:value-type="float">
            <text:p>51.8222976779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21</text:p>
          </table:table-cell>
          <table:table-cell office:value-type="float" office:value="37.2361093316" calcext:value-type="float">
            <text:p>37.2361093316</text:p>
          </table:table-cell>
          <table:table-cell office:value-type="float" office:value="37.0636810407" calcext:value-type="float">
            <text:p>37.0636810407</text:p>
          </table:table-cell>
          <table:table-cell office:value-type="float" office:value="37.4651113425" calcext:value-type="float">
            <text:p>37.4651113425</text:p>
          </table:table-cell>
          <table:table-cell office:value-type="float" office:value="37.3574216484" calcext:value-type="float">
            <text:p>37.3574216484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2</text:p>
          </table:table-cell>
          <table:table-cell office:value-type="float" office:value="32.5175565105" calcext:value-type="float">
            <text:p>32.5175565105</text:p>
          </table:table-cell>
          <table:table-cell office:value-type="float" office:value="32.5115723807" calcext:value-type="float">
            <text:p>32.5115723807</text:p>
          </table:table-cell>
          <table:table-cell office:value-type="float" office:value="32.5272105299" calcext:value-type="float">
            <text:p>32.5272105299</text:p>
          </table:table-cell>
          <table:table-cell office:value-type="float" office:value="32.5227659222" calcext:value-type="float">
            <text:p>32.52276592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2</text:p>
          </table:table-cell>
          <table:table-cell office:value-type="float" office:value="44.311683646" calcext:value-type="float">
            <text:p>44.311683646</text:p>
          </table:table-cell>
          <table:table-cell office:value-type="float" office:value="43.237848989" calcext:value-type="float">
            <text:p>43.237848989</text:p>
          </table:table-cell>
          <table:table-cell office:value-type="float" office:value="47.2435885766" calcext:value-type="float">
            <text:p>47.2435885766</text:p>
          </table:table-cell>
          <table:table-cell office:value-type="float" office:value="45.5005655611" calcext:value-type="float">
            <text:p>45.500565561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2</text:p>
          </table:table-cell>
          <table:table-cell office:value-type="float" office:value="44.2923599354" calcext:value-type="float">
            <text:p>44.2923599354</text:p>
          </table:table-cell>
          <table:table-cell office:value-type="float" office:value="43.2024432966" calcext:value-type="float">
            <text:p>43.2024432966</text:p>
          </table:table-cell>
          <table:table-cell office:value-type="float" office:value="47.2724633613" calcext:value-type="float">
            <text:p>47.2724633613</text:p>
          </table:table-cell>
          <table:table-cell office:value-type="float" office:value="45.4913207701" calcext:value-type="float">
            <text:p>45.491320770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2</text:p>
          </table:table-cell>
          <table:table-cell office:value-type="float" office:value="44.3017614993" calcext:value-type="float">
            <text:p>44.3017614993</text:p>
          </table:table-cell>
          <table:table-cell office:value-type="float" office:value="43.2087607013" calcext:value-type="float">
            <text:p>43.2087607013</text:p>
          </table:table-cell>
          <table:table-cell office:value-type="float" office:value="47.2886084942" calcext:value-type="float">
            <text:p>47.2886084942</text:p>
          </table:table-cell>
          <table:table-cell office:value-type="float" office:value="45.511671131" calcext:value-type="float">
            <text:p>45.5116711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2</text:p>
          </table:table-cell>
          <table:table-cell office:value-type="float" office:value="43.332389017" calcext:value-type="float">
            <text:p>43.332389017</text:p>
          </table:table-cell>
          <table:table-cell office:value-type="float" office:value="42.2030922361" calcext:value-type="float">
            <text:p>42.2030922361</text:p>
          </table:table-cell>
          <table:table-cell office:value-type="float" office:value="45.5781604627" calcext:value-type="float">
            <text:p>45.5781604627</text:p>
          </table:table-cell>
          <table:table-cell office:value-type="float" office:value="44.2539510051" calcext:value-type="float">
            <text:p>44.253951005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2</text:p>
          </table:table-cell>
          <table:table-cell office:value-type="float" office:value="44.3357806675" calcext:value-type="float">
            <text:p>44.3357806675</text:p>
          </table:table-cell>
          <table:table-cell office:value-type="float" office:value="43.2874414418" calcext:value-type="float">
            <text:p>43.2874414418</text:p>
          </table:table-cell>
          <table:table-cell office:value-type="float" office:value="47.1971058709" calcext:value-type="float">
            <text:p>47.1971058709</text:p>
          </table:table-cell>
          <table:table-cell office:value-type="float" office:value="45.5020817578" calcext:value-type="float">
            <text:p>45.502081757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2</text:p>
          </table:table-cell>
          <table:table-cell office:value-type="float" office:value="43.2947293963" calcext:value-type="float">
            <text:p>43.2947293963</text:p>
          </table:table-cell>
          <table:table-cell office:value-type="float" office:value="42.4659047314" calcext:value-type="float">
            <text:p>42.4659047314</text:p>
          </table:table-cell>
          <table:table-cell office:value-type="float" office:value="45.5606802071" calcext:value-type="float">
            <text:p>45.5606802071</text:p>
          </table:table-cell>
          <table:table-cell office:value-type="float" office:value="44.202568618" calcext:value-type="float">
            <text:p>44.20256861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2</text:p>
          </table:table-cell>
          <table:table-cell office:value-type="float" office:value="44.1638578499" calcext:value-type="float">
            <text:p>44.1638578499</text:p>
          </table:table-cell>
          <table:table-cell office:value-type="float" office:value="43.3166473526" calcext:value-type="float">
            <text:p>43.3166473526</text:p>
          </table:table-cell>
          <table:table-cell office:value-type="float" office:value="46.348066808" calcext:value-type="float">
            <text:p>46.348066808</text:p>
          </table:table-cell>
          <table:table-cell office:value-type="float" office:value="45.1236039153" calcext:value-type="float">
            <text:p>45.123603915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2</text:p>
          </table:table-cell>
          <table:table-cell office:value-type="float" office:value="32.5174567208" calcext:value-type="float">
            <text:p>32.5174567208</text:p>
          </table:table-cell>
          <table:table-cell office:value-type="float" office:value="32.5118575531" calcext:value-type="float">
            <text:p>32.5118575531</text:p>
          </table:table-cell>
          <table:table-cell office:value-type="float" office:value="32.5255530791" calcext:value-type="float">
            <text:p>32.5255530791</text:p>
          </table:table-cell>
          <table:table-cell office:value-type="float" office:value="32.5218268282" calcext:value-type="float">
            <text:p>32.521826828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2</text:p>
          </table:table-cell>
          <table:table-cell office:value-type="float" office:value="44.7844850317" calcext:value-type="float">
            <text:p>44.7844850317</text:p>
          </table:table-cell>
          <table:table-cell office:value-type="float" office:value="44.7236135683" calcext:value-type="float">
            <text:p>44.7236135683</text:p>
          </table:table-cell>
          <table:table-cell office:value-type="float" office:value="44.9158885277" calcext:value-type="float">
            <text:p>44.9158885277</text:p>
          </table:table-cell>
          <table:table-cell office:value-type="float" office:value="44.8450958716" calcext:value-type="float">
            <text:p>44.845095871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2</text:p>
          </table:table-cell>
          <table:table-cell office:value-type="float" office:value="32.5169841944" calcext:value-type="float">
            <text:p>32.5169841944</text:p>
          </table:table-cell>
          <table:table-cell office:value-type="float" office:value="32.5130718533" calcext:value-type="float">
            <text:p>32.5130718533</text:p>
          </table:table-cell>
          <table:table-cell office:value-type="float" office:value="32.5224182153" calcext:value-type="float">
            <text:p>32.5224182153</text:p>
          </table:table-cell>
          <table:table-cell office:value-type="float" office:value="32.5198826324" calcext:value-type="float">
            <text:p>32.519882632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2</text:p>
          </table:table-cell>
          <table:table-cell office:value-type="float" office:value="44.5522638668" calcext:value-type="float">
            <text:p>44.5522638668</text:p>
          </table:table-cell>
          <table:table-cell office:value-type="float" office:value="43.6538694757" calcext:value-type="float">
            <text:p>43.6538694757</text:p>
          </table:table-cell>
          <table:table-cell office:value-type="float" office:value="45.7975417349" calcext:value-type="float">
            <text:p>45.7975417349</text:p>
          </table:table-cell>
          <table:table-cell office:value-type="float" office:value="45.2187614736" calcext:value-type="float">
            <text:p>45.21876147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2</text:p>
          </table:table-cell>
          <table:table-cell office:value-type="float" office:value="44.2535788493" calcext:value-type="float">
            <text:p>44.2535788493</text:p>
          </table:table-cell>
          <table:table-cell office:value-type="float" office:value="43.5980358034" calcext:value-type="float">
            <text:p>43.5980358034</text:p>
          </table:table-cell>
          <table:table-cell office:value-type="float" office:value="45.3456304877" calcext:value-type="float">
            <text:p>45.3456304877</text:p>
          </table:table-cell>
          <table:table-cell office:value-type="float" office:value="44.8533643629" calcext:value-type="float">
            <text:p>44.8533643629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2</text:p>
          </table:table-cell>
          <table:table-cell office:value-type="float" office:value="32.520742314" calcext:value-type="float">
            <text:p>32.520742314</text:p>
          </table:table-cell>
          <table:table-cell office:value-type="float" office:value="32.5186599338" calcext:value-type="float">
            <text:p>32.5186599338</text:p>
          </table:table-cell>
          <table:table-cell office:value-type="float" office:value="32.5238816735" calcext:value-type="float">
            <text:p>32.5238816735</text:p>
          </table:table-cell>
          <table:table-cell office:value-type="float" office:value="32.5224295898" calcext:value-type="float">
            <text:p>32.522429589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4</text:p>
          </table:table-cell>
          <table:table-cell office:value-type="float" office:value="37.5234168982" calcext:value-type="float">
            <text:p>37.5234168982</text:p>
          </table:table-cell>
          <table:table-cell office:value-type="float" office:value="37.5218552686" calcext:value-type="float">
            <text:p>37.5218552686</text:p>
          </table:table-cell>
          <table:table-cell office:value-type="float" office:value="37.5263404456" calcext:value-type="float">
            <text:p>37.5263404456</text:p>
          </table:table-cell>
          <table:table-cell office:value-type="float" office:value="37.524892022" calcext:value-type="float">
            <text:p>37.52489202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4</text:p>
          </table:table-cell>
          <table:table-cell office:value-type="float" office:value="52.8760795126" calcext:value-type="float">
            <text:p>52.8760795126</text:p>
          </table:table-cell>
          <table:table-cell office:value-type="float" office:value="49.6254414331" calcext:value-type="float">
            <text:p>49.6254414331</text:p>
          </table:table-cell>
          <table:table-cell office:value-type="float" office:value="58.7140847133" calcext:value-type="float">
            <text:p>58.7140847133</text:p>
          </table:table-cell>
          <table:table-cell office:value-type="float" office:value="55.0322684934" calcext:value-type="float">
            <text:p>55.03226849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4</text:p>
          </table:table-cell>
          <table:table-cell office:value-type="float" office:value="55.0272041078" calcext:value-type="float">
            <text:p>55.0272041078</text:p>
          </table:table-cell>
          <table:table-cell office:value-type="float" office:value="55.0228950864" calcext:value-type="float">
            <text:p>55.0228950864</text:p>
          </table:table-cell>
          <table:table-cell office:value-type="float" office:value="55.0339676432" calcext:value-type="float">
            <text:p>55.0339676432</text:p>
          </table:table-cell>
          <table:table-cell office:value-type="float" office:value="55.0307342119" calcext:value-type="float">
            <text:p>55.030734211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4</text:p>
          </table:table-cell>
          <table:table-cell office:value-type="float" office:value="55.0315935536" calcext:value-type="float">
            <text:p>55.0315935536</text:p>
          </table:table-cell>
          <table:table-cell office:value-type="float" office:value="55.0062861581" calcext:value-type="float">
            <text:p>55.0062861581</text:p>
          </table:table-cell>
          <table:table-cell office:value-type="float" office:value="55.0654964977" calcext:value-type="float">
            <text:p>55.0654964977</text:p>
          </table:table-cell>
          <table:table-cell office:value-type="float" office:value="55.0494784711" calcext:value-type="float">
            <text:p>55.049478471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4</text:p>
          </table:table-cell>
          <table:table-cell office:value-type="float" office:value="52.5333924334" calcext:value-type="float">
            <text:p>52.5333924334</text:p>
          </table:table-cell>
          <table:table-cell office:value-type="float" office:value="50.2269858127" calcext:value-type="float">
            <text:p>50.2269858127</text:p>
          </table:table-cell>
          <table:table-cell office:value-type="float" office:value="58.841962158" calcext:value-type="float">
            <text:p>58.841962158</text:p>
          </table:table-cell>
          <table:table-cell office:value-type="float" office:value="55.038414585" calcext:value-type="float">
            <text:p>55.03841458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4</text:p>
          </table:table-cell>
          <table:table-cell office:value-type="float" office:value="55.0311541072" calcext:value-type="float">
            <text:p>55.0311541072</text:p>
          </table:table-cell>
          <table:table-cell office:value-type="float" office:value="55.0296266501" calcext:value-type="float">
            <text:p>55.0296266501</text:p>
          </table:table-cell>
          <table:table-cell office:value-type="float" office:value="55.0339098729" calcext:value-type="float">
            <text:p>55.0339098729</text:p>
          </table:table-cell>
          <table:table-cell office:value-type="float" office:value="55.0326121691" calcext:value-type="float">
            <text:p>55.032612169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4</text:p>
          </table:table-cell>
          <table:table-cell office:value-type="float" office:value="52.5320361884" calcext:value-type="float">
            <text:p>52.5320361884</text:p>
          </table:table-cell>
          <table:table-cell office:value-type="float" office:value="48.7608060945" calcext:value-type="float">
            <text:p>48.7608060945</text:p>
          </table:table-cell>
          <table:table-cell office:value-type="float" office:value="59.3028466736" calcext:value-type="float">
            <text:p>59.3028466736</text:p>
          </table:table-cell>
          <table:table-cell office:value-type="float" office:value="55.0317289712" calcext:value-type="float">
            <text:p>55.031728971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4</text:p>
          </table:table-cell>
          <table:table-cell office:value-type="float" office:value="55.0313018296" calcext:value-type="float">
            <text:p>55.0313018296</text:p>
          </table:table-cell>
          <table:table-cell office:value-type="float" office:value="55.0275152314" calcext:value-type="float">
            <text:p>55.0275152314</text:p>
          </table:table-cell>
          <table:table-cell office:value-type="float" office:value="55.0371266645" calcext:value-type="float">
            <text:p>55.0371266645</text:p>
          </table:table-cell>
          <table:table-cell office:value-type="float" office:value="55.0343018843" calcext:value-type="float">
            <text:p>55.034301884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4</text:p>
          </table:table-cell>
          <table:table-cell office:value-type="float" office:value="37.5228748503" calcext:value-type="float">
            <text:p>37.5228748503</text:p>
          </table:table-cell>
          <table:table-cell office:value-type="float" office:value="37.5171433612" calcext:value-type="float">
            <text:p>37.5171433612</text:p>
          </table:table-cell>
          <table:table-cell office:value-type="float" office:value="37.5323009196" calcext:value-type="float">
            <text:p>37.5323009196</text:p>
          </table:table-cell>
          <table:table-cell office:value-type="float" office:value="37.5280701065" calcext:value-type="float">
            <text:p>37.528070106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4</text:p>
          </table:table-cell>
          <table:table-cell office:value-type="float" office:value="52.3366909756" calcext:value-type="float">
            <text:p>52.3366909756</text:p>
          </table:table-cell>
          <table:table-cell office:value-type="float" office:value="50.9820829451" calcext:value-type="float">
            <text:p>50.9820829451</text:p>
          </table:table-cell>
          <table:table-cell office:value-type="float" office:value="56.0417184776" calcext:value-type="float">
            <text:p>56.0417184776</text:p>
          </table:table-cell>
          <table:table-cell office:value-type="float" office:value="53.8150347311" calcext:value-type="float">
            <text:p>53.81503473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4</text:p>
          </table:table-cell>
          <table:table-cell office:value-type="float" office:value="37.5244992252" calcext:value-type="float">
            <text:p>37.5244992252</text:p>
          </table:table-cell>
          <table:table-cell office:value-type="float" office:value="37.5216811162" calcext:value-type="float">
            <text:p>37.5216811162</text:p>
          </table:table-cell>
          <table:table-cell office:value-type="float" office:value="37.5296098528" calcext:value-type="float">
            <text:p>37.5296098528</text:p>
          </table:table-cell>
          <table:table-cell office:value-type="float" office:value="37.5269070962" calcext:value-type="float">
            <text:p>37.526907096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4</text:p>
          </table:table-cell>
          <table:table-cell office:value-type="float" office:value="54.4108251412" calcext:value-type="float">
            <text:p>54.4108251412</text:p>
          </table:table-cell>
          <table:table-cell office:value-type="float" office:value="54.3760945234" calcext:value-type="float">
            <text:p>54.3760945234</text:p>
          </table:table-cell>
          <table:table-cell office:value-type="float" office:value="54.4646046123" calcext:value-type="float">
            <text:p>54.4646046123</text:p>
          </table:table-cell>
          <table:table-cell office:value-type="float" office:value="54.437976671" calcext:value-type="float">
            <text:p>54.43797667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4</text:p>
          </table:table-cell>
          <table:table-cell office:value-type="float" office:value="53.0323922764" calcext:value-type="float">
            <text:p>53.0323922764</text:p>
          </table:table-cell>
          <table:table-cell office:value-type="float" office:value="50.8821533117" calcext:value-type="float">
            <text:p>50.8821533117</text:p>
          </table:table-cell>
          <table:table-cell office:value-type="float" office:value="56.2323599199" calcext:value-type="float">
            <text:p>56.2323599199</text:p>
          </table:table-cell>
          <table:table-cell office:value-type="float" office:value="54.318295438" calcext:value-type="float">
            <text:p>54.318295438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4</text:p>
          </table:table-cell>
          <table:table-cell office:value-type="float" office:value="37.5242070213" calcext:value-type="float">
            <text:p>37.5242070213</text:p>
          </table:table-cell>
          <table:table-cell office:value-type="float" office:value="37.5215698743" calcext:value-type="float">
            <text:p>37.5215698743</text:p>
          </table:table-cell>
          <table:table-cell office:value-type="float" office:value="37.528161019" calcext:value-type="float">
            <text:p>37.528161019</text:p>
          </table:table-cell>
          <table:table-cell office:value-type="float" office:value="37.5263666031" calcext:value-type="float">
            <text:p>37.526366603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55</text:p>
          </table:table-cell>
          <table:table-cell office:value-type="float" office:value="37.1662381219" calcext:value-type="float">
            <text:p>37.1662381219</text:p>
          </table:table-cell>
          <table:table-cell office:value-type="float" office:value="36.9142301107" calcext:value-type="float">
            <text:p>36.9142301107</text:p>
          </table:table-cell>
          <table:table-cell office:value-type="float" office:value="37.5248668687" calcext:value-type="float">
            <text:p>37.5248668687</text:p>
          </table:table-cell>
          <table:table-cell office:value-type="float" office:value="37.3455243645" calcext:value-type="float">
            <text:p>37.345524364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55</text:p>
          </table:table-cell>
          <table:table-cell office:value-type="float" office:value="53.1404669795" calcext:value-type="float">
            <text:p>53.1404669795</text:p>
          </table:table-cell>
          <table:table-cell office:value-type="float" office:value="51.0362245847" calcext:value-type="float">
            <text:p>51.0362245847</text:p>
          </table:table-cell>
          <table:table-cell office:value-type="float" office:value="56.2876110307" calcext:value-type="float">
            <text:p>56.2876110307</text:p>
          </table:table-cell>
          <table:table-cell office:value-type="float" office:value="54.4286976102" calcext:value-type="float">
            <text:p>54.428697610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55</text:p>
          </table:table-cell>
          <table:table-cell office:value-type="float" office:value="53.1479821138" calcext:value-type="float">
            <text:p>53.1479821138</text:p>
          </table:table-cell>
          <table:table-cell office:value-type="float" office:value="50.5159097722" calcext:value-type="float">
            <text:p>50.5159097722</text:p>
          </table:table-cell>
          <table:table-cell office:value-type="float" office:value="59.2259800656" calcext:value-type="float">
            <text:p>59.2259800656</text:p>
          </table:table-cell>
          <table:table-cell office:value-type="float" office:value="55.8949415523" calcext:value-type="float">
            <text:p>55.894941552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55</text:p>
          </table:table-cell>
          <table:table-cell office:value-type="float" office:value="53.1504836915" calcext:value-type="float">
            <text:p>53.1504836915</text:p>
          </table:table-cell>
          <table:table-cell office:value-type="float" office:value="51.5169100316" calcext:value-type="float">
            <text:p>51.5169100316</text:p>
          </table:table-cell>
          <table:table-cell office:value-type="float" office:value="57.2360477655" calcext:value-type="float">
            <text:p>57.2360477655</text:p>
          </table:table-cell>
          <table:table-cell office:value-type="float" office:value="55.0777082989" calcext:value-type="float">
            <text:p>55.077708298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55</text:p>
          </table:table-cell>
          <table:table-cell office:value-type="float" office:value="53.8348417964" calcext:value-type="float">
            <text:p>53.8348417964</text:p>
          </table:table-cell>
          <table:table-cell office:value-type="float" office:value="52.0185534382" calcext:value-type="float">
            <text:p>52.0185534382</text:p>
          </table:table-cell>
          <table:table-cell office:value-type="float" office:value="57.1207417672" calcext:value-type="float">
            <text:p>57.1207417672</text:p>
          </table:table-cell>
          <table:table-cell office:value-type="float" office:value="55.1661667068" calcext:value-type="float">
            <text:p>55.166166706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55</text:p>
          </table:table-cell>
          <table:table-cell office:value-type="float" office:value="53.1445926128" calcext:value-type="float">
            <text:p>53.1445926128</text:p>
          </table:table-cell>
          <table:table-cell office:value-type="float" office:value="51.8787072634" calcext:value-type="float">
            <text:p>51.8787072634</text:p>
          </table:table-cell>
          <table:table-cell office:value-type="float" office:value="56.228735601" calcext:value-type="float">
            <text:p>56.228735601</text:p>
          </table:table-cell>
          <table:table-cell office:value-type="float" office:value="54.4299309593" calcext:value-type="float">
            <text:p>54.429930959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55</text:p>
          </table:table-cell>
          <table:table-cell office:value-type="float" office:value="54.9917568936" calcext:value-type="float">
            <text:p>54.9917568936</text:p>
          </table:table-cell>
          <table:table-cell office:value-type="float" office:value="54.9179453913" calcext:value-type="float">
            <text:p>54.9179453913</text:p>
          </table:table-cell>
          <table:table-cell office:value-type="float" office:value="55.1795548916" calcext:value-type="float">
            <text:p>55.1795548916</text:p>
          </table:table-cell>
          <table:table-cell office:value-type="float" office:value="55.0818609674" calcext:value-type="float">
            <text:p>55.081860967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55</text:p>
          </table:table-cell>
          <table:table-cell office:value-type="float" office:value="54.8633122396" calcext:value-type="float">
            <text:p>54.8633122396</text:p>
          </table:table-cell>
          <table:table-cell office:value-type="float" office:value="53.9290222445" calcext:value-type="float">
            <text:p>53.9290222445</text:p>
          </table:table-cell>
          <table:table-cell office:value-type="float" office:value="56.3073517745" calcext:value-type="float">
            <text:p>56.3073517745</text:p>
          </table:table-cell>
          <table:table-cell office:value-type="float" office:value="55.6542166971" calcext:value-type="float">
            <text:p>55.654216697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55</text:p>
          </table:table-cell>
          <table:table-cell office:value-type="float" office:value="37.1669981268" calcext:value-type="float">
            <text:p>37.1669981268</text:p>
          </table:table-cell>
          <table:table-cell office:value-type="float" office:value="36.8953670929" calcext:value-type="float">
            <text:p>36.8953670929</text:p>
          </table:table-cell>
          <table:table-cell office:value-type="float" office:value="37.5121799336" calcext:value-type="float">
            <text:p>37.5121799336</text:p>
          </table:table-cell>
          <table:table-cell office:value-type="float" office:value="37.3470412478" calcext:value-type="float">
            <text:p>37.347041247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55</text:p>
          </table:table-cell>
          <table:table-cell office:value-type="float" office:value="55.0312956097" calcext:value-type="float">
            <text:p>55.0312956097</text:p>
          </table:table-cell>
          <table:table-cell office:value-type="float" office:value="54.8796612491" calcext:value-type="float">
            <text:p>54.8796612491</text:p>
          </table:table-cell>
          <table:table-cell office:value-type="float" office:value="55.2251666278" calcext:value-type="float">
            <text:p>55.2251666278</text:p>
          </table:table-cell>
          <table:table-cell office:value-type="float" office:value="55.1326467112" calcext:value-type="float">
            <text:p>55.1326467112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55</text:p>
          </table:table-cell>
          <table:table-cell office:value-type="float" office:value="37.1482772679" calcext:value-type="float">
            <text:p>37.1482772679</text:p>
          </table:table-cell>
          <table:table-cell office:value-type="float" office:value="37.1383462209" calcext:value-type="float">
            <text:p>37.1383462209</text:p>
          </table:table-cell>
          <table:table-cell office:value-type="float" office:value="37.1739193103" calcext:value-type="float">
            <text:p>37.1739193103</text:p>
          </table:table-cell>
          <table:table-cell office:value-type="float" office:value="37.1598019293" calcext:value-type="float">
            <text:p>37.159801929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55</text:p>
          </table:table-cell>
          <table:table-cell office:value-type="float" office:value="53.9369662342" calcext:value-type="float">
            <text:p>53.9369662342</text:p>
          </table:table-cell>
          <table:table-cell office:value-type="float" office:value="53.8207860397" calcext:value-type="float">
            <text:p>53.8207860397</text:p>
          </table:table-cell>
          <table:table-cell office:value-type="float" office:value="54.169645482" calcext:value-type="float">
            <text:p>54.169645482</text:p>
          </table:table-cell>
          <table:table-cell office:value-type="float" office:value="54.0394044219" calcext:value-type="float">
            <text:p>54.039404421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55</text:p>
          </table:table-cell>
          <table:table-cell office:value-type="float" office:value="51.94497102" calcext:value-type="float">
            <text:p>51.94497102</text:p>
          </table:table-cell>
          <table:table-cell office:value-type="float" office:value="51.9356791407" calcext:value-type="float">
            <text:p>51.9356791407</text:p>
          </table:table-cell>
          <table:table-cell office:value-type="float" office:value="51.9656969973" calcext:value-type="float">
            <text:p>51.9656969973</text:p>
          </table:table-cell>
          <table:table-cell office:value-type="float" office:value="51.9552010317" calcext:value-type="float">
            <text:p>51.9552010317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55</text:p>
          </table:table-cell>
          <table:table-cell office:value-type="float" office:value="37.1620220792" calcext:value-type="float">
            <text:p>37.1620220792</text:p>
          </table:table-cell>
          <table:table-cell office:value-type="float" office:value="32.7412589208" calcext:value-type="float">
            <text:p>32.7412589208</text:p>
          </table:table-cell>
          <table:table-cell office:value-type="float" office:value="42.750843916" calcext:value-type="float">
            <text:p>42.750843916</text:p>
          </table:table-cell>
          <table:table-cell office:value-type="float" office:value="40.071071547" calcext:value-type="float">
            <text:p>40.071071547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64</text:p>
          </table:table-cell>
          <table:table-cell office:value-type="float" office:value="32.5179867915" calcext:value-type="float">
            <text:p>32.5179867915</text:p>
          </table:table-cell>
          <table:table-cell office:value-type="float" office:value="32.4981104953" calcext:value-type="float">
            <text:p>32.4981104953</text:p>
          </table:table-cell>
          <table:table-cell office:value-type="float" office:value="32.5500930055" calcext:value-type="float">
            <text:p>32.5500930055</text:p>
          </table:table-cell>
          <table:table-cell office:value-type="float" office:value="32.5341517965" calcext:value-type="float">
            <text:p>32.534151796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64</text:p>
          </table:table-cell>
          <table:table-cell office:value-type="float" office:value="44.3347879908" calcext:value-type="float">
            <text:p>44.3347879908</text:p>
          </table:table-cell>
          <table:table-cell office:value-type="float" office:value="43.3120600989" calcext:value-type="float">
            <text:p>43.3120600989</text:p>
          </table:table-cell>
          <table:table-cell office:value-type="float" office:value="47.1318815" calcext:value-type="float">
            <text:p>47.1318815</text:p>
          </table:table-cell>
          <table:table-cell office:value-type="float" office:value="45.4492616184" calcext:value-type="float">
            <text:p>45.449261618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64</text:p>
          </table:table-cell>
          <table:table-cell office:value-type="float" office:value="44.3094319287" calcext:value-type="float">
            <text:p>44.3094319287</text:p>
          </table:table-cell>
          <table:table-cell office:value-type="float" office:value="42.6274255945" calcext:value-type="float">
            <text:p>42.6274255945</text:p>
          </table:table-cell>
          <table:table-cell office:value-type="float" office:value="47.3855130147" calcext:value-type="float">
            <text:p>47.3855130147</text:p>
          </table:table-cell>
          <table:table-cell office:value-type="float" office:value="45.465750378" calcext:value-type="float">
            <text:p>45.46575037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64</text:p>
          </table:table-cell>
          <table:table-cell office:value-type="float" office:value="44.3243959795" calcext:value-type="float">
            <text:p>44.3243959795</text:p>
          </table:table-cell>
          <table:table-cell office:value-type="float" office:value="43.2507624315" calcext:value-type="float">
            <text:p>43.2507624315</text:p>
          </table:table-cell>
          <table:table-cell office:value-type="float" office:value="47.2584231588" calcext:value-type="float">
            <text:p>47.2584231588</text:p>
          </table:table-cell>
          <table:table-cell office:value-type="float" office:value="45.5220740799" calcext:value-type="float">
            <text:p>45.5220740799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64</text:p>
          </table:table-cell>
          <table:table-cell office:value-type="float" office:value="43.3377136118" calcext:value-type="float">
            <text:p>43.3377136118</text:p>
          </table:table-cell>
          <table:table-cell office:value-type="float" office:value="42.2173990771" calcext:value-type="float">
            <text:p>42.2173990771</text:p>
          </table:table-cell>
          <table:table-cell office:value-type="float" office:value="45.5302456294" calcext:value-type="float">
            <text:p>45.5302456294</text:p>
          </table:table-cell>
          <table:table-cell office:value-type="float" office:value="44.199086755" calcext:value-type="float">
            <text:p>44.19908675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64</text:p>
          </table:table-cell>
          <table:table-cell office:value-type="float" office:value="44.103963841" calcext:value-type="float">
            <text:p>44.103963841</text:p>
          </table:table-cell>
          <table:table-cell office:value-type="float" office:value="42.8229667299" calcext:value-type="float">
            <text:p>42.8229667299</text:p>
          </table:table-cell>
          <table:table-cell office:value-type="float" office:value="47.5784285738" calcext:value-type="float">
            <text:p>47.5784285738</text:p>
          </table:table-cell>
          <table:table-cell office:value-type="float" office:value="45.5729750559" calcext:value-type="float">
            <text:p>45.5729750559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64</text:p>
          </table:table-cell>
          <table:table-cell office:value-type="float" office:value="44.1746582194" calcext:value-type="float">
            <text:p>44.1746582194</text:p>
          </table:table-cell>
          <table:table-cell office:value-type="float" office:value="44.0391097408" calcext:value-type="float">
            <text:p>44.0391097408</text:p>
          </table:table-cell>
          <table:table-cell office:value-type="float" office:value="44.3977222265" calcext:value-type="float">
            <text:p>44.3977222265</text:p>
          </table:table-cell>
          <table:table-cell office:value-type="float" office:value="44.2903268108" calcext:value-type="float">
            <text:p>44.290326810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64</text:p>
          </table:table-cell>
          <table:table-cell office:value-type="float" office:value="44.3251798068" calcext:value-type="float">
            <text:p>44.3251798068</text:p>
          </table:table-cell>
          <table:table-cell office:value-type="float" office:value="43.294574003" calcext:value-type="float">
            <text:p>43.294574003</text:p>
          </table:table-cell>
          <table:table-cell office:value-type="float" office:value="47.1207482457" calcext:value-type="float">
            <text:p>47.1207482457</text:p>
          </table:table-cell>
          <table:table-cell office:value-type="float" office:value="45.4779527329" calcext:value-type="float">
            <text:p>45.4779527329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64</text:p>
          </table:table-cell>
          <table:table-cell office:value-type="float" office:value="32.5193493254" calcext:value-type="float">
            <text:p>32.5193493254</text:p>
          </table:table-cell>
          <table:table-cell office:value-type="float" office:value="32.5178931642" calcext:value-type="float">
            <text:p>32.5178931642</text:p>
          </table:table-cell>
          <table:table-cell office:value-type="float" office:value="32.5226714893" calcext:value-type="float">
            <text:p>32.5226714893</text:p>
          </table:table-cell>
          <table:table-cell office:value-type="float" office:value="32.5210560494" calcext:value-type="float">
            <text:p>32.521056049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64</text:p>
          </table:table-cell>
          <table:table-cell office:value-type="float" office:value="44.4779174698" calcext:value-type="float">
            <text:p>44.4779174698</text:p>
          </table:table-cell>
          <table:table-cell office:value-type="float" office:value="44.1624952161" calcext:value-type="float">
            <text:p>44.1624952161</text:p>
          </table:table-cell>
          <table:table-cell office:value-type="float" office:value="45.3318487132" calcext:value-type="float">
            <text:p>45.3318487132</text:p>
          </table:table-cell>
          <table:table-cell office:value-type="float" office:value="44.8361473216" calcext:value-type="float">
            <text:p>44.8361473216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64</text:p>
          </table:table-cell>
          <table:table-cell office:value-type="float" office:value="32.5199177111" calcext:value-type="float">
            <text:p>32.5199177111</text:p>
          </table:table-cell>
          <table:table-cell office:value-type="float" office:value="32.5144149124" calcext:value-type="float">
            <text:p>32.5144149124</text:p>
          </table:table-cell>
          <table:table-cell office:value-type="float" office:value="32.5277213904" calcext:value-type="float">
            <text:p>32.5277213904</text:p>
          </table:table-cell>
          <table:table-cell office:value-type="float" office:value="32.5240568053" calcext:value-type="float">
            <text:p>32.524056805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64</text:p>
          </table:table-cell>
          <table:table-cell office:value-type="float" office:value="44.2152065606" calcext:value-type="float">
            <text:p>44.2152065606</text:p>
          </table:table-cell>
          <table:table-cell office:value-type="float" office:value="41.9830913937" calcext:value-type="float">
            <text:p>41.9830913937</text:p>
          </table:table-cell>
          <table:table-cell office:value-type="float" office:value="47.2748057122" calcext:value-type="float">
            <text:p>47.2748057122</text:p>
          </table:table-cell>
          <table:table-cell office:value-type="float" office:value="45.8459321737" calcext:value-type="float">
            <text:p>45.8459321737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64</text:p>
          </table:table-cell>
          <table:table-cell office:value-type="float" office:value="44.2190241435" calcext:value-type="float">
            <text:p>44.2190241435</text:p>
          </table:table-cell>
          <table:table-cell office:value-type="float" office:value="43.8711755571" calcext:value-type="float">
            <text:p>43.8711755571</text:p>
          </table:table-cell>
          <table:table-cell office:value-type="float" office:value="44.8253120649" calcext:value-type="float">
            <text:p>44.8253120649</text:p>
          </table:table-cell>
          <table:table-cell office:value-type="float" office:value="44.4848379924" calcext:value-type="float">
            <text:p>44.484837992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64</text:p>
          </table:table-cell>
          <table:table-cell office:value-type="float" office:value="32.5201200703" calcext:value-type="float">
            <text:p>32.5201200703</text:p>
          </table:table-cell>
          <table:table-cell office:value-type="float" office:value="32.51356518" calcext:value-type="float">
            <text:p>32.51356518</text:p>
          </table:table-cell>
          <table:table-cell office:value-type="float" office:value="32.5295537888" calcext:value-type="float">
            <text:p>32.5295537888</text:p>
          </table:table-cell>
          <table:table-cell office:value-type="float" office:value="32.5251695089" calcext:value-type="float">
            <text:p>32.5251695089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i7.A1:i7.G197" table:display-filter-buttons="true" table:orientation="column"/>
        <table:database-range table:name="__Anonymous_Sheet_DB__1" table:target-range-address="xeon.A1:xeon.G19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4:57:13.064970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-Mihaly Balazs</meta:initial-creator>
    <meta:creation-date>2016-02-27T12:41:14.014326966</meta:creation-date>
    <dc:date>2016-03-31T14:57:42.307532976</dc:date>
    <dc:creator>Attila-Mihaly Balazs</dc:creator>
    <meta:editing-duration>PT4H28M8S</meta:editing-duration>
    <meta:editing-cycles>9</meta:editing-cycles>
    <meta:generator>LibreOffice/5.0.5.2$Linux_X86_64 LibreOffice_project/00m0$Build-2</meta:generator>
    <meta:document-statistic meta:table-count="2" meta:cell-count="27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64cm" svg:height="15.647cm" xlink:href=".." xlink:type="simple" chart:class="chart:stock" chart:style-name="ch1">
        <chart:plot-area chart:style-name="ch2" table:cell-range-address="i7.A2:i7.E197 i7.B1:i7.E1" chart:data-source-has-labels="both" svg:x="0.619cm" svg:y="0.312cm" svg:width="29.726cm" svg:height="15.023cm">
          <chartooo:coordinate-region svg:x="1.24cm" svg:y="0.511cm" svg:width="28.981cm" svg:height="11.955cm"/>
          <chart:axis chart:dimension="x" chart:name="primary-x" chart:style-name="ch3" chartooo:axis-type="auto">
            <chartooo:date-scale/>
            <chart:categories table:cell-range-address="i7.A2:i7.A197"/>
          </chart:axis>
          <chart:axis chart:dimension="y" chart:name="primary-y" chart:style-name="ch4">
            <chart:grid chart:style-name="ch5" chart:class="major"/>
          </chart:axis>
          <chart:series chart:values-cell-range-address="i7.C2:i7.C197" chart:label-cell-address="i7.B1:i7.B1" chart:attached-axis="primary-y">
            <chart:data-point chart:repeated="196"/>
          </chart:series>
          <chart:series chart:values-cell-range-address="i7.B2:i7.B197" chart:label-cell-address="i7.C1:i7.C1" chart:attached-axis="primary-y">
            <chart:data-point chart:repeated="196"/>
          </chart:series>
          <chart:series chart:values-cell-range-address="i7.E2:i7.E197" chart:label-cell-address="i7.D1:i7.D1" chart:attached-axis="primary-y">
            <chart:data-point chart:repeated="196"/>
          </chart:series>
          <chart:series chart:values-cell-range-address="i7.D2:i7.D197" chart:label-cell-address="i7.E1:i7.E1" chart:attached-axis="primary-y">
            <chart:data-point chart:repeated="196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7.B1:i7.B1</svg:desc>
                </draw:g>
              </table:table-cell>
              <table:table-cell office:value-type="string">
                <text:p>lowBound</text:p>
                <draw:g>
                  <svg:desc>i7.C1:i7.C1</svg:desc>
                </draw:g>
              </table:table-cell>
              <table:table-cell office:value-type="string">
                <text:p>highBound</text:p>
                <draw:g>
                  <svg:desc>i7.D1:i7.D1</svg:desc>
                </draw:g>
              </table:table-cell>
              <table:table-cell office:value-type="string">
                <text:p>max</text:p>
                <draw:g>
                  <svg:desc>i7.E1:i7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raycopy_0_0</text:p>
                <draw:g>
                  <svg:desc>i7.A2:i7.A197</svg:desc>
                </draw:g>
              </table:table-cell>
              <table:table-cell office:value-type="float" office:value="16.5355866783">
                <text:p>16.5355866783</text:p>
                <draw:g>
                  <svg:desc>i7.C2:i7.C197</svg:desc>
                </draw:g>
              </table:table-cell>
              <table:table-cell office:value-type="float" office:value="16.8658323793">
                <text:p>16.8658323793</text:p>
                <draw:g>
                  <svg:desc>i7.B2:i7.B197</svg:desc>
                </draw:g>
              </table:table-cell>
              <table:table-cell office:value-type="float" office:value="17.2038539921">
                <text:p>17.2038539921</text:p>
                <draw:g>
                  <svg:desc>i7.E2:i7.E197</svg:desc>
                </draw:g>
              </table:table-cell>
              <table:table-cell office:value-type="float" office:value="17.4928755286">
                <text:p>17.4928755286</text:p>
                <draw:g>
                  <svg:desc>i7.D2:i7.D197</svg:desc>
                </draw:g>
              </table:table-cell>
            </table:table-row>
            <table:table-row>
              <table:table-cell office:value-type="string">
                <text:p>arraycopy_1_0</text:p>
              </table:table-cell>
              <table:table-cell office:value-type="float" office:value="15.9002682288">
                <text:p>15.9002682288</text:p>
              </table:table-cell>
              <table:table-cell office:value-type="float" office:value="16.6780950456">
                <text:p>16.6780950456</text:p>
              </table:table-cell>
              <table:table-cell office:value-type="float" office:value="17.3969260659">
                <text:p>17.3969260659</text:p>
              </table:table-cell>
              <table:table-cell office:value-type="float" office:value="18.0541187257">
                <text:p>18.0541187257</text:p>
              </table:table-cell>
            </table:table-row>
            <table:table-row>
              <table:table-cell office:value-type="string">
                <text:p>arraycopy_2_0</text:p>
              </table:table-cell>
              <table:table-cell office:value-type="float" office:value="15.1943111678">
                <text:p>15.1943111678</text:p>
              </table:table-cell>
              <table:table-cell office:value-type="float" office:value="16.6189642445">
                <text:p>16.6189642445</text:p>
              </table:table-cell>
              <table:table-cell office:value-type="float" office:value="17.8194418455">
                <text:p>17.8194418455</text:p>
              </table:table-cell>
              <table:table-cell office:value-type="float" office:value="18.8133232675">
                <text:p>18.8133232675</text:p>
              </table:table-cell>
            </table:table-row>
            <table:table-row>
              <table:table-cell office:value-type="string">
                <text:p>arraycopy_3_0</text:p>
              </table:table-cell>
              <table:table-cell office:value-type="float" office:value="15.9086687221">
                <text:p>15.9086687221</text:p>
              </table:table-cell>
              <table:table-cell office:value-type="float" office:value="16.5270061099">
                <text:p>16.5270061099</text:p>
              </table:table-cell>
              <table:table-cell office:value-type="float" office:value="17.1209279703">
                <text:p>17.1209279703</text:p>
              </table:table-cell>
              <table:table-cell office:value-type="float" office:value="17.6938521124">
                <text:p>17.6938521124</text:p>
              </table:table-cell>
            </table:table-row>
            <table:table-row>
              <table:table-cell office:value-type="string">
                <text:p>arraycopy_4_0</text:p>
              </table:table-cell>
              <table:table-cell office:value-type="float" office:value="13.5403057102">
                <text:p>13.5403057102</text:p>
              </table:table-cell>
              <table:table-cell office:value-type="float" office:value="16.9590346207">
                <text:p>16.9590346207</text:p>
              </table:table-cell>
              <table:table-cell office:value-type="float" office:value="19.9160989061">
                <text:p>19.9160989061</text:p>
              </table:table-cell>
              <table:table-cell office:value-type="float" office:value="22.8517607743">
                <text:p>22.8517607743</text:p>
              </table:table-cell>
            </table:table-row>
            <table:table-row>
              <table:table-cell office:value-type="string">
                <text:p>arraycopy_5_0</text:p>
              </table:table-cell>
              <table:table-cell office:value-type="float" office:value="18.9331332736">
                <text:p>18.9331332736</text:p>
              </table:table-cell>
              <table:table-cell office:value-type="float" office:value="19.9905808078">
                <text:p>19.9905808078</text:p>
              </table:table-cell>
              <table:table-cell office:value-type="float" office:value="21.135219966">
                <text:p>21.135219966</text:p>
              </table:table-cell>
              <table:table-cell office:value-type="float" office:value="22.5615246467">
                <text:p>22.5615246467</text:p>
              </table:table-cell>
            </table:table-row>
            <table:table-row>
              <table:table-cell office:value-type="string">
                <text:p>arraycopy_8_0</text:p>
              </table:table-cell>
              <table:table-cell office:value-type="float" office:value="15.7157480243">
                <text:p>15.7157480243</text:p>
              </table:table-cell>
              <table:table-cell office:value-type="float" office:value="16.5345907649">
                <text:p>16.5345907649</text:p>
              </table:table-cell>
              <table:table-cell office:value-type="float" office:value="17.0593780524">
                <text:p>17.0593780524</text:p>
              </table:table-cell>
              <table:table-cell office:value-type="float" office:value="17.7748603188">
                <text:p>17.7748603188</text:p>
              </table:table-cell>
            </table:table-row>
            <table:table-row>
              <table:table-cell office:value-type="string">
                <text:p>arraycopy_13_0</text:p>
              </table:table-cell>
              <table:table-cell office:value-type="float" office:value="16.0227114067">
                <text:p>16.0227114067</text:p>
              </table:table-cell>
              <table:table-cell office:value-type="float" office:value="16.9201438756">
                <text:p>16.9201438756</text:p>
              </table:table-cell>
              <table:table-cell office:value-type="float" office:value="17.6821950726">
                <text:p>17.6821950726</text:p>
              </table:table-cell>
              <table:table-cell office:value-type="float" office:value="18.438984487">
                <text:p>18.438984487</text:p>
              </table:table-cell>
            </table:table-row>
            <table:table-row>
              <table:table-cell office:value-type="string">
                <text:p>arraycopy_16_0</text:p>
              </table:table-cell>
              <table:table-cell office:value-type="float" office:value="16.7420004828">
                <text:p>16.7420004828</text:p>
              </table:table-cell>
              <table:table-cell office:value-type="float" office:value="16.9987567914">
                <text:p>16.9987567914</text:p>
              </table:table-cell>
              <table:table-cell office:value-type="float" office:value="17.2908298263">
                <text:p>17.2908298263</text:p>
              </table:table-cell>
              <table:table-cell office:value-type="float" office:value="17.6796429237">
                <text:p>17.6796429237</text:p>
              </table:table-cell>
            </table:table-row>
            <table:table-row>
              <table:table-cell office:value-type="string">
                <text:p>arraycopy_21_0</text:p>
              </table:table-cell>
              <table:table-cell office:value-type="float" office:value="15.146993127">
                <text:p>15.146993127</text:p>
              </table:table-cell>
              <table:table-cell office:value-type="float" office:value="16.8102916396">
                <text:p>16.8102916396</text:p>
              </table:table-cell>
              <table:table-cell office:value-type="float" office:value="18.2729319538">
                <text:p>18.2729319538</text:p>
              </table:table-cell>
              <table:table-cell office:value-type="float" office:value="19.7538789393">
                <text:p>19.7538789393</text:p>
              </table:table-cell>
            </table:table-row>
            <table:table-row>
              <table:table-cell office:value-type="string">
                <text:p>arraycopy_32_0</text:p>
              </table:table-cell>
              <table:table-cell office:value-type="float" office:value="15.5534196012">
                <text:p>15.5534196012</text:p>
              </table:table-cell>
              <table:table-cell office:value-type="float" office:value="17.0546767594">
                <text:p>17.0546767594</text:p>
              </table:table-cell>
              <table:table-cell office:value-type="float" office:value="18.3275889358">
                <text:p>18.3275889358</text:p>
              </table:table-cell>
              <table:table-cell office:value-type="float" office:value="19.4982424783">
                <text:p>19.4982424783</text:p>
              </table:table-cell>
            </table:table-row>
            <table:table-row>
              <table:table-cell office:value-type="string">
                <text:p>arraycopy_34_0</text:p>
              </table:table-cell>
              <table:table-cell office:value-type="float" office:value="17.0943706695">
                <text:p>17.0943706695</text:p>
              </table:table-cell>
              <table:table-cell office:value-type="float" office:value="18.3617435682">
                <text:p>18.3617435682</text:p>
              </table:table-cell>
              <table:table-cell office:value-type="float" office:value="19.3805051274">
                <text:p>19.3805051274</text:p>
              </table:table-cell>
              <table:table-cell office:value-type="float" office:value="20.3707159416">
                <text:p>20.3707159416</text:p>
              </table:table-cell>
            </table:table-row>
            <table:table-row>
              <table:table-cell office:value-type="string">
                <text:p>arraycopy_55_0</text:p>
              </table:table-cell>
              <table:table-cell office:value-type="float" office:value="15.678434557">
                <text:p>15.678434557</text:p>
              </table:table-cell>
              <table:table-cell office:value-type="float" office:value="17.3272667366">
                <text:p>17.3272667366</text:p>
              </table:table-cell>
              <table:table-cell office:value-type="float" office:value="18.4073660785">
                <text:p>18.4073660785</text:p>
              </table:table-cell>
              <table:table-cell office:value-type="float" office:value="19.8657897715">
                <text:p>19.8657897715</text:p>
              </table:table-cell>
            </table:table-row>
            <table:table-row>
              <table:table-cell office:value-type="string">
                <text:p>arraycopy_64_0</text:p>
              </table:table-cell>
              <table:table-cell office:value-type="float" office:value="15.8045887605">
                <text:p>15.8045887605</text:p>
              </table:table-cell>
              <table:table-cell office:value-type="float" office:value="16.9148991306">
                <text:p>16.9148991306</text:p>
              </table:table-cell>
              <table:table-cell office:value-type="float" office:value="18.1651513676">
                <text:p>18.1651513676</text:p>
              </table:table-cell>
              <table:table-cell office:value-type="float" office:value="19.9035036433">
                <text:p>19.9035036433</text:p>
              </table:table-cell>
            </table:table-row>
            <table:table-row>
              <table:table-cell office:value-type="string">
                <text:p>arraycopy_0_1</text:p>
              </table:table-cell>
              <table:table-cell office:value-type="float" office:value="20.4695832032">
                <text:p>20.4695832032</text:p>
              </table:table-cell>
              <table:table-cell office:value-type="float" office:value="21.1445281157">
                <text:p>21.1445281157</text:p>
              </table:table-cell>
              <table:table-cell office:value-type="float" office:value="21.762209559">
                <text:p>21.762209559</text:p>
              </table:table-cell>
              <table:table-cell office:value-type="float" office:value="22.2690940552">
                <text:p>22.2690940552</text:p>
              </table:table-cell>
            </table:table-row>
            <table:table-row>
              <table:table-cell office:value-type="string">
                <text:p>arraycopy_1_1</text:p>
              </table:table-cell>
              <table:table-cell office:value-type="float" office:value="19.9646719816">
                <text:p>19.9646719816</text:p>
              </table:table-cell>
              <table:table-cell office:value-type="float" office:value="20.9440578316">
                <text:p>20.9440578316</text:p>
              </table:table-cell>
              <table:table-cell office:value-type="float" office:value="21.6720411963">
                <text:p>21.6720411963</text:p>
              </table:table-cell>
              <table:table-cell office:value-type="float" office:value="22.3022732797">
                <text:p>22.3022732797</text:p>
              </table:table-cell>
            </table:table-row>
            <table:table-row>
              <table:table-cell office:value-type="string">
                <text:p>arraycopy_2_1</text:p>
              </table:table-cell>
              <table:table-cell office:value-type="float" office:value="21.0127073892">
                <text:p>21.0127073892</text:p>
              </table:table-cell>
              <table:table-cell office:value-type="float" office:value="21.2245019279">
                <text:p>21.2245019279</text:p>
              </table:table-cell>
              <table:table-cell office:value-type="float" office:value="21.406358948">
                <text:p>21.406358948</text:p>
              </table:table-cell>
              <table:table-cell office:value-type="float" office:value="21.5888020123">
                <text:p>21.5888020123</text:p>
              </table:table-cell>
            </table:table-row>
            <table:table-row>
              <table:table-cell office:value-type="string">
                <text:p>arraycopy_3_1</text:p>
              </table:table-cell>
              <table:table-cell office:value-type="float" office:value="20.8818638513">
                <text:p>20.8818638513</text:p>
              </table:table-cell>
              <table:table-cell office:value-type="float" office:value="21.1394974029">
                <text:p>21.1394974029</text:p>
              </table:table-cell>
              <table:table-cell office:value-type="float" office:value="21.3624370583">
                <text:p>21.3624370583</text:p>
              </table:table-cell>
              <table:table-cell office:value-type="float" office:value="21.6130166279">
                <text:p>21.6130166279</text:p>
              </table:table-cell>
            </table:table-row>
            <table:table-row>
              <table:table-cell office:value-type="string">
                <text:p>arraycopy_4_1</text:p>
              </table:table-cell>
              <table:table-cell office:value-type="float" office:value="20.1313567371">
                <text:p>20.1313567371</text:p>
              </table:table-cell>
              <table:table-cell office:value-type="float" office:value="20.9226204668">
                <text:p>20.9226204668</text:p>
              </table:table-cell>
              <table:table-cell office:value-type="float" office:value="21.5632169095">
                <text:p>21.5632169095</text:p>
              </table:table-cell>
              <table:table-cell office:value-type="float" office:value="22.0989853378">
                <text:p>22.0989853378</text:p>
              </table:table-cell>
            </table:table-row>
            <table:table-row>
              <table:table-cell office:value-type="string">
                <text:p>arraycopy_5_1</text:p>
              </table:table-cell>
              <table:table-cell office:value-type="float" office:value="19.8378123803">
                <text:p>19.8378123803</text:p>
              </table:table-cell>
              <table:table-cell office:value-type="float" office:value="21.4215527093">
                <text:p>21.4215527093</text:p>
              </table:table-cell>
              <table:table-cell office:value-type="float" office:value="22.5853182761">
                <text:p>22.5853182761</text:p>
              </table:table-cell>
              <table:table-cell office:value-type="float" office:value="24.2426230864">
                <text:p>24.2426230864</text:p>
              </table:table-cell>
            </table:table-row>
            <table:table-row>
              <table:table-cell office:value-type="string">
                <text:p>arraycopy_8_1</text:p>
              </table:table-cell>
              <table:table-cell office:value-type="float" office:value="19.0702853299">
                <text:p>19.0702853299</text:p>
              </table:table-cell>
              <table:table-cell office:value-type="float" office:value="21.0690332609">
                <text:p>21.0690332609</text:p>
              </table:table-cell>
              <table:table-cell office:value-type="float" office:value="22.5033141849">
                <text:p>22.5033141849</text:p>
              </table:table-cell>
              <table:table-cell office:value-type="float" office:value="23.7697197343">
                <text:p>23.7697197343</text:p>
              </table:table-cell>
            </table:table-row>
            <table:table-row>
              <table:table-cell office:value-type="string">
                <text:p>arraycopy_13_1</text:p>
              </table:table-cell>
              <table:table-cell office:value-type="float" office:value="20.8069176647">
                <text:p>20.8069176647</text:p>
              </table:table-cell>
              <table:table-cell office:value-type="float" office:value="21.1150170359">
                <text:p>21.1150170359</text:p>
              </table:table-cell>
              <table:table-cell office:value-type="float" office:value="21.461602999">
                <text:p>21.461602999</text:p>
              </table:table-cell>
              <table:table-cell office:value-type="float" office:value="21.8027815429">
                <text:p>21.8027815429</text:p>
              </table:table-cell>
            </table:table-row>
            <table:table-row>
              <table:table-cell office:value-type="string">
                <text:p>arraycopy_16_1</text:p>
              </table:table-cell>
              <table:table-cell office:value-type="float" office:value="20.6767485636">
                <text:p>20.6767485636</text:p>
              </table:table-cell>
              <table:table-cell office:value-type="float" office:value="21.0603346676">
                <text:p>21.0603346676</text:p>
              </table:table-cell>
              <table:table-cell office:value-type="float" office:value="21.4205408064">
                <text:p>21.4205408064</text:p>
              </table:table-cell>
              <table:table-cell office:value-type="float" office:value="21.7916411992">
                <text:p>21.7916411992</text:p>
              </table:table-cell>
            </table:table-row>
            <table:table-row>
              <table:table-cell office:value-type="string">
                <text:p>arraycopy_21_1</text:p>
              </table:table-cell>
              <table:table-cell office:value-type="float" office:value="20.5797960634">
                <text:p>20.5797960634</text:p>
              </table:table-cell>
              <table:table-cell office:value-type="float" office:value="21.163656592">
                <text:p>21.163656592</text:p>
              </table:table-cell>
              <table:table-cell office:value-type="float" office:value="21.7003465371">
                <text:p>21.7003465371</text:p>
              </table:table-cell>
              <table:table-cell office:value-type="float" office:value="22.3349742271">
                <text:p>22.3349742271</text:p>
              </table:table-cell>
            </table:table-row>
            <table:table-row>
              <table:table-cell office:value-type="string">
                <text:p>arraycopy_32_1</text:p>
              </table:table-cell>
              <table:table-cell office:value-type="float" office:value="20.02214399">
                <text:p>20.02214399</text:p>
              </table:table-cell>
              <table:table-cell office:value-type="float" office:value="20.9658597188">
                <text:p>20.9658597188</text:p>
              </table:table-cell>
              <table:table-cell office:value-type="float" office:value="21.6499679298">
                <text:p>21.6499679298</text:p>
              </table:table-cell>
              <table:table-cell office:value-type="float" office:value="22.2493802048">
                <text:p>22.2493802048</text:p>
              </table:table-cell>
            </table:table-row>
            <table:table-row>
              <table:table-cell office:value-type="string">
                <text:p>arraycopy_34_1</text:p>
              </table:table-cell>
              <table:table-cell office:value-type="float" office:value="19.2538693573">
                <text:p>19.2538693573</text:p>
              </table:table-cell>
              <table:table-cell office:value-type="float" office:value="21.3277614615">
                <text:p>21.3277614615</text:p>
              </table:table-cell>
              <table:table-cell office:value-type="float" office:value="23.3403589103">
                <text:p>23.3403589103</text:p>
              </table:table-cell>
              <table:table-cell office:value-type="float" office:value="25.2697767092">
                <text:p>25.2697767092</text:p>
              </table:table-cell>
            </table:table-row>
            <table:table-row>
              <table:table-cell office:value-type="string">
                <text:p>arraycopy_55_1</text:p>
              </table:table-cell>
              <table:table-cell office:value-type="float" office:value="19.9880185766">
                <text:p>19.9880185766</text:p>
              </table:table-cell>
              <table:table-cell office:value-type="float" office:value="20.9593711649">
                <text:p>20.9593711649</text:p>
              </table:table-cell>
              <table:table-cell office:value-type="float" office:value="21.9922186162">
                <text:p>21.9922186162</text:p>
              </table:table-cell>
              <table:table-cell office:value-type="float" office:value="22.8902428435">
                <text:p>22.8902428435</text:p>
              </table:table-cell>
            </table:table-row>
            <table:table-row>
              <table:table-cell office:value-type="string">
                <text:p>arraycopy_64_1</text:p>
              </table:table-cell>
              <table:table-cell office:value-type="float" office:value="28.262551463">
                <text:p>28.262551463</text:p>
              </table:table-cell>
              <table:table-cell office:value-type="float" office:value="28.8794482376">
                <text:p>28.8794482376</text:p>
              </table:table-cell>
              <table:table-cell office:value-type="float" office:value="29.3632377062">
                <text:p>29.3632377062</text:p>
              </table:table-cell>
              <table:table-cell office:value-type="float" office:value="29.7860485908">
                <text:p>29.7860485908</text:p>
              </table:table-cell>
            </table:table-row>
            <table:table-row>
              <table:table-cell office:value-type="string">
                <text:p>arraycopy_0_2</text:p>
              </table:table-cell>
              <table:table-cell office:value-type="float" office:value="20.6757977277">
                <text:p>20.6757977277</text:p>
              </table:table-cell>
              <table:table-cell office:value-type="float" office:value="21.0422554704">
                <text:p>21.0422554704</text:p>
              </table:table-cell>
              <table:table-cell office:value-type="float" office:value="21.4079162655">
                <text:p>21.4079162655</text:p>
              </table:table-cell>
              <table:table-cell office:value-type="float" office:value="21.814943535">
                <text:p>21.814943535</text:p>
              </table:table-cell>
            </table:table-row>
            <table:table-row>
              <table:table-cell office:value-type="string">
                <text:p>arraycopy_1_2</text:p>
              </table:table-cell>
              <table:table-cell office:value-type="float" office:value="18.3743723567">
                <text:p>18.3743723567</text:p>
              </table:table-cell>
              <table:table-cell office:value-type="float" office:value="21.3487684415">
                <text:p>21.3487684415</text:p>
              </table:table-cell>
              <table:table-cell office:value-type="float" office:value="23.8094783939">
                <text:p>23.8094783939</text:p>
              </table:table-cell>
              <table:table-cell office:value-type="float" office:value="26.001804276">
                <text:p>26.001804276</text:p>
              </table:table-cell>
            </table:table-row>
            <table:table-row>
              <table:table-cell office:value-type="string">
                <text:p>arraycopy_2_2</text:p>
              </table:table-cell>
              <table:table-cell office:value-type="float" office:value="20.0266758471">
                <text:p>20.0266758471</text:p>
              </table:table-cell>
              <table:table-cell office:value-type="float" office:value="21.2768283139">
                <text:p>21.2768283139</text:p>
              </table:table-cell>
              <table:table-cell office:value-type="float" office:value="22.3368359305">
                <text:p>22.3368359305</text:p>
              </table:table-cell>
              <table:table-cell office:value-type="float" office:value="23.5156497265">
                <text:p>23.5156497265</text:p>
              </table:table-cell>
            </table:table-row>
            <table:table-row>
              <table:table-cell office:value-type="string">
                <text:p>arraycopy_3_2</text:p>
              </table:table-cell>
              <table:table-cell office:value-type="float" office:value="19.9745426984">
                <text:p>19.9745426984</text:p>
              </table:table-cell>
              <table:table-cell office:value-type="float" office:value="21.452818452">
                <text:p>21.452818452</text:p>
              </table:table-cell>
              <table:table-cell office:value-type="float" office:value="22.5455796415">
                <text:p>22.5455796415</text:p>
              </table:table-cell>
              <table:table-cell office:value-type="float" office:value="23.9697299891">
                <text:p>23.9697299891</text:p>
              </table:table-cell>
            </table:table-row>
            <table:table-row>
              <table:table-cell office:value-type="string">
                <text:p>arraycopy_4_2</text:p>
              </table:table-cell>
              <table:table-cell office:value-type="float" office:value="20.8638266645">
                <text:p>20.8638266645</text:p>
              </table:table-cell>
              <table:table-cell office:value-type="float" office:value="21.154870459">
                <text:p>21.154870459</text:p>
              </table:table-cell>
              <table:table-cell office:value-type="float" office:value="21.4695993766">
                <text:p>21.4695993766</text:p>
              </table:table-cell>
              <table:table-cell office:value-type="float" office:value="21.7290411437">
                <text:p>21.7290411437</text:p>
              </table:table-cell>
            </table:table-row>
            <table:table-row>
              <table:table-cell office:value-type="string">
                <text:p>arraycopy_5_2</text:p>
              </table:table-cell>
              <table:table-cell office:value-type="float" office:value="20.2185309844">
                <text:p>20.2185309844</text:p>
              </table:table-cell>
              <table:table-cell office:value-type="float" office:value="21.2187490824">
                <text:p>21.2187490824</text:p>
              </table:table-cell>
              <table:table-cell office:value-type="float" office:value="22.0688263411">
                <text:p>22.0688263411</text:p>
              </table:table-cell>
              <table:table-cell office:value-type="float" office:value="22.8750654071">
                <text:p>22.8750654071</text:p>
              </table:table-cell>
            </table:table-row>
            <table:table-row>
              <table:table-cell office:value-type="string">
                <text:p>arraycopy_8_2</text:p>
              </table:table-cell>
              <table:table-cell office:value-type="float" office:value="19.4426620097">
                <text:p>19.4426620097</text:p>
              </table:table-cell>
              <table:table-cell office:value-type="float" office:value="21.1907691621">
                <text:p>21.1907691621</text:p>
              </table:table-cell>
              <table:table-cell office:value-type="float" office:value="22.5475833906">
                <text:p>22.5475833906</text:p>
              </table:table-cell>
              <table:table-cell office:value-type="float" office:value="23.718010212">
                <text:p>23.718010212</text:p>
              </table:table-cell>
            </table:table-row>
            <table:table-row>
              <table:table-cell office:value-type="string">
                <text:p>arraycopy_13_2</text:p>
              </table:table-cell>
              <table:table-cell office:value-type="float" office:value="19.674991504">
                <text:p>19.674991504</text:p>
              </table:table-cell>
              <table:table-cell office:value-type="float" office:value="21.0188626779">
                <text:p>21.0188626779</text:p>
              </table:table-cell>
              <table:table-cell office:value-type="float" office:value="22.4843157805">
                <text:p>22.4843157805</text:p>
              </table:table-cell>
              <table:table-cell office:value-type="float" office:value="23.7097788676">
                <text:p>23.7097788676</text:p>
              </table:table-cell>
            </table:table-row>
            <table:table-row>
              <table:table-cell office:value-type="string">
                <text:p>arraycopy_16_2</text:p>
              </table:table-cell>
              <table:table-cell office:value-type="float" office:value="18.1431552476">
                <text:p>18.1431552476</text:p>
              </table:table-cell>
              <table:table-cell office:value-type="float" office:value="21.0753990372">
                <text:p>21.0753990372</text:p>
              </table:table-cell>
              <table:table-cell office:value-type="float" office:value="23.2258616505">
                <text:p>23.2258616505</text:p>
              </table:table-cell>
              <table:table-cell office:value-type="float" office:value="25.099960503">
                <text:p>25.099960503</text:p>
              </table:table-cell>
            </table:table-row>
            <table:table-row>
              <table:table-cell office:value-type="string">
                <text:p>arraycopy_21_2</text:p>
              </table:table-cell>
              <table:table-cell office:value-type="float" office:value="18.1085238916">
                <text:p>18.1085238916</text:p>
              </table:table-cell>
              <table:table-cell office:value-type="float" office:value="21.0372705981">
                <text:p>21.0372705981</text:p>
              </table:table-cell>
              <table:table-cell office:value-type="float" office:value="23.2089743934">
                <text:p>23.2089743934</text:p>
              </table:table-cell>
              <table:table-cell office:value-type="float" office:value="25.6083551451">
                <text:p>25.6083551451</text:p>
              </table:table-cell>
            </table:table-row>
            <table:table-row>
              <table:table-cell office:value-type="string">
                <text:p>arraycopy_32_2</text:p>
              </table:table-cell>
              <table:table-cell office:value-type="float" office:value="20.4905538191">
                <text:p>20.4905538191</text:p>
              </table:table-cell>
              <table:table-cell office:value-type="float" office:value="21.1057656888">
                <text:p>21.1057656888</text:p>
              </table:table-cell>
              <table:table-cell office:value-type="float" office:value="21.6629700231">
                <text:p>21.6629700231</text:p>
              </table:table-cell>
              <table:table-cell office:value-type="float" office:value="22.1876442731">
                <text:p>22.1876442731</text:p>
              </table:table-cell>
            </table:table-row>
            <table:table-row>
              <table:table-cell office:value-type="string">
                <text:p>arraycopy_34_2</text:p>
              </table:table-cell>
              <table:table-cell office:value-type="float" office:value="20.4751418866">
                <text:p>20.4751418866</text:p>
              </table:table-cell>
              <table:table-cell office:value-type="float" office:value="21.2915951038">
                <text:p>21.2915951038</text:p>
              </table:table-cell>
              <table:table-cell office:value-type="float" office:value="22.0444586403">
                <text:p>22.0444586403</text:p>
              </table:table-cell>
              <table:table-cell office:value-type="float" office:value="22.928986854">
                <text:p>22.928986854</text:p>
              </table:table-cell>
            </table:table-row>
            <table:table-row>
              <table:table-cell office:value-type="string">
                <text:p>arraycopy_55_2</text:p>
              </table:table-cell>
              <table:table-cell office:value-type="float" office:value="18.5757163815">
                <text:p>18.5757163815</text:p>
              </table:table-cell>
              <table:table-cell office:value-type="float" office:value="21.0088404764">
                <text:p>21.0088404764</text:p>
              </table:table-cell>
              <table:table-cell office:value-type="float" office:value="22.7622039115">
                <text:p>22.7622039115</text:p>
              </table:table-cell>
              <table:table-cell office:value-type="float" office:value="24.5572705404">
                <text:p>24.5572705404</text:p>
              </table:table-cell>
            </table:table-row>
            <table:table-row>
              <table:table-cell office:value-type="string">
                <text:p>arraycopy_64_2</text:p>
              </table:table-cell>
              <table:table-cell office:value-type="float" office:value="23.2078565639">
                <text:p>23.2078565639</text:p>
              </table:table-cell>
              <table:table-cell office:value-type="float" office:value="23.971384813">
                <text:p>23.971384813</text:p>
              </table:table-cell>
              <table:table-cell office:value-type="float" office:value="24.5578022115">
                <text:p>24.5578022115</text:p>
              </table:table-cell>
              <table:table-cell office:value-type="float" office:value="25.0771309806">
                <text:p>25.0771309806</text:p>
              </table:table-cell>
            </table:table-row>
            <table:table-row>
              <table:table-cell office:value-type="string">
                <text:p>arraycopy_0_3</text:p>
              </table:table-cell>
              <table:table-cell office:value-type="float" office:value="21.4048461753">
                <text:p>21.4048461753</text:p>
              </table:table-cell>
              <table:table-cell office:value-type="float" office:value="21.8853577826">
                <text:p>21.8853577826</text:p>
              </table:table-cell>
              <table:table-cell office:value-type="float" office:value="22.4508870762">
                <text:p>22.4508870762</text:p>
              </table:table-cell>
              <table:table-cell office:value-type="float" office:value="23.1727942419">
                <text:p>23.1727942419</text:p>
              </table:table-cell>
            </table:table-row>
            <table:table-row>
              <table:table-cell office:value-type="string">
                <text:p>arraycopy_1_3</text:p>
              </table:table-cell>
              <table:table-cell office:value-type="float" office:value="18.5965079771">
                <text:p>18.5965079771</text:p>
              </table:table-cell>
              <table:table-cell office:value-type="float" office:value="20.9940157019">
                <text:p>20.9940157019</text:p>
              </table:table-cell>
              <table:table-cell office:value-type="float" office:value="22.8007758611">
                <text:p>22.8007758611</text:p>
              </table:table-cell>
              <table:table-cell office:value-type="float" office:value="24.6527186277">
                <text:p>24.6527186277</text:p>
              </table:table-cell>
            </table:table-row>
            <table:table-row>
              <table:table-cell office:value-type="string">
                <text:p>arraycopy_2_3</text:p>
              </table:table-cell>
              <table:table-cell office:value-type="float" office:value="20.2742836446">
                <text:p>20.2742836446</text:p>
              </table:table-cell>
              <table:table-cell office:value-type="float" office:value="21.1872689222">
                <text:p>21.1872689222</text:p>
              </table:table-cell>
              <table:table-cell office:value-type="float" office:value="22.083027059">
                <text:p>22.083027059</text:p>
              </table:table-cell>
              <table:table-cell office:value-type="float" office:value="23.0902104545">
                <text:p>23.0902104545</text:p>
              </table:table-cell>
            </table:table-row>
            <table:table-row>
              <table:table-cell office:value-type="string">
                <text:p>arraycopy_3_3</text:p>
              </table:table-cell>
              <table:table-cell office:value-type="float" office:value="19.5255772493">
                <text:p>19.5255772493</text:p>
              </table:table-cell>
              <table:table-cell office:value-type="float" office:value="20.9515811694">
                <text:p>20.9515811694</text:p>
              </table:table-cell>
              <table:table-cell office:value-type="float" office:value="22.1307745647">
                <text:p>22.1307745647</text:p>
              </table:table-cell>
              <table:table-cell office:value-type="float" office:value="23.1890932643">
                <text:p>23.1890932643</text:p>
              </table:table-cell>
            </table:table-row>
            <table:table-row>
              <table:table-cell office:value-type="string">
                <text:p>arraycopy_4_3</text:p>
              </table:table-cell>
              <table:table-cell office:value-type="float" office:value="28.8026513811">
                <text:p>28.8026513811</text:p>
              </table:table-cell>
              <table:table-cell office:value-type="float" office:value="28.9652722474">
                <text:p>28.9652722474</text:p>
              </table:table-cell>
              <table:table-cell office:value-type="float" office:value="29.0989075187">
                <text:p>29.0989075187</text:p>
              </table:table-cell>
              <table:table-cell office:value-type="float" office:value="29.2469190508">
                <text:p>29.2469190508</text:p>
              </table:table-cell>
            </table:table-row>
            <table:table-row>
              <table:table-cell office:value-type="string">
                <text:p>arraycopy_5_3</text:p>
              </table:table-cell>
              <table:table-cell office:value-type="float" office:value="20.0109815384">
                <text:p>20.0109815384</text:p>
              </table:table-cell>
              <table:table-cell office:value-type="float" office:value="21.2985360888">
                <text:p>21.2985360888</text:p>
              </table:table-cell>
              <table:table-cell office:value-type="float" office:value="22.450577098">
                <text:p>22.450577098</text:p>
              </table:table-cell>
              <table:table-cell office:value-type="float" office:value="23.7780280679">
                <text:p>23.7780280679</text:p>
              </table:table-cell>
            </table:table-row>
            <table:table-row>
              <table:table-cell office:value-type="string">
                <text:p>arraycopy_8_3</text:p>
              </table:table-cell>
              <table:table-cell office:value-type="float" office:value="28.4844323046">
                <text:p>28.4844323046</text:p>
              </table:table-cell>
              <table:table-cell office:value-type="float" office:value="28.6259027778">
                <text:p>28.6259027778</text:p>
              </table:table-cell>
              <table:table-cell office:value-type="float" office:value="28.7546248779">
                <text:p>28.7546248779</text:p>
              </table:table-cell>
              <table:table-cell office:value-type="float" office:value="28.9268398761">
                <text:p>28.9268398761</text:p>
              </table:table-cell>
            </table:table-row>
            <table:table-row>
              <table:table-cell office:value-type="string">
                <text:p>arraycopy_13_3</text:p>
              </table:table-cell>
              <table:table-cell office:value-type="float" office:value="19.7384342061">
                <text:p>19.7384342061</text:p>
              </table:table-cell>
              <table:table-cell office:value-type="float" office:value="21.3037913373">
                <text:p>21.3037913373</text:p>
              </table:table-cell>
              <table:table-cell office:value-type="float" office:value="22.4578157299">
                <text:p>22.4578157299</text:p>
              </table:table-cell>
              <table:table-cell office:value-type="float" office:value="24.2076057364">
                <text:p>24.2076057364</text:p>
              </table:table-cell>
            </table:table-row>
            <table:table-row>
              <table:table-cell office:value-type="string">
                <text:p>arraycopy_16_3</text:p>
              </table:table-cell>
              <table:table-cell office:value-type="float" office:value="19.4511017505">
                <text:p>19.4511017505</text:p>
              </table:table-cell>
              <table:table-cell office:value-type="float" office:value="21.1669124402">
                <text:p>21.1669124402</text:p>
              </table:table-cell>
              <table:table-cell office:value-type="float" office:value="22.3965267155">
                <text:p>22.3965267155</text:p>
              </table:table-cell>
              <table:table-cell office:value-type="float" office:value="23.8583173327">
                <text:p>23.8583173327</text:p>
              </table:table-cell>
            </table:table-row>
            <table:table-row>
              <table:table-cell office:value-type="string">
                <text:p>arraycopy_21_3</text:p>
              </table:table-cell>
              <table:table-cell office:value-type="float" office:value="21.9608537663">
                <text:p>21.9608537663</text:p>
              </table:table-cell>
              <table:table-cell office:value-type="float" office:value="22.1970960216">
                <text:p>22.1970960216</text:p>
              </table:table-cell>
              <table:table-cell office:value-type="float" office:value="22.4496506424">
                <text:p>22.4496506424</text:p>
              </table:table-cell>
              <table:table-cell office:value-type="float" office:value="22.6879956071">
                <text:p>22.6879956071</text:p>
              </table:table-cell>
            </table:table-row>
            <table:table-row>
              <table:table-cell office:value-type="string">
                <text:p>arraycopy_32_3</text:p>
              </table:table-cell>
              <table:table-cell office:value-type="float" office:value="19.5573130518">
                <text:p>19.5573130518</text:p>
              </table:table-cell>
              <table:table-cell office:value-type="float" office:value="21.0380149517">
                <text:p>21.0380149517</text:p>
              </table:table-cell>
              <table:table-cell office:value-type="float" office:value="22.4116137516">
                <text:p>22.4116137516</text:p>
              </table:table-cell>
              <table:table-cell office:value-type="float" office:value="23.5839101123">
                <text:p>23.5839101123</text:p>
              </table:table-cell>
            </table:table-row>
            <table:table-row>
              <table:table-cell office:value-type="string">
                <text:p>arraycopy_34_3</text:p>
              </table:table-cell>
              <table:table-cell office:value-type="float" office:value="19.7968030558">
                <text:p>19.7968030558</text:p>
              </table:table-cell>
              <table:table-cell office:value-type="float" office:value="21.1713705757">
                <text:p>21.1713705757</text:p>
              </table:table-cell>
              <table:table-cell office:value-type="float" office:value="22.3000023101">
                <text:p>22.3000023101</text:p>
              </table:table-cell>
              <table:table-cell office:value-type="float" office:value="23.4992082079">
                <text:p>23.4992082079</text:p>
              </table:table-cell>
            </table:table-row>
            <table:table-row>
              <table:table-cell office:value-type="string">
                <text:p>arraycopy_55_3</text:p>
              </table:table-cell>
              <table:table-cell office:value-type="float" office:value="20.2602843193">
                <text:p>20.2602843193</text:p>
              </table:table-cell>
              <table:table-cell office:value-type="float" office:value="20.9754985068">
                <text:p>20.9754985068</text:p>
              </table:table-cell>
              <table:table-cell office:value-type="float" office:value="21.5426017234">
                <text:p>21.5426017234</text:p>
              </table:table-cell>
              <table:table-cell office:value-type="float" office:value="22.0518996592">
                <text:p>22.0518996592</text:p>
              </table:table-cell>
            </table:table-row>
            <table:table-row>
              <table:table-cell office:value-type="string">
                <text:p>arraycopy_64_3</text:p>
              </table:table-cell>
              <table:table-cell office:value-type="float" office:value="19.8233785159">
                <text:p>19.8233785159</text:p>
              </table:table-cell>
              <table:table-cell office:value-type="float" office:value="21.1718585056">
                <text:p>21.1718585056</text:p>
              </table:table-cell>
              <table:table-cell office:value-type="float" office:value="22.2527220039">
                <text:p>22.2527220039</text:p>
              </table:table-cell>
              <table:table-cell office:value-type="float" office:value="23.1782625191">
                <text:p>23.1782625191</text:p>
              </table:table-cell>
            </table:table-row>
            <table:table-row>
              <table:table-cell office:value-type="string">
                <text:p>arraycopy_0_4</text:p>
              </table:table-cell>
              <table:table-cell office:value-type="float" office:value="29.1016435057">
                <text:p>29.1016435057</text:p>
              </table:table-cell>
              <table:table-cell office:value-type="float" office:value="29.1694616106">
                <text:p>29.1694616106</text:p>
              </table:table-cell>
              <table:table-cell office:value-type="float" office:value="29.2479111377">
                <text:p>29.2479111377</text:p>
              </table:table-cell>
              <table:table-cell office:value-type="float" office:value="29.3319130287">
                <text:p>29.3319130287</text:p>
              </table:table-cell>
            </table:table-row>
            <table:table-row>
              <table:table-cell office:value-type="string">
                <text:p>arraycopy_1_4</text:p>
              </table:table-cell>
              <table:table-cell office:value-type="float" office:value="20.0519732295">
                <text:p>20.0519732295</text:p>
              </table:table-cell>
              <table:table-cell office:value-type="float" office:value="21.2896004305">
                <text:p>21.2896004305</text:p>
              </table:table-cell>
              <table:table-cell office:value-type="float" office:value="22.4171438574">
                <text:p>22.4171438574</text:p>
              </table:table-cell>
              <table:table-cell office:value-type="float" office:value="23.5583649164">
                <text:p>23.5583649164</text:p>
              </table:table-cell>
            </table:table-row>
            <table:table-row>
              <table:table-cell office:value-type="string">
                <text:p>arraycopy_2_4</text:p>
              </table:table-cell>
              <table:table-cell office:value-type="float" office:value="19.47385965">
                <text:p>19.47385965</text:p>
              </table:table-cell>
              <table:table-cell office:value-type="float" office:value="21.1612859024">
                <text:p>21.1612859024</text:p>
              </table:table-cell>
              <table:table-cell office:value-type="float" office:value="22.4722735499">
                <text:p>22.4722735499</text:p>
              </table:table-cell>
              <table:table-cell office:value-type="float" office:value="24.1913010928">
                <text:p>24.1913010928</text:p>
              </table:table-cell>
            </table:table-row>
            <table:table-row>
              <table:table-cell office:value-type="string">
                <text:p>arraycopy_3_4</text:p>
              </table:table-cell>
              <table:table-cell office:value-type="float" office:value="19.5874735505">
                <text:p>19.5874735505</text:p>
              </table:table-cell>
              <table:table-cell office:value-type="float" office:value="20.9813956761">
                <text:p>20.9813956761</text:p>
              </table:table-cell>
              <table:table-cell office:value-type="float" office:value="22.2383316113">
                <text:p>22.2383316113</text:p>
              </table:table-cell>
              <table:table-cell office:value-type="float" office:value="23.2641392665">
                <text:p>23.2641392665</text:p>
              </table:table-cell>
            </table:table-row>
            <table:table-row>
              <table:table-cell office:value-type="string">
                <text:p>arraycopy_4_4</text:p>
              </table:table-cell>
              <table:table-cell office:value-type="float" office:value="21.077693555">
                <text:p>21.077693555</text:p>
              </table:table-cell>
              <table:table-cell office:value-type="float" office:value="21.1707776117">
                <text:p>21.1707776117</text:p>
              </table:table-cell>
              <table:table-cell office:value-type="float" office:value="21.2710829409">
                <text:p>21.2710829409</text:p>
              </table:table-cell>
              <table:table-cell office:value-type="float" office:value="21.3847714079">
                <text:p>21.3847714079</text:p>
              </table:table-cell>
            </table:table-row>
            <table:table-row>
              <table:table-cell office:value-type="string">
                <text:p>arraycopy_5_4</text:p>
              </table:table-cell>
              <table:table-cell office:value-type="float" office:value="20.4406928803">
                <text:p>20.4406928803</text:p>
              </table:table-cell>
              <table:table-cell office:value-type="float" office:value="21.3508329596">
                <text:p>21.3508329596</text:p>
              </table:table-cell>
              <table:table-cell office:value-type="float" office:value="22.0898424553">
                <text:p>22.0898424553</text:p>
              </table:table-cell>
              <table:table-cell office:value-type="float" office:value="22.7068632693">
                <text:p>22.7068632693</text:p>
              </table:table-cell>
            </table:table-row>
            <table:table-row>
              <table:table-cell office:value-type="string">
                <text:p>arraycopy_8_4</text:p>
              </table:table-cell>
              <table:table-cell office:value-type="float" office:value="19.2443804673">
                <text:p>19.2443804673</text:p>
              </table:table-cell>
              <table:table-cell office:value-type="float" office:value="21.2783372389">
                <text:p>21.2783372389</text:p>
              </table:table-cell>
              <table:table-cell office:value-type="float" office:value="22.8459819636">
                <text:p>22.8459819636</text:p>
              </table:table-cell>
              <table:table-cell office:value-type="float" office:value="24.9552944467">
                <text:p>24.9552944467</text:p>
              </table:table-cell>
            </table:table-row>
            <table:table-row>
              <table:table-cell office:value-type="string">
                <text:p>arraycopy_13_4</text:p>
              </table:table-cell>
              <table:table-cell office:value-type="float" office:value="19.6388206648">
                <text:p>19.6388206648</text:p>
              </table:table-cell>
              <table:table-cell office:value-type="float" office:value="21.1840426135">
                <text:p>21.1840426135</text:p>
              </table:table-cell>
              <table:table-cell office:value-type="float" office:value="22.480118724">
                <text:p>22.480118724</text:p>
              </table:table-cell>
              <table:table-cell office:value-type="float" office:value="23.8455716856">
                <text:p>23.8455716856</text:p>
              </table:table-cell>
            </table:table-row>
            <table:table-row>
              <table:table-cell office:value-type="string">
                <text:p>arraycopy_16_4</text:p>
              </table:table-cell>
              <table:table-cell office:value-type="float" office:value="19.2214612138">
                <text:p>19.2214612138</text:p>
              </table:table-cell>
              <table:table-cell office:value-type="float" office:value="20.9861223927">
                <text:p>20.9861223927</text:p>
              </table:table-cell>
              <table:table-cell office:value-type="float" office:value="22.4066925157">
                <text:p>22.4066925157</text:p>
              </table:table-cell>
              <table:table-cell office:value-type="float" office:value="24.1587505002">
                <text:p>24.1587505002</text:p>
              </table:table-cell>
            </table:table-row>
            <table:table-row>
              <table:table-cell office:value-type="string">
                <text:p>arraycopy_21_4</text:p>
              </table:table-cell>
              <table:table-cell office:value-type="float" office:value="20.8584421556">
                <text:p>20.8584421556</text:p>
              </table:table-cell>
              <table:table-cell office:value-type="float" office:value="21.0635272759">
                <text:p>21.0635272759</text:p>
              </table:table-cell>
              <table:table-cell office:value-type="float" office:value="21.2661923875">
                <text:p>21.2661923875</text:p>
              </table:table-cell>
              <table:table-cell office:value-type="float" office:value="21.4390385561">
                <text:p>21.4390385561</text:p>
              </table:table-cell>
            </table:table-row>
            <table:table-row>
              <table:table-cell office:value-type="string">
                <text:p>arraycopy_32_4</text:p>
              </table:table-cell>
              <table:table-cell office:value-type="float" office:value="20.4415954674">
                <text:p>20.4415954674</text:p>
              </table:table-cell>
              <table:table-cell office:value-type="float" office:value="21.1899664272">
                <text:p>21.1899664272</text:p>
              </table:table-cell>
              <table:table-cell office:value-type="float" office:value="21.7809416006">
                <text:p>21.7809416006</text:p>
              </table:table-cell>
              <table:table-cell office:value-type="float" office:value="22.2836565478">
                <text:p>22.2836565478</text:p>
              </table:table-cell>
            </table:table-row>
            <table:table-row>
              <table:table-cell office:value-type="string">
                <text:p>arraycopy_34_4</text:p>
              </table:table-cell>
              <table:table-cell office:value-type="float" office:value="20.0072135311">
                <text:p>20.0072135311</text:p>
              </table:table-cell>
              <table:table-cell office:value-type="float" office:value="21.1982624823">
                <text:p>21.1982624823</text:p>
              </table:table-cell>
              <table:table-cell office:value-type="float" office:value="22.1267361145">
                <text:p>22.1267361145</text:p>
              </table:table-cell>
              <table:table-cell office:value-type="float" office:value="23.0024968929">
                <text:p>23.0024968929</text:p>
              </table:table-cell>
            </table:table-row>
            <table:table-row>
              <table:table-cell office:value-type="string">
                <text:p>arraycopy_55_4</text:p>
              </table:table-cell>
              <table:table-cell office:value-type="float" office:value="18.4972342299">
                <text:p>18.4972342299</text:p>
              </table:table-cell>
              <table:table-cell office:value-type="float" office:value="20.9448929926">
                <text:p>20.9448929926</text:p>
              </table:table-cell>
              <table:table-cell office:value-type="float" office:value="22.6834578063">
                <text:p>22.6834578063</text:p>
              </table:table-cell>
              <table:table-cell office:value-type="float" office:value="24.2401844912">
                <text:p>24.2401844912</text:p>
              </table:table-cell>
            </table:table-row>
            <table:table-row>
              <table:table-cell office:value-type="string">
                <text:p>arraycopy_64_4</text:p>
              </table:table-cell>
              <table:table-cell office:value-type="float" office:value="19.5044051864">
                <text:p>19.5044051864</text:p>
              </table:table-cell>
              <table:table-cell office:value-type="float" office:value="21.6941998156">
                <text:p>21.6941998156</text:p>
              </table:table-cell>
              <table:table-cell office:value-type="float" office:value="23.3120387614">
                <text:p>23.3120387614</text:p>
              </table:table-cell>
              <table:table-cell office:value-type="float" office:value="24.7927765758">
                <text:p>24.7927765758</text:p>
              </table:table-cell>
            </table:table-row>
            <table:table-row>
              <table:table-cell office:value-type="string">
                <text:p>arraycopy_0_5</text:p>
              </table:table-cell>
              <table:table-cell office:value-type="float" office:value="19.6250864337">
                <text:p>19.6250864337</text:p>
              </table:table-cell>
              <table:table-cell office:value-type="float" office:value="21.0501972524">
                <text:p>21.0501972524</text:p>
              </table:table-cell>
              <table:table-cell office:value-type="float" office:value="22.3046097826">
                <text:p>22.3046097826</text:p>
              </table:table-cell>
              <table:table-cell office:value-type="float" office:value="23.3771718617">
                <text:p>23.3771718617</text:p>
              </table:table-cell>
            </table:table-row>
            <table:table-row>
              <table:table-cell office:value-type="string">
                <text:p>arraycopy_1_5</text:p>
              </table:table-cell>
              <table:table-cell office:value-type="float" office:value="18.1585882604">
                <text:p>18.1585882604</text:p>
              </table:table-cell>
              <table:table-cell office:value-type="float" office:value="21.2364560332">
                <text:p>21.2364560332</text:p>
              </table:table-cell>
              <table:table-cell office:value-type="float" office:value="23.4435698803">
                <text:p>23.4435698803</text:p>
              </table:table-cell>
              <table:table-cell office:value-type="float" office:value="25.6934827189">
                <text:p>25.6934827189</text:p>
              </table:table-cell>
            </table:table-row>
            <table:table-row>
              <table:table-cell office:value-type="string">
                <text:p>arraycopy_2_5</text:p>
              </table:table-cell>
              <table:table-cell office:value-type="float" office:value="19.4010010614">
                <text:p>19.4010010614</text:p>
              </table:table-cell>
              <table:table-cell office:value-type="float" office:value="20.9603417956">
                <text:p>20.9603417956</text:p>
              </table:table-cell>
              <table:table-cell office:value-type="float" office:value="22.1821188819">
                <text:p>22.1821188819</text:p>
              </table:table-cell>
              <table:table-cell office:value-type="float" office:value="23.2819354349">
                <text:p>23.2819354349</text:p>
              </table:table-cell>
            </table:table-row>
            <table:table-row>
              <table:table-cell office:value-type="string">
                <text:p>arraycopy_3_5</text:p>
              </table:table-cell>
              <table:table-cell office:value-type="float" office:value="20.7236211674">
                <text:p>20.7236211674</text:p>
              </table:table-cell>
              <table:table-cell office:value-type="float" office:value="21.0682333616">
                <text:p>21.0682333616</text:p>
              </table:table-cell>
              <table:table-cell office:value-type="float" office:value="21.4632754963">
                <text:p>21.4632754963</text:p>
              </table:table-cell>
              <table:table-cell office:value-type="float" office:value="21.9124042391">
                <text:p>21.9124042391</text:p>
              </table:table-cell>
            </table:table-row>
            <table:table-row>
              <table:table-cell office:value-type="string">
                <text:p>arraycopy_4_5</text:p>
              </table:table-cell>
              <table:table-cell office:value-type="float" office:value="20.9452588841">
                <text:p>20.9452588841</text:p>
              </table:table-cell>
              <table:table-cell office:value-type="float" office:value="21.2074282001">
                <text:p>21.2074282001</text:p>
              </table:table-cell>
              <table:table-cell office:value-type="float" office:value="21.4454842321">
                <text:p>21.4454842321</text:p>
              </table:table-cell>
              <table:table-cell office:value-type="float" office:value="21.6846378637">
                <text:p>21.6846378637</text:p>
              </table:table-cell>
            </table:table-row>
            <table:table-row>
              <table:table-cell office:value-type="string">
                <text:p>arraycopy_5_5</text:p>
              </table:table-cell>
              <table:table-cell office:value-type="float" office:value="19.4798608416">
                <text:p>19.4798608416</text:p>
              </table:table-cell>
              <table:table-cell office:value-type="float" office:value="21.1450622627">
                <text:p>21.1450622627</text:p>
              </table:table-cell>
              <table:table-cell office:value-type="float" office:value="22.4061471646">
                <text:p>22.4061471646</text:p>
              </table:table-cell>
              <table:table-cell office:value-type="float" office:value="23.4925326204">
                <text:p>23.4925326204</text:p>
              </table:table-cell>
            </table:table-row>
            <table:table-row>
              <table:table-cell office:value-type="string">
                <text:p>arraycopy_8_5</text:p>
              </table:table-cell>
              <table:table-cell office:value-type="float" office:value="20.4307312251">
                <text:p>20.4307312251</text:p>
              </table:table-cell>
              <table:table-cell office:value-type="float" office:value="21.05205292">
                <text:p>21.05205292</text:p>
              </table:table-cell>
              <table:table-cell office:value-type="float" office:value="21.5168534198">
                <text:p>21.5168534198</text:p>
              </table:table-cell>
              <table:table-cell office:value-type="float" office:value="22.0598123856">
                <text:p>22.0598123856</text:p>
              </table:table-cell>
            </table:table-row>
            <table:table-row>
              <table:table-cell office:value-type="string">
                <text:p>arraycopy_13_5</text:p>
              </table:table-cell>
              <table:table-cell office:value-type="float" office:value="19.5149810652">
                <text:p>19.5149810652</text:p>
              </table:table-cell>
              <table:table-cell office:value-type="float" office:value="21.1094818569">
                <text:p>21.1094818569</text:p>
              </table:table-cell>
              <table:table-cell office:value-type="float" office:value="22.3677548452">
                <text:p>22.3677548452</text:p>
              </table:table-cell>
              <table:table-cell office:value-type="float" office:value="23.4310021436">
                <text:p>23.4310021436</text:p>
              </table:table-cell>
            </table:table-row>
            <table:table-row>
              <table:table-cell office:value-type="string">
                <text:p>arraycopy_16_5</text:p>
              </table:table-cell>
              <table:table-cell office:value-type="float" office:value="20.6091668906">
                <text:p>20.6091668906</text:p>
              </table:table-cell>
              <table:table-cell office:value-type="float" office:value="21.0705697616">
                <text:p>21.0705697616</text:p>
              </table:table-cell>
              <table:table-cell office:value-type="float" office:value="21.5711468155">
                <text:p>21.5711468155</text:p>
              </table:table-cell>
              <table:table-cell office:value-type="float" office:value="21.9959600036">
                <text:p>21.9959600036</text:p>
              </table:table-cell>
            </table:table-row>
            <table:table-row>
              <table:table-cell office:value-type="string">
                <text:p>arraycopy_21_5</text:p>
              </table:table-cell>
              <table:table-cell office:value-type="float" office:value="19.5952369993">
                <text:p>19.5952369993</text:p>
              </table:table-cell>
              <table:table-cell office:value-type="float" office:value="21.1609619211">
                <text:p>21.1609619211</text:p>
              </table:table-cell>
              <table:table-cell office:value-type="float" office:value="22.3497792348">
                <text:p>22.3497792348</text:p>
              </table:table-cell>
              <table:table-cell office:value-type="float" office:value="23.3843834658">
                <text:p>23.3843834658</text:p>
              </table:table-cell>
            </table:table-row>
            <table:table-row>
              <table:table-cell office:value-type="string">
                <text:p>arraycopy_32_5</text:p>
              </table:table-cell>
              <table:table-cell office:value-type="float" office:value="20.5686148735">
                <text:p>20.5686148735</text:p>
              </table:table-cell>
              <table:table-cell office:value-type="float" office:value="20.9255797626">
                <text:p>20.9255797626</text:p>
              </table:table-cell>
              <table:table-cell office:value-type="float" office:value="21.348960233">
                <text:p>21.348960233</text:p>
              </table:table-cell>
              <table:table-cell office:value-type="float" office:value="21.8001070442">
                <text:p>21.8001070442</text:p>
              </table:table-cell>
            </table:table-row>
            <table:table-row>
              <table:table-cell office:value-type="string">
                <text:p>arraycopy_34_5</text:p>
              </table:table-cell>
              <table:table-cell office:value-type="float" office:value="19.2109665119">
                <text:p>19.2109665119</text:p>
              </table:table-cell>
              <table:table-cell office:value-type="float" office:value="21.214211074">
                <text:p>21.214211074</text:p>
              </table:table-cell>
              <table:table-cell office:value-type="float" office:value="22.4943206312">
                <text:p>22.4943206312</text:p>
              </table:table-cell>
              <table:table-cell office:value-type="float" office:value="24.2554525108">
                <text:p>24.2554525108</text:p>
              </table:table-cell>
            </table:table-row>
            <table:table-row>
              <table:table-cell office:value-type="string">
                <text:p>arraycopy_55_5</text:p>
              </table:table-cell>
              <table:table-cell office:value-type="float" office:value="20.0905117976">
                <text:p>20.0905117976</text:p>
              </table:table-cell>
              <table:table-cell office:value-type="float" office:value="21.0393232811">
                <text:p>21.0393232811</text:p>
              </table:table-cell>
              <table:table-cell office:value-type="float" office:value="21.8893019183">
                <text:p>21.8893019183</text:p>
              </table:table-cell>
              <table:table-cell office:value-type="float" office:value="22.9119537359">
                <text:p>22.9119537359</text:p>
              </table:table-cell>
            </table:table-row>
            <table:table-row>
              <table:table-cell office:value-type="string">
                <text:p>arraycopy_64_5</text:p>
              </table:table-cell>
              <table:table-cell office:value-type="float" office:value="19.6447144177">
                <text:p>19.6447144177</text:p>
              </table:table-cell>
              <table:table-cell office:value-type="float" office:value="21.2177550808">
                <text:p>21.2177550808</text:p>
              </table:table-cell>
              <table:table-cell office:value-type="float" office:value="22.3806451624">
                <text:p>22.3806451624</text:p>
              </table:table-cell>
              <table:table-cell office:value-type="float" office:value="24.1594399202">
                <text:p>24.1594399202</text:p>
              </table:table-cell>
            </table:table-row>
            <table:table-row>
              <table:table-cell office:value-type="string">
                <text:p>arraycopy_0_8</text:p>
              </table:table-cell>
              <table:table-cell office:value-type="float" office:value="28.5557723714">
                <text:p>28.5557723714</text:p>
              </table:table-cell>
              <table:table-cell office:value-type="float" office:value="28.8114064001">
                <text:p>28.8114064001</text:p>
              </table:table-cell>
              <table:table-cell office:value-type="float" office:value="29.0335414513">
                <text:p>29.0335414513</text:p>
              </table:table-cell>
              <table:table-cell office:value-type="float" office:value="29.2483082794">
                <text:p>29.2483082794</text:p>
              </table:table-cell>
            </table:table-row>
            <table:table-row>
              <table:table-cell office:value-type="string">
                <text:p>arraycopy_1_8</text:p>
              </table:table-cell>
              <table:table-cell office:value-type="float" office:value="20.343645344">
                <text:p>20.343645344</text:p>
              </table:table-cell>
              <table:table-cell office:value-type="float" office:value="21.1492354657">
                <text:p>21.1492354657</text:p>
              </table:table-cell>
              <table:table-cell office:value-type="float" office:value="21.7438181452">
                <text:p>21.7438181452</text:p>
              </table:table-cell>
              <table:table-cell office:value-type="float" office:value="22.3905014024">
                <text:p>22.3905014024</text:p>
              </table:table-cell>
            </table:table-row>
            <table:table-row>
              <table:table-cell office:value-type="string">
                <text:p>arraycopy_2_8</text:p>
              </table:table-cell>
              <table:table-cell office:value-type="float" office:value="20.2756927321">
                <text:p>20.2756927321</text:p>
              </table:table-cell>
              <table:table-cell office:value-type="float" office:value="21.2267435593">
                <text:p>21.2267435593</text:p>
              </table:table-cell>
              <table:table-cell office:value-type="float" office:value="22.1136232518">
                <text:p>22.1136232518</text:p>
              </table:table-cell>
              <table:table-cell office:value-type="float" office:value="22.9184579509">
                <text:p>22.9184579509</text:p>
              </table:table-cell>
            </table:table-row>
            <table:table-row>
              <table:table-cell office:value-type="string">
                <text:p>arraycopy_3_8</text:p>
              </table:table-cell>
              <table:table-cell office:value-type="float" office:value="20.5829243927">
                <text:p>20.5829243927</text:p>
              </table:table-cell>
              <table:table-cell office:value-type="float" office:value="21.1641345441">
                <text:p>21.1641345441</text:p>
              </table:table-cell>
              <table:table-cell office:value-type="float" office:value="21.6564778329">
                <text:p>21.6564778329</text:p>
              </table:table-cell>
              <table:table-cell office:value-type="float" office:value="22.1122732861">
                <text:p>22.1122732861</text:p>
              </table:table-cell>
            </table:table-row>
            <table:table-row>
              <table:table-cell office:value-type="string">
                <text:p>arraycopy_4_8</text:p>
              </table:table-cell>
              <table:table-cell office:value-type="float" office:value="20.5007927424">
                <text:p>20.5007927424</text:p>
              </table:table-cell>
              <table:table-cell office:value-type="float" office:value="21.0407860426">
                <text:p>21.0407860426</text:p>
              </table:table-cell>
              <table:table-cell office:value-type="float" office:value="21.6336759695">
                <text:p>21.6336759695</text:p>
              </table:table-cell>
              <table:table-cell office:value-type="float" office:value="22.3205130742">
                <text:p>22.3205130742</text:p>
              </table:table-cell>
            </table:table-row>
            <table:table-row>
              <table:table-cell office:value-type="string">
                <text:p>arraycopy_5_8</text:p>
              </table:table-cell>
              <table:table-cell office:value-type="float" office:value="17.4300964643">
                <text:p>17.4300964643</text:p>
              </table:table-cell>
              <table:table-cell office:value-type="float" office:value="20.9537928575">
                <text:p>20.9537928575</text:p>
              </table:table-cell>
              <table:table-cell office:value-type="float" office:value="23.5651926933">
                <text:p>23.5651926933</text:p>
              </table:table-cell>
              <table:table-cell office:value-type="float" office:value="25.8767759466">
                <text:p>25.8767759466</text:p>
              </table:table-cell>
            </table:table-row>
            <table:table-row>
              <table:table-cell office:value-type="string">
                <text:p>arraycopy_8_8</text:p>
              </table:table-cell>
              <table:table-cell office:value-type="float" office:value="17.7206911276">
                <text:p>17.7206911276</text:p>
              </table:table-cell>
              <table:table-cell office:value-type="float" office:value="20.9447250708">
                <text:p>20.9447250708</text:p>
              </table:table-cell>
              <table:table-cell office:value-type="float" office:value="23.2165698183">
                <text:p>23.2165698183</text:p>
              </table:table-cell>
              <table:table-cell office:value-type="float" office:value="25.2429143052">
                <text:p>25.2429143052</text:p>
              </table:table-cell>
            </table:table-row>
            <table:table-row>
              <table:table-cell office:value-type="string">
                <text:p>arraycopy_13_8</text:p>
              </table:table-cell>
              <table:table-cell office:value-type="float" office:value="19.9783204675">
                <text:p>19.9783204675</text:p>
              </table:table-cell>
              <table:table-cell office:value-type="float" office:value="21.1489160734">
                <text:p>21.1489160734</text:p>
              </table:table-cell>
              <table:table-cell office:value-type="float" office:value="22.2029650047">
                <text:p>22.2029650047</text:p>
              </table:table-cell>
              <table:table-cell office:value-type="float" office:value="23.1156338052">
                <text:p>23.1156338052</text:p>
              </table:table-cell>
            </table:table-row>
            <table:table-row>
              <table:table-cell office:value-type="string">
                <text:p>arraycopy_16_8</text:p>
              </table:table-cell>
              <table:table-cell office:value-type="float" office:value="20.4828160121">
                <text:p>20.4828160121</text:p>
              </table:table-cell>
              <table:table-cell office:value-type="float" office:value="21.3992944833">
                <text:p>21.3992944833</text:p>
              </table:table-cell>
              <table:table-cell office:value-type="float" office:value="22.4613141679">
                <text:p>22.4613141679</text:p>
              </table:table-cell>
              <table:table-cell office:value-type="float" office:value="23.7955396833">
                <text:p>23.7955396833</text:p>
              </table:table-cell>
            </table:table-row>
            <table:table-row>
              <table:table-cell office:value-type="string">
                <text:p>arraycopy_21_8</text:p>
              </table:table-cell>
              <table:table-cell office:value-type="float" office:value="20.0970045468">
                <text:p>20.0970045468</text:p>
              </table:table-cell>
              <table:table-cell office:value-type="float" office:value="21.2712580509">
                <text:p>21.2712580509</text:p>
              </table:table-cell>
              <table:table-cell office:value-type="float" office:value="22.1694173121">
                <text:p>22.1694173121</text:p>
              </table:table-cell>
              <table:table-cell office:value-type="float" office:value="23.1529593385">
                <text:p>23.1529593385</text:p>
              </table:table-cell>
            </table:table-row>
            <table:table-row>
              <table:table-cell office:value-type="string">
                <text:p>arraycopy_32_8</text:p>
              </table:table-cell>
              <table:table-cell office:value-type="float" office:value="20.99315812">
                <text:p>20.99315812</text:p>
              </table:table-cell>
              <table:table-cell office:value-type="float" office:value="21.2424533825">
                <text:p>21.2424533825</text:p>
              </table:table-cell>
              <table:table-cell office:value-type="float" office:value="21.455304976">
                <text:p>21.455304976</text:p>
              </table:table-cell>
              <table:table-cell office:value-type="float" office:value="21.6577303203">
                <text:p>21.6577303203</text:p>
              </table:table-cell>
            </table:table-row>
            <table:table-row>
              <table:table-cell office:value-type="string">
                <text:p>arraycopy_34_8</text:p>
              </table:table-cell>
              <table:table-cell office:value-type="float" office:value="20.4415953621">
                <text:p>20.4415953621</text:p>
              </table:table-cell>
              <table:table-cell office:value-type="float" office:value="21.2511915526">
                <text:p>21.2511915526</text:p>
              </table:table-cell>
              <table:table-cell office:value-type="float" office:value="21.981942223">
                <text:p>21.981942223</text:p>
              </table:table-cell>
              <table:table-cell office:value-type="float" office:value="22.9151585959">
                <text:p>22.9151585959</text:p>
              </table:table-cell>
            </table:table-row>
            <table:table-row>
              <table:table-cell office:value-type="string">
                <text:p>arraycopy_55_8</text:p>
              </table:table-cell>
              <table:table-cell office:value-type="float" office:value="20.788099299">
                <text:p>20.788099299</text:p>
              </table:table-cell>
              <table:table-cell office:value-type="float" office:value="21.0250862663">
                <text:p>21.0250862663</text:p>
              </table:table-cell>
              <table:table-cell office:value-type="float" office:value="21.2896802327">
                <text:p>21.2896802327</text:p>
              </table:table-cell>
              <table:table-cell office:value-type="float" office:value="21.5944876">
                <text:p>21.5944876</text:p>
              </table:table-cell>
            </table:table-row>
            <table:table-row>
              <table:table-cell office:value-type="string">
                <text:p>arraycopy_64_8</text:p>
              </table:table-cell>
              <table:table-cell office:value-type="float" office:value="20.5182344778">
                <text:p>20.5182344778</text:p>
              </table:table-cell>
              <table:table-cell office:value-type="float" office:value="21.1567366618">
                <text:p>21.1567366618</text:p>
              </table:table-cell>
              <table:table-cell office:value-type="float" office:value="21.6419950037">
                <text:p>21.6419950037</text:p>
              </table:table-cell>
              <table:table-cell office:value-type="float" office:value="22.0650137306">
                <text:p>22.0650137306</text:p>
              </table:table-cell>
            </table:table-row>
            <table:table-row>
              <table:table-cell office:value-type="string">
                <text:p>arraycopy_0_13</text:p>
              </table:table-cell>
              <table:table-cell office:value-type="float" office:value="20.78406996">
                <text:p>20.78406996</text:p>
              </table:table-cell>
              <table:table-cell office:value-type="float" office:value="21.1608329063">
                <text:p>21.1608329063</text:p>
              </table:table-cell>
              <table:table-cell office:value-type="float" office:value="21.4258020378">
                <text:p>21.4258020378</text:p>
              </table:table-cell>
              <table:table-cell office:value-type="float" office:value="21.7388062944">
                <text:p>21.7388062944</text:p>
              </table:table-cell>
            </table:table-row>
            <table:table-row>
              <table:table-cell office:value-type="string">
                <text:p>arraycopy_1_13</text:p>
              </table:table-cell>
              <table:table-cell office:value-type="float" office:value="25.7179357874">
                <text:p>25.7179357874</text:p>
              </table:table-cell>
              <table:table-cell office:value-type="float" office:value="26.319492358">
                <text:p>26.319492358</text:p>
              </table:table-cell>
              <table:table-cell office:value-type="float" office:value="26.8085952267">
                <text:p>26.8085952267</text:p>
              </table:table-cell>
              <table:table-cell office:value-type="float" office:value="27.2181970543">
                <text:p>27.2181970543</text:p>
              </table:table-cell>
            </table:table-row>
            <table:table-row>
              <table:table-cell office:value-type="string">
                <text:p>arraycopy_2_13</text:p>
              </table:table-cell>
              <table:table-cell office:value-type="float" office:value="20.6691121379">
                <text:p>20.6691121379</text:p>
              </table:table-cell>
              <table:table-cell office:value-type="float" office:value="21.117028641">
                <text:p>21.117028641</text:p>
              </table:table-cell>
              <table:table-cell office:value-type="float" office:value="21.4391666783">
                <text:p>21.4391666783</text:p>
              </table:table-cell>
              <table:table-cell office:value-type="float" office:value="21.9383431404">
                <text:p>21.9383431404</text:p>
              </table:table-cell>
            </table:table-row>
            <table:table-row>
              <table:table-cell office:value-type="string">
                <text:p>arraycopy_3_13</text:p>
              </table:table-cell>
              <table:table-cell office:value-type="float" office:value="21.3366602169">
                <text:p>21.3366602169</text:p>
              </table:table-cell>
              <table:table-cell office:value-type="float" office:value="21.6107806409">
                <text:p>21.6107806409</text:p>
              </table:table-cell>
              <table:table-cell office:value-type="float" office:value="21.8936040705">
                <text:p>21.8936040705</text:p>
              </table:table-cell>
              <table:table-cell office:value-type="float" office:value="22.2130312346">
                <text:p>22.2130312346</text:p>
              </table:table-cell>
            </table:table-row>
            <table:table-row>
              <table:table-cell office:value-type="string">
                <text:p>arraycopy_4_13</text:p>
              </table:table-cell>
              <table:table-cell office:value-type="float" office:value="20.1098949324">
                <text:p>20.1098949324</text:p>
              </table:table-cell>
              <table:table-cell office:value-type="float" office:value="20.9483843623">
                <text:p>20.9483843623</text:p>
              </table:table-cell>
              <table:table-cell office:value-type="float" office:value="21.6369838871">
                <text:p>21.6369838871</text:p>
              </table:table-cell>
              <table:table-cell office:value-type="float" office:value="22.4389179462">
                <text:p>22.4389179462</text:p>
              </table:table-cell>
            </table:table-row>
            <table:table-row>
              <table:table-cell office:value-type="string">
                <text:p>arraycopy_5_13</text:p>
              </table:table-cell>
              <table:table-cell office:value-type="float" office:value="19.7594488902">
                <text:p>19.7594488902</text:p>
              </table:table-cell>
              <table:table-cell office:value-type="float" office:value="20.9917830733">
                <text:p>20.9917830733</text:p>
              </table:table-cell>
              <table:table-cell office:value-type="float" office:value="22.3812201953">
                <text:p>22.3812201953</text:p>
              </table:table-cell>
              <table:table-cell office:value-type="float" office:value="24.3475200417">
                <text:p>24.3475200417</text:p>
              </table:table-cell>
            </table:table-row>
            <table:table-row>
              <table:table-cell office:value-type="string">
                <text:p>arraycopy_8_13</text:p>
              </table:table-cell>
              <table:table-cell office:value-type="float" office:value="5.50488168292">
                <text:p>5.50488168292</text:p>
              </table:table-cell>
              <table:table-cell office:value-type="float" office:value="21.136125412">
                <text:p>21.136125412</text:p>
              </table:table-cell>
              <table:table-cell office:value-type="float" office:value="31.528485631">
                <text:p>31.528485631</text:p>
              </table:table-cell>
              <table:table-cell office:value-type="float" office:value="41.044149554">
                <text:p>41.044149554</text:p>
              </table:table-cell>
            </table:table-row>
            <table:table-row>
              <table:table-cell office:value-type="string">
                <text:p>arraycopy_13_13</text:p>
              </table:table-cell>
              <table:table-cell office:value-type="float" office:value="20.0354352198">
                <text:p>20.0354352198</text:p>
              </table:table-cell>
              <table:table-cell office:value-type="float" office:value="20.9298757803">
                <text:p>20.9298757803</text:p>
              </table:table-cell>
              <table:table-cell office:value-type="float" office:value="21.8576665653">
                <text:p>21.8576665653</text:p>
              </table:table-cell>
              <table:table-cell office:value-type="float" office:value="22.6247485812">
                <text:p>22.6247485812</text:p>
              </table:table-cell>
            </table:table-row>
            <table:table-row>
              <table:table-cell office:value-type="string">
                <text:p>arraycopy_16_13</text:p>
              </table:table-cell>
              <table:table-cell office:value-type="float" office:value="20.6114750194">
                <text:p>20.6114750194</text:p>
              </table:table-cell>
              <table:table-cell office:value-type="float" office:value="20.9501661869">
                <text:p>20.9501661869</text:p>
              </table:table-cell>
              <table:table-cell office:value-type="float" office:value="21.3416524802">
                <text:p>21.3416524802</text:p>
              </table:table-cell>
              <table:table-cell office:value-type="float" office:value="21.8678515708">
                <text:p>21.8678515708</text:p>
              </table:table-cell>
            </table:table-row>
            <table:table-row>
              <table:table-cell office:value-type="string">
                <text:p>arraycopy_21_13</text:p>
              </table:table-cell>
              <table:table-cell office:value-type="float" office:value="19.3754414141">
                <text:p>19.3754414141</text:p>
              </table:table-cell>
              <table:table-cell office:value-type="float" office:value="21.0240070571">
                <text:p>21.0240070571</text:p>
              </table:table-cell>
              <table:table-cell office:value-type="float" office:value="22.3802771649">
                <text:p>22.3802771649</text:p>
              </table:table-cell>
              <table:table-cell office:value-type="float" office:value="23.6340801144">
                <text:p>23.6340801144</text:p>
              </table:table-cell>
            </table:table-row>
            <table:table-row>
              <table:table-cell office:value-type="string">
                <text:p>arraycopy_32_13</text:p>
              </table:table-cell>
              <table:table-cell office:value-type="float" office:value="20.3400533759">
                <text:p>20.3400533759</text:p>
              </table:table-cell>
              <table:table-cell office:value-type="float" office:value="21.2961594159">
                <text:p>21.2961594159</text:p>
              </table:table-cell>
              <table:table-cell office:value-type="float" office:value="22.0074969511">
                <text:p>22.0074969511</text:p>
              </table:table-cell>
              <table:table-cell office:value-type="float" office:value="22.6284587774">
                <text:p>22.6284587774</text:p>
              </table:table-cell>
            </table:table-row>
            <table:table-row>
              <table:table-cell office:value-type="string">
                <text:p>arraycopy_34_13</text:p>
              </table:table-cell>
              <table:table-cell office:value-type="float" office:value="21.4223726039">
                <text:p>21.4223726039</text:p>
              </table:table-cell>
              <table:table-cell office:value-type="float" office:value="21.667054247">
                <text:p>21.667054247</text:p>
              </table:table-cell>
              <table:table-cell office:value-type="float" office:value="21.8434366348">
                <text:p>21.8434366348</text:p>
              </table:table-cell>
              <table:table-cell office:value-type="float" office:value="22.070089826">
                <text:p>22.070089826</text:p>
              </table:table-cell>
            </table:table-row>
            <table:table-row>
              <table:table-cell office:value-type="string">
                <text:p>arraycopy_55_13</text:p>
              </table:table-cell>
              <table:table-cell office:value-type="float" office:value="20.9003806874">
                <text:p>20.9003806874</text:p>
              </table:table-cell>
              <table:table-cell office:value-type="float" office:value="21.2328426842">
                <text:p>21.2328426842</text:p>
              </table:table-cell>
              <table:table-cell office:value-type="float" office:value="21.509650868">
                <text:p>21.509650868</text:p>
              </table:table-cell>
              <table:table-cell office:value-type="float" office:value="21.7811404024">
                <text:p>21.7811404024</text:p>
              </table:table-cell>
            </table:table-row>
            <table:table-row>
              <table:table-cell office:value-type="string">
                <text:p>arraycopy_64_13</text:p>
              </table:table-cell>
              <table:table-cell office:value-type="float" office:value="27.0792227065">
                <text:p>27.0792227065</text:p>
              </table:table-cell>
              <table:table-cell office:value-type="float" office:value="29.1212779582">
                <text:p>29.1212779582</text:p>
              </table:table-cell>
              <table:table-cell office:value-type="float" office:value="30.5895548371">
                <text:p>30.5895548371</text:p>
              </table:table-cell>
              <table:table-cell office:value-type="float" office:value="31.8796503661">
                <text:p>31.8796503661</text:p>
              </table:table-cell>
            </table:table-row>
            <table:table-row>
              <table:table-cell office:value-type="string">
                <text:p>arraycopy_0_16</text:p>
              </table:table-cell>
              <table:table-cell office:value-type="float" office:value="19.3162446551">
                <text:p>19.3162446551</text:p>
              </table:table-cell>
              <table:table-cell office:value-type="float" office:value="20.9628216592">
                <text:p>20.9628216592</text:p>
              </table:table-cell>
              <table:table-cell office:value-type="float" office:value="22.2802255255">
                <text:p>22.2802255255</text:p>
              </table:table-cell>
              <table:table-cell office:value-type="float" office:value="23.4005185725">
                <text:p>23.4005185725</text:p>
              </table:table-cell>
            </table:table-row>
            <table:table-row>
              <table:table-cell office:value-type="string">
                <text:p>arraycopy_1_16</text:p>
              </table:table-cell>
              <table:table-cell office:value-type="float" office:value="19.196439948">
                <text:p>19.196439948</text:p>
              </table:table-cell>
              <table:table-cell office:value-type="float" office:value="20.9638921351">
                <text:p>20.9638921351</text:p>
              </table:table-cell>
              <table:table-cell office:value-type="float" office:value="22.5386651313">
                <text:p>22.5386651313</text:p>
              </table:table-cell>
              <table:table-cell office:value-type="float" office:value="23.9151185852">
                <text:p>23.9151185852</text:p>
              </table:table-cell>
            </table:table-row>
            <table:table-row>
              <table:table-cell office:value-type="string">
                <text:p>arraycopy_2_16</text:p>
              </table:table-cell>
              <table:table-cell office:value-type="float" office:value="21.3457889978">
                <text:p>21.3457889978</text:p>
              </table:table-cell>
              <table:table-cell office:value-type="float" office:value="21.8836422382">
                <text:p>21.8836422382</text:p>
              </table:table-cell>
              <table:table-cell office:value-type="float" office:value="22.3284113077">
                <text:p>22.3284113077</text:p>
              </table:table-cell>
              <table:table-cell office:value-type="float" office:value="22.7204453505">
                <text:p>22.7204453505</text:p>
              </table:table-cell>
            </table:table-row>
            <table:table-row>
              <table:table-cell office:value-type="string">
                <text:p>arraycopy_3_16</text:p>
              </table:table-cell>
              <table:table-cell office:value-type="float" office:value="20.0743705299">
                <text:p>20.0743705299</text:p>
              </table:table-cell>
              <table:table-cell office:value-type="float" office:value="21.1844928166">
                <text:p>21.1844928166</text:p>
              </table:table-cell>
              <table:table-cell office:value-type="float" office:value="22.231630872">
                <text:p>22.231630872</text:p>
              </table:table-cell>
              <table:table-cell office:value-type="float" office:value="23.1209973423">
                <text:p>23.1209973423</text:p>
              </table:table-cell>
            </table:table-row>
            <table:table-row>
              <table:table-cell office:value-type="string">
                <text:p>arraycopy_4_16</text:p>
              </table:table-cell>
              <table:table-cell office:value-type="float" office:value="20.9463109516">
                <text:p>20.9463109516</text:p>
              </table:table-cell>
              <table:table-cell office:value-type="float" office:value="21.1576095353">
                <text:p>21.1576095353</text:p>
              </table:table-cell>
              <table:table-cell office:value-type="float" office:value="21.3813590054">
                <text:p>21.3813590054</text:p>
              </table:table-cell>
              <table:table-cell office:value-type="float" office:value="21.572872351">
                <text:p>21.572872351</text:p>
              </table:table-cell>
            </table:table-row>
            <table:table-row>
              <table:table-cell office:value-type="string">
                <text:p>arraycopy_5_16</text:p>
              </table:table-cell>
              <table:table-cell office:value-type="float" office:value="20.2697755156">
                <text:p>20.2697755156</text:p>
              </table:table-cell>
              <table:table-cell office:value-type="float" office:value="21.8582959701">
                <text:p>21.8582959701</text:p>
              </table:table-cell>
              <table:table-cell office:value-type="float" office:value="23.1141148222">
                <text:p>23.1141148222</text:p>
              </table:table-cell>
              <table:table-cell office:value-type="float" office:value="24.2874623146">
                <text:p>24.2874623146</text:p>
              </table:table-cell>
            </table:table-row>
            <table:table-row>
              <table:table-cell office:value-type="string">
                <text:p>arraycopy_8_16</text:p>
              </table:table-cell>
              <table:table-cell office:value-type="float" office:value="19.0049025246">
                <text:p>19.0049025246</text:p>
              </table:table-cell>
              <table:table-cell office:value-type="float" office:value="21.3488502853">
                <text:p>21.3488502853</text:p>
              </table:table-cell>
              <table:table-cell office:value-type="float" office:value="23.209194487">
                <text:p>23.209194487</text:p>
              </table:table-cell>
              <table:table-cell office:value-type="float" office:value="24.8421903861">
                <text:p>24.8421903861</text:p>
              </table:table-cell>
            </table:table-row>
            <table:table-row>
              <table:table-cell office:value-type="string">
                <text:p>arraycopy_13_16</text:p>
              </table:table-cell>
              <table:table-cell office:value-type="float" office:value="20.5124884706">
                <text:p>20.5124884706</text:p>
              </table:table-cell>
              <table:table-cell office:value-type="float" office:value="21.023552681">
                <text:p>21.023552681</text:p>
              </table:table-cell>
              <table:table-cell office:value-type="float" office:value="21.4725900739">
                <text:p>21.4725900739</text:p>
              </table:table-cell>
              <table:table-cell office:value-type="float" office:value="21.8481407433">
                <text:p>21.8481407433</text:p>
              </table:table-cell>
            </table:table-row>
            <table:table-row>
              <table:table-cell office:value-type="string">
                <text:p>arraycopy_16_16</text:p>
              </table:table-cell>
              <table:table-cell office:value-type="float" office:value="20.8214520529">
                <text:p>20.8214520529</text:p>
              </table:table-cell>
              <table:table-cell office:value-type="float" office:value="21.1138724351">
                <text:p>21.1138724351</text:p>
              </table:table-cell>
              <table:table-cell office:value-type="float" office:value="21.4470726065">
                <text:p>21.4470726065</text:p>
              </table:table-cell>
              <table:table-cell office:value-type="float" office:value="21.7801055993">
                <text:p>21.7801055993</text:p>
              </table:table-cell>
            </table:table-row>
            <table:table-row>
              <table:table-cell office:value-type="string">
                <text:p>arraycopy_21_16</text:p>
              </table:table-cell>
              <table:table-cell office:value-type="float" office:value="20.2158181398">
                <text:p>20.2158181398</text:p>
              </table:table-cell>
              <table:table-cell office:value-type="float" office:value="20.9512194739">
                <text:p>20.9512194739</text:p>
              </table:table-cell>
              <table:table-cell office:value-type="float" office:value="21.7584115584">
                <text:p>21.7584115584</text:p>
              </table:table-cell>
              <table:table-cell office:value-type="float" office:value="22.4402535788">
                <text:p>22.4402535788</text:p>
              </table:table-cell>
            </table:table-row>
            <table:table-row>
              <table:table-cell office:value-type="string">
                <text:p>arraycopy_32_16</text:p>
              </table:table-cell>
              <table:table-cell office:value-type="float" office:value="20.3231665842">
                <text:p>20.3231665842</text:p>
              </table:table-cell>
              <table:table-cell office:value-type="float" office:value="21.2861963936">
                <text:p>21.2861963936</text:p>
              </table:table-cell>
              <table:table-cell office:value-type="float" office:value="22.2555082789">
                <text:p>22.2555082789</text:p>
              </table:table-cell>
              <table:table-cell office:value-type="float" office:value="23.4267769151">
                <text:p>23.4267769151</text:p>
              </table:table-cell>
            </table:table-row>
            <table:table-row>
              <table:table-cell office:value-type="string">
                <text:p>arraycopy_34_16</text:p>
              </table:table-cell>
              <table:table-cell office:value-type="float" office:value="20.7536821711">
                <text:p>20.7536821711</text:p>
              </table:table-cell>
              <table:table-cell office:value-type="float" office:value="21.1838483355">
                <text:p>21.1838483355</text:p>
              </table:table-cell>
              <table:table-cell office:value-type="float" office:value="21.5690833029">
                <text:p>21.5690833029</text:p>
              </table:table-cell>
              <table:table-cell office:value-type="float" office:value="21.9443423721">
                <text:p>21.9443423721</text:p>
              </table:table-cell>
            </table:table-row>
            <table:table-row>
              <table:table-cell office:value-type="string">
                <text:p>arraycopy_55_16</text:p>
              </table:table-cell>
              <table:table-cell office:value-type="float" office:value="17.8015506458">
                <text:p>17.8015506458</text:p>
              </table:table-cell>
              <table:table-cell office:value-type="float" office:value="21.3708652186">
                <text:p>21.3708652186</text:p>
              </table:table-cell>
              <table:table-cell office:value-type="float" office:value="24.1947610289">
                <text:p>24.1947610289</text:p>
              </table:table-cell>
              <table:table-cell office:value-type="float" office:value="27.4876236153">
                <text:p>27.4876236153</text:p>
              </table:table-cell>
            </table:table-row>
            <table:table-row>
              <table:table-cell office:value-type="string">
                <text:p>arraycopy_64_16</text:p>
              </table:table-cell>
              <table:table-cell office:value-type="float" office:value="19.6955603151">
                <text:p>19.6955603151</text:p>
              </table:table-cell>
              <table:table-cell office:value-type="float" office:value="21.1306111958">
                <text:p>21.1306111958</text:p>
              </table:table-cell>
              <table:table-cell office:value-type="float" office:value="22.4456570031">
                <text:p>22.4456570031</text:p>
              </table:table-cell>
              <table:table-cell office:value-type="float" office:value="24.1417430249">
                <text:p>24.1417430249</text:p>
              </table:table-cell>
            </table:table-row>
            <table:table-row>
              <table:table-cell office:value-type="string">
                <text:p>arraycopy_0_21</text:p>
              </table:table-cell>
              <table:table-cell office:value-type="float" office:value="18.7820798827">
                <text:p>18.7820798827</text:p>
              </table:table-cell>
              <table:table-cell office:value-type="float" office:value="21.1078310309">
                <text:p>21.1078310309</text:p>
              </table:table-cell>
              <table:table-cell office:value-type="float" office:value="22.9837129632">
                <text:p>22.9837129632</text:p>
              </table:table-cell>
              <table:table-cell office:value-type="float" office:value="24.5876729159">
                <text:p>24.5876729159</text:p>
              </table:table-cell>
            </table:table-row>
            <table:table-row>
              <table:table-cell office:value-type="string">
                <text:p>arraycopy_1_21</text:p>
              </table:table-cell>
              <table:table-cell office:value-type="float" office:value="19.9048691474">
                <text:p>19.9048691474</text:p>
              </table:table-cell>
              <table:table-cell office:value-type="float" office:value="20.9717383028">
                <text:p>20.9717383028</text:p>
              </table:table-cell>
              <table:table-cell office:value-type="float" office:value="21.7809649311">
                <text:p>21.7809649311</text:p>
              </table:table-cell>
              <table:table-cell office:value-type="float" office:value="22.4792405791">
                <text:p>22.4792405791</text:p>
              </table:table-cell>
            </table:table-row>
            <table:table-row>
              <table:table-cell office:value-type="string">
                <text:p>arraycopy_2_21</text:p>
              </table:table-cell>
              <table:table-cell office:value-type="float" office:value="19.8922027503">
                <text:p>19.8922027503</text:p>
              </table:table-cell>
              <table:table-cell office:value-type="float" office:value="21.2485839965">
                <text:p>21.2485839965</text:p>
              </table:table-cell>
              <table:table-cell office:value-type="float" office:value="22.3628672941">
                <text:p>22.3628672941</text:p>
              </table:table-cell>
              <table:table-cell office:value-type="float" office:value="23.3874921054">
                <text:p>23.3874921054</text:p>
              </table:table-cell>
            </table:table-row>
            <table:table-row>
              <table:table-cell office:value-type="string">
                <text:p>arraycopy_3_21</text:p>
              </table:table-cell>
              <table:table-cell office:value-type="float" office:value="19.5974705256">
                <text:p>19.5974705256</text:p>
              </table:table-cell>
              <table:table-cell office:value-type="float" office:value="21.1480609624">
                <text:p>21.1480609624</text:p>
              </table:table-cell>
              <table:table-cell office:value-type="float" office:value="22.3412039245">
                <text:p>22.3412039245</text:p>
              </table:table-cell>
              <table:table-cell office:value-type="float" office:value="23.4645726961">
                <text:p>23.4645726961</text:p>
              </table:table-cell>
            </table:table-row>
            <table:table-row>
              <table:table-cell office:value-type="string">
                <text:p>arraycopy_4_21</text:p>
              </table:table-cell>
              <table:table-cell office:value-type="float" office:value="19.8929613613">
                <text:p>19.8929613613</text:p>
              </table:table-cell>
              <table:table-cell office:value-type="float" office:value="21.3208129371">
                <text:p>21.3208129371</text:p>
              </table:table-cell>
              <table:table-cell office:value-type="float" office:value="22.4760140746">
                <text:p>22.4760140746</text:p>
              </table:table-cell>
              <table:table-cell office:value-type="float" office:value="23.8361017527">
                <text:p>23.8361017527</text:p>
              </table:table-cell>
            </table:table-row>
            <table:table-row>
              <table:table-cell office:value-type="string">
                <text:p>arraycopy_5_21</text:p>
              </table:table-cell>
              <table:table-cell office:value-type="float" office:value="21.0513713477">
                <text:p>21.0513713477</text:p>
              </table:table-cell>
              <table:table-cell office:value-type="float" office:value="22.0418725029">
                <text:p>22.0418725029</text:p>
              </table:table-cell>
              <table:table-cell office:value-type="float" office:value="22.9138483811">
                <text:p>22.9138483811</text:p>
              </table:table-cell>
              <table:table-cell office:value-type="float" office:value="23.645572162">
                <text:p>23.645572162</text:p>
              </table:table-cell>
            </table:table-row>
            <table:table-row>
              <table:table-cell office:value-type="string">
                <text:p>arraycopy_8_21</text:p>
              </table:table-cell>
              <table:table-cell office:value-type="float" office:value="20.9240534773">
                <text:p>20.9240534773</text:p>
              </table:table-cell>
              <table:table-cell office:value-type="float" office:value="21.1654368651">
                <text:p>21.1654368651</text:p>
              </table:table-cell>
              <table:table-cell office:value-type="float" office:value="21.3856305104">
                <text:p>21.3856305104</text:p>
              </table:table-cell>
              <table:table-cell office:value-type="float" office:value="21.5951573943">
                <text:p>21.5951573943</text:p>
              </table:table-cell>
            </table:table-row>
            <table:table-row>
              <table:table-cell office:value-type="string">
                <text:p>arraycopy_13_21</text:p>
              </table:table-cell>
              <table:table-cell office:value-type="float" office:value="20.3433472115">
                <text:p>20.3433472115</text:p>
              </table:table-cell>
              <table:table-cell office:value-type="float" office:value="21.0138387318">
                <text:p>21.0138387318</text:p>
              </table:table-cell>
              <table:table-cell office:value-type="float" office:value="21.5021536969">
                <text:p>21.5021536969</text:p>
              </table:table-cell>
              <table:table-cell office:value-type="float" office:value="22.2167154173">
                <text:p>22.2167154173</text:p>
              </table:table-cell>
            </table:table-row>
            <table:table-row>
              <table:table-cell office:value-type="string">
                <text:p>arraycopy_16_21</text:p>
              </table:table-cell>
              <table:table-cell office:value-type="float" office:value="20.396056937">
                <text:p>20.396056937</text:p>
              </table:table-cell>
              <table:table-cell office:value-type="float" office:value="21.2407510853">
                <text:p>21.2407510853</text:p>
              </table:table-cell>
              <table:table-cell office:value-type="float" office:value="21.8960119969">
                <text:p>21.8960119969</text:p>
              </table:table-cell>
              <table:table-cell office:value-type="float" office:value="22.4811135571">
                <text:p>22.4811135571</text:p>
              </table:table-cell>
            </table:table-row>
            <table:table-row>
              <table:table-cell office:value-type="string">
                <text:p>arraycopy_21_21</text:p>
              </table:table-cell>
              <table:table-cell office:value-type="float" office:value="20.7908004445">
                <text:p>20.7908004445</text:p>
              </table:table-cell>
              <table:table-cell office:value-type="float" office:value="21.2237995">
                <text:p>21.2237995</text:p>
              </table:table-cell>
              <table:table-cell office:value-type="float" office:value="21.612474778">
                <text:p>21.612474778</text:p>
              </table:table-cell>
              <table:table-cell office:value-type="float" office:value="21.9516772507">
                <text:p>21.9516772507</text:p>
              </table:table-cell>
            </table:table-row>
            <table:table-row>
              <table:table-cell office:value-type="string">
                <text:p>arraycopy_32_21</text:p>
              </table:table-cell>
              <table:table-cell office:value-type="float" office:value="20.2809725252">
                <text:p>20.2809725252</text:p>
              </table:table-cell>
              <table:table-cell office:value-type="float" office:value="21.0668466877">
                <text:p>21.0668466877</text:p>
              </table:table-cell>
              <table:table-cell office:value-type="float" office:value="21.6992799725">
                <text:p>21.6992799725</text:p>
              </table:table-cell>
              <table:table-cell office:value-type="float" office:value="22.2333029623">
                <text:p>22.2333029623</text:p>
              </table:table-cell>
            </table:table-row>
            <table:table-row>
              <table:table-cell office:value-type="string">
                <text:p>arraycopy_34_21</text:p>
              </table:table-cell>
              <table:table-cell office:value-type="float" office:value="20.6637932405">
                <text:p>20.6637932405</text:p>
              </table:table-cell>
              <table:table-cell office:value-type="float" office:value="21.1917450233">
                <text:p>21.1917450233</text:p>
              </table:table-cell>
              <table:table-cell office:value-type="float" office:value="21.632984974">
                <text:p>21.632984974</text:p>
              </table:table-cell>
              <table:table-cell office:value-type="float" office:value="22.0501579229">
                <text:p>22.0501579229</text:p>
              </table:table-cell>
            </table:table-row>
            <table:table-row>
              <table:table-cell office:value-type="string">
                <text:p>arraycopy_55_21</text:p>
              </table:table-cell>
              <table:table-cell office:value-type="float" office:value="20.2466652982">
                <text:p>20.2466652982</text:p>
              </table:table-cell>
              <table:table-cell office:value-type="float" office:value="21.207454737">
                <text:p>21.207454737</text:p>
              </table:table-cell>
              <table:table-cell office:value-type="float" office:value="22.0023797561">
                <text:p>22.0023797561</text:p>
              </table:table-cell>
              <table:table-cell office:value-type="float" office:value="22.6767447046">
                <text:p>22.6767447046</text:p>
              </table:table-cell>
            </table:table-row>
            <table:table-row>
              <table:table-cell office:value-type="string">
                <text:p>arraycopy_64_21</text:p>
              </table:table-cell>
              <table:table-cell office:value-type="float" office:value="21.0551432446">
                <text:p>21.0551432446</text:p>
              </table:table-cell>
              <table:table-cell office:value-type="float" office:value="21.1832012405">
                <text:p>21.1832012405</text:p>
              </table:table-cell>
              <table:table-cell office:value-type="float" office:value="21.286678287">
                <text:p>21.286678287</text:p>
              </table:table-cell>
              <table:table-cell office:value-type="float" office:value="21.4109863833">
                <text:p>21.4109863833</text:p>
              </table:table-cell>
            </table:table-row>
            <table:table-row>
              <table:table-cell office:value-type="string">
                <text:p>arraycopy_0_32</text:p>
              </table:table-cell>
              <table:table-cell office:value-type="float" office:value="14.6072164846">
                <text:p>14.6072164846</text:p>
              </table:table-cell>
              <table:table-cell office:value-type="float" office:value="16.7276312958">
                <text:p>16.7276312958</text:p>
              </table:table-cell>
              <table:table-cell office:value-type="float" office:value="18.3282490531">
                <text:p>18.3282490531</text:p>
              </table:table-cell>
              <table:table-cell office:value-type="float" office:value="20.7884577393">
                <text:p>20.7884577393</text:p>
              </table:table-cell>
            </table:table-row>
            <table:table-row>
              <table:table-cell office:value-type="string">
                <text:p>arraycopy_1_32</text:p>
              </table:table-cell>
              <table:table-cell office:value-type="float" office:value="15.9376157903">
                <text:p>15.9376157903</text:p>
              </table:table-cell>
              <table:table-cell office:value-type="float" office:value="16.600130388">
                <text:p>16.600130388</text:p>
              </table:table-cell>
              <table:table-cell office:value-type="float" office:value="17.2518279953">
                <text:p>17.2518279953</text:p>
              </table:table-cell>
              <table:table-cell office:value-type="float" office:value="17.9276124915">
                <text:p>17.9276124915</text:p>
              </table:table-cell>
            </table:table-row>
            <table:table-row>
              <table:table-cell office:value-type="string">
                <text:p>arraycopy_2_32</text:p>
              </table:table-cell>
              <table:table-cell office:value-type="float" office:value="16.4330578616">
                <text:p>16.4330578616</text:p>
              </table:table-cell>
              <table:table-cell office:value-type="float" office:value="16.9241195612">
                <text:p>16.9241195612</text:p>
              </table:table-cell>
              <table:table-cell office:value-type="float" office:value="17.3384896135">
                <text:p>17.3384896135</text:p>
              </table:table-cell>
              <table:table-cell office:value-type="float" office:value="17.7715777759">
                <text:p>17.7715777759</text:p>
              </table:table-cell>
            </table:table-row>
            <table:table-row>
              <table:table-cell office:value-type="string">
                <text:p>arraycopy_3_32</text:p>
              </table:table-cell>
              <table:table-cell office:value-type="float" office:value="15.4068571258">
                <text:p>15.4068571258</text:p>
              </table:table-cell>
              <table:table-cell office:value-type="float" office:value="16.8861999039">
                <text:p>16.8861999039</text:p>
              </table:table-cell>
              <table:table-cell office:value-type="float" office:value="18.2854606078">
                <text:p>18.2854606078</text:p>
              </table:table-cell>
              <table:table-cell office:value-type="float" office:value="19.7093362862">
                <text:p>19.7093362862</text:p>
              </table:table-cell>
            </table:table-row>
            <table:table-row>
              <table:table-cell office:value-type="string">
                <text:p>arraycopy_4_32</text:p>
              </table:table-cell>
              <table:table-cell office:value-type="float" office:value="16.1568595057">
                <text:p>16.1568595057</text:p>
              </table:table-cell>
              <table:table-cell office:value-type="float" office:value="16.8309138233">
                <text:p>16.8309138233</text:p>
              </table:table-cell>
              <table:table-cell office:value-type="float" office:value="17.4951953431">
                <text:p>17.4951953431</text:p>
              </table:table-cell>
              <table:table-cell office:value-type="float" office:value="18.0710788448">
                <text:p>18.0710788448</text:p>
              </table:table-cell>
            </table:table-row>
            <table:table-row>
              <table:table-cell office:value-type="string">
                <text:p>arraycopy_5_32</text:p>
              </table:table-cell>
              <table:table-cell office:value-type="float" office:value="17.0195419357">
                <text:p>17.0195419357</text:p>
              </table:table-cell>
              <table:table-cell office:value-type="float" office:value="17.152098806">
                <text:p>17.152098806</text:p>
              </table:table-cell>
              <table:table-cell office:value-type="float" office:value="17.2906743186">
                <text:p>17.2906743186</text:p>
              </table:table-cell>
              <table:table-cell office:value-type="float" office:value="17.4667148735">
                <text:p>17.4667148735</text:p>
              </table:table-cell>
            </table:table-row>
            <table:table-row>
              <table:table-cell office:value-type="string">
                <text:p>arraycopy_8_32</text:p>
              </table:table-cell>
              <table:table-cell office:value-type="float" office:value="15.3613779749">
                <text:p>15.3613779749</text:p>
              </table:table-cell>
              <table:table-cell office:value-type="float" office:value="17.0468545887">
                <text:p>17.0468545887</text:p>
              </table:table-cell>
              <table:table-cell office:value-type="float" office:value="18.2725820278">
                <text:p>18.2725820278</text:p>
              </table:table-cell>
              <table:table-cell office:value-type="float" office:value="19.8261994085">
                <text:p>19.8261994085</text:p>
              </table:table-cell>
            </table:table-row>
            <table:table-row>
              <table:table-cell office:value-type="string">
                <text:p>arraycopy_13_32</text:p>
              </table:table-cell>
              <table:table-cell office:value-type="float" office:value="16.3486068332">
                <text:p>16.3486068332</text:p>
              </table:table-cell>
              <table:table-cell office:value-type="float" office:value="17.1281154605">
                <text:p>17.1281154605</text:p>
              </table:table-cell>
              <table:table-cell office:value-type="float" office:value="17.7536282267">
                <text:p>17.7536282267</text:p>
              </table:table-cell>
              <table:table-cell office:value-type="float" office:value="18.3707037259">
                <text:p>18.3707037259</text:p>
              </table:table-cell>
            </table:table-row>
            <table:table-row>
              <table:table-cell office:value-type="string">
                <text:p>arraycopy_16_32</text:p>
              </table:table-cell>
              <table:table-cell office:value-type="float" office:value="16.0465041337">
                <text:p>16.0465041337</text:p>
              </table:table-cell>
              <table:table-cell office:value-type="float" office:value="16.8243453583">
                <text:p>16.8243453583</text:p>
              </table:table-cell>
              <table:table-cell office:value-type="float" office:value="17.692958803">
                <text:p>17.692958803</text:p>
              </table:table-cell>
              <table:table-cell office:value-type="float" office:value="18.5169751325">
                <text:p>18.5169751325</text:p>
              </table:table-cell>
            </table:table-row>
            <table:table-row>
              <table:table-cell office:value-type="string">
                <text:p>arraycopy_21_32</text:p>
              </table:table-cell>
              <table:table-cell office:value-type="float" office:value="17.6142442553">
                <text:p>17.6142442553</text:p>
              </table:table-cell>
              <table:table-cell office:value-type="float" office:value="18.0942769662">
                <text:p>18.0942769662</text:p>
              </table:table-cell>
              <table:table-cell office:value-type="float" office:value="18.5122130007">
                <text:p>18.5122130007</text:p>
              </table:table-cell>
              <table:table-cell office:value-type="float" office:value="19.0293863306">
                <text:p>19.0293863306</text:p>
              </table:table-cell>
            </table:table-row>
            <table:table-row>
              <table:table-cell office:value-type="string">
                <text:p>arraycopy_32_32</text:p>
              </table:table-cell>
              <table:table-cell office:value-type="float" office:value="15.548547847">
                <text:p>15.548547847</text:p>
              </table:table-cell>
              <table:table-cell office:value-type="float" office:value="16.8695529924">
                <text:p>16.8695529924</text:p>
              </table:table-cell>
              <table:table-cell office:value-type="float" office:value="18.1773264293">
                <text:p>18.1773264293</text:p>
              </table:table-cell>
              <table:table-cell office:value-type="float" office:value="19.3713659055">
                <text:p>19.3713659055</text:p>
              </table:table-cell>
            </table:table-row>
            <table:table-row>
              <table:table-cell office:value-type="string">
                <text:p>arraycopy_34_32</text:p>
              </table:table-cell>
              <table:table-cell office:value-type="float" office:value="16.6272531142">
                <text:p>16.6272531142</text:p>
              </table:table-cell>
              <table:table-cell office:value-type="float" office:value="17.0137479458">
                <text:p>17.0137479458</text:p>
              </table:table-cell>
              <table:table-cell office:value-type="float" office:value="17.3934411409">
                <text:p>17.3934411409</text:p>
              </table:table-cell>
              <table:table-cell office:value-type="float" office:value="17.8385260304">
                <text:p>17.8385260304</text:p>
              </table:table-cell>
            </table:table-row>
            <table:table-row>
              <table:table-cell office:value-type="string">
                <text:p>arraycopy_55_32</text:p>
              </table:table-cell>
              <table:table-cell office:value-type="float" office:value="15.8753022448">
                <text:p>15.8753022448</text:p>
              </table:table-cell>
              <table:table-cell office:value-type="float" office:value="16.8526939484">
                <text:p>16.8526939484</text:p>
              </table:table-cell>
              <table:table-cell office:value-type="float" office:value="17.81083953">
                <text:p>17.81083953</text:p>
              </table:table-cell>
              <table:table-cell office:value-type="float" office:value="18.8221799942">
                <text:p>18.8221799942</text:p>
              </table:table-cell>
            </table:table-row>
            <table:table-row>
              <table:table-cell office:value-type="string">
                <text:p>arraycopy_64_32</text:p>
              </table:table-cell>
              <table:table-cell office:value-type="float" office:value="14.7287337409">
                <text:p>14.7287337409</text:p>
              </table:table-cell>
              <table:table-cell office:value-type="float" office:value="16.7164206705">
                <text:p>16.7164206705</text:p>
              </table:table-cell>
              <table:table-cell office:value-type="float" office:value="18.2869124249">
                <text:p>18.2869124249</text:p>
              </table:table-cell>
              <table:table-cell office:value-type="float" office:value="19.6090323365">
                <text:p>19.6090323365</text:p>
              </table:table-cell>
            </table:table-row>
            <table:table-row>
              <table:table-cell office:value-type="string">
                <text:p>arraycopy_0_34</text:p>
              </table:table-cell>
              <table:table-cell office:value-type="float" office:value="23.535645291">
                <text:p>23.535645291</text:p>
              </table:table-cell>
              <table:table-cell office:value-type="float" office:value="24.7426342654">
                <text:p>24.7426342654</text:p>
              </table:table-cell>
              <table:table-cell office:value-type="float" office:value="25.6762470576">
                <text:p>25.6762470576</text:p>
              </table:table-cell>
              <table:table-cell office:value-type="float" office:value="26.4745086845">
                <text:p>26.4745086845</text:p>
              </table:table-cell>
            </table:table-row>
            <table:table-row>
              <table:table-cell office:value-type="string">
                <text:p>arraycopy_1_34</text:p>
              </table:table-cell>
              <table:table-cell office:value-type="float" office:value="18.7662303108">
                <text:p>18.7662303108</text:p>
              </table:table-cell>
              <table:table-cell office:value-type="float" office:value="21.2183821089">
                <text:p>21.2183821089</text:p>
              </table:table-cell>
              <table:table-cell office:value-type="float" office:value="23.253600128">
                <text:p>23.253600128</text:p>
              </table:table-cell>
              <table:table-cell office:value-type="float" office:value="25.3094307371">
                <text:p>25.3094307371</text:p>
              </table:table-cell>
            </table:table-row>
            <table:table-row>
              <table:table-cell office:value-type="string">
                <text:p>arraycopy_2_34</text:p>
              </table:table-cell>
              <table:table-cell office:value-type="float" office:value="19.9360423966">
                <text:p>19.9360423966</text:p>
              </table:table-cell>
              <table:table-cell office:value-type="float" office:value="21.2783201119">
                <text:p>21.2783201119</text:p>
              </table:table-cell>
              <table:table-cell office:value-type="float" office:value="22.4142281485">
                <text:p>22.4142281485</text:p>
              </table:table-cell>
              <table:table-cell office:value-type="float" office:value="23.4088129756">
                <text:p>23.4088129756</text:p>
              </table:table-cell>
            </table:table-row>
            <table:table-row>
              <table:table-cell office:value-type="string">
                <text:p>arraycopy_3_34</text:p>
              </table:table-cell>
              <table:table-cell office:value-type="float" office:value="20.815071824">
                <text:p>20.815071824</text:p>
              </table:table-cell>
              <table:table-cell office:value-type="float" office:value="21.094488952">
                <text:p>21.094488952</text:p>
              </table:table-cell>
              <table:table-cell office:value-type="float" office:value="21.4390878148">
                <text:p>21.4390878148</text:p>
              </table:table-cell>
              <table:table-cell office:value-type="float" office:value="21.8148752735">
                <text:p>21.8148752735</text:p>
              </table:table-cell>
            </table:table-row>
            <table:table-row>
              <table:table-cell office:value-type="string">
                <text:p>arraycopy_4_34</text:p>
              </table:table-cell>
              <table:table-cell office:value-type="float" office:value="19.5849773201">
                <text:p>19.5849773201</text:p>
              </table:table-cell>
              <table:table-cell office:value-type="float" office:value="20.9810693774">
                <text:p>20.9810693774</text:p>
              </table:table-cell>
              <table:table-cell office:value-type="float" office:value="22.5075709942">
                <text:p>22.5075709942</text:p>
              </table:table-cell>
              <table:table-cell office:value-type="float" office:value="24.5654484676">
                <text:p>24.5654484676</text:p>
              </table:table-cell>
            </table:table-row>
            <table:table-row>
              <table:table-cell office:value-type="string">
                <text:p>arraycopy_5_34</text:p>
              </table:table-cell>
              <table:table-cell office:value-type="float" office:value="20.2750031136">
                <text:p>20.2750031136</text:p>
              </table:table-cell>
              <table:table-cell office:value-type="float" office:value="21.1616218539">
                <text:p>21.1616218539</text:p>
              </table:table-cell>
              <table:table-cell office:value-type="float" office:value="21.8700114549">
                <text:p>21.8700114549</text:p>
              </table:table-cell>
              <table:table-cell office:value-type="float" office:value="22.4846073635">
                <text:p>22.4846073635</text:p>
              </table:table-cell>
            </table:table-row>
            <table:table-row>
              <table:table-cell office:value-type="string">
                <text:p>arraycopy_8_34</text:p>
              </table:table-cell>
              <table:table-cell office:value-type="float" office:value="19.9013049402">
                <text:p>19.9013049402</text:p>
              </table:table-cell>
              <table:table-cell office:value-type="float" office:value="20.9591093953">
                <text:p>20.9591093953</text:p>
              </table:table-cell>
              <table:table-cell office:value-type="float" office:value="21.7532343349">
                <text:p>21.7532343349</text:p>
              </table:table-cell>
              <table:table-cell office:value-type="float" office:value="22.4811341344">
                <text:p>22.4811341344</text:p>
              </table:table-cell>
            </table:table-row>
            <table:table-row>
              <table:table-cell office:value-type="string">
                <text:p>arraycopy_13_34</text:p>
              </table:table-cell>
              <table:table-cell office:value-type="float" office:value="19.6002269034">
                <text:p>19.6002269034</text:p>
              </table:table-cell>
              <table:table-cell office:value-type="float" office:value="21.2423197972">
                <text:p>21.2423197972</text:p>
              </table:table-cell>
              <table:table-cell office:value-type="float" office:value="22.5911319509">
                <text:p>22.5911319509</text:p>
              </table:table-cell>
              <table:table-cell office:value-type="float" office:value="23.8262478864">
                <text:p>23.8262478864</text:p>
              </table:table-cell>
            </table:table-row>
            <table:table-row>
              <table:table-cell office:value-type="string">
                <text:p>arraycopy_16_34</text:p>
              </table:table-cell>
              <table:table-cell office:value-type="float" office:value="19.4070336668">
                <text:p>19.4070336668</text:p>
              </table:table-cell>
              <table:table-cell office:value-type="float" office:value="21.3916549051">
                <text:p>21.3916549051</text:p>
              </table:table-cell>
              <table:table-cell office:value-type="float" office:value="22.9750196492">
                <text:p>22.9750196492</text:p>
              </table:table-cell>
              <table:table-cell office:value-type="float" office:value="24.3101868569">
                <text:p>24.3101868569</text:p>
              </table:table-cell>
            </table:table-row>
            <table:table-row>
              <table:table-cell office:value-type="string">
                <text:p>arraycopy_21_34</text:p>
              </table:table-cell>
              <table:table-cell office:value-type="float" office:value="20.6804996052">
                <text:p>20.6804996052</text:p>
              </table:table-cell>
              <table:table-cell office:value-type="float" office:value="21.278473709">
                <text:p>21.278473709</text:p>
              </table:table-cell>
              <table:table-cell office:value-type="float" office:value="21.7719193538">
                <text:p>21.7719193538</text:p>
              </table:table-cell>
              <table:table-cell office:value-type="float" office:value="22.1886041668">
                <text:p>22.1886041668</text:p>
              </table:table-cell>
            </table:table-row>
            <table:table-row>
              <table:table-cell office:value-type="string">
                <text:p>arraycopy_32_34</text:p>
              </table:table-cell>
              <table:table-cell office:value-type="float" office:value="20.9799539437">
                <text:p>20.9799539437</text:p>
              </table:table-cell>
              <table:table-cell office:value-type="float" office:value="21.2554897275">
                <text:p>21.2554897275</text:p>
              </table:table-cell>
              <table:table-cell office:value-type="float" office:value="21.4986369375">
                <text:p>21.4986369375</text:p>
              </table:table-cell>
              <table:table-cell office:value-type="float" office:value="21.7313527928">
                <text:p>21.7313527928</text:p>
              </table:table-cell>
            </table:table-row>
            <table:table-row>
              <table:table-cell office:value-type="string">
                <text:p>arraycopy_34_34</text:p>
              </table:table-cell>
              <table:table-cell office:value-type="float" office:value="19.5627954745">
                <text:p>19.5627954745</text:p>
              </table:table-cell>
              <table:table-cell office:value-type="float" office:value="21.2408566757">
                <text:p>21.2408566757</text:p>
              </table:table-cell>
              <table:table-cell office:value-type="float" office:value="22.3657348887">
                <text:p>22.3657348887</text:p>
              </table:table-cell>
              <table:table-cell office:value-type="float" office:value="23.8064582504">
                <text:p>23.8064582504</text:p>
              </table:table-cell>
            </table:table-row>
            <table:table-row>
              <table:table-cell office:value-type="string">
                <text:p>arraycopy_55_34</text:p>
              </table:table-cell>
              <table:table-cell office:value-type="float" office:value="20.8755624618">
                <text:p>20.8755624618</text:p>
              </table:table-cell>
              <table:table-cell office:value-type="float" office:value="21.1406054993">
                <text:p>21.1406054993</text:p>
              </table:table-cell>
              <table:table-cell office:value-type="float" office:value="21.4350383237">
                <text:p>21.4350383237</text:p>
              </table:table-cell>
              <table:table-cell office:value-type="float" office:value="21.7753985681">
                <text:p>21.7753985681</text:p>
              </table:table-cell>
            </table:table-row>
            <table:table-row>
              <table:table-cell office:value-type="string">
                <text:p>arraycopy_64_34</text:p>
              </table:table-cell>
              <table:table-cell office:value-type="float" office:value="18.5108293678">
                <text:p>18.5108293678</text:p>
              </table:table-cell>
              <table:table-cell office:value-type="float" office:value="21.1592141342">
                <text:p>21.1592141342</text:p>
              </table:table-cell>
              <table:table-cell office:value-type="float" office:value="23.0771740744">
                <text:p>23.0771740744</text:p>
              </table:table-cell>
              <table:table-cell office:value-type="float" office:value="24.7730874695">
                <text:p>24.7730874695</text:p>
              </table:table-cell>
            </table:table-row>
            <table:table-row>
              <table:table-cell office:value-type="string">
                <text:p>arraycopy_0_55</text:p>
              </table:table-cell>
              <table:table-cell office:value-type="float" office:value="19.2036479259">
                <text:p>19.2036479259</text:p>
              </table:table-cell>
              <table:table-cell office:value-type="float" office:value="21.0692541963">
                <text:p>21.0692541963</text:p>
              </table:table-cell>
              <table:table-cell office:value-type="float" office:value="22.4248402936">
                <text:p>22.4248402936</text:p>
              </table:table-cell>
              <table:table-cell office:value-type="float" office:value="24.072919578">
                <text:p>24.072919578</text:p>
              </table:table-cell>
            </table:table-row>
            <table:table-row>
              <table:table-cell office:value-type="string">
                <text:p>arraycopy_1_55</text:p>
              </table:table-cell>
              <table:table-cell office:value-type="float" office:value="20.744989316">
                <text:p>20.744989316</text:p>
              </table:table-cell>
              <table:table-cell office:value-type="float" office:value="21.6032022826">
                <text:p>21.6032022826</text:p>
              </table:table-cell>
              <table:table-cell office:value-type="float" office:value="22.5007892381">
                <text:p>22.5007892381</text:p>
              </table:table-cell>
              <table:table-cell office:value-type="float" office:value="23.5307933841">
                <text:p>23.5307933841</text:p>
              </table:table-cell>
            </table:table-row>
            <table:table-row>
              <table:table-cell office:value-type="string">
                <text:p>arraycopy_2_55</text:p>
              </table:table-cell>
              <table:table-cell office:value-type="float" office:value="20.2130261223">
                <text:p>20.2130261223</text:p>
              </table:table-cell>
              <table:table-cell office:value-type="float" office:value="21.0101522012">
                <text:p>21.0101522012</text:p>
              </table:table-cell>
              <table:table-cell office:value-type="float" office:value="21.8245449982">
                <text:p>21.8245449982</text:p>
              </table:table-cell>
              <table:table-cell office:value-type="float" office:value="22.6153197834">
                <text:p>22.6153197834</text:p>
              </table:table-cell>
            </table:table-row>
            <table:table-row>
              <table:table-cell office:value-type="string">
                <text:p>arraycopy_3_55</text:p>
              </table:table-cell>
              <table:table-cell office:value-type="float" office:value="19.9500549691">
                <text:p>19.9500549691</text:p>
              </table:table-cell>
              <table:table-cell office:value-type="float" office:value="21.1647843716">
                <text:p>21.1647843716</text:p>
              </table:table-cell>
              <table:table-cell office:value-type="float" office:value="22.0326260792">
                <text:p>22.0326260792</text:p>
              </table:table-cell>
              <table:table-cell office:value-type="float" office:value="22.8024939347">
                <text:p>22.8024939347</text:p>
              </table:table-cell>
            </table:table-row>
            <table:table-row>
              <table:table-cell office:value-type="string">
                <text:p>arraycopy_4_55</text:p>
              </table:table-cell>
              <table:table-cell office:value-type="float" office:value="20.5240438443">
                <text:p>20.5240438443</text:p>
              </table:table-cell>
              <table:table-cell office:value-type="float" office:value="21.4375644109">
                <text:p>21.4375644109</text:p>
              </table:table-cell>
              <table:table-cell office:value-type="float" office:value="22.4796574521">
                <text:p>22.4796574521</text:p>
              </table:table-cell>
              <table:table-cell office:value-type="float" office:value="23.9113588856">
                <text:p>23.9113588856</text:p>
              </table:table-cell>
            </table:table-row>
            <table:table-row>
              <table:table-cell office:value-type="string">
                <text:p>arraycopy_5_55</text:p>
              </table:table-cell>
              <table:table-cell office:value-type="float" office:value="19.5832169277">
                <text:p>19.5832169277</text:p>
              </table:table-cell>
              <table:table-cell office:value-type="float" office:value="21.2432155182">
                <text:p>21.2432155182</text:p>
              </table:table-cell>
              <table:table-cell office:value-type="float" office:value="22.5279461184">
                <text:p>22.5279461184</text:p>
              </table:table-cell>
              <table:table-cell office:value-type="float" office:value="24.2333233827">
                <text:p>24.2333233827</text:p>
              </table:table-cell>
            </table:table-row>
            <table:table-row>
              <table:table-cell office:value-type="string">
                <text:p>arraycopy_8_55</text:p>
              </table:table-cell>
              <table:table-cell office:value-type="float" office:value="17.458768931">
                <text:p>17.458768931</text:p>
              </table:table-cell>
              <table:table-cell office:value-type="float" office:value="21.0414496557">
                <text:p>21.0414496557</text:p>
              </table:table-cell>
              <table:table-cell office:value-type="float" office:value="24.5916011537">
                <text:p>24.5916011537</text:p>
              </table:table-cell>
              <table:table-cell office:value-type="float" office:value="27.5062926341">
                <text:p>27.5062926341</text:p>
              </table:table-cell>
            </table:table-row>
            <table:table-row>
              <table:table-cell office:value-type="string">
                <text:p>arraycopy_13_55</text:p>
              </table:table-cell>
              <table:table-cell office:value-type="float" office:value="23.9036036756">
                <text:p>23.9036036756</text:p>
              </table:table-cell>
              <table:table-cell office:value-type="float" office:value="24.3473776513">
                <text:p>24.3473776513</text:p>
              </table:table-cell>
              <table:table-cell office:value-type="float" office:value="24.8783656457">
                <text:p>24.8783656457</text:p>
              </table:table-cell>
              <table:table-cell office:value-type="float" office:value="25.3748285971">
                <text:p>25.3748285971</text:p>
              </table:table-cell>
            </table:table-row>
            <table:table-row>
              <table:table-cell office:value-type="string">
                <text:p>arraycopy_16_55</text:p>
              </table:table-cell>
              <table:table-cell office:value-type="float" office:value="30.8774081412">
                <text:p>30.8774081412</text:p>
              </table:table-cell>
              <table:table-cell office:value-type="float" office:value="31.2296472988">
                <text:p>31.2296472988</text:p>
              </table:table-cell>
              <table:table-cell office:value-type="float" office:value="31.5247116395">
                <text:p>31.5247116395</text:p>
              </table:table-cell>
              <table:table-cell office:value-type="float" office:value="31.8547554623">
                <text:p>31.8547554623</text:p>
              </table:table-cell>
            </table:table-row>
            <table:table-row>
              <table:table-cell office:value-type="string">
                <text:p>arraycopy_21_55</text:p>
              </table:table-cell>
              <table:table-cell office:value-type="float" office:value="25.5934334972">
                <text:p>25.5934334972</text:p>
              </table:table-cell>
              <table:table-cell office:value-type="float" office:value="25.8258467961">
                <text:p>25.8258467961</text:p>
              </table:table-cell>
              <table:table-cell office:value-type="float" office:value="26.0165227205">
                <text:p>26.0165227205</text:p>
              </table:table-cell>
              <table:table-cell office:value-type="float" office:value="26.2571775161">
                <text:p>26.2571775161</text:p>
              </table:table-cell>
            </table:table-row>
            <table:table-row>
              <table:table-cell office:value-type="string">
                <text:p>arraycopy_32_55</text:p>
              </table:table-cell>
              <table:table-cell office:value-type="float" office:value="20.8460135983">
                <text:p>20.8460135983</text:p>
              </table:table-cell>
              <table:table-cell office:value-type="float" office:value="21.5147534623">
                <text:p>21.5147534623</text:p>
              </table:table-cell>
              <table:table-cell office:value-type="float" office:value="22.0411929101">
                <text:p>22.0411929101</text:p>
              </table:table-cell>
              <table:table-cell office:value-type="float" office:value="22.5863915195">
                <text:p>22.5863915195</text:p>
              </table:table-cell>
            </table:table-row>
            <table:table-row>
              <table:table-cell office:value-type="string">
                <text:p>arraycopy_34_55</text:p>
              </table:table-cell>
              <table:table-cell office:value-type="float" office:value="20.7613565778">
                <text:p>20.7613565778</text:p>
              </table:table-cell>
              <table:table-cell office:value-type="float" office:value="21.1872687396">
                <text:p>21.1872687396</text:p>
              </table:table-cell>
              <table:table-cell office:value-type="float" office:value="21.5936958659">
                <text:p>21.5936958659</text:p>
              </table:table-cell>
              <table:table-cell office:value-type="float" office:value="21.9856831229">
                <text:p>21.9856831229</text:p>
              </table:table-cell>
            </table:table-row>
            <table:table-row>
              <table:table-cell office:value-type="string">
                <text:p>arraycopy_55_55</text:p>
              </table:table-cell>
              <table:table-cell office:value-type="float" office:value="19.9112752144">
                <text:p>19.9112752144</text:p>
              </table:table-cell>
              <table:table-cell office:value-type="float" office:value="20.9998254221">
                <text:p>20.9998254221</text:p>
              </table:table-cell>
              <table:table-cell office:value-type="float" office:value="22.1581972624">
                <text:p>22.1581972624</text:p>
              </table:table-cell>
              <table:table-cell office:value-type="float" office:value="23.4043944897">
                <text:p>23.4043944897</text:p>
              </table:table-cell>
            </table:table-row>
            <table:table-row>
              <table:table-cell office:value-type="string">
                <text:p>arraycopy_64_55</text:p>
              </table:table-cell>
              <table:table-cell office:value-type="float" office:value="20.30322636">
                <text:p>20.30322636</text:p>
              </table:table-cell>
              <table:table-cell office:value-type="float" office:value="21.1967010995">
                <text:p>21.1967010995</text:p>
              </table:table-cell>
              <table:table-cell office:value-type="float" office:value="21.9536419852">
                <text:p>21.9536419852</text:p>
              </table:table-cell>
              <table:table-cell office:value-type="float" office:value="22.6616468296">
                <text:p>22.6616468296</text:p>
              </table:table-cell>
            </table:table-row>
            <table:table-row>
              <table:table-cell office:value-type="string">
                <text:p>arraycopy_0_64</text:p>
              </table:table-cell>
              <table:table-cell office:value-type="float" office:value="14.820291867">
                <text:p>14.820291867</text:p>
              </table:table-cell>
              <table:table-cell office:value-type="float" office:value="16.6824948615">
                <text:p>16.6824948615</text:p>
              </table:table-cell>
              <table:table-cell office:value-type="float" office:value="18.2236449121">
                <text:p>18.2236449121</text:p>
              </table:table-cell>
              <table:table-cell office:value-type="float" office:value="20.064483947">
                <text:p>20.064483947</text:p>
              </table:table-cell>
            </table:table-row>
            <table:table-row>
              <table:table-cell office:value-type="string">
                <text:p>arraycopy_1_64</text:p>
              </table:table-cell>
              <table:table-cell office:value-type="float" office:value="15.0605736368">
                <text:p>15.0605736368</text:p>
              </table:table-cell>
              <table:table-cell office:value-type="float" office:value="16.8410350806">
                <text:p>16.8410350806</text:p>
              </table:table-cell>
              <table:table-cell office:value-type="float" office:value="18.3423219166">
                <text:p>18.3423219166</text:p>
              </table:table-cell>
              <table:table-cell office:value-type="float" office:value="20.1810333348">
                <text:p>20.1810333348</text:p>
              </table:table-cell>
            </table:table-row>
            <table:table-row>
              <table:table-cell office:value-type="string">
                <text:p>arraycopy_2_64</text:p>
              </table:table-cell>
              <table:table-cell office:value-type="float" office:value="15.0718024525">
                <text:p>15.0718024525</text:p>
              </table:table-cell>
              <table:table-cell office:value-type="float" office:value="16.5064848445">
                <text:p>16.5064848445</text:p>
              </table:table-cell>
              <table:table-cell office:value-type="float" office:value="17.7329147673">
                <text:p>17.7329147673</text:p>
              </table:table-cell>
              <table:table-cell office:value-type="float" office:value="18.7644722347">
                <text:p>18.7644722347</text:p>
              </table:table-cell>
            </table:table-row>
            <table:table-row>
              <table:table-cell office:value-type="string">
                <text:p>arraycopy_3_64</text:p>
              </table:table-cell>
              <table:table-cell office:value-type="float" office:value="16.7485536543">
                <text:p>16.7485536543</text:p>
              </table:table-cell>
              <table:table-cell office:value-type="float" office:value="17.1347819619">
                <text:p>17.1347819619</text:p>
              </table:table-cell>
              <table:table-cell office:value-type="float" office:value="17.4525803195">
                <text:p>17.4525803195</text:p>
              </table:table-cell>
              <table:table-cell office:value-type="float" office:value="17.7678159021">
                <text:p>17.7678159021</text:p>
              </table:table-cell>
            </table:table-row>
            <table:table-row>
              <table:table-cell office:value-type="string">
                <text:p>arraycopy_4_64</text:p>
              </table:table-cell>
              <table:table-cell office:value-type="float" office:value="16.2245880171">
                <text:p>16.2245880171</text:p>
              </table:table-cell>
              <table:table-cell office:value-type="float" office:value="17.1253099379">
                <text:p>17.1253099379</text:p>
              </table:table-cell>
              <table:table-cell office:value-type="float" office:value="17.8613044143">
                <text:p>17.8613044143</text:p>
              </table:table-cell>
              <table:table-cell office:value-type="float" office:value="18.5095902778">
                <text:p>18.5095902778</text:p>
              </table:table-cell>
            </table:table-row>
            <table:table-row>
              <table:table-cell office:value-type="string">
                <text:p>arraycopy_5_64</text:p>
              </table:table-cell>
              <table:table-cell office:value-type="float" office:value="16.7590724529">
                <text:p>16.7590724529</text:p>
              </table:table-cell>
              <table:table-cell office:value-type="float" office:value="17.0077840772">
                <text:p>17.0077840772</text:p>
              </table:table-cell>
              <table:table-cell office:value-type="float" office:value="17.1764453204">
                <text:p>17.1764453204</text:p>
              </table:table-cell>
              <table:table-cell office:value-type="float" office:value="17.4055812469">
                <text:p>17.4055812469</text:p>
              </table:table-cell>
            </table:table-row>
            <table:table-row>
              <table:table-cell office:value-type="string">
                <text:p>arraycopy_8_64</text:p>
              </table:table-cell>
              <table:table-cell office:value-type="float" office:value="17.5618585779">
                <text:p>17.5618585779</text:p>
              </table:table-cell>
              <table:table-cell office:value-type="float" office:value="19.2893294461">
                <text:p>19.2893294461</text:p>
              </table:table-cell>
              <table:table-cell office:value-type="float" office:value="20.5445519131">
                <text:p>20.5445519131</text:p>
              </table:table-cell>
              <table:table-cell office:value-type="float" office:value="22.3703255914">
                <text:p>22.3703255914</text:p>
              </table:table-cell>
            </table:table-row>
            <table:table-row>
              <table:table-cell office:value-type="string">
                <text:p>arraycopy_13_64</text:p>
              </table:table-cell>
              <table:table-cell office:value-type="float" office:value="14.1341096393">
                <text:p>14.1341096393</text:p>
              </table:table-cell>
              <table:table-cell office:value-type="float" office:value="17.2147329479">
                <text:p>17.2147329479</text:p>
              </table:table-cell>
              <table:table-cell office:value-type="float" office:value="20.6279308278">
                <text:p>20.6279308278</text:p>
              </table:table-cell>
              <table:table-cell office:value-type="float" office:value="24.5980278781">
                <text:p>24.5980278781</text:p>
              </table:table-cell>
            </table:table-row>
            <table:table-row>
              <table:table-cell office:value-type="string">
                <text:p>arraycopy_16_64</text:p>
              </table:table-cell>
              <table:table-cell office:value-type="float" office:value="15.1080344329">
                <text:p>15.1080344329</text:p>
              </table:table-cell>
              <table:table-cell office:value-type="float" office:value="16.7823632493">
                <text:p>16.7823632493</text:p>
              </table:table-cell>
              <table:table-cell office:value-type="float" office:value="18.3347954973">
                <text:p>18.3347954973</text:p>
              </table:table-cell>
              <table:table-cell office:value-type="float" office:value="20.1231071472">
                <text:p>20.1231071472</text:p>
              </table:table-cell>
            </table:table-row>
            <table:table-row>
              <table:table-cell office:value-type="string">
                <text:p>arraycopy_21_64</text:p>
              </table:table-cell>
              <table:table-cell office:value-type="float" office:value="16.885254551">
                <text:p>16.885254551</text:p>
              </table:table-cell>
              <table:table-cell office:value-type="float" office:value="17.1797477573">
                <text:p>17.1797477573</text:p>
              </table:table-cell>
              <table:table-cell office:value-type="float" office:value="17.4213700173">
                <text:p>17.4213700173</text:p>
              </table:table-cell>
              <table:table-cell office:value-type="float" office:value="17.6459093546">
                <text:p>17.6459093546</text:p>
              </table:table-cell>
            </table:table-row>
            <table:table-row>
              <table:table-cell office:value-type="string">
                <text:p>arraycopy_32_64</text:p>
              </table:table-cell>
              <table:table-cell office:value-type="float" office:value="16.8019784914">
                <text:p>16.8019784914</text:p>
              </table:table-cell>
              <table:table-cell office:value-type="float" office:value="16.9261008925">
                <text:p>16.9261008925</text:p>
              </table:table-cell>
              <table:table-cell office:value-type="float" office:value="17.0271416616">
                <text:p>17.0271416616</text:p>
              </table:table-cell>
              <table:table-cell office:value-type="float" office:value="17.1347357829">
                <text:p>17.1347357829</text:p>
              </table:table-cell>
            </table:table-row>
            <table:table-row>
              <table:table-cell office:value-type="string">
                <text:p>arraycopy_34_64</text:p>
              </table:table-cell>
              <table:table-cell office:value-type="float" office:value="20.5753331389">
                <text:p>20.5753331389</text:p>
              </table:table-cell>
              <table:table-cell office:value-type="float" office:value="20.822072729">
                <text:p>20.822072729</text:p>
              </table:table-cell>
              <table:table-cell office:value-type="float" office:value="21.018615537">
                <text:p>21.018615537</text:p>
              </table:table-cell>
              <table:table-cell office:value-type="float" office:value="21.2762903219">
                <text:p>21.2762903219</text:p>
              </table:table-cell>
            </table:table-row>
            <table:table-row>
              <table:table-cell office:value-type="string">
                <text:p>arraycopy_55_64</text:p>
              </table:table-cell>
              <table:table-cell office:value-type="float" office:value="16.3394496259">
                <text:p>16.3394496259</text:p>
              </table:table-cell>
              <table:table-cell office:value-type="float" office:value="16.6340757062">
                <text:p>16.6340757062</text:p>
              </table:table-cell>
              <table:table-cell office:value-type="float" office:value="16.987428682">
                <text:p>16.987428682</text:p>
              </table:table-cell>
              <table:table-cell office:value-type="float" office:value="17.3807543326">
                <text:p>17.3807543326</text:p>
              </table:table-cell>
            </table:table-row>
            <table:table-row>
              <table:table-cell office:value-type="string">
                <text:p>arraycopy_64_64</text:p>
              </table:table-cell>
              <table:table-cell office:value-type="float" office:value="16.1614507367">
                <text:p>16.1614507367</text:p>
              </table:table-cell>
              <table:table-cell office:value-type="float" office:value="16.8536184936">
                <text:p>16.8536184936</text:p>
              </table:table-cell>
              <table:table-cell office:value-type="float" office:value="17.4059223438">
                <text:p>17.4059223438</text:p>
              </table:table-cell>
              <table:table-cell office:value-type="float" office:value="17.8942304323">
                <text:p>17.89423043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59cm" svg:height="15.652cm" xlink:href=".." xlink:type="simple" chart:class="chart:stock" chart:style-name="ch1">
        <chart:plot-area chart:style-name="ch2" table:cell-range-address="xeon.A2:xeon.E197 xeon.B1:xeon.E1" chart:data-source-has-labels="both" svg:x="0.619cm" svg:y="0.313cm" svg:width="29.721cm" svg:height="15.026cm">
          <chartooo:coordinate-region svg:x="1.24cm" svg:y="0.512cm" svg:width="28.976cm" svg:height="11.958cm"/>
          <chart:axis chart:dimension="x" chart:name="primary-x" chart:style-name="ch3" chartooo:axis-type="auto">
            <chartooo:date-scale/>
            <chart:categories table:cell-range-address="xeon.A2:xeon.A197"/>
          </chart:axis>
          <chart:axis chart:dimension="y" chart:name="primary-y" chart:style-name="ch4">
            <chart:grid chart:style-name="ch5" chart:class="major"/>
          </chart:axis>
          <chart:series chart:values-cell-range-address="xeon.C2:xeon.C197" chart:label-cell-address="xeon.B1:xeon.B1" chart:attached-axis="primary-y">
            <chart:data-point chart:repeated="196"/>
          </chart:series>
          <chart:series chart:values-cell-range-address="xeon.B2:xeon.B197" chart:label-cell-address="xeon.C1:xeon.C1" chart:attached-axis="primary-y">
            <chart:data-point chart:repeated="196"/>
          </chart:series>
          <chart:series chart:values-cell-range-address="xeon.E2:xeon.E197" chart:label-cell-address="xeon.D1:xeon.D1" chart:attached-axis="primary-y">
            <chart:data-point chart:repeated="196"/>
          </chart:series>
          <chart:series chart:values-cell-range-address="xeon.D2:xeon.D197" chart:label-cell-address="xeon.E1:xeon.E1" chart:attached-axis="primary-y">
            <chart:data-point chart:repeated="196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xeon.B1:xeon.B1</svg:desc>
                </draw:g>
              </table:table-cell>
              <table:table-cell office:value-type="string">
                <text:p>lowBound</text:p>
                <draw:g>
                  <svg:desc>xeon.C1:xeon.C1</svg:desc>
                </draw:g>
              </table:table-cell>
              <table:table-cell office:value-type="string">
                <text:p>highBound</text:p>
                <draw:g>
                  <svg:desc>xeon.D1:xeon.D1</svg:desc>
                </draw:g>
              </table:table-cell>
              <table:table-cell office:value-type="string">
                <text:p>max</text:p>
                <draw:g>
                  <svg:desc>xeon.E1:xe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raycopy_0_0</text:p>
                <draw:g>
                  <svg:desc>xeon.A2:xeon.A197</svg:desc>
                </draw:g>
              </table:table-cell>
              <table:table-cell office:value-type="float" office:value="32.5130414806">
                <text:p>32.5130414806</text:p>
                <draw:g>
                  <svg:desc>xeon.C2:xeon.C197</svg:desc>
                </draw:g>
              </table:table-cell>
              <table:table-cell office:value-type="float" office:value="32.5157750662">
                <text:p>32.5157750662</text:p>
                <draw:g>
                  <svg:desc>xeon.B2:xeon.B197</svg:desc>
                </draw:g>
              </table:table-cell>
              <table:table-cell office:value-type="float" office:value="32.518192792">
                <text:p>32.518192792</text:p>
                <draw:g>
                  <svg:desc>xeon.E2:xeon.E197</svg:desc>
                </draw:g>
              </table:table-cell>
              <table:table-cell office:value-type="float" office:value="32.5207224053">
                <text:p>32.5207224053</text:p>
                <draw:g>
                  <svg:desc>xeon.D2:xeon.D197</svg:desc>
                </draw:g>
              </table:table-cell>
            </table:table-row>
            <table:table-row>
              <table:table-cell office:value-type="string">
                <text:p>arraycopy_1_0</text:p>
              </table:table-cell>
              <table:table-cell office:value-type="float" office:value="43.6639516597">
                <text:p>43.6639516597</text:p>
              </table:table-cell>
              <table:table-cell office:value-type="float" office:value="44.4326585556">
                <text:p>44.4326585556</text:p>
              </table:table-cell>
              <table:table-cell office:value-type="float" office:value="45.2571800293">
                <text:p>45.2571800293</text:p>
              </table:table-cell>
              <table:table-cell office:value-type="float" office:value="45.9364843866">
                <text:p>45.9364843866</text:p>
              </table:table-cell>
            </table:table-row>
            <table:table-row>
              <table:table-cell office:value-type="string">
                <text:p>arraycopy_2_0</text:p>
              </table:table-cell>
              <table:table-cell office:value-type="float" office:value="45.339824637">
                <text:p>45.339824637</text:p>
              </table:table-cell>
              <table:table-cell office:value-type="float" office:value="45.3996271433">
                <text:p>45.3996271433</text:p>
              </table:table-cell>
              <table:table-cell office:value-type="float" office:value="45.4484231462">
                <text:p>45.4484231462</text:p>
              </table:table-cell>
              <table:table-cell office:value-type="float" office:value="45.497133195">
                <text:p>45.497133195</text:p>
              </table:table-cell>
            </table:table-row>
            <table:table-row>
              <table:table-cell office:value-type="string">
                <text:p>arraycopy_3_0</text:p>
              </table:table-cell>
              <table:table-cell office:value-type="float" office:value="45.0025569135">
                <text:p>45.0025569135</text:p>
              </table:table-cell>
              <table:table-cell office:value-type="float" office:value="45.1993413377">
                <text:p>45.1993413377</text:p>
              </table:table-cell>
              <table:table-cell office:value-type="float" office:value="45.4190173617">
                <text:p>45.4190173617</text:p>
              </table:table-cell>
              <table:table-cell office:value-type="float" office:value="45.7360983208">
                <text:p>45.7360983208</text:p>
              </table:table-cell>
            </table:table-row>
            <table:table-row>
              <table:table-cell office:value-type="string">
                <text:p>arraycopy_4_0</text:p>
              </table:table-cell>
              <table:table-cell office:value-type="float" office:value="42.7856648719">
                <text:p>42.7856648719</text:p>
              </table:table-cell>
              <table:table-cell office:value-type="float" office:value="43.743407902">
                <text:p>43.743407902</text:p>
              </table:table-cell>
              <table:table-cell office:value-type="float" office:value="44.7971068908">
                <text:p>44.7971068908</text:p>
              </table:table-cell>
              <table:table-cell office:value-type="float" office:value="46.3622290527">
                <text:p>46.3622290527</text:p>
              </table:table-cell>
            </table:table-row>
            <table:table-row>
              <table:table-cell office:value-type="string">
                <text:p>arraycopy_5_0</text:p>
              </table:table-cell>
              <table:table-cell office:value-type="float" office:value="44.9213601353">
                <text:p>44.9213601353</text:p>
              </table:table-cell>
              <table:table-cell office:value-type="float" office:value="45.0450079833">
                <text:p>45.0450079833</text:p>
              </table:table-cell>
              <table:table-cell office:value-type="float" office:value="45.1901484938">
                <text:p>45.1901484938</text:p>
              </table:table-cell>
              <table:table-cell office:value-type="float" office:value="45.3570188343">
                <text:p>45.3570188343</text:p>
              </table:table-cell>
            </table:table-row>
            <table:table-row>
              <table:table-cell office:value-type="string">
                <text:p>arraycopy_8_0</text:p>
              </table:table-cell>
              <table:table-cell office:value-type="float" office:value="44.6979657526">
                <text:p>44.6979657526</text:p>
              </table:table-cell>
              <table:table-cell office:value-type="float" office:value="44.779486551">
                <text:p>44.779486551</text:p>
              </table:table-cell>
              <table:table-cell office:value-type="float" office:value="44.8504277537">
                <text:p>44.8504277537</text:p>
              </table:table-cell>
              <table:table-cell office:value-type="float" office:value="44.922378449">
                <text:p>44.922378449</text:p>
              </table:table-cell>
            </table:table-row>
            <table:table-row>
              <table:table-cell office:value-type="string">
                <text:p>arraycopy_13_0</text:p>
              </table:table-cell>
              <table:table-cell office:value-type="float" office:value="43.1428186537">
                <text:p>43.1428186537</text:p>
              </table:table-cell>
              <table:table-cell office:value-type="float" office:value="44.2382649417">
                <text:p>44.2382649417</text:p>
              </table:table-cell>
              <table:table-cell office:value-type="float" office:value="45.4658225382">
                <text:p>45.4658225382</text:p>
              </table:table-cell>
              <table:table-cell office:value-type="float" office:value="47.2244891163">
                <text:p>47.2244891163</text:p>
              </table:table-cell>
            </table:table-row>
            <table:table-row>
              <table:table-cell office:value-type="string">
                <text:p>arraycopy_16_0</text:p>
              </table:table-cell>
              <table:table-cell office:value-type="float" office:value="32.5088505005">
                <text:p>32.5088505005</text:p>
              </table:table-cell>
              <table:table-cell office:value-type="float" office:value="32.5164855467">
                <text:p>32.5164855467</text:p>
              </table:table-cell>
              <table:table-cell office:value-type="float" office:value="32.5221489363">
                <text:p>32.5221489363</text:p>
              </table:table-cell>
              <table:table-cell office:value-type="float" office:value="32.5270399814">
                <text:p>32.5270399814</text:p>
              </table:table-cell>
            </table:table-row>
            <table:table-row>
              <table:table-cell office:value-type="string">
                <text:p>arraycopy_21_0</text:p>
              </table:table-cell>
              <table:table-cell office:value-type="float" office:value="44.8021371173">
                <text:p>44.8021371173</text:p>
              </table:table-cell>
              <table:table-cell office:value-type="float" office:value="44.8412357521">
                <text:p>44.8412357521</text:p>
              </table:table-cell>
              <table:table-cell office:value-type="float" office:value="44.8737887864">
                <text:p>44.8737887864</text:p>
              </table:table-cell>
              <table:table-cell office:value-type="float" office:value="44.9128781685">
                <text:p>44.9128781685</text:p>
              </table:table-cell>
            </table:table-row>
            <table:table-row>
              <table:table-cell office:value-type="string">
                <text:p>arraycopy_32_0</text:p>
              </table:table-cell>
              <table:table-cell office:value-type="float" office:value="32.5151268222">
                <text:p>32.5151268222</text:p>
              </table:table-cell>
              <table:table-cell office:value-type="float" office:value="32.5168565297">
                <text:p>32.5168565297</text:p>
              </table:table-cell>
              <table:table-cell office:value-type="float" office:value="32.5181377105">
                <text:p>32.5181377105</text:p>
              </table:table-cell>
              <table:table-cell office:value-type="float" office:value="32.5194946256">
                <text:p>32.5194946256</text:p>
              </table:table-cell>
            </table:table-row>
            <table:table-row>
              <table:table-cell office:value-type="string">
                <text:p>arraycopy_34_0</text:p>
              </table:table-cell>
              <table:table-cell office:value-type="float" office:value="44.5133681172">
                <text:p>44.5133681172</text:p>
              </table:table-cell>
              <table:table-cell office:value-type="float" office:value="44.5530115625">
                <text:p>44.5530115625</text:p>
              </table:table-cell>
              <table:table-cell office:value-type="float" office:value="44.5996087344">
                <text:p>44.5996087344</text:p>
              </table:table-cell>
              <table:table-cell office:value-type="float" office:value="44.645667931">
                <text:p>44.645667931</text:p>
              </table:table-cell>
            </table:table-row>
            <table:table-row>
              <table:table-cell office:value-type="string">
                <text:p>arraycopy_55_0</text:p>
              </table:table-cell>
              <table:table-cell office:value-type="float" office:value="44.0714883555">
                <text:p>44.0714883555</text:p>
              </table:table-cell>
              <table:table-cell office:value-type="float" office:value="44.3852542106">
                <text:p>44.3852542106</text:p>
              </table:table-cell>
              <table:table-cell office:value-type="float" office:value="44.6592091879">
                <text:p>44.6592091879</text:p>
              </table:table-cell>
              <table:table-cell office:value-type="float" office:value="44.8977062778">
                <text:p>44.8977062778</text:p>
              </table:table-cell>
            </table:table-row>
            <table:table-row>
              <table:table-cell office:value-type="string">
                <text:p>arraycopy_64_0</text:p>
              </table:table-cell>
              <table:table-cell office:value-type="float" office:value="32.4883073984">
                <text:p>32.4883073984</text:p>
              </table:table-cell>
              <table:table-cell office:value-type="float" office:value="32.5164529325">
                <text:p>32.5164529325</text:p>
              </table:table-cell>
              <table:table-cell office:value-type="float" office:value="32.5397814026">
                <text:p>32.5397814026</text:p>
              </table:table-cell>
              <table:table-cell office:value-type="float" office:value="32.5610155827">
                <text:p>32.5610155827</text:p>
              </table:table-cell>
            </table:table-row>
            <table:table-row>
              <table:table-cell office:value-type="string">
                <text:p>arraycopy_0_1</text:p>
              </table:table-cell>
              <table:table-cell office:value-type="float" office:value="37.3641732559">
                <text:p>37.3641732559</text:p>
              </table:table-cell>
              <table:table-cell office:value-type="float" office:value="37.4435196585">
                <text:p>37.4435196585</text:p>
              </table:table-cell>
              <table:table-cell office:value-type="float" office:value="37.5128485399">
                <text:p>37.5128485399</text:p>
              </table:table-cell>
              <table:table-cell office:value-type="float" office:value="37.5702142701">
                <text:p>37.5702142701</text:p>
              </table:table-cell>
            </table:table-row>
            <table:table-row>
              <table:table-cell office:value-type="string">
                <text:p>arraycopy_1_1</text:p>
              </table:table-cell>
              <table:table-cell office:value-type="float" office:value="51.799951261">
                <text:p>51.799951261</text:p>
              </table:table-cell>
              <table:table-cell office:value-type="float" office:value="51.8111786717">
                <text:p>51.8111786717</text:p>
              </table:table-cell>
              <table:table-cell office:value-type="float" office:value="51.8201851721">
                <text:p>51.8201851721</text:p>
              </table:table-cell>
              <table:table-cell office:value-type="float" office:value="51.8278033904">
                <text:p>51.8278033904</text:p>
              </table:table-cell>
            </table:table-row>
            <table:table-row>
              <table:table-cell office:value-type="string">
                <text:p>arraycopy_2_1</text:p>
              </table:table-cell>
              <table:table-cell office:value-type="float" office:value="49.5212607273">
                <text:p>49.5212607273</text:p>
              </table:table-cell>
              <table:table-cell office:value-type="float" office:value="51.818961397">
                <text:p>51.818961397</text:p>
              </table:table-cell>
              <table:table-cell office:value-type="float" office:value="54.3132596097">
                <text:p>54.3132596097</text:p>
              </table:table-cell>
              <table:table-cell office:value-type="float" office:value="58.1037262254">
                <text:p>58.1037262254</text:p>
              </table:table-cell>
            </table:table-row>
            <table:table-row>
              <table:table-cell office:value-type="string">
                <text:p>arraycopy_3_1</text:p>
              </table:table-cell>
              <table:table-cell office:value-type="float" office:value="54.7333826738">
                <text:p>54.7333826738</text:p>
              </table:table-cell>
              <table:table-cell office:value-type="float" office:value="54.7359804648">
                <text:p>54.7359804648</text:p>
              </table:table-cell>
              <table:table-cell office:value-type="float" office:value="54.7382868261">
                <text:p>54.7382868261</text:p>
              </table:table-cell>
              <table:table-cell office:value-type="float" office:value="54.7402310105">
                <text:p>54.7402310105</text:p>
              </table:table-cell>
            </table:table-row>
            <table:table-row>
              <table:table-cell office:value-type="string">
                <text:p>arraycopy_4_1</text:p>
              </table:table-cell>
              <table:table-cell office:value-type="float" office:value="54.1576133038">
                <text:p>54.1576133038</text:p>
              </table:table-cell>
              <table:table-cell office:value-type="float" office:value="54.3090587136">
                <text:p>54.3090587136</text:p>
              </table:table-cell>
              <table:table-cell office:value-type="float" office:value="54.409683549">
                <text:p>54.409683549</text:p>
              </table:table-cell>
              <table:table-cell office:value-type="float" office:value="54.5018633195">
                <text:p>54.5018633195</text:p>
              </table:table-cell>
            </table:table-row>
            <table:table-row>
              <table:table-cell office:value-type="string">
                <text:p>arraycopy_5_1</text:p>
              </table:table-cell>
              <table:table-cell office:value-type="float" office:value="54.2346465176">
                <text:p>54.2346465176</text:p>
              </table:table-cell>
              <table:table-cell office:value-type="float" office:value="54.3086459322">
                <text:p>54.3086459322</text:p>
              </table:table-cell>
              <table:table-cell office:value-type="float" office:value="54.358513914">
                <text:p>54.358513914</text:p>
              </table:table-cell>
              <table:table-cell office:value-type="float" office:value="54.4038331832">
                <text:p>54.4038331832</text:p>
              </table:table-cell>
            </table:table-row>
            <table:table-row>
              <table:table-cell office:value-type="string">
                <text:p>arraycopy_8_1</text:p>
              </table:table-cell>
              <table:table-cell office:value-type="float" office:value="49.5081256691">
                <text:p>49.5081256691</text:p>
              </table:table-cell>
              <table:table-cell office:value-type="float" office:value="51.8134871382">
                <text:p>51.8134871382</text:p>
              </table:table-cell>
              <table:table-cell office:value-type="float" office:value="54.3181825638">
                <text:p>54.3181825638</text:p>
              </table:table-cell>
              <table:table-cell office:value-type="float" office:value="58.1191932148">
                <text:p>58.1191932148</text:p>
              </table:table-cell>
            </table:table-row>
            <table:table-row>
              <table:table-cell office:value-type="string">
                <text:p>arraycopy_13_1</text:p>
              </table:table-cell>
              <table:table-cell office:value-type="float" office:value="49.5022920183">
                <text:p>49.5022920183</text:p>
              </table:table-cell>
              <table:table-cell office:value-type="float" office:value="51.8104252267">
                <text:p>51.8104252267</text:p>
              </table:table-cell>
              <table:table-cell office:value-type="float" office:value="54.3154373756">
                <text:p>54.3154373756</text:p>
              </table:table-cell>
              <table:table-cell office:value-type="float" office:value="58.1237261928">
                <text:p>58.1237261928</text:p>
              </table:table-cell>
            </table:table-row>
            <table:table-row>
              <table:table-cell office:value-type="string">
                <text:p>arraycopy_16_1</text:p>
              </table:table-cell>
              <table:table-cell office:value-type="float" office:value="37.0343539007">
                <text:p>37.0343539007</text:p>
              </table:table-cell>
              <table:table-cell office:value-type="float" office:value="37.4501550872">
                <text:p>37.4501550872</text:p>
              </table:table-cell>
              <table:table-cell office:value-type="float" office:value="37.7463456991">
                <text:p>37.7463456991</text:p>
              </table:table-cell>
              <table:table-cell office:value-type="float" office:value="38.227205392">
                <text:p>38.227205392</text:p>
              </table:table-cell>
            </table:table-row>
            <table:table-row>
              <table:table-cell office:value-type="string">
                <text:p>arraycopy_21_1</text:p>
              </table:table-cell>
              <table:table-cell office:value-type="float" office:value="52.7861747885">
                <text:p>52.7861747885</text:p>
              </table:table-cell>
              <table:table-cell office:value-type="float" office:value="54.1827920095">
                <text:p>54.1827920095</text:p>
              </table:table-cell>
              <table:table-cell office:value-type="float" office:value="55.1649107362">
                <text:p>55.1649107362</text:p>
              </table:table-cell>
              <table:table-cell office:value-type="float" office:value="56.0367058909">
                <text:p>56.0367058909</text:p>
              </table:table-cell>
            </table:table-row>
            <table:table-row>
              <table:table-cell office:value-type="string">
                <text:p>arraycopy_32_1</text:p>
              </table:table-cell>
              <table:table-cell office:value-type="float" office:value="37.7283297629">
                <text:p>37.7283297629</text:p>
              </table:table-cell>
              <table:table-cell office:value-type="float" office:value="37.7411694342">
                <text:p>37.7411694342</text:p>
              </table:table-cell>
              <table:table-cell office:value-type="float" office:value="37.7531290228">
                <text:p>37.7531290228</text:p>
              </table:table-cell>
              <table:table-cell office:value-type="float" office:value="37.7637087692">
                <text:p>37.7637087692</text:p>
              </table:table-cell>
            </table:table-row>
            <table:table-row>
              <table:table-cell office:value-type="string">
                <text:p>arraycopy_34_1</text:p>
              </table:table-cell>
              <table:table-cell office:value-type="float" office:value="53.4057480688">
                <text:p>53.4057480688</text:p>
              </table:table-cell>
              <table:table-cell office:value-type="float" office:value="53.7068514155">
                <text:p>53.7068514155</text:p>
              </table:table-cell>
              <table:table-cell office:value-type="float" office:value="54.0572261285">
                <text:p>54.0572261285</text:p>
              </table:table-cell>
              <table:table-cell office:value-type="float" office:value="54.5234606854">
                <text:p>54.5234606854</text:p>
              </table:table-cell>
            </table:table-row>
            <table:table-row>
              <table:table-cell office:value-type="string">
                <text:p>arraycopy_55_1</text:p>
              </table:table-cell>
              <table:table-cell office:value-type="float" office:value="53.9493517027">
                <text:p>53.9493517027</text:p>
              </table:table-cell>
              <table:table-cell office:value-type="float" office:value="53.9575016587">
                <text:p>53.9575016587</text:p>
              </table:table-cell>
              <table:table-cell office:value-type="float" office:value="53.9638046678">
                <text:p>53.9638046678</text:p>
              </table:table-cell>
              <table:table-cell office:value-type="float" office:value="53.9692070075">
                <text:p>53.9692070075</text:p>
              </table:table-cell>
            </table:table-row>
            <table:table-row>
              <table:table-cell office:value-type="string">
                <text:p>arraycopy_64_1</text:p>
              </table:table-cell>
              <table:table-cell office:value-type="float" office:value="36.555976429">
                <text:p>36.555976429</text:p>
              </table:table-cell>
              <table:table-cell office:value-type="float" office:value="37.1282452505">
                <text:p>37.1282452505</text:p>
              </table:table-cell>
              <table:table-cell office:value-type="float" office:value="37.7556014837">
                <text:p>37.7556014837</text:p>
              </table:table-cell>
              <table:table-cell office:value-type="float" office:value="38.6931925283">
                <text:p>38.6931925283</text:p>
              </table:table-cell>
            </table:table-row>
            <table:table-row>
              <table:table-cell office:value-type="string">
                <text:p>arraycopy_0_2</text:p>
              </table:table-cell>
              <table:table-cell office:value-type="float" office:value="36.7587191187">
                <text:p>36.7587191187</text:p>
              </table:table-cell>
              <table:table-cell office:value-type="float" office:value="38.8574924581">
                <text:p>38.8574924581</text:p>
              </table:table-cell>
              <table:table-cell office:value-type="float" office:value="40.2401028891">
                <text:p>40.2401028891</text:p>
              </table:table-cell>
              <table:table-cell office:value-type="float" office:value="41.5128940411">
                <text:p>41.5128940411</text:p>
              </table:table-cell>
            </table:table-row>
            <table:table-row>
              <table:table-cell office:value-type="string">
                <text:p>arraycopy_1_2</text:p>
              </table:table-cell>
              <table:table-cell office:value-type="float" office:value="54.3093012494">
                <text:p>54.3093012494</text:p>
              </table:table-cell>
              <table:table-cell office:value-type="float" office:value="54.3117178659">
                <text:p>54.3117178659</text:p>
              </table:table-cell>
              <table:table-cell office:value-type="float" office:value="54.3135636126">
                <text:p>54.3135636126</text:p>
              </table:table-cell>
              <table:table-cell office:value-type="float" office:value="54.3155302081">
                <text:p>54.3155302081</text:p>
              </table:table-cell>
            </table:table-row>
            <table:table-row>
              <table:table-cell office:value-type="string">
                <text:p>arraycopy_2_2</text:p>
              </table:table-cell>
              <table:table-cell office:value-type="float" office:value="51.7983680646">
                <text:p>51.7983680646</text:p>
              </table:table-cell>
              <table:table-cell office:value-type="float" office:value="51.8338415099">
                <text:p>51.8338415099</text:p>
              </table:table-cell>
              <table:table-cell office:value-type="float" office:value="51.8691674027">
                <text:p>51.8691674027</text:p>
              </table:table-cell>
              <table:table-cell office:value-type="float" office:value="51.9006386786">
                <text:p>51.9006386786</text:p>
              </table:table-cell>
            </table:table-row>
            <table:table-row>
              <table:table-cell office:value-type="string">
                <text:p>arraycopy_3_2</text:p>
              </table:table-cell>
              <table:table-cell office:value-type="float" office:value="54.2677047764">
                <text:p>54.2677047764</text:p>
              </table:table-cell>
              <table:table-cell office:value-type="float" office:value="54.3113103034">
                <text:p>54.3113103034</text:p>
              </table:table-cell>
              <table:table-cell office:value-type="float" office:value="54.3418848014">
                <text:p>54.3418848014</text:p>
              </table:table-cell>
              <table:table-cell office:value-type="float" office:value="54.3691737007">
                <text:p>54.3691737007</text:p>
              </table:table-cell>
            </table:table-row>
            <table:table-row>
              <table:table-cell office:value-type="string">
                <text:p>arraycopy_4_2</text:p>
              </table:table-cell>
              <table:table-cell office:value-type="float" office:value="54.3053616878">
                <text:p>54.3053616878</text:p>
              </table:table-cell>
              <table:table-cell office:value-type="float" office:value="54.3164305685">
                <text:p>54.3164305685</text:p>
              </table:table-cell>
              <table:table-cell office:value-type="float" office:value="54.3289557161">
                <text:p>54.3289557161</text:p>
              </table:table-cell>
              <table:table-cell office:value-type="float" office:value="54.3419233881">
                <text:p>54.3419233881</text:p>
              </table:table-cell>
            </table:table-row>
            <table:table-row>
              <table:table-cell office:value-type="string">
                <text:p>arraycopy_5_2</text:p>
              </table:table-cell>
              <table:table-cell office:value-type="float" office:value="54.3087216811">
                <text:p>54.3087216811</text:p>
              </table:table-cell>
              <table:table-cell office:value-type="float" office:value="54.3118865853">
                <text:p>54.3118865853</text:p>
              </table:table-cell>
              <table:table-cell office:value-type="float" office:value="54.3144513674">
                <text:p>54.3144513674</text:p>
              </table:table-cell>
              <table:table-cell office:value-type="float" office:value="54.3167530565">
                <text:p>54.3167530565</text:p>
              </table:table-cell>
            </table:table-row>
            <table:table-row>
              <table:table-cell office:value-type="string">
                <text:p>arraycopy_8_2</text:p>
              </table:table-cell>
              <table:table-cell office:value-type="float" office:value="54.3082366357">
                <text:p>54.3082366357</text:p>
              </table:table-cell>
              <table:table-cell office:value-type="float" office:value="54.311654321">
                <text:p>54.311654321</text:p>
              </table:table-cell>
              <table:table-cell office:value-type="float" office:value="54.3145088231">
                <text:p>54.3145088231</text:p>
              </table:table-cell>
              <table:table-cell office:value-type="float" office:value="54.3169367957">
                <text:p>54.3169367957</text:p>
              </table:table-cell>
            </table:table-row>
            <table:table-row>
              <table:table-cell office:value-type="string">
                <text:p>arraycopy_13_2</text:p>
              </table:table-cell>
              <table:table-cell office:value-type="float" office:value="51.8069972194">
                <text:p>51.8069972194</text:p>
              </table:table-cell>
              <table:table-cell office:value-type="float" office:value="51.8110816805">
                <text:p>51.8110816805</text:p>
              </table:table-cell>
              <table:table-cell office:value-type="float" office:value="51.8145004347">
                <text:p>51.8145004347</text:p>
              </table:table-cell>
              <table:table-cell office:value-type="float" office:value="51.8177979043">
                <text:p>51.8177979043</text:p>
              </table:table-cell>
            </table:table-row>
            <table:table-row>
              <table:table-cell office:value-type="string">
                <text:p>arraycopy_16_2</text:p>
              </table:table-cell>
              <table:table-cell office:value-type="float" office:value="37.5429191035">
                <text:p>37.5429191035</text:p>
              </table:table-cell>
              <table:table-cell office:value-type="float" office:value="37.701736526">
                <text:p>37.701736526</text:p>
              </table:table-cell>
              <table:table-cell office:value-type="float" office:value="37.8769276336">
                <text:p>37.8769276336</text:p>
              </table:table-cell>
              <table:table-cell office:value-type="float" office:value="38.1355531625">
                <text:p>38.1355531625</text:p>
              </table:table-cell>
            </table:table-row>
            <table:table-row>
              <table:table-cell office:value-type="string">
                <text:p>arraycopy_21_2</text:p>
              </table:table-cell>
              <table:table-cell office:value-type="float" office:value="52.781924944">
                <text:p>52.781924944</text:p>
              </table:table-cell>
              <table:table-cell office:value-type="float" office:value="54.2275731921">
                <text:p>54.2275731921</text:p>
              </table:table-cell>
              <table:table-cell office:value-type="float" office:value="55.1851624456">
                <text:p>55.1851624456</text:p>
              </table:table-cell>
              <table:table-cell office:value-type="float" office:value="56.0638293133">
                <text:p>56.0638293133</text:p>
              </table:table-cell>
            </table:table-row>
            <table:table-row>
              <table:table-cell office:value-type="string">
                <text:p>arraycopy_32_2</text:p>
              </table:table-cell>
              <table:table-cell office:value-type="float" office:value="37.7356034436">
                <text:p>37.7356034436</text:p>
              </table:table-cell>
              <table:table-cell office:value-type="float" office:value="37.7389251621">
                <text:p>37.7389251621</text:p>
              </table:table-cell>
              <table:table-cell office:value-type="float" office:value="37.7429432325">
                <text:p>37.7429432325</text:p>
              </table:table-cell>
              <table:table-cell office:value-type="float" office:value="37.7475404663">
                <text:p>37.7475404663</text:p>
              </table:table-cell>
            </table:table-row>
            <table:table-row>
              <table:table-cell office:value-type="string">
                <text:p>arraycopy_34_2</text:p>
              </table:table-cell>
              <table:table-cell office:value-type="float" office:value="52.1166773864">
                <text:p>52.1166773864</text:p>
              </table:table-cell>
              <table:table-cell office:value-type="float" office:value="53.6987366089">
                <text:p>53.6987366089</text:p>
              </table:table-cell>
              <table:table-cell office:value-type="float" office:value="54.8381385554">
                <text:p>54.8381385554</text:p>
              </table:table-cell>
              <table:table-cell office:value-type="float" office:value="55.8370934861">
                <text:p>55.8370934861</text:p>
              </table:table-cell>
            </table:table-row>
            <table:table-row>
              <table:table-cell office:value-type="string">
                <text:p>arraycopy_55_2</text:p>
              </table:table-cell>
              <table:table-cell office:value-type="float" office:value="51.4502936196">
                <text:p>51.4502936196</text:p>
              </table:table-cell>
              <table:table-cell office:value-type="float" office:value="51.45364761">
                <text:p>51.45364761</text:p>
              </table:table-cell>
              <table:table-cell office:value-type="float" office:value="51.4570316761">
                <text:p>51.4570316761</text:p>
              </table:table-cell>
              <table:table-cell office:value-type="float" office:value="51.4597903649">
                <text:p>51.4597903649</text:p>
              </table:table-cell>
            </table:table-row>
            <table:table-row>
              <table:table-cell office:value-type="string">
                <text:p>arraycopy_64_2</text:p>
              </table:table-cell>
              <table:table-cell office:value-type="float" office:value="37.8758807212">
                <text:p>37.8758807212</text:p>
              </table:table-cell>
              <table:table-cell office:value-type="float" office:value="37.8791019128">
                <text:p>37.8791019128</text:p>
              </table:table-cell>
              <table:table-cell office:value-type="float" office:value="37.8816229568">
                <text:p>37.8816229568</text:p>
              </table:table-cell>
              <table:table-cell office:value-type="float" office:value="37.8843156698">
                <text:p>37.8843156698</text:p>
              </table:table-cell>
            </table:table-row>
            <table:table-row>
              <table:table-cell office:value-type="string">
                <text:p>arraycopy_0_3</text:p>
              </table:table-cell>
              <table:table-cell office:value-type="float" office:value="37.8690816774">
                <text:p>37.8690816774</text:p>
              </table:table-cell>
              <table:table-cell office:value-type="float" office:value="37.8770503715">
                <text:p>37.8770503715</text:p>
              </table:table-cell>
              <table:table-cell office:value-type="float" office:value="37.8832131338">
                <text:p>37.8832131338</text:p>
              </table:table-cell>
              <table:table-cell office:value-type="float" office:value="37.8900837158">
                <text:p>37.8900837158</text:p>
              </table:table-cell>
            </table:table-row>
            <table:table-row>
              <table:table-cell office:value-type="string">
                <text:p>arraycopy_1_3</text:p>
              </table:table-cell>
              <table:table-cell office:value-type="float" office:value="54.2967775211">
                <text:p>54.2967775211</text:p>
              </table:table-cell>
              <table:table-cell office:value-type="float" office:value="54.3142356962">
                <text:p>54.3142356962</text:p>
              </table:table-cell>
              <table:table-cell office:value-type="float" office:value="54.3274572229">
                <text:p>54.3274572229</text:p>
              </table:table-cell>
              <table:table-cell office:value-type="float" office:value="54.339045732">
                <text:p>54.339045732</text:p>
              </table:table-cell>
            </table:table-row>
            <table:table-row>
              <table:table-cell office:value-type="string">
                <text:p>arraycopy_2_3</text:p>
              </table:table-cell>
              <table:table-cell office:value-type="float" office:value="54.307602519">
                <text:p>54.307602519</text:p>
              </table:table-cell>
              <table:table-cell office:value-type="float" office:value="54.3113637632">
                <text:p>54.3113637632</text:p>
              </table:table-cell>
              <table:table-cell office:value-type="float" office:value="54.3146188483">
                <text:p>54.3146188483</text:p>
              </table:table-cell>
              <table:table-cell office:value-type="float" office:value="54.3186015007">
                <text:p>54.3186015007</text:p>
              </table:table-cell>
            </table:table-row>
            <table:table-row>
              <table:table-cell office:value-type="string">
                <text:p>arraycopy_3_3</text:p>
              </table:table-cell>
              <table:table-cell office:value-type="float" office:value="54.0311775836">
                <text:p>54.0311775836</text:p>
              </table:table-cell>
              <table:table-cell office:value-type="float" office:value="54.3118644891">
                <text:p>54.3118644891</text:p>
              </table:table-cell>
              <table:table-cell office:value-type="float" office:value="54.4979075569">
                <text:p>54.4979075569</text:p>
              </table:table-cell>
              <table:table-cell office:value-type="float" office:value="54.6685480087">
                <text:p>54.6685480087</text:p>
              </table:table-cell>
            </table:table-row>
            <table:table-row>
              <table:table-cell office:value-type="string">
                <text:p>arraycopy_4_3</text:p>
              </table:table-cell>
              <table:table-cell office:value-type="float" office:value="54.3100004897">
                <text:p>54.3100004897</text:p>
              </table:table-cell>
              <table:table-cell office:value-type="float" office:value="54.3117947152">
                <text:p>54.3117947152</text:p>
              </table:table-cell>
              <table:table-cell office:value-type="float" office:value="54.3138571289">
                <text:p>54.3138571289</text:p>
              </table:table-cell>
              <table:table-cell office:value-type="float" office:value="54.3163685828">
                <text:p>54.3163685828</text:p>
              </table:table-cell>
            </table:table-row>
            <table:table-row>
              <table:table-cell office:value-type="string">
                <text:p>arraycopy_5_3</text:p>
              </table:table-cell>
              <table:table-cell office:value-type="float" office:value="54.3048457454">
                <text:p>54.3048457454</text:p>
              </table:table-cell>
              <table:table-cell office:value-type="float" office:value="54.3107336919">
                <text:p>54.3107336919</text:p>
              </table:table-cell>
              <table:table-cell office:value-type="float" office:value="54.3158958703">
                <text:p>54.3158958703</text:p>
              </table:table-cell>
              <table:table-cell office:value-type="float" office:value="54.3201956345">
                <text:p>54.3201956345</text:p>
              </table:table-cell>
            </table:table-row>
            <table:table-row>
              <table:table-cell office:value-type="string">
                <text:p>arraycopy_8_3</text:p>
              </table:table-cell>
              <table:table-cell office:value-type="float" office:value="54.3064750203">
                <text:p>54.3064750203</text:p>
              </table:table-cell>
              <table:table-cell office:value-type="float" office:value="54.3108234139">
                <text:p>54.3108234139</text:p>
              </table:table-cell>
              <table:table-cell office:value-type="float" office:value="54.3155178442">
                <text:p>54.3155178442</text:p>
              </table:table-cell>
              <table:table-cell office:value-type="float" office:value="54.3195912837">
                <text:p>54.3195912837</text:p>
              </table:table-cell>
            </table:table-row>
            <table:table-row>
              <table:table-cell office:value-type="string">
                <text:p>arraycopy_13_3</text:p>
              </table:table-cell>
              <table:table-cell office:value-type="float" office:value="54.1853656912">
                <text:p>54.1853656912</text:p>
              </table:table-cell>
              <table:table-cell office:value-type="float" office:value="54.3109304144">
                <text:p>54.3109304144</text:p>
              </table:table-cell>
              <table:table-cell office:value-type="float" office:value="54.3956284214">
                <text:p>54.3956284214</text:p>
              </table:table-cell>
              <table:table-cell office:value-type="float" office:value="54.4725310459">
                <text:p>54.4725310459</text:p>
              </table:table-cell>
            </table:table-row>
            <table:table-row>
              <table:table-cell office:value-type="string">
                <text:p>arraycopy_16_3</text:p>
              </table:table-cell>
              <table:table-cell office:value-type="float" office:value="37.71966096">
                <text:p>37.71966096</text:p>
              </table:table-cell>
              <table:table-cell office:value-type="float" office:value="37.7346551762">
                <text:p>37.7346551762</text:p>
              </table:table-cell>
              <table:table-cell office:value-type="float" office:value="37.7487007822">
                <text:p>37.7487007822</text:p>
              </table:table-cell>
              <table:table-cell office:value-type="float" office:value="37.7661059563">
                <text:p>37.7661059563</text:p>
              </table:table-cell>
            </table:table-row>
            <table:table-row>
              <table:table-cell office:value-type="string">
                <text:p>arraycopy_21_3</text:p>
              </table:table-cell>
              <table:table-cell office:value-type="float" office:value="54.6716038639">
                <text:p>54.6716038639</text:p>
              </table:table-cell>
              <table:table-cell office:value-type="float" office:value="54.9826371832">
                <text:p>54.9826371832</text:p>
              </table:table-cell>
              <table:table-cell office:value-type="float" office:value="55.2275116447">
                <text:p>55.2275116447</text:p>
              </table:table-cell>
              <table:table-cell office:value-type="float" office:value="55.4348407278">
                <text:p>55.4348407278</text:p>
              </table:table-cell>
            </table:table-row>
            <table:table-row>
              <table:table-cell office:value-type="string">
                <text:p>arraycopy_32_3</text:p>
              </table:table-cell>
              <table:table-cell office:value-type="float" office:value="36.5491093736">
                <text:p>36.5491093736</text:p>
              </table:table-cell>
              <table:table-cell office:value-type="float" office:value="37.1213137453">
                <text:p>37.1213137453</text:p>
              </table:table-cell>
              <table:table-cell office:value-type="float" office:value="37.7506242745">
                <text:p>37.7506242745</text:p>
              </table:table-cell>
              <table:table-cell office:value-type="float" office:value="38.6860658089">
                <text:p>38.6860658089</text:p>
              </table:table-cell>
            </table:table-row>
            <table:table-row>
              <table:table-cell office:value-type="string">
                <text:p>arraycopy_34_3</text:p>
              </table:table-cell>
              <table:table-cell office:value-type="float" office:value="54.1178625582">
                <text:p>54.1178625582</text:p>
              </table:table-cell>
              <table:table-cell office:value-type="float" office:value="54.2114765535">
                <text:p>54.2114765535</text:p>
              </table:table-cell>
              <table:table-cell office:value-type="float" office:value="54.3137282547">
                <text:p>54.3137282547</text:p>
              </table:table-cell>
              <table:table-cell office:value-type="float" office:value="54.4674925915">
                <text:p>54.4674925915</text:p>
              </table:table-cell>
            </table:table-row>
            <table:table-row>
              <table:table-cell office:value-type="string">
                <text:p>arraycopy_55_3</text:p>
              </table:table-cell>
              <table:table-cell office:value-type="float" office:value="53.1746173648">
                <text:p>53.1746173648</text:p>
              </table:table-cell>
              <table:table-cell office:value-type="float" office:value="55.1733030105">
                <text:p>55.1733030105</text:p>
              </table:table-cell>
              <table:table-cell office:value-type="float" office:value="56.5260771897">
                <text:p>56.5260771897</text:p>
              </table:table-cell>
              <table:table-cell office:value-type="float" office:value="57.7517657443">
                <text:p>57.7517657443</text:p>
              </table:table-cell>
            </table:table-row>
            <table:table-row>
              <table:table-cell office:value-type="string">
                <text:p>arraycopy_64_3</text:p>
              </table:table-cell>
              <table:table-cell office:value-type="float" office:value="37.8318756994">
                <text:p>37.8318756994</text:p>
              </table:table-cell>
              <table:table-cell office:value-type="float" office:value="37.8748277845">
                <text:p>37.8748277845</text:p>
              </table:table-cell>
              <table:table-cell office:value-type="float" office:value="37.904712605">
                <text:p>37.904712605</text:p>
              </table:table-cell>
              <table:table-cell office:value-type="float" office:value="37.9313923644">
                <text:p>37.9313923644</text:p>
              </table:table-cell>
            </table:table-row>
            <table:table-row>
              <table:table-cell office:value-type="string">
                <text:p>arraycopy_0_4</text:p>
              </table:table-cell>
              <table:table-cell office:value-type="float" office:value="36.5550264114">
                <text:p>36.5550264114</text:p>
              </table:table-cell>
              <table:table-cell office:value-type="float" office:value="37.1214372748">
                <text:p>37.1214372748</text:p>
              </table:table-cell>
              <table:table-cell office:value-type="float" office:value="37.7416625001">
                <text:p>37.7416625001</text:p>
              </table:table-cell>
              <table:table-cell office:value-type="float" office:value="38.6704267486">
                <text:p>38.6704267486</text:p>
              </table:table-cell>
            </table:table-row>
            <table:table-row>
              <table:table-cell office:value-type="string">
                <text:p>arraycopy_1_4</text:p>
              </table:table-cell>
              <table:table-cell office:value-type="float" office:value="47.9966110878">
                <text:p>47.9966110878</text:p>
              </table:table-cell>
              <table:table-cell office:value-type="float" office:value="51.8093177367">
                <text:p>51.8093177367</text:p>
              </table:table-cell>
              <table:table-cell office:value-type="float" office:value="54.3158039668">
                <text:p>54.3158039668</text:p>
              </table:table-cell>
              <table:table-cell office:value-type="float" office:value="56.6260895057">
                <text:p>56.6260895057</text:p>
              </table:table-cell>
            </table:table-row>
            <table:table-row>
              <table:table-cell office:value-type="string">
                <text:p>arraycopy_2_4</text:p>
              </table:table-cell>
              <table:table-cell office:value-type="float" office:value="48.0115619917">
                <text:p>48.0115619917</text:p>
              </table:table-cell>
              <table:table-cell office:value-type="float" office:value="51.8115751196">
                <text:p>51.8115751196</text:p>
              </table:table-cell>
              <table:table-cell office:value-type="float" office:value="54.3142857608">
                <text:p>54.3142857608</text:p>
              </table:table-cell>
              <table:table-cell office:value-type="float" office:value="56.6185595694">
                <text:p>56.6185595694</text:p>
              </table:table-cell>
            </table:table-row>
            <table:table-row>
              <table:table-cell office:value-type="string">
                <text:p>arraycopy_3_4</text:p>
              </table:table-cell>
              <table:table-cell office:value-type="float" office:value="54.3062880637">
                <text:p>54.3062880637</text:p>
              </table:table-cell>
              <table:table-cell office:value-type="float" office:value="54.3113455613">
                <text:p>54.3113455613</text:p>
              </table:table-cell>
              <table:table-cell office:value-type="float" office:value="54.3169084945">
                <text:p>54.3169084945</text:p>
              </table:table-cell>
              <table:table-cell office:value-type="float" office:value="54.3224876802">
                <text:p>54.3224876802</text:p>
              </table:table-cell>
            </table:table-row>
            <table:table-row>
              <table:table-cell office:value-type="string">
                <text:p>arraycopy_4_4</text:p>
              </table:table-cell>
              <table:table-cell office:value-type="float" office:value="51.3936264276">
                <text:p>51.3936264276</text:p>
              </table:table-cell>
              <table:table-cell office:value-type="float" office:value="52.6526480908">
                <text:p>52.6526480908</text:p>
              </table:table-cell>
              <table:table-cell office:value-type="float" office:value="53.5721367247">
                <text:p>53.5721367247</text:p>
              </table:table-cell>
              <table:table-cell office:value-type="float" office:value="54.3773526867">
                <text:p>54.3773526867</text:p>
              </table:table-cell>
            </table:table-row>
            <table:table-row>
              <table:table-cell office:value-type="string">
                <text:p>arraycopy_5_4</text:p>
              </table:table-cell>
              <table:table-cell office:value-type="float" office:value="54.2593092665">
                <text:p>54.2593092665</text:p>
              </table:table-cell>
              <table:table-cell office:value-type="float" office:value="54.3145073799">
                <text:p>54.3145073799</text:p>
              </table:table-cell>
              <table:table-cell office:value-type="float" office:value="54.3520014305">
                <text:p>54.3520014305</text:p>
              </table:table-cell>
              <table:table-cell office:value-type="float" office:value="54.3859371925">
                <text:p>54.3859371925</text:p>
              </table:table-cell>
            </table:table-row>
            <table:table-row>
              <table:table-cell office:value-type="string">
                <text:p>arraycopy_8_4</text:p>
              </table:table-cell>
              <table:table-cell office:value-type="float" office:value="54.2962783277">
                <text:p>54.2962783277</text:p>
              </table:table-cell>
              <table:table-cell office:value-type="float" office:value="54.311274532">
                <text:p>54.311274532</text:p>
              </table:table-cell>
              <table:table-cell office:value-type="float" office:value="54.3236900122">
                <text:p>54.3236900122</text:p>
              </table:table-cell>
              <table:table-cell office:value-type="float" office:value="54.3343988814">
                <text:p>54.3343988814</text:p>
              </table:table-cell>
            </table:table-row>
            <table:table-row>
              <table:table-cell office:value-type="string">
                <text:p>arraycopy_13_4</text:p>
              </table:table-cell>
              <table:table-cell office:value-type="float" office:value="54.3025774045">
                <text:p>54.3025774045</text:p>
              </table:table-cell>
              <table:table-cell office:value-type="float" office:value="54.311226934">
                <text:p>54.311226934</text:p>
              </table:table-cell>
              <table:table-cell office:value-type="float" office:value="54.3185438968">
                <text:p>54.3185438968</text:p>
              </table:table-cell>
              <table:table-cell office:value-type="float" office:value="54.3247447653">
                <text:p>54.3247447653</text:p>
              </table:table-cell>
            </table:table-row>
            <table:table-row>
              <table:table-cell office:value-type="string">
                <text:p>arraycopy_16_4</text:p>
              </table:table-cell>
              <table:table-cell office:value-type="float" office:value="36.52767907">
                <text:p>36.52767907</text:p>
              </table:table-cell>
              <table:table-cell office:value-type="float" office:value="37.1113509904">
                <text:p>37.1113509904</text:p>
              </table:table-cell>
              <table:table-cell office:value-type="float" office:value="37.7490416854">
                <text:p>37.7490416854</text:p>
              </table:table-cell>
              <table:table-cell office:value-type="float" office:value="38.7075977079">
                <text:p>38.7075977079</text:p>
              </table:table-cell>
            </table:table-row>
            <table:table-row>
              <table:table-cell office:value-type="string">
                <text:p>arraycopy_21_4</text:p>
              </table:table-cell>
              <table:table-cell office:value-type="float" office:value="53.2693425406">
                <text:p>53.2693425406</text:p>
              </table:table-cell>
              <table:table-cell office:value-type="float" office:value="53.2961320046">
                <text:p>53.2961320046</text:p>
              </table:table-cell>
              <table:table-cell office:value-type="float" office:value="53.3184318544">
                <text:p>53.3184318544</text:p>
              </table:table-cell>
              <table:table-cell office:value-type="float" office:value="53.3435612934">
                <text:p>53.3435612934</text:p>
              </table:table-cell>
            </table:table-row>
            <table:table-row>
              <table:table-cell office:value-type="string">
                <text:p>arraycopy_32_4</text:p>
              </table:table-cell>
              <table:table-cell office:value-type="float" office:value="36.5479456304">
                <text:p>36.5479456304</text:p>
              </table:table-cell>
              <table:table-cell office:value-type="float" office:value="37.1206787414">
                <text:p>37.1206787414</text:p>
              </table:table-cell>
              <table:table-cell office:value-type="float" office:value="37.7528822737">
                <text:p>37.7528822737</text:p>
              </table:table-cell>
              <table:table-cell office:value-type="float" office:value="38.6865787274">
                <text:p>38.6865787274</text:p>
              </table:table-cell>
            </table:table-row>
            <table:table-row>
              <table:table-cell office:value-type="string">
                <text:p>arraycopy_34_4</text:p>
              </table:table-cell>
              <table:table-cell office:value-type="float" office:value="52.0249451145">
                <text:p>52.0249451145</text:p>
              </table:table-cell>
              <table:table-cell office:value-type="float" office:value="53.4664897685">
                <text:p>53.4664897685</text:p>
              </table:table-cell>
              <table:table-cell office:value-type="float" office:value="54.6922323802">
                <text:p>54.6922323802</text:p>
              </table:table-cell>
              <table:table-cell office:value-type="float" office:value="55.6977758757">
                <text:p>55.6977758757</text:p>
              </table:table-cell>
            </table:table-row>
            <table:table-row>
              <table:table-cell office:value-type="string">
                <text:p>arraycopy_55_4</text:p>
              </table:table-cell>
              <table:table-cell office:value-type="float" office:value="51.450082905">
                <text:p>51.450082905</text:p>
              </table:table-cell>
              <table:table-cell office:value-type="float" office:value="51.4531648641">
                <text:p>51.4531648641</text:p>
              </table:table-cell>
              <table:table-cell office:value-type="float" office:value="51.4558783782">
                <text:p>51.4558783782</text:p>
              </table:table-cell>
              <table:table-cell office:value-type="float" office:value="51.458981214">
                <text:p>51.458981214</text:p>
              </table:table-cell>
            </table:table-row>
            <table:table-row>
              <table:table-cell office:value-type="string">
                <text:p>arraycopy_64_4</text:p>
              </table:table-cell>
              <table:table-cell office:value-type="float" office:value="37.7395097193">
                <text:p>37.7395097193</text:p>
              </table:table-cell>
              <table:table-cell office:value-type="float" office:value="37.7443035521">
                <text:p>37.7443035521</text:p>
              </table:table-cell>
              <table:table-cell office:value-type="float" office:value="37.7485191232">
                <text:p>37.7485191232</text:p>
              </table:table-cell>
              <table:table-cell office:value-type="float" office:value="37.7535268234">
                <text:p>37.7535268234</text:p>
              </table:table-cell>
            </table:table-row>
            <table:table-row>
              <table:table-cell office:value-type="string">
                <text:p>arraycopy_0_5</text:p>
              </table:table-cell>
              <table:table-cell office:value-type="float" office:value="36.541241558">
                <text:p>36.541241558</text:p>
              </table:table-cell>
              <table:table-cell office:value-type="float" office:value="37.1215169083">
                <text:p>37.1215169083</text:p>
              </table:table-cell>
              <table:table-cell office:value-type="float" office:value="37.7592883433">
                <text:p>37.7592883433</text:p>
              </table:table-cell>
              <table:table-cell office:value-type="float" office:value="38.7084083044">
                <text:p>38.7084083044</text:p>
              </table:table-cell>
            </table:table-row>
            <table:table-row>
              <table:table-cell office:value-type="string">
                <text:p>arraycopy_1_5</text:p>
              </table:table-cell>
              <table:table-cell office:value-type="float" office:value="54.3083590978">
                <text:p>54.3083590978</text:p>
              </table:table-cell>
              <table:table-cell office:value-type="float" office:value="54.3108115293">
                <text:p>54.3108115293</text:p>
              </table:table-cell>
              <table:table-cell office:value-type="float" office:value="54.3138303147">
                <text:p>54.3138303147</text:p>
              </table:table-cell>
              <table:table-cell office:value-type="float" office:value="54.3169667251">
                <text:p>54.3169667251</text:p>
              </table:table-cell>
            </table:table-row>
            <table:table-row>
              <table:table-cell office:value-type="string">
                <text:p>arraycopy_2_5</text:p>
              </table:table-cell>
              <table:table-cell office:value-type="float" office:value="54.2987161074">
                <text:p>54.2987161074</text:p>
              </table:table-cell>
              <table:table-cell office:value-type="float" office:value="54.3110479284">
                <text:p>54.3110479284</text:p>
              </table:table-cell>
              <table:table-cell office:value-type="float" office:value="54.3198255879">
                <text:p>54.3198255879</text:p>
              </table:table-cell>
              <table:table-cell office:value-type="float" office:value="54.3297659373">
                <text:p>54.3297659373</text:p>
              </table:table-cell>
            </table:table-row>
            <table:table-row>
              <table:table-cell office:value-type="string">
                <text:p>arraycopy_3_5</text:p>
              </table:table-cell>
              <table:table-cell office:value-type="float" office:value="51.7724784538">
                <text:p>51.7724784538</text:p>
              </table:table-cell>
              <table:table-cell office:value-type="float" office:value="51.8120453744">
                <text:p>51.8120453744</text:p>
              </table:table-cell>
              <table:table-cell office:value-type="float" office:value="51.8393024575">
                <text:p>51.8393024575</text:p>
              </table:table-cell>
              <table:table-cell office:value-type="float" office:value="51.8637876478">
                <text:p>51.8637876478</text:p>
              </table:table-cell>
            </table:table-row>
            <table:table-row>
              <table:table-cell office:value-type="string">
                <text:p>arraycopy_4_5</text:p>
              </table:table-cell>
              <table:table-cell office:value-type="float" office:value="54.3082402767">
                <text:p>54.3082402767</text:p>
              </table:table-cell>
              <table:table-cell office:value-type="float" office:value="54.3110098026">
                <text:p>54.3110098026</text:p>
              </table:table-cell>
              <table:table-cell office:value-type="float" office:value="54.3138289838">
                <text:p>54.3138289838</text:p>
              </table:table-cell>
              <table:table-cell office:value-type="float" office:value="54.3163727354">
                <text:p>54.3163727354</text:p>
              </table:table-cell>
            </table:table-row>
            <table:table-row>
              <table:table-cell office:value-type="string">
                <text:p>arraycopy_5_5</text:p>
              </table:table-cell>
              <table:table-cell office:value-type="float" office:value="48.0139932222">
                <text:p>48.0139932222</text:p>
              </table:table-cell>
              <table:table-cell office:value-type="float" office:value="51.8108064744">
                <text:p>51.8108064744</text:p>
              </table:table-cell>
              <table:table-cell office:value-type="float" office:value="54.3139071438">
                <text:p>54.3139071438</text:p>
              </table:table-cell>
              <table:table-cell office:value-type="float" office:value="56.6172264764">
                <text:p>56.6172264764</text:p>
              </table:table-cell>
            </table:table-row>
            <table:table-row>
              <table:table-cell office:value-type="string">
                <text:p>arraycopy_8_5</text:p>
              </table:table-cell>
              <table:table-cell office:value-type="float" office:value="48.0046712211">
                <text:p>48.0046712211</text:p>
              </table:table-cell>
              <table:table-cell office:value-type="float" office:value="51.809636873">
                <text:p>51.809636873</text:p>
              </table:table-cell>
              <table:table-cell office:value-type="float" office:value="54.3116875824">
                <text:p>54.3116875824</text:p>
              </table:table-cell>
              <table:table-cell office:value-type="float" office:value="56.6175212073">
                <text:p>56.6175212073</text:p>
              </table:table-cell>
            </table:table-row>
            <table:table-row>
              <table:table-cell office:value-type="string">
                <text:p>arraycopy_13_5</text:p>
              </table:table-cell>
              <table:table-cell office:value-type="float" office:value="54.3053078187">
                <text:p>54.3053078187</text:p>
              </table:table-cell>
              <table:table-cell office:value-type="float" office:value="54.3115324663">
                <text:p>54.3115324663</text:p>
              </table:table-cell>
              <table:table-cell office:value-type="float" office:value="54.3168486946">
                <text:p>54.3168486946</text:p>
              </table:table-cell>
              <table:table-cell office:value-type="float" office:value="54.3223246411">
                <text:p>54.3223246411</text:p>
              </table:table-cell>
            </table:table-row>
            <table:table-row>
              <table:table-cell office:value-type="string">
                <text:p>arraycopy_16_5</text:p>
              </table:table-cell>
              <table:table-cell office:value-type="float" office:value="35.6778101868">
                <text:p>35.6778101868</text:p>
              </table:table-cell>
              <table:table-cell office:value-type="float" office:value="37.7537976193">
                <text:p>37.7537976193</text:p>
              </table:table-cell>
              <table:table-cell office:value-type="float" office:value="39.1264202438">
                <text:p>39.1264202438</text:p>
              </table:table-cell>
              <table:table-cell office:value-type="float" office:value="40.3872637858">
                <text:p>40.3872637858</text:p>
              </table:table-cell>
            </table:table-row>
            <table:table-row>
              <table:table-cell office:value-type="string">
                <text:p>arraycopy_21_5</text:p>
              </table:table-cell>
              <table:table-cell office:value-type="float" office:value="52.8446576333">
                <text:p>52.8446576333</text:p>
              </table:table-cell>
              <table:table-cell office:value-type="float" office:value="54.2456159888">
                <text:p>54.2456159888</text:p>
              </table:table-cell>
              <table:table-cell office:value-type="float" office:value="55.2238685713">
                <text:p>55.2238685713</text:p>
              </table:table-cell>
              <table:table-cell office:value-type="float" office:value="56.1053081019">
                <text:p>56.1053081019</text:p>
              </table:table-cell>
            </table:table-row>
            <table:table-row>
              <table:table-cell office:value-type="string">
                <text:p>arraycopy_32_5</text:p>
              </table:table-cell>
              <table:table-cell office:value-type="float" office:value="38.4427825495">
                <text:p>38.4427825495</text:p>
              </table:table-cell>
              <table:table-cell office:value-type="float" office:value="39.1296671841">
                <text:p>39.1296671841</text:p>
              </table:table-cell>
              <table:table-cell office:value-type="float" office:value="39.5932022458">
                <text:p>39.5932022458</text:p>
              </table:table-cell>
              <table:table-cell office:value-type="float" office:value="40.0140291509">
                <text:p>40.0140291509</text:p>
              </table:table-cell>
            </table:table-row>
            <table:table-row>
              <table:table-cell office:value-type="string">
                <text:p>arraycopy_34_5</text:p>
              </table:table-cell>
              <table:table-cell office:value-type="float" office:value="52.4178959834">
                <text:p>52.4178959834</text:p>
              </table:table-cell>
              <table:table-cell office:value-type="float" office:value="53.6440475786">
                <text:p>53.6440475786</text:p>
              </table:table-cell>
              <table:table-cell office:value-type="float" office:value="54.5498921831">
                <text:p>54.5498921831</text:p>
              </table:table-cell>
              <table:table-cell office:value-type="float" office:value="55.6116094185">
                <text:p>55.6116094185</text:p>
              </table:table-cell>
            </table:table-row>
            <table:table-row>
              <table:table-cell office:value-type="string">
                <text:p>arraycopy_55_5</text:p>
              </table:table-cell>
              <table:table-cell office:value-type="float" office:value="51.4474048043">
                <text:p>51.4474048043</text:p>
              </table:table-cell>
              <table:table-cell office:value-type="float" office:value="51.453852597">
                <text:p>51.453852597</text:p>
              </table:table-cell>
              <table:table-cell office:value-type="float" office:value="51.4591524426">
                <text:p>51.4591524426</text:p>
              </table:table-cell>
              <table:table-cell office:value-type="float" office:value="51.4641479302">
                <text:p>51.4641479302</text:p>
              </table:table-cell>
            </table:table-row>
            <table:table-row>
              <table:table-cell office:value-type="string">
                <text:p>arraycopy_64_5</text:p>
              </table:table-cell>
              <table:table-cell office:value-type="float" office:value="36.5641646821">
                <text:p>36.5641646821</text:p>
              </table:table-cell>
              <table:table-cell office:value-type="float" office:value="37.1359966294">
                <text:p>37.1359966294</text:p>
              </table:table-cell>
              <table:table-cell office:value-type="float" office:value="37.7609479022">
                <text:p>37.7609479022</text:p>
              </table:table-cell>
              <table:table-cell office:value-type="float" office:value="38.6999132743">
                <text:p>38.6999132743</text:p>
              </table:table-cell>
            </table:table-row>
            <table:table-row>
              <table:table-cell office:value-type="string">
                <text:p>arraycopy_0_8</text:p>
              </table:table-cell>
              <table:table-cell office:value-type="float" office:value="35.9873974793">
                <text:p>35.9873974793</text:p>
              </table:table-cell>
              <table:table-cell office:value-type="float" office:value="37.1175692847">
                <text:p>37.1175692847</text:p>
              </table:table-cell>
              <table:table-cell office:value-type="float" office:value="38.4143048677">
                <text:p>38.4143048677</text:p>
              </table:table-cell>
              <table:table-cell office:value-type="float" office:value="39.5193440312">
                <text:p>39.5193440312</text:p>
              </table:table-cell>
            </table:table-row>
            <table:table-row>
              <table:table-cell office:value-type="string">
                <text:p>arraycopy_1_8</text:p>
              </table:table-cell>
              <table:table-cell office:value-type="float" office:value="40.3228033434">
                <text:p>40.3228033434</text:p>
              </table:table-cell>
              <table:table-cell office:value-type="float" office:value="51.8081982687">
                <text:p>51.8081982687</text:p>
              </table:table-cell>
              <table:table-cell office:value-type="float" office:value="58.6352719693">
                <text:p>58.6352719693</text:p>
              </table:table-cell>
              <table:table-cell office:value-type="float" office:value="68.8347454286">
                <text:p>68.8347454286</text:p>
              </table:table-cell>
            </table:table-row>
            <table:table-row>
              <table:table-cell office:value-type="string">
                <text:p>arraycopy_2_8</text:p>
              </table:table-cell>
              <table:table-cell office:value-type="float" office:value="54.2987635525">
                <text:p>54.2987635525</text:p>
              </table:table-cell>
              <table:table-cell office:value-type="float" office:value="54.3085336626">
                <text:p>54.3085336626</text:p>
              </table:table-cell>
              <table:table-cell office:value-type="float" office:value="54.3162938879">
                <text:p>54.3162938879</text:p>
              </table:table-cell>
              <table:table-cell office:value-type="float" office:value="54.3228908794">
                <text:p>54.3228908794</text:p>
              </table:table-cell>
            </table:table-row>
            <table:table-row>
              <table:table-cell office:value-type="string">
                <text:p>arraycopy_3_8</text:p>
              </table:table-cell>
              <table:table-cell office:value-type="float" office:value="48.0214855396">
                <text:p>48.0214855396</text:p>
              </table:table-cell>
              <table:table-cell office:value-type="float" office:value="51.8147301162">
                <text:p>51.8147301162</text:p>
              </table:table-cell>
              <table:table-cell office:value-type="float" office:value="54.3156513489">
                <text:p>54.3156513489</text:p>
              </table:table-cell>
              <table:table-cell office:value-type="float" office:value="56.6168401319">
                <text:p>56.6168401319</text:p>
              </table:table-cell>
            </table:table-row>
            <table:table-row>
              <table:table-cell office:value-type="string">
                <text:p>arraycopy_4_8</text:p>
              </table:table-cell>
              <table:table-cell office:value-type="float" office:value="51.8021761189">
                <text:p>51.8021761189</text:p>
              </table:table-cell>
              <table:table-cell office:value-type="float" office:value="51.8099464853">
                <text:p>51.8099464853</text:p>
              </table:table-cell>
              <table:table-cell office:value-type="float" office:value="51.816555022">
                <text:p>51.816555022</text:p>
              </table:table-cell>
              <table:table-cell office:value-type="float" office:value="51.8228616992">
                <text:p>51.8228616992</text:p>
              </table:table-cell>
            </table:table-row>
            <table:table-row>
              <table:table-cell office:value-type="string">
                <text:p>arraycopy_5_8</text:p>
              </table:table-cell>
              <table:table-cell office:value-type="float" office:value="54.3105511115">
                <text:p>54.3105511115</text:p>
              </table:table-cell>
              <table:table-cell office:value-type="float" office:value="54.3137150882">
                <text:p>54.3137150882</text:p>
              </table:table-cell>
              <table:table-cell office:value-type="float" office:value="54.3163838132">
                <text:p>54.3163838132</text:p>
              </table:table-cell>
              <table:table-cell office:value-type="float" office:value="54.3191282413">
                <text:p>54.3191282413</text:p>
              </table:table-cell>
            </table:table-row>
            <table:table-row>
              <table:table-cell office:value-type="string">
                <text:p>arraycopy_8_8</text:p>
              </table:table-cell>
              <table:table-cell office:value-type="float" office:value="54.3107778228">
                <text:p>54.3107778228</text:p>
              </table:table-cell>
              <table:table-cell office:value-type="float" office:value="54.3150720011">
                <text:p>54.3150720011</text:p>
              </table:table-cell>
              <table:table-cell office:value-type="float" office:value="54.3184347732">
                <text:p>54.3184347732</text:p>
              </table:table-cell>
              <table:table-cell office:value-type="float" office:value="54.3216185411">
                <text:p>54.3216185411</text:p>
              </table:table-cell>
            </table:table-row>
            <table:table-row>
              <table:table-cell office:value-type="string">
                <text:p>arraycopy_13_8</text:p>
              </table:table-cell>
              <table:table-cell office:value-type="float" office:value="54.2940093076">
                <text:p>54.2940093076</text:p>
              </table:table-cell>
              <table:table-cell office:value-type="float" office:value="54.3140483596">
                <text:p>54.3140483596</text:p>
              </table:table-cell>
              <table:table-cell office:value-type="float" office:value="54.3294052781">
                <text:p>54.3294052781</text:p>
              </table:table-cell>
              <table:table-cell office:value-type="float" office:value="54.3427076812">
                <text:p>54.3427076812</text:p>
              </table:table-cell>
            </table:table-row>
            <table:table-row>
              <table:table-cell office:value-type="string">
                <text:p>arraycopy_16_8</text:p>
              </table:table-cell>
              <table:table-cell office:value-type="float" office:value="36.5433609415">
                <text:p>36.5433609415</text:p>
              </table:table-cell>
              <table:table-cell office:value-type="float" office:value="37.1203382151">
                <text:p>37.1203382151</text:p>
              </table:table-cell>
              <table:table-cell office:value-type="float" office:value="37.749173327">
                <text:p>37.749173327</text:p>
              </table:table-cell>
              <table:table-cell office:value-type="float" office:value="38.698452985">
                <text:p>38.698452985</text:p>
              </table:table-cell>
            </table:table-row>
            <table:table-row>
              <table:table-cell office:value-type="string">
                <text:p>arraycopy_21_8</text:p>
              </table:table-cell>
              <table:table-cell office:value-type="float" office:value="54.8877701884">
                <text:p>54.8877701884</text:p>
              </table:table-cell>
              <table:table-cell office:value-type="float" office:value="55.0387595427">
                <text:p>55.0387595427</text:p>
              </table:table-cell>
              <table:table-cell office:value-type="float" office:value="55.1762057167">
                <text:p>55.1762057167</text:p>
              </table:table-cell>
              <table:table-cell office:value-type="float" office:value="55.308055771">
                <text:p>55.308055771</text:p>
              </table:table-cell>
            </table:table-row>
            <table:table-row>
              <table:table-cell office:value-type="string">
                <text:p>arraycopy_32_8</text:p>
              </table:table-cell>
              <table:table-cell office:value-type="float" office:value="37.7307916611">
                <text:p>37.7307916611</text:p>
              </table:table-cell>
              <table:table-cell office:value-type="float" office:value="37.7410319997">
                <text:p>37.7410319997</text:p>
              </table:table-cell>
              <table:table-cell office:value-type="float" office:value="37.7511162126">
                <text:p>37.7511162126</text:p>
              </table:table-cell>
              <table:table-cell office:value-type="float" office:value="37.7605792213">
                <text:p>37.7605792213</text:p>
              </table:table-cell>
            </table:table-row>
            <table:table-row>
              <table:table-cell office:value-type="string">
                <text:p>arraycopy_34_8</text:p>
              </table:table-cell>
              <table:table-cell office:value-type="float" office:value="53.886496123">
                <text:p>53.886496123</text:p>
              </table:table-cell>
              <table:table-cell office:value-type="float" office:value="53.9172430388">
                <text:p>53.9172430388</text:p>
              </table:table-cell>
              <table:table-cell office:value-type="float" office:value="53.9526515905">
                <text:p>53.9526515905</text:p>
              </table:table-cell>
              <table:table-cell office:value-type="float" office:value="53.9999336695">
                <text:p>53.9999336695</text:p>
              </table:table-cell>
            </table:table-row>
            <table:table-row>
              <table:table-cell office:value-type="string">
                <text:p>arraycopy_55_8</text:p>
              </table:table-cell>
              <table:table-cell office:value-type="float" office:value="51.4549695754">
                <text:p>51.4549695754</text:p>
              </table:table-cell>
              <table:table-cell office:value-type="float" office:value="51.457935944">
                <text:p>51.457935944</text:p>
              </table:table-cell>
              <table:table-cell office:value-type="float" office:value="51.4607377976">
                <text:p>51.4607377976</text:p>
              </table:table-cell>
              <table:table-cell office:value-type="float" office:value="51.4630508336">
                <text:p>51.4630508336</text:p>
              </table:table-cell>
            </table:table-row>
            <table:table-row>
              <table:table-cell office:value-type="string">
                <text:p>arraycopy_64_8</text:p>
              </table:table-cell>
              <table:table-cell office:value-type="float" office:value="37.6081985317">
                <text:p>37.6081985317</text:p>
              </table:table-cell>
              <table:table-cell office:value-type="float" office:value="37.7321826183">
                <text:p>37.7321826183</text:p>
              </table:table-cell>
              <table:table-cell office:value-type="float" office:value="37.8338826148">
                <text:p>37.8338826148</text:p>
              </table:table-cell>
              <table:table-cell office:value-type="float" office:value="37.9189305354">
                <text:p>37.9189305354</text:p>
              </table:table-cell>
            </table:table-row>
            <table:table-row>
              <table:table-cell office:value-type="string">
                <text:p>arraycopy_0_13</text:p>
              </table:table-cell>
              <table:table-cell office:value-type="float" office:value="36.1681144215">
                <text:p>36.1681144215</text:p>
              </table:table-cell>
              <table:table-cell office:value-type="float" office:value="37.1183739695">
                <text:p>37.1183739695</text:p>
              </table:table-cell>
              <table:table-cell office:value-type="float" office:value="37.7519686279">
                <text:p>37.7519686279</text:p>
              </table:table-cell>
              <table:table-cell office:value-type="float" office:value="38.8302782803">
                <text:p>38.8302782803</text:p>
              </table:table-cell>
            </table:table-row>
            <table:table-row>
              <table:table-cell office:value-type="string">
                <text:p>arraycopy_1_13</text:p>
              </table:table-cell>
              <table:table-cell office:value-type="float" office:value="51.914435913">
                <text:p>51.914435913</text:p>
              </table:table-cell>
              <table:table-cell office:value-type="float" office:value="52.0399552797">
                <text:p>52.0399552797</text:p>
              </table:table-cell>
              <table:table-cell office:value-type="float" office:value="52.1437650732">
                <text:p>52.1437650732</text:p>
              </table:table-cell>
              <table:table-cell office:value-type="float" office:value="52.2743402557">
                <text:p>52.2743402557</text:p>
              </table:table-cell>
            </table:table-row>
            <table:table-row>
              <table:table-cell office:value-type="string">
                <text:p>arraycopy_2_13</text:p>
              </table:table-cell>
              <table:table-cell office:value-type="float" office:value="54.3064150811">
                <text:p>54.3064150811</text:p>
              </table:table-cell>
              <table:table-cell office:value-type="float" office:value="54.314152935">
                <text:p>54.314152935</text:p>
              </table:table-cell>
              <table:table-cell office:value-type="float" office:value="54.3194446406">
                <text:p>54.3194446406</text:p>
              </table:table-cell>
              <table:table-cell office:value-type="float" office:value="54.3254544987">
                <text:p>54.3254544987</text:p>
              </table:table-cell>
            </table:table-row>
            <table:table-row>
              <table:table-cell office:value-type="string">
                <text:p>arraycopy_3_13</text:p>
              </table:table-cell>
              <table:table-cell office:value-type="float" office:value="54.3043225982">
                <text:p>54.3043225982</text:p>
              </table:table-cell>
              <table:table-cell office:value-type="float" office:value="54.3069298135">
                <text:p>54.3069298135</text:p>
              </table:table-cell>
              <table:table-cell office:value-type="float" office:value="54.3095295983">
                <text:p>54.3095295983</text:p>
              </table:table-cell>
              <table:table-cell office:value-type="float" office:value="54.3128880906">
                <text:p>54.3128880906</text:p>
              </table:table-cell>
            </table:table-row>
            <table:table-row>
              <table:table-cell office:value-type="string">
                <text:p>arraycopy_4_13</text:p>
              </table:table-cell>
              <table:table-cell office:value-type="float" office:value="54.3099616464">
                <text:p>54.3099616464</text:p>
              </table:table-cell>
              <table:table-cell office:value-type="float" office:value="54.3149696132">
                <text:p>54.3149696132</text:p>
              </table:table-cell>
              <table:table-cell office:value-type="float" office:value="54.3202030237">
                <text:p>54.3202030237</text:p>
              </table:table-cell>
              <table:table-cell office:value-type="float" office:value="54.3252204206">
                <text:p>54.3252204206</text:p>
              </table:table-cell>
            </table:table-row>
            <table:table-row>
              <table:table-cell office:value-type="string">
                <text:p>arraycopy_5_13</text:p>
              </table:table-cell>
              <table:table-cell office:value-type="float" office:value="54.3010640852">
                <text:p>54.3010640852</text:p>
              </table:table-cell>
              <table:table-cell office:value-type="float" office:value="54.3169865589">
                <text:p>54.3169865589</text:p>
              </table:table-cell>
              <table:table-cell office:value-type="float" office:value="54.328346204">
                <text:p>54.328346204</text:p>
              </table:table-cell>
              <table:table-cell office:value-type="float" office:value="54.3384065928">
                <text:p>54.3384065928</text:p>
              </table:table-cell>
            </table:table-row>
            <table:table-row>
              <table:table-cell office:value-type="string">
                <text:p>arraycopy_8_13</text:p>
              </table:table-cell>
              <table:table-cell office:value-type="float" office:value="54.3152882554">
                <text:p>54.3152882554</text:p>
              </table:table-cell>
              <table:table-cell office:value-type="float" office:value="54.3174391384">
                <text:p>54.3174391384</text:p>
              </table:table-cell>
              <table:table-cell office:value-type="float" office:value="54.3200359273">
                <text:p>54.3200359273</text:p>
              </table:table-cell>
              <table:table-cell office:value-type="float" office:value="54.3225248036">
                <text:p>54.3225248036</text:p>
              </table:table-cell>
            </table:table-row>
            <table:table-row>
              <table:table-cell office:value-type="string">
                <text:p>arraycopy_13_13</text:p>
              </table:table-cell>
              <table:table-cell office:value-type="float" office:value="54.1908515631">
                <text:p>54.1908515631</text:p>
              </table:table-cell>
              <table:table-cell office:value-type="float" office:value="54.3078354961">
                <text:p>54.3078354961</text:p>
              </table:table-cell>
              <table:table-cell office:value-type="float" office:value="54.3857584224">
                <text:p>54.3857584224</text:p>
              </table:table-cell>
              <table:table-cell office:value-type="float" office:value="54.4570313898">
                <text:p>54.4570313898</text:p>
              </table:table-cell>
            </table:table-row>
            <table:table-row>
              <table:table-cell office:value-type="string">
                <text:p>arraycopy_16_13</text:p>
              </table:table-cell>
              <table:table-cell office:value-type="float" office:value="37.6317704729">
                <text:p>37.6317704729</text:p>
              </table:table-cell>
              <table:table-cell office:value-type="float" office:value="37.687595683">
                <text:p>37.687595683</text:p>
              </table:table-cell>
              <table:table-cell office:value-type="float" office:value="37.7509534082">
                <text:p>37.7509534082</text:p>
              </table:table-cell>
              <table:table-cell office:value-type="float" office:value="37.8382930557">
                <text:p>37.8382930557</text:p>
              </table:table-cell>
            </table:table-row>
            <table:table-row>
              <table:table-cell office:value-type="string">
                <text:p>arraycopy_21_13</text:p>
              </table:table-cell>
              <table:table-cell office:value-type="float" office:value="54.1397171867">
                <text:p>54.1397171867</text:p>
              </table:table-cell>
              <table:table-cell office:value-type="float" office:value="54.1897423929">
                <text:p>54.1897423929</text:p>
              </table:table-cell>
              <table:table-cell office:value-type="float" office:value="54.2456693671">
                <text:p>54.2456693671</text:p>
              </table:table-cell>
              <table:table-cell office:value-type="float" office:value="54.3107731131">
                <text:p>54.3107731131</text:p>
              </table:table-cell>
            </table:table-row>
            <table:table-row>
              <table:table-cell office:value-type="string">
                <text:p>arraycopy_32_13</text:p>
              </table:table-cell>
              <table:table-cell office:value-type="float" office:value="37.7406057008">
                <text:p>37.7406057008</text:p>
              </table:table-cell>
              <table:table-cell office:value-type="float" office:value="37.7477531671">
                <text:p>37.7477531671</text:p>
              </table:table-cell>
              <table:table-cell office:value-type="float" office:value="37.7556226399">
                <text:p>37.7556226399</text:p>
              </table:table-cell>
              <table:table-cell office:value-type="float" office:value="37.7631965624">
                <text:p>37.7631965624</text:p>
              </table:table-cell>
            </table:table-row>
            <table:table-row>
              <table:table-cell office:value-type="string">
                <text:p>arraycopy_34_13</text:p>
              </table:table-cell>
              <table:table-cell office:value-type="float" office:value="53.39634073">
                <text:p>53.39634073</text:p>
              </table:table-cell>
              <table:table-cell office:value-type="float" office:value="53.5772101242">
                <text:p>53.5772101242</text:p>
              </table:table-cell>
              <table:table-cell office:value-type="float" office:value="53.7530933794">
                <text:p>53.7530933794</text:p>
              </table:table-cell>
              <table:table-cell office:value-type="float" office:value="53.9344803896">
                <text:p>53.9344803896</text:p>
              </table:table-cell>
            </table:table-row>
            <table:table-row>
              <table:table-cell office:value-type="string">
                <text:p>arraycopy_55_13</text:p>
              </table:table-cell>
              <table:table-cell office:value-type="float" office:value="53.9085478623">
                <text:p>53.9085478623</text:p>
              </table:table-cell>
              <table:table-cell office:value-type="float" office:value="53.9286360082">
                <text:p>53.9286360082</text:p>
              </table:table-cell>
              <table:table-cell office:value-type="float" office:value="53.9527377649">
                <text:p>53.9527377649</text:p>
              </table:table-cell>
              <table:table-cell office:value-type="float" office:value="53.9744212112">
                <text:p>53.9744212112</text:p>
              </table:table-cell>
            </table:table-row>
            <table:table-row>
              <table:table-cell office:value-type="string">
                <text:p>arraycopy_64_13</text:p>
              </table:table-cell>
              <table:table-cell office:value-type="float" office:value="37.7166023688">
                <text:p>37.7166023688</text:p>
              </table:table-cell>
              <table:table-cell office:value-type="float" office:value="37.7397862704">
                <text:p>37.7397862704</text:p>
              </table:table-cell>
              <table:table-cell office:value-type="float" office:value="37.7576639167">
                <text:p>37.7576639167</text:p>
              </table:table-cell>
              <table:table-cell office:value-type="float" office:value="37.7786958332">
                <text:p>37.7786958332</text:p>
              </table:table-cell>
            </table:table-row>
            <table:table-row>
              <table:table-cell office:value-type="string">
                <text:p>arraycopy_0_16</text:p>
              </table:table-cell>
              <table:table-cell office:value-type="float" office:value="32.5166280733">
                <text:p>32.5166280733</text:p>
              </table:table-cell>
              <table:table-cell office:value-type="float" office:value="32.5191050553">
                <text:p>32.5191050553</text:p>
              </table:table-cell>
              <table:table-cell office:value-type="float" office:value="32.5213546943">
                <text:p>32.5213546943</text:p>
              </table:table-cell>
              <table:table-cell office:value-type="float" office:value="32.5240555906">
                <text:p>32.5240555906</text:p>
              </table:table-cell>
            </table:table-row>
            <table:table-row>
              <table:table-cell office:value-type="string">
                <text:p>arraycopy_1_16</text:p>
              </table:table-cell>
              <table:table-cell office:value-type="float" office:value="43.4704200553">
                <text:p>43.4704200553</text:p>
              </table:table-cell>
              <table:table-cell office:value-type="float" office:value="44.4279764581">
                <text:p>44.4279764581</text:p>
              </table:table-cell>
              <table:table-cell office:value-type="float" office:value="45.5135892375">
                <text:p>45.5135892375</text:p>
              </table:table-cell>
              <table:table-cell office:value-type="float" office:value="47.0394520985">
                <text:p>47.0394520985</text:p>
              </table:table-cell>
            </table:table-row>
            <table:table-row>
              <table:table-cell office:value-type="string">
                <text:p>arraycopy_2_16</text:p>
              </table:table-cell>
              <table:table-cell office:value-type="float" office:value="43.4495509109">
                <text:p>43.4495509109</text:p>
              </table:table-cell>
              <table:table-cell office:value-type="float" office:value="44.4157393689">
                <text:p>44.4157393689</text:p>
              </table:table-cell>
              <table:table-cell office:value-type="float" office:value="45.5017263464">
                <text:p>45.5017263464</text:p>
              </table:table-cell>
              <table:table-cell office:value-type="float" office:value="47.0480482623">
                <text:p>47.0480482623</text:p>
              </table:table-cell>
            </table:table-row>
            <table:table-row>
              <table:table-cell office:value-type="string">
                <text:p>arraycopy_3_16</text:p>
              </table:table-cell>
              <table:table-cell office:value-type="float" office:value="43.3405838072">
                <text:p>43.3405838072</text:p>
              </table:table-cell>
              <table:table-cell office:value-type="float" office:value="44.3657689218">
                <text:p>44.3657689218</text:p>
              </table:table-cell>
              <table:table-cell office:value-type="float" office:value="45.490666538">
                <text:p>45.490666538</text:p>
              </table:table-cell>
              <table:table-cell office:value-type="float" office:value="47.1694593939">
                <text:p>47.1694593939</text:p>
              </table:table-cell>
            </table:table-row>
            <table:table-row>
              <table:table-cell office:value-type="string">
                <text:p>arraycopy_4_16</text:p>
              </table:table-cell>
              <table:table-cell office:value-type="float" office:value="43.8964422993">
                <text:p>43.8964422993</text:p>
              </table:table-cell>
              <table:table-cell office:value-type="float" office:value="43.9674470493">
                <text:p>43.9674470493</text:p>
              </table:table-cell>
              <table:table-cell office:value-type="float" office:value="44.0207558063">
                <text:p>44.0207558063</text:p>
              </table:table-cell>
              <table:table-cell office:value-type="float" office:value="44.0961716625">
                <text:p>44.0961716625</text:p>
              </table:table-cell>
            </table:table-row>
            <table:table-row>
              <table:table-cell office:value-type="string">
                <text:p>arraycopy_5_16</text:p>
              </table:table-cell>
              <table:table-cell office:value-type="float" office:value="42.7695018559">
                <text:p>42.7695018559</text:p>
              </table:table-cell>
              <table:table-cell office:value-type="float" office:value="44.2931168225">
                <text:p>44.2931168225</text:p>
              </table:table-cell>
              <table:table-cell office:value-type="float" office:value="45.4311415294">
                <text:p>45.4311415294</text:p>
              </table:table-cell>
              <table:table-cell office:value-type="float" office:value="47.1444511214">
                <text:p>47.1444511214</text:p>
              </table:table-cell>
            </table:table-row>
            <table:table-row>
              <table:table-cell office:value-type="string">
                <text:p>arraycopy_8_16</text:p>
              </table:table-cell>
              <table:table-cell office:value-type="float" office:value="42.4909184994">
                <text:p>42.4909184994</text:p>
              </table:table-cell>
              <table:table-cell office:value-type="float" office:value="43.3245920254">
                <text:p>43.3245920254</text:p>
              </table:table-cell>
              <table:table-cell office:value-type="float" office:value="44.2506780018">
                <text:p>44.2506780018</text:p>
              </table:table-cell>
              <table:table-cell office:value-type="float" office:value="45.6033390652">
                <text:p>45.6033390652</text:p>
              </table:table-cell>
            </table:table-row>
            <table:table-row>
              <table:table-cell office:value-type="string">
                <text:p>arraycopy_13_16</text:p>
              </table:table-cell>
              <table:table-cell office:value-type="float" office:value="45.3075734884">
                <text:p>45.3075734884</text:p>
              </table:table-cell>
              <table:table-cell office:value-type="float" office:value="45.3876079679">
                <text:p>45.3876079679</text:p>
              </table:table-cell>
              <table:table-cell office:value-type="float" office:value="45.4587168966">
                <text:p>45.4587168966</text:p>
              </table:table-cell>
              <table:table-cell office:value-type="float" office:value="45.5330443588">
                <text:p>45.5330443588</text:p>
              </table:table-cell>
            </table:table-row>
            <table:table-row>
              <table:table-cell office:value-type="string">
                <text:p>arraycopy_16_16</text:p>
              </table:table-cell>
              <table:table-cell office:value-type="float" office:value="32.5121403689">
                <text:p>32.5121403689</text:p>
              </table:table-cell>
              <table:table-cell office:value-type="float" office:value="32.5129896107">
                <text:p>32.5129896107</text:p>
              </table:table-cell>
              <table:table-cell office:value-type="float" office:value="32.5138693238">
                <text:p>32.5138693238</text:p>
              </table:table-cell>
              <table:table-cell office:value-type="float" office:value="32.5146960498">
                <text:p>32.5146960498</text:p>
              </table:table-cell>
            </table:table-row>
            <table:table-row>
              <table:table-cell office:value-type="string">
                <text:p>arraycopy_21_16</text:p>
              </table:table-cell>
              <table:table-cell office:value-type="float" office:value="44.9230497004">
                <text:p>44.9230497004</text:p>
              </table:table-cell>
              <table:table-cell office:value-type="float" office:value="45.0211079188">
                <text:p>45.0211079188</text:p>
              </table:table-cell>
              <table:table-cell office:value-type="float" office:value="45.1306124278">
                <text:p>45.1306124278</text:p>
              </table:table-cell>
              <table:table-cell office:value-type="float" office:value="45.2707443531">
                <text:p>45.2707443531</text:p>
              </table:table-cell>
            </table:table-row>
            <table:table-row>
              <table:table-cell office:value-type="string">
                <text:p>arraycopy_32_16</text:p>
              </table:table-cell>
              <table:table-cell office:value-type="float" office:value="32.5178616751">
                <text:p>32.5178616751</text:p>
              </table:table-cell>
              <table:table-cell office:value-type="float" office:value="32.5192352866">
                <text:p>32.5192352866</text:p>
              </table:table-cell>
              <table:table-cell office:value-type="float" office:value="32.5208585863">
                <text:p>32.5208585863</text:p>
              </table:table-cell>
              <table:table-cell office:value-type="float" office:value="32.5227825626">
                <text:p>32.5227825626</text:p>
              </table:table-cell>
            </table:table-row>
            <table:table-row>
              <table:table-cell office:value-type="string">
                <text:p>arraycopy_34_16</text:p>
              </table:table-cell>
              <table:table-cell office:value-type="float" office:value="42.9714096074">
                <text:p>42.9714096074</text:p>
              </table:table-cell>
              <table:table-cell office:value-type="float" office:value="44.5556493297">
                <text:p>44.5556493297</text:p>
              </table:table-cell>
              <table:table-cell office:value-type="float" office:value="45.661174158">
                <text:p>45.661174158</text:p>
              </table:table-cell>
              <table:table-cell office:value-type="float" office:value="46.6487889676">
                <text:p>46.6487889676</text:p>
              </table:table-cell>
            </table:table-row>
            <table:table-row>
              <table:table-cell office:value-type="string">
                <text:p>arraycopy_55_16</text:p>
              </table:table-cell>
              <table:table-cell office:value-type="float" office:value="43.3312633024">
                <text:p>43.3312633024</text:p>
              </table:table-cell>
              <table:table-cell office:value-type="float" office:value="44.1649945228">
                <text:p>44.1649945228</text:p>
              </table:table-cell>
              <table:table-cell office:value-type="float" office:value="45.0283993017">
                <text:p>45.0283993017</text:p>
              </table:table-cell>
              <table:table-cell office:value-type="float" office:value="45.7316287406">
                <text:p>45.7316287406</text:p>
              </table:table-cell>
            </table:table-row>
            <table:table-row>
              <table:table-cell office:value-type="string">
                <text:p>arraycopy_64_16</text:p>
              </table:table-cell>
              <table:table-cell office:value-type="float" office:value="32.5125340682">
                <text:p>32.5125340682</text:p>
              </table:table-cell>
              <table:table-cell office:value-type="float" office:value="32.514691166">
                <text:p>32.514691166</text:p>
              </table:table-cell>
              <table:table-cell office:value-type="float" office:value="32.5172138277">
                <text:p>32.5172138277</text:p>
              </table:table-cell>
              <table:table-cell office:value-type="float" office:value="32.5202658599">
                <text:p>32.5202658599</text:p>
              </table:table-cell>
            </table:table-row>
            <table:table-row>
              <table:table-cell office:value-type="string">
                <text:p>arraycopy_0_21</text:p>
              </table:table-cell>
              <table:table-cell office:value-type="float" office:value="37.5016327089">
                <text:p>37.5016327089</text:p>
              </table:table-cell>
              <table:table-cell office:value-type="float" office:value="38.5860081905">
                <text:p>38.5860081905</text:p>
              </table:table-cell>
              <table:table-cell office:value-type="float" office:value="39.3013535626">
                <text:p>39.3013535626</text:p>
              </table:table-cell>
              <table:table-cell office:value-type="float" office:value="39.9593320003">
                <text:p>39.9593320003</text:p>
              </table:table-cell>
            </table:table-row>
            <table:table-row>
              <table:table-cell office:value-type="string">
                <text:p>arraycopy_1_21</text:p>
              </table:table-cell>
              <table:table-cell office:value-type="float" office:value="54.3242776603">
                <text:p>54.3242776603</text:p>
              </table:table-cell>
              <table:table-cell office:value-type="float" office:value="54.6678171557">
                <text:p>54.6678171557</text:p>
              </table:table-cell>
              <table:table-cell office:value-type="float" office:value="54.8982819918">
                <text:p>54.8982819918</text:p>
              </table:table-cell>
              <table:table-cell office:value-type="float" office:value="55.1083947687">
                <text:p>55.1083947687</text:p>
              </table:table-cell>
            </table:table-row>
            <table:table-row>
              <table:table-cell office:value-type="string">
                <text:p>arraycopy_2_21</text:p>
              </table:table-cell>
              <table:table-cell office:value-type="float" office:value="54.662702832">
                <text:p>54.662702832</text:p>
              </table:table-cell>
              <table:table-cell office:value-type="float" office:value="54.6681606591">
                <text:p>54.6681606591</text:p>
              </table:table-cell>
              <table:table-cell office:value-type="float" office:value="54.6727888107">
                <text:p>54.6727888107</text:p>
              </table:table-cell>
              <table:table-cell office:value-type="float" office:value="54.6769390611">
                <text:p>54.6769390611</text:p>
              </table:table-cell>
            </table:table-row>
            <table:table-row>
              <table:table-cell office:value-type="string">
                <text:p>arraycopy_3_21</text:p>
              </table:table-cell>
              <table:table-cell office:value-type="float" office:value="54.6637788775">
                <text:p>54.6637788775</text:p>
              </table:table-cell>
              <table:table-cell office:value-type="float" office:value="54.6690490441">
                <text:p>54.6690490441</text:p>
              </table:table-cell>
              <table:table-cell office:value-type="float" office:value="54.67305198">
                <text:p>54.67305198</text:p>
              </table:table-cell>
              <table:table-cell office:value-type="float" office:value="54.6767820475">
                <text:p>54.6767820475</text:p>
              </table:table-cell>
            </table:table-row>
            <table:table-row>
              <table:table-cell office:value-type="string">
                <text:p>arraycopy_4_21</text:p>
              </table:table-cell>
              <table:table-cell office:value-type="float" office:value="54.6667559159">
                <text:p>54.6667559159</text:p>
              </table:table-cell>
              <table:table-cell office:value-type="float" office:value="54.6695923347">
                <text:p>54.6695923347</text:p>
              </table:table-cell>
              <table:table-cell office:value-type="float" office:value="54.6724706972">
                <text:p>54.6724706972</text:p>
              </table:table-cell>
              <table:table-cell office:value-type="float" office:value="54.6750580228">
                <text:p>54.6750580228</text:p>
              </table:table-cell>
            </table:table-row>
            <table:table-row>
              <table:table-cell office:value-type="string">
                <text:p>arraycopy_5_21</text:p>
              </table:table-cell>
              <table:table-cell office:value-type="float" office:value="54.668012966">
                <text:p>54.668012966</text:p>
              </table:table-cell>
              <table:table-cell office:value-type="float" office:value="54.6695404174">
                <text:p>54.6695404174</text:p>
              </table:table-cell>
              <table:table-cell office:value-type="float" office:value="54.671237036">
                <text:p>54.671237036</text:p>
              </table:table-cell>
              <table:table-cell office:value-type="float" office:value="54.6727456314">
                <text:p>54.6727456314</text:p>
              </table:table-cell>
            </table:table-row>
            <table:table-row>
              <table:table-cell office:value-type="string">
                <text:p>arraycopy_8_21</text:p>
              </table:table-cell>
              <table:table-cell office:value-type="float" office:value="54.6591206853">
                <text:p>54.6591206853</text:p>
              </table:table-cell>
              <table:table-cell office:value-type="float" office:value="54.6702570444">
                <text:p>54.6702570444</text:p>
              </table:table-cell>
              <table:table-cell office:value-type="float" office:value="54.678460315">
                <text:p>54.678460315</text:p>
              </table:table-cell>
              <table:table-cell office:value-type="float" office:value="54.6856102388">
                <text:p>54.6856102388</text:p>
              </table:table-cell>
            </table:table-row>
            <table:table-row>
              <table:table-cell office:value-type="string">
                <text:p>arraycopy_13_21</text:p>
              </table:table-cell>
              <table:table-cell office:value-type="float" office:value="54.6517476773">
                <text:p>54.6517476773</text:p>
              </table:table-cell>
              <table:table-cell office:value-type="float" office:value="54.6707041256">
                <text:p>54.6707041256</text:p>
              </table:table-cell>
              <table:table-cell office:value-type="float" office:value="54.6854958939">
                <text:p>54.6854958939</text:p>
              </table:table-cell>
              <table:table-cell office:value-type="float" office:value="54.6983467507">
                <text:p>54.6983467507</text:p>
              </table:table-cell>
            </table:table-row>
            <table:table-row>
              <table:table-cell office:value-type="string">
                <text:p>arraycopy_16_21</text:p>
              </table:table-cell>
              <table:table-cell office:value-type="float" office:value="37.2196689497">
                <text:p>37.2196689497</text:p>
              </table:table-cell>
              <table:table-cell office:value-type="float" office:value="37.2397730999">
                <text:p>37.2397730999</text:p>
              </table:table-cell>
              <table:table-cell office:value-type="float" office:value="37.2551755975">
                <text:p>37.2551755975</text:p>
              </table:table-cell>
              <table:table-cell office:value-type="float" office:value="37.2686503385">
                <text:p>37.2686503385</text:p>
              </table:table-cell>
            </table:table-row>
            <table:table-row>
              <table:table-cell office:value-type="string">
                <text:p>arraycopy_21_21</text:p>
              </table:table-cell>
              <table:table-cell office:value-type="float" office:value="54.3102027599">
                <text:p>54.3102027599</text:p>
              </table:table-cell>
              <table:table-cell office:value-type="float" office:value="54.3126422669">
                <text:p>54.3126422669</text:p>
              </table:table-cell>
              <table:table-cell office:value-type="float" office:value="54.3149286763">
                <text:p>54.3149286763</text:p>
              </table:table-cell>
              <table:table-cell office:value-type="float" office:value="54.3178889098">
                <text:p>54.3178889098</text:p>
              </table:table-cell>
            </table:table-row>
            <table:table-row>
              <table:table-cell office:value-type="string">
                <text:p>arraycopy_32_21</text:p>
              </table:table-cell>
              <table:table-cell office:value-type="float" office:value="37.2129415126">
                <text:p>37.2129415126</text:p>
              </table:table-cell>
              <table:table-cell office:value-type="float" office:value="37.2287798207">
                <text:p>37.2287798207</text:p>
              </table:table-cell>
              <table:table-cell office:value-type="float" office:value="37.2460193743">
                <text:p>37.2460193743</text:p>
              </table:table-cell>
              <table:table-cell office:value-type="float" office:value="37.2671388293">
                <text:p>37.2671388293</text:p>
              </table:table-cell>
            </table:table-row>
            <table:table-row>
              <table:table-cell office:value-type="string">
                <text:p>arraycopy_34_21</text:p>
              </table:table-cell>
              <table:table-cell office:value-type="float" office:value="54.3894206213">
                <text:p>54.3894206213</text:p>
              </table:table-cell>
              <table:table-cell office:value-type="float" office:value="54.3947756561">
                <text:p>54.3947756561</text:p>
              </table:table-cell>
              <table:table-cell office:value-type="float" office:value="54.398696696">
                <text:p>54.398696696</text:p>
              </table:table-cell>
              <table:table-cell office:value-type="float" office:value="54.4034718105">
                <text:p>54.4034718105</text:p>
              </table:table-cell>
            </table:table-row>
            <table:table-row>
              <table:table-cell office:value-type="string">
                <text:p>arraycopy_55_21</text:p>
              </table:table-cell>
              <table:table-cell office:value-type="float" office:value="51.8037956229">
                <text:p>51.8037956229</text:p>
              </table:table-cell>
              <table:table-cell office:value-type="float" office:value="51.8122155126">
                <text:p>51.8122155126</text:p>
              </table:table-cell>
              <table:table-cell office:value-type="float" office:value="51.8222976779">
                <text:p>51.8222976779</text:p>
              </table:table-cell>
              <table:table-cell office:value-type="float" office:value="51.8317865665">
                <text:p>51.8317865665</text:p>
              </table:table-cell>
            </table:table-row>
            <table:table-row>
              <table:table-cell office:value-type="string">
                <text:p>arraycopy_64_21</text:p>
              </table:table-cell>
              <table:table-cell office:value-type="float" office:value="37.0636810407">
                <text:p>37.0636810407</text:p>
              </table:table-cell>
              <table:table-cell office:value-type="float" office:value="37.2361093316">
                <text:p>37.2361093316</text:p>
              </table:table-cell>
              <table:table-cell office:value-type="float" office:value="37.3574216484">
                <text:p>37.3574216484</text:p>
              </table:table-cell>
              <table:table-cell office:value-type="float" office:value="37.4651113425">
                <text:p>37.4651113425</text:p>
              </table:table-cell>
            </table:table-row>
            <table:table-row>
              <table:table-cell office:value-type="string">
                <text:p>arraycopy_0_32</text:p>
              </table:table-cell>
              <table:table-cell office:value-type="float" office:value="32.5115723807">
                <text:p>32.5115723807</text:p>
              </table:table-cell>
              <table:table-cell office:value-type="float" office:value="32.5175565105">
                <text:p>32.5175565105</text:p>
              </table:table-cell>
              <table:table-cell office:value-type="float" office:value="32.5227659222">
                <text:p>32.5227659222</text:p>
              </table:table-cell>
              <table:table-cell office:value-type="float" office:value="32.5272105299">
                <text:p>32.5272105299</text:p>
              </table:table-cell>
            </table:table-row>
            <table:table-row>
              <table:table-cell office:value-type="string">
                <text:p>arraycopy_1_32</text:p>
              </table:table-cell>
              <table:table-cell office:value-type="float" office:value="43.237848989">
                <text:p>43.237848989</text:p>
              </table:table-cell>
              <table:table-cell office:value-type="float" office:value="44.311683646">
                <text:p>44.311683646</text:p>
              </table:table-cell>
              <table:table-cell office:value-type="float" office:value="45.5005655611">
                <text:p>45.5005655611</text:p>
              </table:table-cell>
              <table:table-cell office:value-type="float" office:value="47.2435885766">
                <text:p>47.2435885766</text:p>
              </table:table-cell>
            </table:table-row>
            <table:table-row>
              <table:table-cell office:value-type="string">
                <text:p>arraycopy_2_32</text:p>
              </table:table-cell>
              <table:table-cell office:value-type="float" office:value="43.2024432966">
                <text:p>43.2024432966</text:p>
              </table:table-cell>
              <table:table-cell office:value-type="float" office:value="44.2923599354">
                <text:p>44.2923599354</text:p>
              </table:table-cell>
              <table:table-cell office:value-type="float" office:value="45.4913207701">
                <text:p>45.4913207701</text:p>
              </table:table-cell>
              <table:table-cell office:value-type="float" office:value="47.2724633613">
                <text:p>47.2724633613</text:p>
              </table:table-cell>
            </table:table-row>
            <table:table-row>
              <table:table-cell office:value-type="string">
                <text:p>arraycopy_3_32</text:p>
              </table:table-cell>
              <table:table-cell office:value-type="float" office:value="43.2087607013">
                <text:p>43.2087607013</text:p>
              </table:table-cell>
              <table:table-cell office:value-type="float" office:value="44.3017614993">
                <text:p>44.3017614993</text:p>
              </table:table-cell>
              <table:table-cell office:value-type="float" office:value="45.511671131">
                <text:p>45.511671131</text:p>
              </table:table-cell>
              <table:table-cell office:value-type="float" office:value="47.2886084942">
                <text:p>47.2886084942</text:p>
              </table:table-cell>
            </table:table-row>
            <table:table-row>
              <table:table-cell office:value-type="string">
                <text:p>arraycopy_4_32</text:p>
              </table:table-cell>
              <table:table-cell office:value-type="float" office:value="42.2030922361">
                <text:p>42.2030922361</text:p>
              </table:table-cell>
              <table:table-cell office:value-type="float" office:value="43.332389017">
                <text:p>43.332389017</text:p>
              </table:table-cell>
              <table:table-cell office:value-type="float" office:value="44.2539510051">
                <text:p>44.2539510051</text:p>
              </table:table-cell>
              <table:table-cell office:value-type="float" office:value="45.5781604627">
                <text:p>45.5781604627</text:p>
              </table:table-cell>
            </table:table-row>
            <table:table-row>
              <table:table-cell office:value-type="string">
                <text:p>arraycopy_5_32</text:p>
              </table:table-cell>
              <table:table-cell office:value-type="float" office:value="43.2874414418">
                <text:p>43.2874414418</text:p>
              </table:table-cell>
              <table:table-cell office:value-type="float" office:value="44.3357806675">
                <text:p>44.3357806675</text:p>
              </table:table-cell>
              <table:table-cell office:value-type="float" office:value="45.5020817578">
                <text:p>45.5020817578</text:p>
              </table:table-cell>
              <table:table-cell office:value-type="float" office:value="47.1971058709">
                <text:p>47.1971058709</text:p>
              </table:table-cell>
            </table:table-row>
            <table:table-row>
              <table:table-cell office:value-type="string">
                <text:p>arraycopy_8_32</text:p>
              </table:table-cell>
              <table:table-cell office:value-type="float" office:value="42.4659047314">
                <text:p>42.4659047314</text:p>
              </table:table-cell>
              <table:table-cell office:value-type="float" office:value="43.2947293963">
                <text:p>43.2947293963</text:p>
              </table:table-cell>
              <table:table-cell office:value-type="float" office:value="44.202568618">
                <text:p>44.202568618</text:p>
              </table:table-cell>
              <table:table-cell office:value-type="float" office:value="45.5606802071">
                <text:p>45.5606802071</text:p>
              </table:table-cell>
            </table:table-row>
            <table:table-row>
              <table:table-cell office:value-type="string">
                <text:p>arraycopy_13_32</text:p>
              </table:table-cell>
              <table:table-cell office:value-type="float" office:value="43.3166473526">
                <text:p>43.3166473526</text:p>
              </table:table-cell>
              <table:table-cell office:value-type="float" office:value="44.1638578499">
                <text:p>44.1638578499</text:p>
              </table:table-cell>
              <table:table-cell office:value-type="float" office:value="45.1236039153">
                <text:p>45.1236039153</text:p>
              </table:table-cell>
              <table:table-cell office:value-type="float" office:value="46.348066808">
                <text:p>46.348066808</text:p>
              </table:table-cell>
            </table:table-row>
            <table:table-row>
              <table:table-cell office:value-type="string">
                <text:p>arraycopy_16_32</text:p>
              </table:table-cell>
              <table:table-cell office:value-type="float" office:value="32.5118575531">
                <text:p>32.5118575531</text:p>
              </table:table-cell>
              <table:table-cell office:value-type="float" office:value="32.5174567208">
                <text:p>32.5174567208</text:p>
              </table:table-cell>
              <table:table-cell office:value-type="float" office:value="32.5218268282">
                <text:p>32.5218268282</text:p>
              </table:table-cell>
              <table:table-cell office:value-type="float" office:value="32.5255530791">
                <text:p>32.5255530791</text:p>
              </table:table-cell>
            </table:table-row>
            <table:table-row>
              <table:table-cell office:value-type="string">
                <text:p>arraycopy_21_32</text:p>
              </table:table-cell>
              <table:table-cell office:value-type="float" office:value="44.7236135683">
                <text:p>44.7236135683</text:p>
              </table:table-cell>
              <table:table-cell office:value-type="float" office:value="44.7844850317">
                <text:p>44.7844850317</text:p>
              </table:table-cell>
              <table:table-cell office:value-type="float" office:value="44.8450958716">
                <text:p>44.8450958716</text:p>
              </table:table-cell>
              <table:table-cell office:value-type="float" office:value="44.9158885277">
                <text:p>44.9158885277</text:p>
              </table:table-cell>
            </table:table-row>
            <table:table-row>
              <table:table-cell office:value-type="string">
                <text:p>arraycopy_32_32</text:p>
              </table:table-cell>
              <table:table-cell office:value-type="float" office:value="32.5130718533">
                <text:p>32.5130718533</text:p>
              </table:table-cell>
              <table:table-cell office:value-type="float" office:value="32.5169841944">
                <text:p>32.5169841944</text:p>
              </table:table-cell>
              <table:table-cell office:value-type="float" office:value="32.5198826324">
                <text:p>32.5198826324</text:p>
              </table:table-cell>
              <table:table-cell office:value-type="float" office:value="32.5224182153">
                <text:p>32.5224182153</text:p>
              </table:table-cell>
            </table:table-row>
            <table:table-row>
              <table:table-cell office:value-type="string">
                <text:p>arraycopy_34_32</text:p>
              </table:table-cell>
              <table:table-cell office:value-type="float" office:value="43.6538694757">
                <text:p>43.6538694757</text:p>
              </table:table-cell>
              <table:table-cell office:value-type="float" office:value="44.5522638668">
                <text:p>44.5522638668</text:p>
              </table:table-cell>
              <table:table-cell office:value-type="float" office:value="45.2187614736">
                <text:p>45.2187614736</text:p>
              </table:table-cell>
              <table:table-cell office:value-type="float" office:value="45.7975417349">
                <text:p>45.7975417349</text:p>
              </table:table-cell>
            </table:table-row>
            <table:table-row>
              <table:table-cell office:value-type="string">
                <text:p>arraycopy_55_32</text:p>
              </table:table-cell>
              <table:table-cell office:value-type="float" office:value="43.5980358034">
                <text:p>43.5980358034</text:p>
              </table:table-cell>
              <table:table-cell office:value-type="float" office:value="44.2535788493">
                <text:p>44.2535788493</text:p>
              </table:table-cell>
              <table:table-cell office:value-type="float" office:value="44.8533643629">
                <text:p>44.8533643629</text:p>
              </table:table-cell>
              <table:table-cell office:value-type="float" office:value="45.3456304877">
                <text:p>45.3456304877</text:p>
              </table:table-cell>
            </table:table-row>
            <table:table-row>
              <table:table-cell office:value-type="string">
                <text:p>arraycopy_64_32</text:p>
              </table:table-cell>
              <table:table-cell office:value-type="float" office:value="32.5186599338">
                <text:p>32.5186599338</text:p>
              </table:table-cell>
              <table:table-cell office:value-type="float" office:value="32.520742314">
                <text:p>32.520742314</text:p>
              </table:table-cell>
              <table:table-cell office:value-type="float" office:value="32.5224295898">
                <text:p>32.5224295898</text:p>
              </table:table-cell>
              <table:table-cell office:value-type="float" office:value="32.5238816735">
                <text:p>32.5238816735</text:p>
              </table:table-cell>
            </table:table-row>
            <table:table-row>
              <table:table-cell office:value-type="string">
                <text:p>arraycopy_0_34</text:p>
              </table:table-cell>
              <table:table-cell office:value-type="float" office:value="37.5218552686">
                <text:p>37.5218552686</text:p>
              </table:table-cell>
              <table:table-cell office:value-type="float" office:value="37.5234168982">
                <text:p>37.5234168982</text:p>
              </table:table-cell>
              <table:table-cell office:value-type="float" office:value="37.524892022">
                <text:p>37.524892022</text:p>
              </table:table-cell>
              <table:table-cell office:value-type="float" office:value="37.5263404456">
                <text:p>37.5263404456</text:p>
              </table:table-cell>
            </table:table-row>
            <table:table-row>
              <table:table-cell office:value-type="string">
                <text:p>arraycopy_1_34</text:p>
              </table:table-cell>
              <table:table-cell office:value-type="float" office:value="49.6254414331">
                <text:p>49.6254414331</text:p>
              </table:table-cell>
              <table:table-cell office:value-type="float" office:value="52.8760795126">
                <text:p>52.8760795126</text:p>
              </table:table-cell>
              <table:table-cell office:value-type="float" office:value="55.0322684934">
                <text:p>55.0322684934</text:p>
              </table:table-cell>
              <table:table-cell office:value-type="float" office:value="58.7140847133">
                <text:p>58.7140847133</text:p>
              </table:table-cell>
            </table:table-row>
            <table:table-row>
              <table:table-cell office:value-type="string">
                <text:p>arraycopy_2_34</text:p>
              </table:table-cell>
              <table:table-cell office:value-type="float" office:value="55.0228950864">
                <text:p>55.0228950864</text:p>
              </table:table-cell>
              <table:table-cell office:value-type="float" office:value="55.0272041078">
                <text:p>55.0272041078</text:p>
              </table:table-cell>
              <table:table-cell office:value-type="float" office:value="55.0307342119">
                <text:p>55.0307342119</text:p>
              </table:table-cell>
              <table:table-cell office:value-type="float" office:value="55.0339676432">
                <text:p>55.0339676432</text:p>
              </table:table-cell>
            </table:table-row>
            <table:table-row>
              <table:table-cell office:value-type="string">
                <text:p>arraycopy_3_34</text:p>
              </table:table-cell>
              <table:table-cell office:value-type="float" office:value="55.0062861581">
                <text:p>55.0062861581</text:p>
              </table:table-cell>
              <table:table-cell office:value-type="float" office:value="55.0315935536">
                <text:p>55.0315935536</text:p>
              </table:table-cell>
              <table:table-cell office:value-type="float" office:value="55.0494784711">
                <text:p>55.0494784711</text:p>
              </table:table-cell>
              <table:table-cell office:value-type="float" office:value="55.0654964977">
                <text:p>55.0654964977</text:p>
              </table:table-cell>
            </table:table-row>
            <table:table-row>
              <table:table-cell office:value-type="string">
                <text:p>arraycopy_4_34</text:p>
              </table:table-cell>
              <table:table-cell office:value-type="float" office:value="50.2269858127">
                <text:p>50.2269858127</text:p>
              </table:table-cell>
              <table:table-cell office:value-type="float" office:value="52.5333924334">
                <text:p>52.5333924334</text:p>
              </table:table-cell>
              <table:table-cell office:value-type="float" office:value="55.038414585">
                <text:p>55.038414585</text:p>
              </table:table-cell>
              <table:table-cell office:value-type="float" office:value="58.841962158">
                <text:p>58.841962158</text:p>
              </table:table-cell>
            </table:table-row>
            <table:table-row>
              <table:table-cell office:value-type="string">
                <text:p>arraycopy_5_34</text:p>
              </table:table-cell>
              <table:table-cell office:value-type="float" office:value="55.0296266501">
                <text:p>55.0296266501</text:p>
              </table:table-cell>
              <table:table-cell office:value-type="float" office:value="55.0311541072">
                <text:p>55.0311541072</text:p>
              </table:table-cell>
              <table:table-cell office:value-type="float" office:value="55.0326121691">
                <text:p>55.0326121691</text:p>
              </table:table-cell>
              <table:table-cell office:value-type="float" office:value="55.0339098729">
                <text:p>55.0339098729</text:p>
              </table:table-cell>
            </table:table-row>
            <table:table-row>
              <table:table-cell office:value-type="string">
                <text:p>arraycopy_8_34</text:p>
              </table:table-cell>
              <table:table-cell office:value-type="float" office:value="48.7608060945">
                <text:p>48.7608060945</text:p>
              </table:table-cell>
              <table:table-cell office:value-type="float" office:value="52.5320361884">
                <text:p>52.5320361884</text:p>
              </table:table-cell>
              <table:table-cell office:value-type="float" office:value="55.0317289712">
                <text:p>55.0317289712</text:p>
              </table:table-cell>
              <table:table-cell office:value-type="float" office:value="59.3028466736">
                <text:p>59.3028466736</text:p>
              </table:table-cell>
            </table:table-row>
            <table:table-row>
              <table:table-cell office:value-type="string">
                <text:p>arraycopy_13_34</text:p>
              </table:table-cell>
              <table:table-cell office:value-type="float" office:value="55.0275152314">
                <text:p>55.0275152314</text:p>
              </table:table-cell>
              <table:table-cell office:value-type="float" office:value="55.0313018296">
                <text:p>55.0313018296</text:p>
              </table:table-cell>
              <table:table-cell office:value-type="float" office:value="55.0343018843">
                <text:p>55.0343018843</text:p>
              </table:table-cell>
              <table:table-cell office:value-type="float" office:value="55.0371266645">
                <text:p>55.0371266645</text:p>
              </table:table-cell>
            </table:table-row>
            <table:table-row>
              <table:table-cell office:value-type="string">
                <text:p>arraycopy_16_34</text:p>
              </table:table-cell>
              <table:table-cell office:value-type="float" office:value="37.5171433612">
                <text:p>37.5171433612</text:p>
              </table:table-cell>
              <table:table-cell office:value-type="float" office:value="37.5228748503">
                <text:p>37.5228748503</text:p>
              </table:table-cell>
              <table:table-cell office:value-type="float" office:value="37.5280701065">
                <text:p>37.5280701065</text:p>
              </table:table-cell>
              <table:table-cell office:value-type="float" office:value="37.5323009196">
                <text:p>37.5323009196</text:p>
              </table:table-cell>
            </table:table-row>
            <table:table-row>
              <table:table-cell office:value-type="string">
                <text:p>arraycopy_21_34</text:p>
              </table:table-cell>
              <table:table-cell office:value-type="float" office:value="50.9820829451">
                <text:p>50.9820829451</text:p>
              </table:table-cell>
              <table:table-cell office:value-type="float" office:value="52.3366909756">
                <text:p>52.3366909756</text:p>
              </table:table-cell>
              <table:table-cell office:value-type="float" office:value="53.8150347311">
                <text:p>53.8150347311</text:p>
              </table:table-cell>
              <table:table-cell office:value-type="float" office:value="56.0417184776">
                <text:p>56.0417184776</text:p>
              </table:table-cell>
            </table:table-row>
            <table:table-row>
              <table:table-cell office:value-type="string">
                <text:p>arraycopy_32_34</text:p>
              </table:table-cell>
              <table:table-cell office:value-type="float" office:value="37.5216811162">
                <text:p>37.5216811162</text:p>
              </table:table-cell>
              <table:table-cell office:value-type="float" office:value="37.5244992252">
                <text:p>37.5244992252</text:p>
              </table:table-cell>
              <table:table-cell office:value-type="float" office:value="37.5269070962">
                <text:p>37.5269070962</text:p>
              </table:table-cell>
              <table:table-cell office:value-type="float" office:value="37.5296098528">
                <text:p>37.5296098528</text:p>
              </table:table-cell>
            </table:table-row>
            <table:table-row>
              <table:table-cell office:value-type="string">
                <text:p>arraycopy_34_34</text:p>
              </table:table-cell>
              <table:table-cell office:value-type="float" office:value="54.3760945234">
                <text:p>54.3760945234</text:p>
              </table:table-cell>
              <table:table-cell office:value-type="float" office:value="54.4108251412">
                <text:p>54.4108251412</text:p>
              </table:table-cell>
              <table:table-cell office:value-type="float" office:value="54.437976671">
                <text:p>54.437976671</text:p>
              </table:table-cell>
              <table:table-cell office:value-type="float" office:value="54.4646046123">
                <text:p>54.4646046123</text:p>
              </table:table-cell>
            </table:table-row>
            <table:table-row>
              <table:table-cell office:value-type="string">
                <text:p>arraycopy_55_34</text:p>
              </table:table-cell>
              <table:table-cell office:value-type="float" office:value="50.8821533117">
                <text:p>50.8821533117</text:p>
              </table:table-cell>
              <table:table-cell office:value-type="float" office:value="53.0323922764">
                <text:p>53.0323922764</text:p>
              </table:table-cell>
              <table:table-cell office:value-type="float" office:value="54.318295438">
                <text:p>54.318295438</text:p>
              </table:table-cell>
              <table:table-cell office:value-type="float" office:value="56.2323599199">
                <text:p>56.2323599199</text:p>
              </table:table-cell>
            </table:table-row>
            <table:table-row>
              <table:table-cell office:value-type="string">
                <text:p>arraycopy_64_34</text:p>
              </table:table-cell>
              <table:table-cell office:value-type="float" office:value="37.5215698743">
                <text:p>37.5215698743</text:p>
              </table:table-cell>
              <table:table-cell office:value-type="float" office:value="37.5242070213">
                <text:p>37.5242070213</text:p>
              </table:table-cell>
              <table:table-cell office:value-type="float" office:value="37.5263666031">
                <text:p>37.5263666031</text:p>
              </table:table-cell>
              <table:table-cell office:value-type="float" office:value="37.528161019">
                <text:p>37.528161019</text:p>
              </table:table-cell>
            </table:table-row>
            <table:table-row>
              <table:table-cell office:value-type="string">
                <text:p>arraycopy_0_55</text:p>
              </table:table-cell>
              <table:table-cell office:value-type="float" office:value="36.9142301107">
                <text:p>36.9142301107</text:p>
              </table:table-cell>
              <table:table-cell office:value-type="float" office:value="37.1662381219">
                <text:p>37.1662381219</text:p>
              </table:table-cell>
              <table:table-cell office:value-type="float" office:value="37.3455243645">
                <text:p>37.3455243645</text:p>
              </table:table-cell>
              <table:table-cell office:value-type="float" office:value="37.5248668687">
                <text:p>37.5248668687</text:p>
              </table:table-cell>
            </table:table-row>
            <table:table-row>
              <table:table-cell office:value-type="string">
                <text:p>arraycopy_1_55</text:p>
              </table:table-cell>
              <table:table-cell office:value-type="float" office:value="51.0362245847">
                <text:p>51.0362245847</text:p>
              </table:table-cell>
              <table:table-cell office:value-type="float" office:value="53.1404669795">
                <text:p>53.1404669795</text:p>
              </table:table-cell>
              <table:table-cell office:value-type="float" office:value="54.4286976102">
                <text:p>54.4286976102</text:p>
              </table:table-cell>
              <table:table-cell office:value-type="float" office:value="56.2876110307">
                <text:p>56.2876110307</text:p>
              </table:table-cell>
            </table:table-row>
            <table:table-row>
              <table:table-cell office:value-type="string">
                <text:p>arraycopy_2_55</text:p>
              </table:table-cell>
              <table:table-cell office:value-type="float" office:value="50.5159097722">
                <text:p>50.5159097722</text:p>
              </table:table-cell>
              <table:table-cell office:value-type="float" office:value="53.1479821138">
                <text:p>53.1479821138</text:p>
              </table:table-cell>
              <table:table-cell office:value-type="float" office:value="55.8949415523">
                <text:p>55.8949415523</text:p>
              </table:table-cell>
              <table:table-cell office:value-type="float" office:value="59.2259800656">
                <text:p>59.2259800656</text:p>
              </table:table-cell>
            </table:table-row>
            <table:table-row>
              <table:table-cell office:value-type="string">
                <text:p>arraycopy_3_55</text:p>
              </table:table-cell>
              <table:table-cell office:value-type="float" office:value="51.5169100316">
                <text:p>51.5169100316</text:p>
              </table:table-cell>
              <table:table-cell office:value-type="float" office:value="53.1504836915">
                <text:p>53.1504836915</text:p>
              </table:table-cell>
              <table:table-cell office:value-type="float" office:value="55.0777082989">
                <text:p>55.0777082989</text:p>
              </table:table-cell>
              <table:table-cell office:value-type="float" office:value="57.2360477655">
                <text:p>57.2360477655</text:p>
              </table:table-cell>
            </table:table-row>
            <table:table-row>
              <table:table-cell office:value-type="string">
                <text:p>arraycopy_4_55</text:p>
              </table:table-cell>
              <table:table-cell office:value-type="float" office:value="52.0185534382">
                <text:p>52.0185534382</text:p>
              </table:table-cell>
              <table:table-cell office:value-type="float" office:value="53.8348417964">
                <text:p>53.8348417964</text:p>
              </table:table-cell>
              <table:table-cell office:value-type="float" office:value="55.1661667068">
                <text:p>55.1661667068</text:p>
              </table:table-cell>
              <table:table-cell office:value-type="float" office:value="57.1207417672">
                <text:p>57.1207417672</text:p>
              </table:table-cell>
            </table:table-row>
            <table:table-row>
              <table:table-cell office:value-type="string">
                <text:p>arraycopy_5_55</text:p>
              </table:table-cell>
              <table:table-cell office:value-type="float" office:value="51.8787072634">
                <text:p>51.8787072634</text:p>
              </table:table-cell>
              <table:table-cell office:value-type="float" office:value="53.1445926128">
                <text:p>53.1445926128</text:p>
              </table:table-cell>
              <table:table-cell office:value-type="float" office:value="54.4299309593">
                <text:p>54.4299309593</text:p>
              </table:table-cell>
              <table:table-cell office:value-type="float" office:value="56.228735601">
                <text:p>56.228735601</text:p>
              </table:table-cell>
            </table:table-row>
            <table:table-row>
              <table:table-cell office:value-type="string">
                <text:p>arraycopy_8_55</text:p>
              </table:table-cell>
              <table:table-cell office:value-type="float" office:value="54.9179453913">
                <text:p>54.9179453913</text:p>
              </table:table-cell>
              <table:table-cell office:value-type="float" office:value="54.9917568936">
                <text:p>54.9917568936</text:p>
              </table:table-cell>
              <table:table-cell office:value-type="float" office:value="55.0818609674">
                <text:p>55.0818609674</text:p>
              </table:table-cell>
              <table:table-cell office:value-type="float" office:value="55.1795548916">
                <text:p>55.1795548916</text:p>
              </table:table-cell>
            </table:table-row>
            <table:table-row>
              <table:table-cell office:value-type="string">
                <text:p>arraycopy_13_55</text:p>
              </table:table-cell>
              <table:table-cell office:value-type="float" office:value="53.9290222445">
                <text:p>53.9290222445</text:p>
              </table:table-cell>
              <table:table-cell office:value-type="float" office:value="54.8633122396">
                <text:p>54.8633122396</text:p>
              </table:table-cell>
              <table:table-cell office:value-type="float" office:value="55.6542166971">
                <text:p>55.6542166971</text:p>
              </table:table-cell>
              <table:table-cell office:value-type="float" office:value="56.3073517745">
                <text:p>56.3073517745</text:p>
              </table:table-cell>
            </table:table-row>
            <table:table-row>
              <table:table-cell office:value-type="string">
                <text:p>arraycopy_16_55</text:p>
              </table:table-cell>
              <table:table-cell office:value-type="float" office:value="36.8953670929">
                <text:p>36.8953670929</text:p>
              </table:table-cell>
              <table:table-cell office:value-type="float" office:value="37.1669981268">
                <text:p>37.1669981268</text:p>
              </table:table-cell>
              <table:table-cell office:value-type="float" office:value="37.3470412478">
                <text:p>37.3470412478</text:p>
              </table:table-cell>
              <table:table-cell office:value-type="float" office:value="37.5121799336">
                <text:p>37.5121799336</text:p>
              </table:table-cell>
            </table:table-row>
            <table:table-row>
              <table:table-cell office:value-type="string">
                <text:p>arraycopy_21_55</text:p>
              </table:table-cell>
              <table:table-cell office:value-type="float" office:value="54.8796612491">
                <text:p>54.8796612491</text:p>
              </table:table-cell>
              <table:table-cell office:value-type="float" office:value="55.0312956097">
                <text:p>55.0312956097</text:p>
              </table:table-cell>
              <table:table-cell office:value-type="float" office:value="55.1326467112">
                <text:p>55.1326467112</text:p>
              </table:table-cell>
              <table:table-cell office:value-type="float" office:value="55.2251666278">
                <text:p>55.2251666278</text:p>
              </table:table-cell>
            </table:table-row>
            <table:table-row>
              <table:table-cell office:value-type="string">
                <text:p>arraycopy_32_55</text:p>
              </table:table-cell>
              <table:table-cell office:value-type="float" office:value="37.1383462209">
                <text:p>37.1383462209</text:p>
              </table:table-cell>
              <table:table-cell office:value-type="float" office:value="37.1482772679">
                <text:p>37.1482772679</text:p>
              </table:table-cell>
              <table:table-cell office:value-type="float" office:value="37.1598019293">
                <text:p>37.1598019293</text:p>
              </table:table-cell>
              <table:table-cell office:value-type="float" office:value="37.1739193103">
                <text:p>37.1739193103</text:p>
              </table:table-cell>
            </table:table-row>
            <table:table-row>
              <table:table-cell office:value-type="string">
                <text:p>arraycopy_34_55</text:p>
              </table:table-cell>
              <table:table-cell office:value-type="float" office:value="53.8207860397">
                <text:p>53.8207860397</text:p>
              </table:table-cell>
              <table:table-cell office:value-type="float" office:value="53.9369662342">
                <text:p>53.9369662342</text:p>
              </table:table-cell>
              <table:table-cell office:value-type="float" office:value="54.0394044219">
                <text:p>54.0394044219</text:p>
              </table:table-cell>
              <table:table-cell office:value-type="float" office:value="54.169645482">
                <text:p>54.169645482</text:p>
              </table:table-cell>
            </table:table-row>
            <table:table-row>
              <table:table-cell office:value-type="string">
                <text:p>arraycopy_55_55</text:p>
              </table:table-cell>
              <table:table-cell office:value-type="float" office:value="51.9356791407">
                <text:p>51.9356791407</text:p>
              </table:table-cell>
              <table:table-cell office:value-type="float" office:value="51.94497102">
                <text:p>51.94497102</text:p>
              </table:table-cell>
              <table:table-cell office:value-type="float" office:value="51.9552010317">
                <text:p>51.9552010317</text:p>
              </table:table-cell>
              <table:table-cell office:value-type="float" office:value="51.9656969973">
                <text:p>51.9656969973</text:p>
              </table:table-cell>
            </table:table-row>
            <table:table-row>
              <table:table-cell office:value-type="string">
                <text:p>arraycopy_64_55</text:p>
              </table:table-cell>
              <table:table-cell office:value-type="float" office:value="32.7412589208">
                <text:p>32.7412589208</text:p>
              </table:table-cell>
              <table:table-cell office:value-type="float" office:value="37.1620220792">
                <text:p>37.1620220792</text:p>
              </table:table-cell>
              <table:table-cell office:value-type="float" office:value="40.071071547">
                <text:p>40.071071547</text:p>
              </table:table-cell>
              <table:table-cell office:value-type="float" office:value="42.750843916">
                <text:p>42.750843916</text:p>
              </table:table-cell>
            </table:table-row>
            <table:table-row>
              <table:table-cell office:value-type="string">
                <text:p>arraycopy_0_64</text:p>
              </table:table-cell>
              <table:table-cell office:value-type="float" office:value="32.4981104953">
                <text:p>32.4981104953</text:p>
              </table:table-cell>
              <table:table-cell office:value-type="float" office:value="32.5179867915">
                <text:p>32.5179867915</text:p>
              </table:table-cell>
              <table:table-cell office:value-type="float" office:value="32.5341517965">
                <text:p>32.5341517965</text:p>
              </table:table-cell>
              <table:table-cell office:value-type="float" office:value="32.5500930055">
                <text:p>32.5500930055</text:p>
              </table:table-cell>
            </table:table-row>
            <table:table-row>
              <table:table-cell office:value-type="string">
                <text:p>arraycopy_1_64</text:p>
              </table:table-cell>
              <table:table-cell office:value-type="float" office:value="43.3120600989">
                <text:p>43.3120600989</text:p>
              </table:table-cell>
              <table:table-cell office:value-type="float" office:value="44.3347879908">
                <text:p>44.3347879908</text:p>
              </table:table-cell>
              <table:table-cell office:value-type="float" office:value="45.4492616184">
                <text:p>45.4492616184</text:p>
              </table:table-cell>
              <table:table-cell office:value-type="float" office:value="47.1318815">
                <text:p>47.1318815</text:p>
              </table:table-cell>
            </table:table-row>
            <table:table-row>
              <table:table-cell office:value-type="string">
                <text:p>arraycopy_2_64</text:p>
              </table:table-cell>
              <table:table-cell office:value-type="float" office:value="42.6274255945">
                <text:p>42.6274255945</text:p>
              </table:table-cell>
              <table:table-cell office:value-type="float" office:value="44.3094319287">
                <text:p>44.3094319287</text:p>
              </table:table-cell>
              <table:table-cell office:value-type="float" office:value="45.465750378">
                <text:p>45.465750378</text:p>
              </table:table-cell>
              <table:table-cell office:value-type="float" office:value="47.3855130147">
                <text:p>47.3855130147</text:p>
              </table:table-cell>
            </table:table-row>
            <table:table-row>
              <table:table-cell office:value-type="string">
                <text:p>arraycopy_3_64</text:p>
              </table:table-cell>
              <table:table-cell office:value-type="float" office:value="43.2507624315">
                <text:p>43.2507624315</text:p>
              </table:table-cell>
              <table:table-cell office:value-type="float" office:value="44.3243959795">
                <text:p>44.3243959795</text:p>
              </table:table-cell>
              <table:table-cell office:value-type="float" office:value="45.5220740799">
                <text:p>45.5220740799</text:p>
              </table:table-cell>
              <table:table-cell office:value-type="float" office:value="47.2584231588">
                <text:p>47.2584231588</text:p>
              </table:table-cell>
            </table:table-row>
            <table:table-row>
              <table:table-cell office:value-type="string">
                <text:p>arraycopy_4_64</text:p>
              </table:table-cell>
              <table:table-cell office:value-type="float" office:value="42.2173990771">
                <text:p>42.2173990771</text:p>
              </table:table-cell>
              <table:table-cell office:value-type="float" office:value="43.3377136118">
                <text:p>43.3377136118</text:p>
              </table:table-cell>
              <table:table-cell office:value-type="float" office:value="44.199086755">
                <text:p>44.199086755</text:p>
              </table:table-cell>
              <table:table-cell office:value-type="float" office:value="45.5302456294">
                <text:p>45.5302456294</text:p>
              </table:table-cell>
            </table:table-row>
            <table:table-row>
              <table:table-cell office:value-type="string">
                <text:p>arraycopy_5_64</text:p>
              </table:table-cell>
              <table:table-cell office:value-type="float" office:value="42.8229667299">
                <text:p>42.8229667299</text:p>
              </table:table-cell>
              <table:table-cell office:value-type="float" office:value="44.103963841">
                <text:p>44.103963841</text:p>
              </table:table-cell>
              <table:table-cell office:value-type="float" office:value="45.5729750559">
                <text:p>45.5729750559</text:p>
              </table:table-cell>
              <table:table-cell office:value-type="float" office:value="47.5784285738">
                <text:p>47.5784285738</text:p>
              </table:table-cell>
            </table:table-row>
            <table:table-row>
              <table:table-cell office:value-type="string">
                <text:p>arraycopy_8_64</text:p>
              </table:table-cell>
              <table:table-cell office:value-type="float" office:value="44.0391097408">
                <text:p>44.0391097408</text:p>
              </table:table-cell>
              <table:table-cell office:value-type="float" office:value="44.1746582194">
                <text:p>44.1746582194</text:p>
              </table:table-cell>
              <table:table-cell office:value-type="float" office:value="44.2903268108">
                <text:p>44.2903268108</text:p>
              </table:table-cell>
              <table:table-cell office:value-type="float" office:value="44.3977222265">
                <text:p>44.3977222265</text:p>
              </table:table-cell>
            </table:table-row>
            <table:table-row>
              <table:table-cell office:value-type="string">
                <text:p>arraycopy_13_64</text:p>
              </table:table-cell>
              <table:table-cell office:value-type="float" office:value="43.294574003">
                <text:p>43.294574003</text:p>
              </table:table-cell>
              <table:table-cell office:value-type="float" office:value="44.3251798068">
                <text:p>44.3251798068</text:p>
              </table:table-cell>
              <table:table-cell office:value-type="float" office:value="45.4779527329">
                <text:p>45.4779527329</text:p>
              </table:table-cell>
              <table:table-cell office:value-type="float" office:value="47.1207482457">
                <text:p>47.1207482457</text:p>
              </table:table-cell>
            </table:table-row>
            <table:table-row>
              <table:table-cell office:value-type="string">
                <text:p>arraycopy_16_64</text:p>
              </table:table-cell>
              <table:table-cell office:value-type="float" office:value="32.5178931642">
                <text:p>32.5178931642</text:p>
              </table:table-cell>
              <table:table-cell office:value-type="float" office:value="32.5193493254">
                <text:p>32.5193493254</text:p>
              </table:table-cell>
              <table:table-cell office:value-type="float" office:value="32.5210560494">
                <text:p>32.5210560494</text:p>
              </table:table-cell>
              <table:table-cell office:value-type="float" office:value="32.5226714893">
                <text:p>32.5226714893</text:p>
              </table:table-cell>
            </table:table-row>
            <table:table-row>
              <table:table-cell office:value-type="string">
                <text:p>arraycopy_21_64</text:p>
              </table:table-cell>
              <table:table-cell office:value-type="float" office:value="44.1624952161">
                <text:p>44.1624952161</text:p>
              </table:table-cell>
              <table:table-cell office:value-type="float" office:value="44.4779174698">
                <text:p>44.4779174698</text:p>
              </table:table-cell>
              <table:table-cell office:value-type="float" office:value="44.8361473216">
                <text:p>44.8361473216</text:p>
              </table:table-cell>
              <table:table-cell office:value-type="float" office:value="45.3318487132">
                <text:p>45.3318487132</text:p>
              </table:table-cell>
            </table:table-row>
            <table:table-row>
              <table:table-cell office:value-type="string">
                <text:p>arraycopy_32_64</text:p>
              </table:table-cell>
              <table:table-cell office:value-type="float" office:value="32.5144149124">
                <text:p>32.5144149124</text:p>
              </table:table-cell>
              <table:table-cell office:value-type="float" office:value="32.5199177111">
                <text:p>32.5199177111</text:p>
              </table:table-cell>
              <table:table-cell office:value-type="float" office:value="32.5240568053">
                <text:p>32.5240568053</text:p>
              </table:table-cell>
              <table:table-cell office:value-type="float" office:value="32.5277213904">
                <text:p>32.5277213904</text:p>
              </table:table-cell>
            </table:table-row>
            <table:table-row>
              <table:table-cell office:value-type="string">
                <text:p>arraycopy_34_64</text:p>
              </table:table-cell>
              <table:table-cell office:value-type="float" office:value="41.9830913937">
                <text:p>41.9830913937</text:p>
              </table:table-cell>
              <table:table-cell office:value-type="float" office:value="44.2152065606">
                <text:p>44.2152065606</text:p>
              </table:table-cell>
              <table:table-cell office:value-type="float" office:value="45.8459321737">
                <text:p>45.8459321737</text:p>
              </table:table-cell>
              <table:table-cell office:value-type="float" office:value="47.2748057122">
                <text:p>47.2748057122</text:p>
              </table:table-cell>
            </table:table-row>
            <table:table-row>
              <table:table-cell office:value-type="string">
                <text:p>arraycopy_55_64</text:p>
              </table:table-cell>
              <table:table-cell office:value-type="float" office:value="43.8711755571">
                <text:p>43.8711755571</text:p>
              </table:table-cell>
              <table:table-cell office:value-type="float" office:value="44.2190241435">
                <text:p>44.2190241435</text:p>
              </table:table-cell>
              <table:table-cell office:value-type="float" office:value="44.4848379924">
                <text:p>44.4848379924</text:p>
              </table:table-cell>
              <table:table-cell office:value-type="float" office:value="44.8253120649">
                <text:p>44.8253120649</text:p>
              </table:table-cell>
            </table:table-row>
            <table:table-row>
              <table:table-cell office:value-type="string">
                <text:p>arraycopy_64_64</text:p>
              </table:table-cell>
              <table:table-cell office:value-type="float" office:value="32.51356518">
                <text:p>32.51356518</text:p>
              </table:table-cell>
              <table:table-cell office:value-type="float" office:value="32.5201200703">
                <text:p>32.5201200703</text:p>
              </table:table-cell>
              <table:table-cell office:value-type="float" office:value="32.5251695089">
                <text:p>32.5251695089</text:p>
              </table:table-cell>
              <table:table-cell office:value-type="float" office:value="32.5295537888">
                <text:p>32.5295537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